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Webdings" svg:font-family="Webdings" style:font-family-generic="roman" style:font-pitch="variable" style:font-charset="x-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 fo:font-size="18pt" fo:language="en" fo:country="US" fo:font-weight="bold" style:font-size-asian="18pt" style:font-weight-asian="bold" style:font-size-complex="18pt" style:font-weight-complex="bold"/>
    </style:style>
    <style:style style:name="P2" style:family="paragraph" style:parent-style-name="Preformatted_20_Text">
      <style:paragraph-properties fo:text-align="center" style:justify-single-word="false"/>
      <style:text-properties style:font-name="Times New Roman" fo:font-size="14pt" fo:language="en" fo:country="US" fo:font-weight="bold" style:font-size-asian="14pt" style:font-weight-asian="bold" style:font-size-complex="14pt" style:font-weight-complex="bold"/>
    </style:style>
    <style:style style:name="P3" style:family="paragraph" style:parent-style-name="Standard">
      <style:text-properties fo:language="en" fo:country="US"/>
    </style:style>
    <style:style style:name="P4" style:family="paragraph" style:parent-style-name="Standard">
      <style:paragraph-properties>
        <style:tab-stops>
          <style:tab-stop style:position="1.032cm"/>
        </style:tab-stops>
      </style:paragraph-properties>
      <style:text-properties fo:language="en" fo:country="US"/>
    </style:style>
    <style:style style:name="P5" style:family="paragraph" style:parent-style-name="Standard">
      <style:text-properties fo:language="en" fo:country="US" fo:font-weight="normal" style:font-weight-asian="normal"/>
    </style:style>
    <style:style style:name="P6" style:family="paragraph" style:parent-style-name="Standard">
      <style:text-properties fo:language="en" fo:country="US" fo:font-weight="normal" style:font-weight-asian="normal" style:font-weight-complex="normal"/>
    </style:style>
    <style:style style:name="P7" style:family="paragraph" style:parent-style-name="Standard">
      <style:text-properties fo:language="en" fo:country="US" style:text-underline-style="solid" style:text-underline-width="auto" style:text-underline-color="font-color"/>
    </style:style>
    <style:style style:name="P8" style:family="paragraph" style:parent-style-name="Standard">
      <style:paragraph-properties>
        <style:tab-stops>
          <style:tab-stop style:position="5.398cm"/>
        </style:tab-stops>
      </style:paragraph-properties>
      <style:text-properties fo:language="en" fo:country="US"/>
    </style:style>
    <style:style style:name="P9" style:family="paragraph" style:parent-style-name="Standard">
      <style:paragraph-properties>
        <style:tab-stops>
          <style:tab-stop style:position="2.461cm"/>
          <style:tab-stop style:position="5.398cm"/>
        </style:tab-stops>
      </style:paragraph-properties>
      <style:text-properties fo:language="en" fo:country="US"/>
    </style:style>
    <style:style style:name="P10" style:family="paragraph" style:parent-style-name="Standard">
      <style:text-properties fo:language="en" fo:country="US" fo:font-weight="bold" style:font-weight-asian="bold" style:font-weight-complex="bold"/>
    </style:style>
    <style:style style:name="P11" style:family="paragraph" style:parent-style-name="Standard">
      <style:paragraph-properties>
        <style:tab-stops>
          <style:tab-stop style:position="1.826cm"/>
        </style:tab-stops>
      </style:paragraph-properties>
      <style:text-properties fo:language="en" fo:country="US" fo:font-weight="bold" style:font-weight-asian="bold" style:font-weight-complex="bold"/>
    </style:style>
    <style:style style:name="P12" style:family="paragraph" style:parent-style-name="Standard">
      <style:paragraph-properties>
        <style:tab-stops>
          <style:tab-stop style:position="1.826cm"/>
        </style:tab-stops>
      </style:paragraph-properties>
      <style:text-properties fo:language="en" fo:country="US"/>
    </style:style>
    <style:style style:name="P13" style:family="paragraph" style:parent-style-name="Standard">
      <style:text-properties fo:language="en" fo:country="US" fo:font-style="normal" style:text-underline-style="solid" style:text-underline-width="auto" style:text-underline-color="font-color" style:font-style-asian="normal" style:font-style-complex="normal"/>
    </style:style>
    <style:style style:name="P14" style:family="paragraph" style:parent-style-name="Standard">
      <style:text-properties fo:language="en" fo:country="US" fo:font-style="normal" fo:font-weight="bold" style:font-style-asian="normal" style:font-weight-asian="bold" style:font-style-complex="normal" style:font-weight-complex="bold"/>
    </style:style>
    <style:style style:name="P15" style:family="paragraph" style:parent-style-name="Standard">
      <style:paragraph-properties>
        <style:tab-stops>
          <style:tab-stop style:position="4.921cm" style:leader-style="dotted" style:leader-text="."/>
        </style:tab-stops>
      </style:paragraph-properties>
      <style:text-properties fo:language="en" fo:country="US"/>
    </style:style>
    <style:style style:name="P16" style:family="paragraph" style:parent-style-name="Standard">
      <style:paragraph-properties>
        <style:tab-stops>
          <style:tab-stop style:position="3.757cm" style:leader-style="dotted" style:leader-text="."/>
        </style:tab-stops>
      </style:paragraph-properties>
      <style:text-properties fo:language="en" fo:country="US"/>
    </style:style>
    <style:style style:name="P17" style:family="paragraph" style:parent-style-name="Standard">
      <style:paragraph-properties>
        <style:tab-stops>
          <style:tab-stop style:position="2.514cm" style:leader-style="dotted" style:leader-text="."/>
        </style:tab-stops>
      </style:paragraph-properties>
      <style:text-properties fo:language="en" fo:country="US"/>
    </style:style>
    <style:style style:name="P18" style:family="paragraph" style:parent-style-name="Standard">
      <style:paragraph-properties>
        <style:tab-stops>
          <style:tab-stop style:position="3.466cm" style:leader-style="dotted" style:leader-text="."/>
        </style:tab-stops>
      </style:paragraph-properties>
      <style:text-properties fo:language="en" fo:country="US"/>
    </style:style>
    <style:style style:name="P19" style:family="paragraph" style:parent-style-name="Standard">
      <style:paragraph-properties>
        <style:tab-stops>
          <style:tab-stop style:position="2.499cm" style:leader-style="dotted" style:leader-text="."/>
        </style:tab-stops>
      </style:paragraph-properties>
      <style:text-properties fo:language="en" fo:country="US"/>
    </style:style>
    <style:style style:name="P20" style:family="paragraph" style:parent-style-name="Standard">
      <style:paragraph-properties>
        <style:tab-stops>
          <style:tab-stop style:position="2.499cm" style:leader-style="dotted" style:leader-text="."/>
          <style:tab-stop style:position="2.514cm"/>
        </style:tab-stops>
      </style:paragraph-properties>
      <style:text-properties fo:language="en" fo:country="US"/>
    </style:style>
    <style:style style:name="P21" style:family="paragraph" style:parent-style-name="Standard">
      <style:paragraph-properties>
        <style:tab-stops>
          <style:tab-stop style:position="1.984cm" style:leader-style="dotted" style:leader-text="."/>
        </style:tab-stops>
      </style:paragraph-properties>
      <style:text-properties fo:language="en" fo:country="US"/>
    </style:style>
    <style:style style:name="P22" style:family="paragraph" style:parent-style-name="Standard">
      <style:text-properties style:font-name="Courier New"/>
    </style:style>
    <style:style style:name="P23" style:family="paragraph" style:parent-style-name="Standard">
      <style:text-properties style:font-name="Courier New" fo:language="en" fo:country="US"/>
    </style:style>
    <style:style style:name="P24" style:family="paragraph" style:parent-style-name="Standard">
      <style:text-properties style:font-name="Courier New" fo:language="en" fo:country="US" fo:font-weight="normal" style:font-weight-asian="normal" style:font-weight-complex="normal"/>
    </style:style>
    <style:style style:name="P25" style:family="paragraph" style:parent-style-name="Standard">
      <style:text-properties style:font-name="Courier New" fo:language="en" fo:country="US" style:text-underline-style="none"/>
    </style:style>
    <style:style style:name="P26" style:family="paragraph" style:parent-style-name="Standard">
      <style:text-properties style:font-name="Courier New" fo:language="en" fo:country="US" fo:font-weight="bold" style:font-weight-asian="bold"/>
    </style:style>
    <style:style style:name="P27" style:family="paragraph" style:parent-style-name="Standard">
      <style:text-properties style:font-name="Courier New" fo:language="en" fo:country="US" fo:font-weight="bold" style:font-weight-asian="bold" style:font-weight-complex="bold"/>
    </style:style>
    <style:style style:name="P28" style:family="paragraph" style:parent-style-name="Standard">
      <style:text-properties style:font-name="Courier New" fo:language="en" fo:country="US" fo:font-weight="bold" style:font-weight-asian="bold" style:font-weight-complex="normal"/>
    </style:style>
    <style:style style:name="P29" style:family="paragraph" style:parent-style-name="Standard">
      <style:paragraph-properties>
        <style:tab-stops>
          <style:tab-stop style:position="1.984cm" style:leader-style="dotted" style:leader-text="."/>
        </style:tab-stops>
      </style:paragraph-properties>
      <style:text-properties style:font-name="Courier New" fo:language="en" fo:country="US" fo:font-weight="bold" style:font-weight-asian="bold"/>
    </style:style>
    <style:style style:name="P30" style:family="paragraph" style:parent-style-name="Standard">
      <style:text-properties style:font-name="Courier New" fo:language="en" fo:country="US" fo:font-style="normal" fo:font-weight="bold" style:font-style-asian="normal" style:font-weight-asian="bold" style:font-style-complex="normal" style:font-weight-complex="bold"/>
    </style:style>
    <style:style style:name="P31" style:family="paragraph" style:parent-style-name="Standard">
      <style:paragraph-properties>
        <style:tab-stops>
          <style:tab-stop style:position="3.466cm" style:leader-style="dotted" style:leader-text="."/>
        </style:tab-stops>
      </style:paragraph-properties>
      <style:text-properties style:font-name="Courier New" fo:language="en" fo:country="US" fo:font-style="normal" fo:font-weight="bold" style:font-style-asian="normal" style:font-weight-asian="bold" style:font-style-complex="normal" style:font-weight-complex="bold"/>
    </style:style>
    <style:style style:name="P32" style:family="paragraph" style:parent-style-name="Standard">
      <style:text-properties style:font-name="Courier New" fo:language="en" fo:country="US" fo:font-style="normal" style:font-style-asian="normal" style:font-style-complex="normal"/>
    </style:style>
    <style:style style:name="P33" style:family="paragraph" style:parent-style-name="Standard">
      <style:text-properties style:font-name="Courier New" fo:language="en" fo:country="US" fo:font-style="italic" style:font-style-asian="italic" style:font-style-complex="italic"/>
    </style:style>
    <style:style style:name="P34" style:family="paragraph" style:parent-style-name="Standard">
      <style:text-properties style:font-name="Courier New" fo:language="en" fo:country="US" fo:font-style="italic" fo:font-weight="normal" style:font-style-asian="italic" style:font-weight-asian="normal" style:font-style-complex="italic" style:font-weight-complex="normal"/>
    </style:style>
    <style:style style:name="P35" style:family="paragraph" style:parent-style-name="Standard">
      <style:paragraph-properties>
        <style:tab-stops>
          <style:tab-stop style:position="3.466cm" style:leader-style="dotted" style:leader-text="."/>
        </style:tab-stops>
      </style:paragraph-properties>
      <style:text-properties style:font-name="Courier New" fo:language="en" fo:country="US" fo:font-style="italic" fo:font-weight="normal" style:font-style-asian="italic" style:font-weight-asian="normal" style:font-style-complex="italic" style:font-weight-complex="normal"/>
    </style:style>
    <style:style style:name="P36" style:family="paragraph" style:parent-style-name="Standard">
      <style:text-properties style:font-name="Courier New" fo:language="en" fo:country="US" fo:font-style="italic" fo:font-weight="bold" style:font-style-asian="italic" style:font-weight-asian="bold" style:font-style-complex="italic" style:font-weight-complex="bold"/>
    </style:style>
    <style:style style:name="P37" style:family="paragraph" style:parent-style-name="Standard">
      <style:text-properties style:font-name="Courier New" fo:language="en" fo:country="US" fo:font-style="italic" style:text-underline-style="none" fo:font-weight="bold" style:font-style-asian="italic" style:font-weight-asian="bold" style:font-style-complex="italic"/>
    </style:style>
    <style:style style:name="P38" style:family="paragraph" style:parent-style-name="Standard">
      <style:paragraph-properties>
        <style:tab-stops>
          <style:tab-stop style:position="3.466cm" style:leader-style="dotted" style:leader-text="."/>
        </style:tab-stops>
      </style:paragraph-properties>
      <style:text-properties style:font-name="Courier New" fo:language="en" fo:country="US"/>
    </style:style>
    <style:style style:name="P39" style:family="paragraph" style:parent-style-name="Standard">
      <style:text-properties style:font-name="Courier New" fo:font-style="normal" fo:font-weight="bold" style:font-style-asian="normal" style:font-weight-asian="bold" style:font-style-complex="normal" style:font-weight-complex="bold"/>
    </style:style>
    <style:style style:name="P40" style:family="paragraph" style:parent-style-name="Standard">
      <style:text-properties style:font-name="Times New Roman" fo:language="en" fo:country="US"/>
    </style:style>
    <style:style style:name="P41" style:family="paragraph" style:parent-style-name="Standard">
      <style:text-properties style:font-name="Times New Roman" fo:language="en" fo:country="US" style:font-name-asian="Wingdings" style:font-name-complex="Wingdings"/>
    </style:style>
    <style:style style:name="P42" style:family="paragraph" style:parent-style-name="Standard">
      <style:paragraph-properties>
        <style:tab-stops>
          <style:tab-stop style:position="2.461cm"/>
          <style:tab-stop style:position="5.398cm"/>
        </style:tab-stops>
      </style:paragraph-properties>
      <style:text-properties style:font-name="Times New Roman" fo:language="en" fo:country="US"/>
    </style:style>
    <style:style style:name="P43" style:family="paragraph" style:parent-style-name="Standard">
      <style:text-properties style:font-name="Times New Roman" fo:language="en" fo:country="US" style:text-underline-style="solid" style:text-underline-width="auto" style:text-underline-color="font-color"/>
    </style:style>
    <style:style style:name="P44" style:family="paragraph" style:parent-style-name="Standard">
      <style:text-properties style:font-name="Times New Roman" fo:language="en" fo:country="US" fo:font-style="normal" fo:font-weight="normal" style:font-style-asian="normal" style:font-weight-asian="normal" style:font-style-complex="normal" style:font-weight-complex="normal"/>
    </style:style>
    <style:style style:name="P45" style:family="paragraph" style:parent-style-name="Standard">
      <style:paragraph-properties>
        <style:tab-stops>
          <style:tab-stop style:position="2.499cm" style:leader-style="dotted" style:leader-text="."/>
        </style:tab-stops>
      </style:paragraph-properties>
      <style:text-properties style:font-name="Times New Roman" fo:language="en" fo:country="US" fo:font-style="normal" fo:font-weight="normal" style:font-style-asian="normal" style:font-weight-asian="normal" style:font-style-complex="normal" style:font-weight-complex="normal"/>
    </style:style>
    <style:style style:name="P46" style:family="paragraph" style:parent-style-name="Standard">
      <style:paragraph-properties>
        <style:tab-stops>
          <style:tab-stop style:position="2.499cm"/>
        </style:tab-stops>
      </style:paragraph-properties>
      <style:text-properties style:font-name="Times New Roman" fo:language="en" fo:country="US" fo:font-style="normal" fo:font-weight="normal" style:font-style-asian="normal" style:font-weight-asian="normal" style:font-style-complex="normal" style:font-weight-complex="normal"/>
    </style:style>
    <style:style style:name="P47" style:family="paragraph" style:parent-style-name="Standard">
      <style:text-properties style:font-name="Times New Roman" fo:language="en" fo:country="US" fo:font-weight="normal" style:font-weight-asian="normal" style:font-weight-complex="normal"/>
    </style:style>
    <style:style style:name="P48" style:family="paragraph" style:parent-style-name="Standard">
      <style:text-properties style:text-underline-style="solid" style:text-underline-width="auto" style:text-underline-color="font-color"/>
    </style:style>
    <style:style style:name="P49" style:family="paragraph" style:parent-style-name="Standard">
      <style:text-properties style:font-name="Courier New1"/>
    </style:style>
    <style:style style:name="P50" style:family="paragraph" style:parent-style-name="Standard">
      <style:text-properties style:font-name="Courier New1" fo:language="en" fo:country="US"/>
    </style:style>
    <style:style style:name="P51" style:family="paragraph" style:parent-style-name="Standard">
      <style:text-properties style:font-name="Courier New1" fo:language="en" fo:country="US" fo:font-weight="normal" style:font-weight-asian="normal"/>
    </style:style>
    <style:style style:name="P52" style:family="paragraph" style:parent-style-name="Standard">
      <style:text-properties style:font-name="Courier New1" fo:language="en" fo:country="US" fo:font-weight="bold" style:font-weight-asian="bold"/>
    </style:style>
    <style:style style:name="P53" style:family="paragraph" style:parent-style-name="Standard">
      <style:text-properties style:font-name="Courier New1" fo:language="en" fo:country="US" fo:font-weight="bold" style:font-weight-asian="bold" style:font-weight-complex="bold"/>
    </style:style>
    <style:style style:name="P54" style:family="paragraph" style:parent-style-name="Standard">
      <style:text-properties style:font-name="Courier New1" fo:language="en" fo:country="US" fo:font-style="normal" fo:font-weight="normal" style:font-style-asian="normal" style:font-weight-asian="normal" style:font-style-complex="normal" style:font-weight-complex="normal"/>
    </style:style>
    <style:style style:name="P55" style:family="paragraph" style:parent-style-name="Standard">
      <style:text-properties style:font-name="Courier New1" fo:language="en" fo:country="US" fo:font-style="normal" fo:font-weight="bold" style:font-style-asian="normal" style:font-weight-asian="bold" style:font-style-complex="normal" style:font-weight-complex="bold"/>
    </style:style>
    <style:style style:name="P56" style:family="paragraph" style:parent-style-name="Standard">
      <style:text-properties style:font-name="Courier New1" fo:language="en" fo:country="US" fo:font-style="italic" fo:font-weight="normal" style:font-style-asian="italic" style:font-weight-asian="normal" style:font-style-complex="italic" style:font-weight-complex="normal"/>
    </style:style>
    <style:style style:name="P57" style:family="paragraph" style:parent-style-name="Standard">
      <style:text-properties style:font-name="Courier New1" fo:font-weight="bold" style:font-weight-asian="bold"/>
    </style:style>
    <style:style style:name="P58" style:family="paragraph" style:parent-style-name="Standard">
      <style:text-properties style:font-name="Arial" fo:language="en" fo:country="US"/>
    </style:style>
    <style:style style:name="P59" style:family="paragraph" style:parent-style-name="Standard">
      <style:paragraph-properties>
        <style:tab-stops>
          <style:tab-stop style:position="1.984cm" style:leader-style="dotted" style:leader-text="."/>
        </style:tab-stops>
      </style:paragraph-properties>
      <style:text-properties style:font-name="Arial" fo:language="en" fo:country="US"/>
    </style:style>
    <style:style style:name="P60" style:family="paragraph" style:parent-style-name="Standard">
      <style:paragraph-properties>
        <style:tab-stops>
          <style:tab-stop style:position="1.984cm" style:leader-style="dotted" style:leader-text="."/>
        </style:tab-stops>
      </style:paragraph-properties>
      <style:text-properties style:font-name="Webdings" fo:language="en" fo:country="US" style:font-name-asian="Webdings" style:font-name-complex="Webdings"/>
    </style:style>
    <style:style style:name="P61" style:family="paragraph" style:parent-style-name="Standard">
      <style:text-properties fo:color="#ff0000" fo:language="en" fo:country="US" fo:font-weight="bold" style:font-weight-asian="bold"/>
    </style:style>
    <style:style style:name="P62" style:family="paragraph" style:parent-style-name="Standard">
      <style:text-properties style:use-window-font-color="true" fo:language="en" fo:country="US" fo:font-weight="normal" style:font-weight-asian="normal"/>
    </style:style>
    <style:style style:name="P63" style:family="paragraph" style:parent-style-name="Contents_20_1">
      <style:paragraph-properties>
        <style:tab-stops>
          <style:tab-stop style:position="16.999cm" style:type="right" style:leader-style="dotted" style:leader-text="."/>
        </style:tab-stops>
      </style:paragraph-properties>
    </style:style>
    <style:style style:name="P64" style:family="paragraph" style:parent-style-name="Contents_20_2">
      <style:paragraph-properties>
        <style:tab-stops>
          <style:tab-stop style:position="16.499cm" style:type="right" style:leader-style="dotted" style:leader-text="."/>
        </style:tab-stops>
      </style:paragraph-properties>
    </style:style>
    <style:style style:name="P65" style:family="paragraph" style:parent-style-name="Contents_20_3">
      <style:paragraph-properties>
        <style:tab-stops>
          <style:tab-stop style:position="16cm" style:type="right" style:leader-style="dotted" style:leader-text="."/>
        </style:tab-stops>
      </style:paragraph-properties>
    </style:style>
    <style:style style:name="P66" style:family="paragraph" style:parent-style-name="Standard">
      <style:paragraph-properties fo:break-before="page"/>
      <style:text-properties fo:language="en" fo:country="US" fo:font-style="normal" style:text-underline-style="solid" style:text-underline-width="auto" style:text-underline-color="font-color" style:font-style-asian="normal" style:font-style-complex="normal"/>
    </style:style>
    <style:style style:name="P67" style:family="paragraph" style:parent-style-name="Standard">
      <style:paragraph-properties fo:break-before="page"/>
      <style:text-properties style:font-name="Courier New1" fo:language="en" fo:country="US" fo:font-weight="bold" style:font-weight-asian="bold"/>
    </style:style>
    <style:style style:name="P68" style:family="paragraph" style:parent-style-name="Text_20_body">
      <style:text-properties fo:language="en" fo:country="US"/>
    </style:style>
    <style:style style:name="P69" style:family="paragraph" style:parent-style-name="Text_20_body">
      <style:text-properties fo:language="en" fo:country="US" style:text-underline-style="solid" style:text-underline-width="auto" style:text-underline-color="font-color"/>
    </style:style>
    <style:style style:name="P70" style:family="paragraph" style:parent-style-name="Text_20_body">
      <style:text-properties style:font-name="Courier New"/>
    </style:style>
    <style:style style:name="P71" style:family="paragraph" style:parent-style-name="Text_20_body">
      <style:text-properties style:font-name="Courier New" fo:language="en" fo:country="US"/>
    </style:style>
    <style:style style:name="P72" style:family="paragraph" style:parent-style-name="Text_20_body">
      <style:text-properties style:font-name="Courier New" fo:language="en" fo:country="US" fo:font-weight="bold" style:font-weight-asian="bold" style:font-weight-complex="bold"/>
    </style:style>
    <style:style style:name="P73" style:family="paragraph" style:parent-style-name="Text_20_body">
      <style:text-properties style:font-name="Courier New" fo:font-weight="bold" style:font-weight-asian="bold" style:font-weight-complex="bold"/>
    </style:style>
    <style:style style:name="P74" style:family="paragraph" style:parent-style-name="Text_20_body">
      <style:text-properties style:text-underline-style="solid" style:text-underline-width="auto" style:text-underline-color="font-color"/>
    </style:style>
    <style:style style:name="P75" style:family="paragraph" style:parent-style-name="Text_20_body">
      <style:text-properties style:text-underline-style="solid" style:text-underline-width="auto" style:text-underline-color="font-color" fo:font-weight="normal" style:font-weight-asian="normal" style:font-weight-complex="normal"/>
    </style:style>
    <style:style style:name="P76" style:family="paragraph" style:parent-style-name="Text_20_body">
      <style:text-properties style:font-name="Times New Roman" fo:language="en" fo:country="US"/>
    </style:style>
    <style:style style:name="P77" style:family="paragraph" style:parent-style-name="Text_20_body">
      <style:text-properties style:font-name="Times New Roman" fo:language="en" fo:country="US" style:text-underline-style="solid" style:text-underline-width="auto" style:text-underline-color="font-color"/>
    </style:style>
    <style:style style:name="P78" style:family="paragraph" style:parent-style-name="Text_20_body">
      <style:text-properties style:font-name="Times New Roman" fo:language="en" fo:country="US" fo:font-weight="normal" style:font-weight-asian="normal" style:font-weight-complex="normal"/>
    </style:style>
    <style:style style:name="P79" style:family="paragraph" style:parent-style-name="Text_20_body">
      <style:text-properties style:font-name="Times New Roman" fo:language="en" fo:country="US" fo:font-style="normal" style:text-underline-style="solid" style:text-underline-width="auto" style:text-underline-color="font-color" fo:font-weight="normal" style:font-style-asian="normal" style:font-weight-asian="normal" style:font-style-complex="normal" style:font-weight-complex="normal"/>
    </style:style>
    <style:style style:name="P80" style:family="paragraph" style:parent-style-name="Text_20_body">
      <style:text-properties fo:font-style="normal" style:font-style-asian="normal" style:font-style-complex="normal"/>
    </style:style>
    <style:style style:name="P81" style:family="paragraph" style:parent-style-name="Text_20_body">
      <style:text-properties fo:font-weight="normal" style:font-weight-asian="normal" style:font-weight-complex="normal"/>
    </style:style>
    <style:style style:name="P82" style:family="paragraph" style:parent-style-name="Text_20_body">
      <style:text-properties style:text-position="0% 100%"/>
    </style:style>
    <style:style style:name="P83" style:family="paragraph" style:parent-style-name="Text_20_body">
      <style:text-properties fo:font-weight="bold" style:font-weight-asian="bold" style:font-weight-complex="bold"/>
    </style:style>
    <style:style style:name="P84" style:family="paragraph" style:parent-style-name="Text_20_body">
      <style:paragraph-properties fo:margin-left="2.434cm" fo:margin-right="0cm" fo:text-indent="-2.434cm" style:auto-text-indent="false">
        <style:tab-stops/>
      </style:paragraph-properties>
      <style:text-properties fo:language="en" fo:country="US"/>
    </style:style>
    <style:style style:name="P85" style:family="paragraph" style:parent-style-name="Standard">
      <style:paragraph-properties fo:margin-left="2.646cm" fo:margin-right="0cm" fo:text-indent="-2.619cm" style:auto-text-indent="false">
        <style:tab-stops>
          <style:tab-stop style:position="2.619cm"/>
        </style:tab-stops>
      </style:paragraph-properties>
      <style:text-properties fo:language="en" fo:country="US"/>
    </style:style>
    <style:style style:name="P86" style:family="paragraph" style:parent-style-name="Text_20_body">
      <style:paragraph-properties fo:margin-top="0cm" fo:margin-bottom="0.212cm"/>
    </style:style>
    <style:style style:name="P87" style:family="paragraph" style:parent-style-name="Text_20_body">
      <style:paragraph-properties fo:margin-top="0cm" fo:margin-bottom="0.212cm"/>
      <style:text-properties style:font-name="Courier New" fo:font-weight="bold" style:font-weight-asian="bold" style:font-weight-complex="bold"/>
    </style:style>
    <style:style style:name="P88" style:family="paragraph" style:parent-style-name="Text_20_body">
      <style:paragraph-properties fo:margin-top="0cm" fo:margin-bottom="0.212cm" style:shadow="none"/>
      <style:text-properties fo:language="en" fo:country="US"/>
    </style:style>
    <style:style style:name="P89" style:family="paragraph" style:parent-style-name="Code">
      <style:text-properties style:font-name="Courier New"/>
    </style:style>
    <style:style style:name="P90" style:family="paragraph" style:parent-style-name="Code">
      <style:text-properties style:font-name="Times New Roman"/>
    </style:style>
    <style:style style:name="P91" style:family="paragraph" style:parent-style-name="Text_20_body">
      <style:paragraph-properties fo:margin-top="0cm" fo:margin-bottom="0cm"/>
      <style:text-properties style:font-name="Courier New" fo:language="en" fo:country="US" style:text-underline-style="none"/>
    </style:style>
    <style:style style:name="P92" style:family="paragraph" style:parent-style-name="Standard">
      <style:paragraph-properties fo:margin-top="0cm" fo:margin-bottom="0cm"/>
      <style:text-properties style:font-name="Courier New" fo:language="en" fo:country="US" fo:font-style="normal" style:text-underline-style="none" fo:font-weight="normal" style:font-style-asian="normal" style:font-weight-asian="normal" style:font-style-complex="normal" style:font-weight-complex="normal"/>
    </style:style>
    <style:style style:name="P93" style:family="paragraph" style:parent-style-name="Standard">
      <style:paragraph-properties fo:margin-left="5.424cm" fo:margin-right="0cm" fo:text-indent="-5.398cm" style:auto-text-indent="false">
        <style:tab-stops>
          <style:tab-stop style:position="5.398cm"/>
        </style:tab-stops>
      </style:paragraph-properties>
    </style:style>
    <style:style style:name="P94" style:family="paragraph" style:parent-style-name="Text_20_body">
      <style:paragraph-properties fo:margin-top="0.423cm" fo:margin-bottom="0.212cm" style:shadow="none"/>
    </style:style>
    <style:style style:name="P95" style:family="paragraph" style:parent-style-name="Standard">
      <style:paragraph-properties fo:margin-left="0cm" fo:margin-right="0.199cm" fo:text-indent="0cm" style:auto-text-indent="false"/>
      <style:text-properties style:font-name="Courier New" fo:language="en" fo:country="US"/>
    </style:style>
    <style:style style:name="P96" style:family="paragraph" style:parent-style-name="Standard">
      <style:paragraph-properties fo:margin-left="0cm" fo:margin-right="0.199cm" fo:text-indent="0cm" style:auto-text-indent="false"/>
      <style:text-properties fo:language="en" fo:country="US"/>
    </style:style>
    <style:style style:name="P97" style:family="paragraph" style:parent-style-name="Standard">
      <style:paragraph-properties style:shadow="none">
        <style:tab-stops>
          <style:tab-stop style:position="3.757cm" style:leader-style="dotted" style:leader-text="."/>
        </style:tab-stops>
      </style:paragraph-properties>
    </style:style>
    <style:style style:name="P98" style:family="paragraph" style:parent-style-name="Standard">
      <style:paragraph-properties fo:margin-left="0cm" fo:margin-right="0cm" fo:text-indent="0cm" style:auto-text-indent="false">
        <style:tab-stops>
          <style:tab-stop style:position="0.039cm" style:leader-style="dotted" style:leader-text="."/>
          <style:tab-stop style:position="2.499cm" style:leader-style="dotted" style:leader-text="."/>
        </style:tab-stops>
      </style:paragraph-properties>
      <style:text-properties fo:language="en" fo:country="US"/>
    </style:style>
    <style:style style:name="P99" style:family="paragraph" style:parent-style-name="Standard">
      <style:paragraph-properties fo:margin-left="0cm" fo:margin-right="0cm" fo:text-indent="0cm" style:auto-text-indent="false">
        <style:tab-stops>
          <style:tab-stop style:position="2.499cm"/>
        </style:tab-stops>
      </style:paragraph-properties>
      <style:text-properties fo:language="en" fo:country="US"/>
    </style:style>
    <style:style style:name="P100" style:family="paragraph" style:parent-style-name="Text_20_body">
      <style:paragraph-properties fo:margin-left="0cm" fo:margin-right="0cm" fo:text-indent="0cm" style:auto-text-indent="false">
        <style:tab-stops>
          <style:tab-stop style:position="0.635cm"/>
        </style:tab-stops>
      </style:paragraph-properties>
      <style:text-properties style:text-underline-style="solid" style:text-underline-width="auto" style:text-underline-color="font-color"/>
    </style:style>
    <style:style style:name="P101" style:family="paragraph" style:parent-style-name="Text_20_body">
      <style:paragraph-properties fo:margin-left="0cm" fo:margin-right="0cm" fo:text-indent="0cm" style:auto-text-indent="false">
        <style:tab-stops>
          <style:tab-stop style:position="0.635cm"/>
        </style:tab-stops>
      </style:paragraph-properties>
      <style:text-properties style:font-name="Courier New"/>
    </style:style>
    <style:style style:name="P102" style:family="paragraph" style:parent-style-name="Text_20_body">
      <style:paragraph-properties fo:margin-left="0cm" fo:margin-right="0cm" fo:text-indent="0cm" style:auto-text-indent="false">
        <style:tab-stops>
          <style:tab-stop style:position="0.635cm"/>
        </style:tab-stops>
      </style:paragraph-properties>
      <style:text-properties style:font-name="Courier New" fo:language="en" fo:country="US"/>
    </style:style>
    <style:style style:name="P103" style:family="paragraph" style:parent-style-name="Text_20_body">
      <style:paragraph-properties fo:margin-left="0cm" fo:margin-right="0cm" fo:text-indent="0cm" style:auto-text-indent="false">
        <style:tab-stops>
          <style:tab-stop style:position="0.635cm"/>
        </style:tab-stops>
      </style:paragraph-properties>
    </style:style>
    <style:style style:name="P104" style:family="paragraph" style:parent-style-name="Standard" style:list-style-name="L2">
      <style:text-properties fo:language="en" fo:country="US"/>
    </style:style>
    <style:style style:name="P105" style:family="paragraph" style:parent-style-name="Standard" style:list-style-name="L2">
      <style:text-properties fo:language="en" fo:country="US"/>
    </style:style>
    <style:style style:name="P106" style:family="paragraph" style:parent-style-name="Standard" style:list-style-name="L2">
      <style:text-properties fo:language="en" fo:country="US"/>
    </style:style>
    <style:style style:name="P107" style:family="paragraph" style:parent-style-name="Standard" style:list-style-name="L2">
      <style:text-properties fo:language="en" fo:country="US"/>
    </style:style>
    <style:style style:name="P108" style:family="paragraph" style:parent-style-name="Standard" style:list-style-name="L2">
      <style:text-properties fo:language="en" fo:country="US"/>
    </style:style>
    <style:style style:name="P109" style:family="paragraph" style:parent-style-name="Standard" style:list-style-name="L2">
      <style:text-properties fo:language="en" fo:country="US"/>
    </style:style>
    <style:style style:name="P110" style:family="paragraph" style:parent-style-name="Standard" style:list-style-name="L2">
      <style:text-properties fo:language="en" fo:country="US"/>
    </style:style>
    <style:style style:name="P111" style:family="paragraph" style:parent-style-name="Standard" style:list-style-name="L2">
      <style:text-properties fo:language="en" fo:country="US"/>
    </style:style>
    <style:style style:name="P112" style:family="paragraph" style:parent-style-name="Standard" style:list-style-name="L2">
      <style:text-properties fo:language="en" fo:country="US"/>
    </style:style>
    <style:style style:name="P113" style:family="paragraph" style:parent-style-name="Standard" style:list-style-name="L2">
      <style:text-properties fo:language="en" fo:country="US"/>
    </style:style>
    <style:style style:name="P114" style:family="paragraph" style:parent-style-name="Standard" style:list-style-name="L2">
      <style:text-properties fo:language="en" fo:country="US"/>
    </style:style>
    <style:style style:name="P115" style:family="paragraph" style:parent-style-name="Standard" style:list-style-name="L2">
      <style:text-properties fo:language="en" fo:country="US"/>
    </style:style>
    <style:style style:name="P116" style:family="paragraph" style:parent-style-name="Standard" style:list-style-name="L8">
      <style:text-properties fo:language="en" fo:country="US" fo:font-style="normal" style:font-style-asian="normal" style:font-style-complex="normal"/>
    </style:style>
    <style:style style:name="P117" style:family="paragraph" style:parent-style-name="Standard" style:list-style-name="L8">
      <style:text-properties fo:language="en" fo:country="US" fo:font-style="normal" style:font-style-asian="normal" style:font-style-complex="normal"/>
    </style:style>
    <style:style style:name="P118" style:family="paragraph" style:parent-style-name="Standard" style:list-style-name="L8">
      <style:text-properties fo:language="en" fo:country="US" fo:font-style="normal" style:font-style-asian="normal" style:font-style-complex="normal"/>
    </style:style>
    <style:style style:name="P119" style:family="paragraph" style:parent-style-name="Standard" style:list-style-name="L8">
      <style:text-properties fo:language="en" fo:country="US" fo:font-style="normal" style:font-style-asian="normal" style:font-style-complex="normal"/>
    </style:style>
    <style:style style:name="P120" style:family="paragraph" style:parent-style-name="Standard" style:list-style-name="L8">
      <style:text-properties fo:language="en" fo:country="US" fo:font-style="normal" style:font-style-asian="normal" style:font-style-complex="normal"/>
    </style:style>
    <style:style style:name="P121" style:family="paragraph" style:parent-style-name="Standard" style:list-style-name="L8">
      <style:text-properties fo:language="en" fo:country="US" fo:font-style="normal" style:font-style-asian="normal" style:font-style-complex="normal"/>
    </style:style>
    <style:style style:name="P122" style:family="paragraph" style:parent-style-name="Standard" style:list-style-name="L8">
      <style:text-properties fo:language="en" fo:country="US" fo:font-style="normal" style:font-style-asian="normal" style:font-style-complex="normal"/>
    </style:style>
    <style:style style:name="P123" style:family="paragraph" style:parent-style-name="Standard" style:list-style-name="L8">
      <style:text-properties fo:language="en" fo:country="US" fo:font-style="normal" style:font-style-asian="normal" style:font-style-complex="normal"/>
    </style:style>
    <style:style style:name="P124" style:family="paragraph" style:parent-style-name="Standard" style:list-style-name="L8">
      <style:text-properties fo:language="en" fo:country="US" fo:font-style="normal" style:font-style-asian="normal" style:font-style-complex="normal"/>
    </style:style>
    <style:style style:name="P125" style:family="paragraph" style:parent-style-name="Standard">
      <style:text-properties style:font-name="Courier New"/>
    </style:style>
    <style:style style:name="P126" style:family="paragraph" style:parent-style-name="Standard" style:list-style-name="L1">
      <style:text-properties style:font-name="Courier New" fo:language="en" fo:country="US" fo:font-weight="bold" style:font-weight-asian="bold" style:font-weight-complex="bold"/>
    </style:style>
    <style:style style:name="P127" style:family="paragraph" style:parent-style-name="Standard" style:list-style-name="L1"/>
    <style:style style:name="P128" style:family="paragraph" style:parent-style-name="Standard" style:list-style-name="L7"/>
    <style:style style:name="P129" style:family="paragraph" style:parent-style-name="Standard" style:list-style-name="L7"/>
    <style:style style:name="P130" style:family="paragraph" style:parent-style-name="Standard" style:list-style-name="L7"/>
    <style:style style:name="P131" style:family="paragraph" style:parent-style-name="Standard" style:list-style-name="L7"/>
    <style:style style:name="P132" style:family="paragraph" style:parent-style-name="Standard" style:list-style-name="L7"/>
    <style:style style:name="P133" style:family="paragraph" style:parent-style-name="Standard" style:list-style-name="L7"/>
    <style:style style:name="P134" style:family="paragraph" style:parent-style-name="Standard" style:list-style-name="L7"/>
    <style:style style:name="P135" style:family="paragraph" style:parent-style-name="Standard" style:list-style-name="L7"/>
    <style:style style:name="P136" style:family="paragraph" style:parent-style-name="Standard" style:list-style-name="L7"/>
    <style:style style:name="P137" style:family="paragraph" style:parent-style-name="Standard" style:list-style-name="L7"/>
    <style:style style:name="P138" style:family="paragraph" style:parent-style-name="Standard" style:list-style-name="L7"/>
    <style:style style:name="P139" style:family="paragraph" style:parent-style-name="Standard" style:list-style-name="L7"/>
    <style:style style:name="P140" style:family="paragraph" style:parent-style-name="Standard" style:list-style-name="L7"/>
    <style:style style:name="P141" style:family="paragraph" style:parent-style-name="Standard" style:list-style-name="L7"/>
    <style:style style:name="P142" style:family="paragraph" style:parent-style-name="Standard" style:list-style-name="L7"/>
    <style:style style:name="P143" style:family="paragraph" style:parent-style-name="Standard" style:list-style-name="L7"/>
    <style:style style:name="P144" style:family="paragraph" style:parent-style-name="Standard" style:list-style-name="L7"/>
    <style:style style:name="P145" style:family="paragraph" style:parent-style-name="Standard" style:list-style-name="L7"/>
    <style:style style:name="P146" style:family="paragraph" style:parent-style-name="Heading_20_2" style:list-style-name="L1">
      <style:text-properties fo:language="en" fo:country="US"/>
    </style:style>
    <style:style style:name="P147" style:family="paragraph" style:parent-style-name="Heading_20_2" style:list-style-name="L1">
      <style:text-properties fo:language="en" fo:country="US"/>
    </style:style>
    <style:style style:name="P148" style:family="paragraph" style:parent-style-name="Heading_20_2" style:list-style-name="L1">
      <style:text-properties fo:language="en" fo:country="US"/>
    </style:style>
    <style:style style:name="P149" style:family="paragraph" style:parent-style-name="Heading_20_2" style:list-style-name="L1">
      <style:text-properties fo:language="en" fo:country="US"/>
    </style:style>
    <style:style style:name="P150" style:family="paragraph" style:parent-style-name="Heading_20_2" style:list-style-name="L1">
      <style:text-properties fo:language="en" fo:country="US"/>
    </style:style>
    <style:style style:name="P151" style:family="paragraph" style:parent-style-name="Heading_20_2" style:list-style-name="L1">
      <style:text-properties fo:language="en" fo:country="US"/>
    </style:style>
    <style:style style:name="P152" style:family="paragraph" style:parent-style-name="Heading_20_2" style:list-style-name="L1">
      <style:text-properties fo:language="en" fo:country="US"/>
    </style:style>
    <style:style style:name="P153" style:family="paragraph" style:parent-style-name="Heading_20_2" style:list-style-name="L1">
      <style:text-properties fo:language="en" fo:country="US"/>
    </style:style>
    <style:style style:name="P154" style:family="paragraph" style:parent-style-name="Heading_20_2" style:list-style-name="L1">
      <style:text-properties fo:language="en" fo:country="US"/>
    </style:style>
    <style:style style:name="P155" style:family="paragraph" style:parent-style-name="Heading_20_2" style:list-style-name="L1">
      <style:text-properties fo:language="en" fo:country="US"/>
    </style:style>
    <style:style style:name="P156" style:family="paragraph" style:parent-style-name="Heading_20_2" style:list-style-name="L1">
      <style:text-properties fo:language="en" fo:country="US"/>
    </style:style>
    <style:style style:name="P157" style:family="paragraph" style:parent-style-name="Heading_20_2" style:list-style-name="L1">
      <style:text-properties fo:language="en" fo:country="US"/>
    </style:style>
    <style:style style:name="P158" style:family="paragraph" style:parent-style-name="Heading_20_2" style:list-style-name="L1">
      <style:text-properties fo:language="en" fo:country="US"/>
    </style:style>
    <style:style style:name="P159" style:family="paragraph" style:parent-style-name="Heading_20_2" style:list-style-name="L1">
      <style:text-properties fo:language="en" fo:country="US"/>
    </style:style>
    <style:style style:name="P160" style:family="paragraph" style:parent-style-name="Heading_20_2" style:list-style-name="L1">
      <style:text-properties fo:language="en" fo:country="US"/>
    </style:style>
    <style:style style:name="P161" style:family="paragraph" style:parent-style-name="Heading_20_2" style:list-style-name="L1">
      <style:text-properties fo:language="en" fo:country="US"/>
    </style:style>
    <style:style style:name="P162" style:family="paragraph" style:parent-style-name="Heading_20_2" style:list-style-name="L1">
      <style:text-properties fo:language="en" fo:country="US"/>
    </style:style>
    <style:style style:name="P163" style:family="paragraph" style:parent-style-name="Heading_20_2" style:list-style-name="L1">
      <style:text-properties fo:language="en" fo:country="US"/>
    </style:style>
    <style:style style:name="P164" style:family="paragraph" style:parent-style-name="Heading_20_2" style:list-style-name="L1">
      <style:text-properties fo:language="en" fo:country="US"/>
    </style:style>
    <style:style style:name="P165" style:family="paragraph" style:parent-style-name="Heading_20_2" style:list-style-name="L1">
      <style:text-properties fo:language="en" fo:country="US"/>
    </style:style>
    <style:style style:name="P166" style:family="paragraph" style:parent-style-name="Heading_20_2" style:list-style-name="L1">
      <style:text-properties fo:language="en" fo:country="US"/>
    </style:style>
    <style:style style:name="P167" style:family="paragraph" style:parent-style-name="Heading_20_2" style:list-style-name="L1">
      <style:text-properties fo:language="en" fo:country="US"/>
    </style:style>
    <style:style style:name="P168" style:family="paragraph" style:parent-style-name="Heading_20_2" style:list-style-name="L1">
      <style:text-properties fo:language="en" fo:country="US"/>
    </style:style>
    <style:style style:name="P169" style:family="paragraph" style:parent-style-name="Heading_20_2" style:list-style-name="L1">
      <style:text-properties fo:language="en" fo:country="US"/>
    </style:style>
    <style:style style:name="P170" style:family="paragraph" style:parent-style-name="Heading_20_2" style:list-style-name="L1">
      <style:text-properties fo:language="en" fo:country="US"/>
    </style:style>
    <style:style style:name="P171" style:family="paragraph" style:parent-style-name="Heading_20_2" style:list-style-name="L1">
      <style:text-properties fo:language="en" fo:country="US"/>
    </style:style>
    <style:style style:name="P172" style:family="paragraph" style:parent-style-name="Heading_20_2" style:list-style-name="L1">
      <style:text-properties fo:language="en" fo:country="US"/>
    </style:style>
    <style:style style:name="P173" style:family="paragraph" style:parent-style-name="Heading_20_2" style:list-style-name="L1">
      <style:text-properties fo:language="en" fo:country="US"/>
    </style:style>
    <style:style style:name="P174" style:family="paragraph" style:parent-style-name="Heading_20_2" style:list-style-name="L1">
      <style:text-properties fo:language="en" fo:country="US"/>
    </style:style>
    <style:style style:name="P175" style:family="paragraph" style:parent-style-name="Heading_20_2" style:list-style-name="L1">
      <style:text-properties fo:language="en" fo:country="US"/>
    </style:style>
    <style:style style:name="P176" style:family="paragraph" style:parent-style-name="Heading_20_2" style:list-style-name="L1">
      <style:text-properties fo:language="en" fo:country="US"/>
    </style:style>
    <style:style style:name="P177" style:family="paragraph" style:parent-style-name="Heading_20_2" style:list-style-name="L1">
      <style:text-properties fo:language="en" fo:country="US"/>
    </style:style>
    <style:style style:name="P178" style:family="paragraph" style:parent-style-name="Heading_20_2" style:list-style-name="L1">
      <style:text-properties fo:language="en" fo:country="US"/>
    </style:style>
    <style:style style:name="P179" style:family="paragraph" style:parent-style-name="Heading_20_2" style:list-style-name="L1">
      <style:text-properties fo:language="en" fo:country="US"/>
    </style:style>
    <style:style style:name="P180" style:family="paragraph" style:parent-style-name="Heading_20_2" style:list-style-name="L1">
      <style:text-properties fo:language="en" fo:country="US"/>
    </style:style>
    <style:style style:name="P181" style:family="paragraph" style:parent-style-name="Heading_20_2" style:list-style-name="L1">
      <style:text-properties fo:language="en" fo:country="US"/>
    </style:style>
    <style:style style:name="P182" style:family="paragraph" style:parent-style-name="Heading_20_2" style:list-style-name="L1">
      <style:text-properties fo:language="en" fo:country="US"/>
    </style:style>
    <style:style style:name="P183" style:family="paragraph" style:parent-style-name="Heading_20_2" style:list-style-name="L1">
      <style:paragraph-properties>
        <style:tab-stops>
          <style:tab-stop style:position="0cm"/>
        </style:tab-stops>
      </style:paragraph-properties>
      <style:text-properties fo:font-size="14pt" fo:language="en" fo:country="US" fo:font-style="normal" fo:font-weight="bold" style:font-size-asian="14pt" style:font-style-asian="normal" style:font-weight-asian="bold"/>
    </style:style>
    <style:style style:name="P184" style:family="paragraph" style:parent-style-name="Heading_20_2" style:list-style-name="L1">
      <style:paragraph-properties>
        <style:tab-stops>
          <style:tab-stop style:position="0cm"/>
        </style:tab-stops>
      </style:paragraph-properties>
      <style:text-properties fo:font-size="14pt" fo:language="en" fo:country="US" fo:font-style="normal" fo:font-weight="bold" style:font-size-asian="14pt" style:font-style-asian="normal" style:font-weight-asian="bold"/>
    </style:style>
    <style:style style:name="P185" style:family="paragraph" style:parent-style-name="Heading_20_2" style:list-style-name="L1">
      <style:paragraph-properties fo:break-before="page"/>
      <style:text-properties fo:language="en" fo:country="US"/>
    </style:style>
    <style:style style:name="P186" style:family="paragraph" style:parent-style-name="Heading_20_2" style:list-style-name="L1">
      <style:paragraph-properties fo:break-before="page"/>
      <style:text-properties fo:language="en" fo:country="US"/>
    </style:style>
    <style:style style:name="P187" style:family="paragraph" style:parent-style-name="Heading_20_2" style:list-style-name="L1">
      <style:paragraph-properties fo:break-before="page"/>
      <style:text-properties fo:language="en" fo:country="US"/>
    </style:style>
    <style:style style:name="P188" style:family="paragraph" style:parent-style-name="Heading_20_2" style:list-style-name="L1">
      <style:paragraph-properties fo:break-before="page"/>
      <style:text-properties fo:language="en" fo:country="US"/>
    </style:style>
    <style:style style:name="P189" style:family="paragraph" style:parent-style-name="Heading_20_2" style:list-style-name="L1">
      <style:paragraph-properties fo:break-before="page"/>
      <style:text-properties fo:language="en" fo:country="US"/>
    </style:style>
    <style:style style:name="P190" style:family="paragraph" style:parent-style-name="Heading_20_2" style:list-style-name="L1">
      <style:paragraph-properties fo:break-before="page"/>
      <style:text-properties fo:language="en" fo:country="US"/>
    </style:style>
    <style:style style:name="P191" style:family="paragraph" style:parent-style-name="Heading_20_2" style:list-style-name="L1">
      <style:paragraph-properties fo:break-before="page"/>
      <style:text-properties fo:language="en" fo:country="US"/>
    </style:style>
    <style:style style:name="P192" style:family="paragraph" style:parent-style-name="Heading_20_2" style:list-style-name="L1">
      <style:paragraph-properties fo:break-before="page"/>
      <style:text-properties fo:language="en" fo:country="US"/>
    </style:style>
    <style:style style:name="P193" style:family="paragraph" style:parent-style-name="Heading_20_2" style:list-style-name="L1">
      <style:paragraph-properties fo:break-before="page"/>
      <style:text-properties fo:language="en" fo:country="US"/>
    </style:style>
    <style:style style:name="P194" style:family="paragraph" style:parent-style-name="Heading_20_2" style:list-style-name="L1">
      <style:paragraph-properties fo:break-before="page"/>
      <style:text-properties fo:language="en" fo:country="US"/>
    </style:style>
    <style:style style:name="P195" style:family="paragraph" style:parent-style-name="Heading_20_2" style:list-style-name="L1">
      <style:paragraph-properties fo:break-before="page"/>
      <style:text-properties fo:language="en" fo:country="US"/>
    </style:style>
    <style:style style:name="P196" style:family="paragraph" style:parent-style-name="Heading_20_2" style:list-style-name="L1">
      <style:paragraph-properties fo:break-before="page"/>
      <style:text-properties fo:language="en" fo:country="US"/>
    </style:style>
    <style:style style:name="P197" style:family="paragraph" style:parent-style-name="Heading_20_2" style:list-style-name="L1">
      <style:paragraph-properties fo:break-before="page"/>
      <style:text-properties fo:language="en" fo:country="US"/>
    </style:style>
    <style:style style:name="P198" style:family="paragraph" style:parent-style-name="Heading_20_2" style:list-style-name="L1">
      <style:paragraph-properties fo:break-before="page"/>
      <style:text-properties fo:language="en" fo:country="US"/>
    </style:style>
    <style:style style:name="P199" style:family="paragraph" style:parent-style-name="Heading_20_2" style:list-style-name="L1">
      <style:paragraph-properties fo:break-before="page"/>
      <style:text-properties fo:language="en" fo:country="US"/>
    </style:style>
    <style:style style:name="P200" style:family="paragraph" style:parent-style-name="Heading_20_2" style:list-style-name="L1">
      <style:paragraph-properties fo:break-before="page"/>
      <style:text-properties fo:language="en" fo:country="US"/>
    </style:style>
    <style:style style:name="P201" style:family="paragraph" style:parent-style-name="Heading_20_2" style:list-style-name="L1">
      <style:paragraph-properties fo:break-before="page"/>
      <style:text-properties fo:language="en" fo:country="US"/>
    </style:style>
    <style:style style:name="P202" style:family="paragraph" style:parent-style-name="Heading_20_2" style:list-style-name="L1">
      <style:paragraph-properties fo:break-before="page"/>
      <style:text-properties fo:language="en" fo:country="US"/>
    </style:style>
    <style:style style:name="P203" style:family="paragraph" style:parent-style-name="Heading_20_2" style:list-style-name="L1">
      <style:paragraph-properties fo:break-before="page"/>
      <style:text-properties fo:language="en" fo:country="US"/>
    </style:style>
    <style:style style:name="P204" style:family="paragraph" style:parent-style-name="Heading_20_2" style:list-style-name="L1">
      <style:paragraph-properties fo:break-before="page">
        <style:tab-stops>
          <style:tab-stop style:position="0cm"/>
        </style:tab-stops>
      </style:paragraph-properties>
      <style:text-properties fo:font-size="14pt" fo:language="en" fo:country="US" fo:font-style="normal" fo:font-weight="bold" style:font-size-asian="14pt" style:font-style-asian="normal" style:font-weight-asian="bold"/>
    </style:style>
    <style:style style:name="P205" style:family="paragraph" style:parent-style-name="Heading_20_2" style:list-style-name="L1">
      <style:paragraph-properties fo:break-before="page">
        <style:tab-stops>
          <style:tab-stop style:position="0cm"/>
        </style:tab-stops>
      </style:paragraph-properties>
      <style:text-properties fo:font-size="14pt" fo:language="en" fo:country="US" fo:font-style="normal" fo:font-weight="bold" style:font-size-asian="14pt" style:font-style-asian="normal" style:font-weight-asian="bold"/>
    </style:style>
    <style:style style:name="P206" style:family="paragraph" style:parent-style-name="Heading_20_2" style:list-style-name="L1">
      <style:paragraph-properties fo:break-before="page">
        <style:tab-stops>
          <style:tab-stop style:position="0cm"/>
        </style:tab-stops>
      </style:paragraph-properties>
      <style:text-properties fo:font-size="14pt" fo:language="en" fo:country="US" fo:font-style="normal" fo:font-weight="bold" style:font-size-asian="14pt" style:font-style-asian="normal" style:font-weight-asian="bold"/>
    </style:style>
    <style:style style:name="P207" style:family="paragraph" style:parent-style-name="Heading_20_2" style:list-style-name="L1">
      <style:paragraph-properties fo:break-before="page"/>
    </style:style>
    <style:style style:name="P208" style:family="paragraph" style:parent-style-name="Heading_20_2" style:list-style-name="L1" style:master-page-name="">
      <style:paragraph-properties fo:margin-top="0.423cm" fo:margin-bottom="0.212cm" style:page-number="auto" fo:background-color="transparent" style:shadow="none" fo:keep-with-next="always">
        <style:tab-stops/>
        <style:background-image/>
      </style:paragraph-properties>
    </style:style>
    <style:style style:name="P209" style:family="paragraph" style:parent-style-name="Heading_20_2" style:list-style-name="L1" style:master-page-name="">
      <style:paragraph-properties fo:margin-top="0.423cm" fo:margin-bottom="0.212cm" style:page-number="auto" fo:background-color="transparent" style:shadow="none" fo:keep-with-next="always">
        <style:tab-stops/>
        <style:background-image/>
      </style:paragraph-properties>
    </style:style>
    <style:style style:name="P210" style:family="paragraph" style:parent-style-name="Heading_20_2" style:list-style-name="L1" style:master-page-name="">
      <style:paragraph-properties fo:margin-top="0.423cm" fo:margin-bottom="0.212cm" style:page-number="auto" fo:break-before="page" fo:background-color="transparent" style:shadow="none" fo:keep-with-next="always">
        <style:tab-stops>
          <style:tab-stop style:position="0cm"/>
        </style:tab-stops>
        <style:background-image/>
      </style:paragraph-properties>
    </style:style>
    <style:style style:name="P211" style:family="paragraph" style:parent-style-name="Heading_20_2" style:list-style-name="L1">
      <style:paragraph-properties fo:margin-left="0cm" fo:margin-right="0cm" fo:text-indent="0cm" style:auto-text-indent="false" fo:break-before="page">
        <style:tab-stops>
          <style:tab-stop style:position="0.499cm"/>
        </style:tab-stops>
      </style:paragraph-properties>
      <style:text-properties fo:font-size="14pt" fo:language="en" fo:country="US" fo:font-style="normal" fo:font-weight="bold" style:font-size-asian="14pt" style:font-style-asian="normal" style:font-weight-asian="bold"/>
    </style:style>
    <style:style style:name="P212" style:family="paragraph" style:parent-style-name="Text_20_body" style:list-style-name="L1"/>
    <style:style style:name="P213" style:family="paragraph" style:parent-style-name="Text_20_body">
      <style:text-properties fo:language="en" fo:country="US"/>
    </style:style>
    <style:style style:name="P214" style:family="paragraph" style:parent-style-name="Text_20_body" style:list-style-name="L1">
      <style:text-properties fo:language="en" fo:country="US"/>
    </style:style>
    <style:style style:name="P215" style:family="paragraph" style:parent-style-name="Text_20_body" style:list-style-name="L3">
      <style:text-properties fo:language="en" fo:country="US"/>
    </style:style>
    <style:style style:name="P216" style:family="paragraph" style:parent-style-name="Text_20_body" style:list-style-name="L4">
      <style:text-properties fo:language="en" fo:country="US"/>
    </style:style>
    <style:style style:name="P217" style:family="paragraph" style:parent-style-name="Text_20_body" style:list-style-name="L5">
      <style:text-properties fo:language="en" fo:country="US"/>
    </style:style>
    <style:style style:name="P218" style:family="paragraph" style:parent-style-name="Text_20_body" style:list-style-name="L5"/>
    <style:style style:name="P219" style:family="paragraph" style:parent-style-name="Text_20_body" style:list-style-name="L5"/>
    <style:style style:name="P220" style:family="paragraph" style:parent-style-name="Text_20_body" style:list-style-name="L6"/>
    <style:style style:name="P221" style:family="paragraph" style:parent-style-name="Text_20_body" style:list-style-name="L6"/>
    <style:style style:name="P222" style:family="paragraph" style:parent-style-name="Text_20_body" style:list-style-name="L9"/>
    <style:style style:name="P223" style:family="paragraph" style:parent-style-name="Text_20_body" style:list-style-name="L9"/>
    <style:style style:name="P224" style:family="paragraph" style:parent-style-name="Text_20_body" style:list-style-name="L9"/>
    <style:style style:name="P225" style:family="paragraph" style:parent-style-name="Text_20_body" style:list-style-name="L10">
      <style:paragraph-properties>
        <style:tab-stops>
          <style:tab-stop style:position="0cm"/>
        </style:tab-stops>
      </style:paragraph-properties>
      <style:text-properties fo:font-size="14pt" fo:language="en" fo:country="US" fo:font-style="normal" fo:font-weight="bold" style:font-size-asian="14pt" style:font-style-asian="normal" style:font-weight-asian="bold"/>
    </style:style>
    <style:style style:name="P226" style:family="paragraph" style:parent-style-name="Text_20_body" style:list-style-name="L11">
      <style:paragraph-properties fo:margin-left="1.27cm" fo:margin-right="0cm" fo:text-indent="-0.635cm" style:auto-text-indent="false">
        <style:tab-stops>
          <style:tab-stop style:position="0cm"/>
        </style:tab-stops>
      </style:paragraph-properties>
      <style:text-properties fo:language="en" fo:country="US"/>
    </style:style>
    <style:style style:name="P227" style:family="paragraph" style:parent-style-name="Text_20_body" style:list-style-name="L11">
      <style:paragraph-properties fo:margin-left="1.27cm" fo:margin-right="0cm" fo:text-indent="-0.635cm" style:auto-text-indent="false">
        <style:tab-stops>
          <style:tab-stop style:position="0cm"/>
        </style:tab-stops>
      </style:paragraph-properties>
      <style:text-properties fo:language="en" fo:country="US"/>
    </style:style>
    <style:style style:name="P228" style:family="paragraph" style:parent-style-name="Text_20_body" style:list-style-name="L11">
      <style:paragraph-properties fo:margin-left="1.27cm" fo:margin-right="0cm" fo:margin-top="0cm" fo:margin-bottom="0.212cm" fo:text-indent="-0.635cm" style:auto-text-indent="false">
        <style:tab-stops>
          <style:tab-stop style:position="0cm"/>
        </style:tab-stops>
      </style:paragraph-properties>
      <style:text-properties fo:language="en" fo:country="US"/>
    </style:style>
    <style:style style:name="P229" style:family="paragraph" style:parent-style-name="Text_20_body" style:list-style-name="L11">
      <style:paragraph-properties fo:margin-left="0.609cm" fo:margin-right="0cm" fo:text-indent="0cm" style:auto-text-indent="false">
        <style:tab-stops>
          <style:tab-stop style:position="0.635cm"/>
        </style:tab-stops>
      </style:paragraph-properties>
      <style:text-properties fo:language="en" fo:country="US"/>
    </style:style>
    <style:style style:name="P230" style:family="paragraph" style:parent-style-name="Heading_20_1" style:list-style-name="L1">
      <style:text-properties fo:language="en" fo:country="US"/>
    </style:style>
    <style:style style:name="P231" style:family="paragraph" style:parent-style-name="Heading_20_1" style:list-style-name="L1">
      <style:paragraph-properties fo:break-before="page"/>
      <style:text-properties fo:language="en" fo:country="US"/>
    </style:style>
    <style:style style:name="P232" style:family="paragraph" style:parent-style-name="Heading_20_1" style:list-style-name="L1">
      <style:paragraph-properties fo:break-before="page"/>
      <style:text-properties fo:language="en" fo:country="US"/>
    </style:style>
    <style:style style:name="P233" style:family="paragraph" style:parent-style-name="Heading_20_1" style:list-style-name="L1">
      <style:paragraph-properties fo:break-before="page"/>
      <style:text-properties fo:language="en" fo:country="US"/>
    </style:style>
    <style:style style:name="P234" style:family="paragraph" style:parent-style-name="Heading_20_1" style:list-style-name="L1">
      <style:paragraph-properties fo:break-before="page"/>
      <style:text-properties fo:language="en" fo:country="US"/>
    </style:style>
    <style:style style:name="P235" style:family="paragraph" style:parent-style-name="Heading_20_1" style:list-style-name="L1">
      <style:paragraph-properties fo:break-before="page"/>
      <style:text-properties fo:language="en" fo:country="US"/>
    </style:style>
    <style:style style:name="P236" style:family="paragraph" style:parent-style-name="Heading_20_1" style:list-style-name="L1">
      <style:paragraph-properties fo:break-before="page"/>
      <style:text-properties fo:language="en" fo:country="US"/>
    </style:style>
    <style:style style:name="P237" style:family="paragraph" style:parent-style-name="Heading_20_1" style:list-style-name="L1">
      <style:paragraph-properties fo:break-before="page"/>
      <style:text-properties fo:language="en" fo:country="US"/>
    </style:style>
    <style:style style:name="P238" style:family="paragraph" style:parent-style-name="Heading_20_1" style:list-style-name="L1">
      <style:paragraph-properties fo:break-before="page"/>
      <style:text-properties fo:language="en" fo:country="US"/>
    </style:style>
    <style:style style:name="P239" style:family="paragraph" style:parent-style-name="Heading_20_1" style:list-style-name="L1">
      <style:paragraph-properties fo:break-before="page">
        <style:tab-stops>
          <style:tab-stop style:position="0cm"/>
        </style:tab-stops>
      </style:paragraph-properties>
      <style:text-properties fo:font-size="16pt" fo:language="en" fo:country="US" fo:font-weight="bold" style:font-size-asian="16pt" style:font-weight-asian="bold"/>
    </style:style>
    <style:style style:name="P240" style:family="paragraph" style:parent-style-name="Heading_20_1" style:list-style-name="L1">
      <style:paragraph-properties fo:break-before="page">
        <style:tab-stops>
          <style:tab-stop style:position="0cm"/>
        </style:tab-stops>
      </style:paragraph-properties>
      <style:text-properties fo:font-size="16pt" fo:language="en" fo:country="US" fo:font-weight="bold" style:font-size-asian="16pt" style:font-weight-asian="bold"/>
    </style:style>
    <style:style style:name="P241" style:family="paragraph" style:parent-style-name="Heading_20_3" style:list-style-name="L1"/>
    <style:style style:name="P242" style:family="paragraph" style:parent-style-name="Heading_20_3" style:list-style-name="L1"/>
    <style:style style:name="P243" style:family="paragraph" style:parent-style-name="Heading_20_3" style:list-style-name="L1"/>
    <style:style style:name="P244" style:family="paragraph" style:parent-style-name="Heading_20_3" style:list-style-name="L1"/>
    <style:style style:name="P245" style:family="paragraph" style:parent-style-name="Heading_20_3" style:list-style-name="L1"/>
    <style:style style:name="P246" style:family="paragraph" style:parent-style-name="Heading_20_3" style:list-style-name="L1"/>
    <style:style style:name="P247" style:family="paragraph" style:parent-style-name="Heading_20_3" style:list-style-name="L1"/>
    <style:style style:name="P248" style:family="paragraph" style:parent-style-name="Heading_20_3" style:list-style-name="L1">
      <style:text-properties fo:language="en" fo:country="US"/>
    </style:style>
    <style:style style:name="P249" style:family="paragraph" style:parent-style-name="Heading_20_3" style:list-style-name="L1">
      <style:text-properties fo:language="en" fo:country="US"/>
    </style:style>
    <style:style style:name="P250" style:family="paragraph" style:parent-style-name="Heading_20_3" style:list-style-name="L1">
      <style:text-properties fo:language="en" fo:country="US"/>
    </style:style>
    <style:style style:name="P251" style:family="paragraph" style:parent-style-name="Heading_20_3" style:list-style-name="L1">
      <style:text-properties fo:language="en" fo:country="US"/>
    </style:style>
    <style:style style:name="P252" style:family="paragraph" style:parent-style-name="Heading_20_3" style:list-style-name="L1">
      <style:text-properties fo:language="en" fo:country="US"/>
    </style:style>
    <style:style style:name="P253" style:family="paragraph" style:parent-style-name="Heading_20_3" style:list-style-name="L1">
      <style:text-properties fo:language="en" fo:country="US"/>
    </style:style>
    <style:style style:name="P254" style:family="paragraph" style:parent-style-name="Heading_20_3" style:list-style-name="L1">
      <style:text-properties fo:language="en" fo:country="US"/>
    </style:style>
    <style:style style:name="P255" style:family="paragraph" style:parent-style-name="Heading_20_3" style:list-style-name="L1">
      <style:text-properties fo:language="en" fo:country="US"/>
    </style:style>
    <style:style style:name="P256" style:family="paragraph" style:parent-style-name="Heading_20_3" style:list-style-name="L1">
      <style:text-properties fo:language="en" fo:country="US"/>
    </style:style>
    <style:style style:name="P257" style:family="paragraph" style:parent-style-name="Heading_20_3" style:list-style-name="L1">
      <style:text-properties fo:language="en" fo:country="US"/>
    </style:style>
    <style:style style:name="P258" style:family="paragraph" style:parent-style-name="Heading_20_3" style:list-style-name="L1">
      <style:text-properties fo:language="en" fo:country="US"/>
    </style:style>
    <style:style style:name="P259" style:family="paragraph" style:parent-style-name="Heading_20_3" style:list-style-name="L1">
      <style:text-properties fo:language="en" fo:country="US"/>
    </style:style>
    <style:style style:name="P260" style:family="paragraph" style:parent-style-name="Heading_20_3" style:list-style-name="L1">
      <style:text-properties fo:language="en" fo:country="US"/>
    </style:style>
    <style:style style:name="P261" style:family="paragraph" style:parent-style-name="Heading_20_3" style:list-style-name="L1">
      <style:text-properties fo:language="en" fo:country="US"/>
    </style:style>
    <style:style style:name="P262" style:family="paragraph" style:parent-style-name="Heading_20_3" style:list-style-name="L1">
      <style:text-properties fo:language="en" fo:country="US"/>
    </style:style>
    <style:style style:name="P263" style:family="paragraph" style:parent-style-name="Heading_20_3" style:list-style-name="L1">
      <style:text-properties fo:language="en" fo:country="US"/>
    </style:style>
    <style:style style:name="P264" style:family="paragraph" style:parent-style-name="Heading_20_3" style:list-style-name="L1">
      <style:text-properties fo:language="en" fo:country="US"/>
    </style:style>
    <style:style style:name="P265" style:family="paragraph" style:parent-style-name="Heading_20_3" style:list-style-name="L1">
      <style:text-properties fo:language="en" fo:country="US"/>
    </style:style>
    <style:style style:name="P266" style:family="paragraph" style:parent-style-name="Heading_20_3" style:list-style-name="L1">
      <style:text-properties fo:language="en" fo:country="US"/>
    </style:style>
    <style:style style:name="P267" style:family="paragraph" style:parent-style-name="Heading_20_3" style:list-style-name="L1">
      <style:text-properties fo:language="en" fo:country="US"/>
    </style:style>
    <style:style style:name="P268" style:family="paragraph" style:parent-style-name="Heading_20_3" style:list-style-name="L1">
      <style:text-properties fo:language="en" fo:country="US"/>
    </style:style>
    <style:style style:name="P269" style:family="paragraph" style:parent-style-name="Heading_20_3" style:list-style-name="L1">
      <style:text-properties fo:language="en" fo:country="US"/>
    </style:style>
    <style:style style:name="P270" style:family="paragraph" style:parent-style-name="Heading_20_3" style:list-style-name="L1">
      <style:text-properties fo:language="en" fo:country="US"/>
    </style:style>
    <style:style style:name="P271" style:family="paragraph" style:parent-style-name="Heading_20_3" style:list-style-name="L1">
      <style:text-properties fo:language="en" fo:country="US"/>
    </style:style>
    <style:style style:name="P272" style:family="paragraph" style:parent-style-name="Heading_20_3" style:list-style-name="L1">
      <style:text-properties fo:language="en" fo:country="US"/>
    </style:style>
    <style:style style:name="P273" style:family="paragraph" style:parent-style-name="Heading_20_3" style:list-style-name="L1">
      <style:text-properties fo:language="en" fo:country="US"/>
    </style:style>
    <style:style style:name="P274" style:family="paragraph" style:parent-style-name="Heading_20_3" style:list-style-name="L1">
      <style:text-properties fo:language="en" fo:country="US"/>
    </style:style>
    <style:style style:name="P275" style:family="paragraph" style:parent-style-name="Heading_20_3" style:list-style-name="L1">
      <style:text-properties fo:language="en" fo:country="US"/>
    </style:style>
    <style:style style:name="P276" style:family="paragraph" style:parent-style-name="Heading_20_3" style:list-style-name="L1">
      <style:text-properties fo:language="en" fo:country="US"/>
    </style:style>
    <style:style style:name="P277" style:family="paragraph" style:parent-style-name="Heading_20_3" style:list-style-name="L1">
      <style:text-properties fo:language="en" fo:country="US"/>
    </style:style>
    <style:style style:name="P278" style:family="paragraph" style:parent-style-name="Heading_20_3" style:list-style-name="L1">
      <style:text-properties fo:language="en" fo:country="US"/>
    </style:style>
    <style:style style:name="P279" style:family="paragraph" style:parent-style-name="Heading_20_3" style:list-style-name="L1">
      <style:text-properties fo:language="en" fo:country="US"/>
    </style:style>
    <style:style style:name="P280" style:family="paragraph" style:parent-style-name="Heading_20_3" style:list-style-name="L1">
      <style:text-properties fo:language="en" fo:country="US"/>
    </style:style>
    <style:style style:name="P281" style:family="paragraph" style:parent-style-name="Heading_20_3" style:list-style-name="L1">
      <style:text-properties fo:language="en" fo:country="US"/>
    </style:style>
    <style:style style:name="P282" style:family="paragraph" style:parent-style-name="Heading_20_3" style:list-style-name="L1">
      <style:text-properties fo:language="en" fo:country="US"/>
    </style:style>
    <style:style style:name="P283" style:family="paragraph" style:parent-style-name="Heading_20_3" style:list-style-name="L1">
      <style:text-properties fo:language="en" fo:country="US"/>
    </style:style>
    <style:style style:name="P284" style:family="paragraph" style:parent-style-name="Heading_20_3" style:list-style-name="L1">
      <style:text-properties fo:language="en" fo:country="US"/>
    </style:style>
    <style:style style:name="P285" style:family="paragraph" style:parent-style-name="Heading_20_3" style:list-style-name="L1">
      <style:text-properties fo:language="en" fo:country="US"/>
    </style:style>
    <style:style style:name="P286" style:family="paragraph" style:parent-style-name="Heading_20_3" style:list-style-name="L1">
      <style:text-properties fo:language="en" fo:country="US"/>
    </style:style>
    <style:style style:name="P287" style:family="paragraph" style:parent-style-name="Heading_20_3" style:list-style-name="L1">
      <style:text-properties fo:language="en" fo:country="US"/>
    </style:style>
    <style:style style:name="P288" style:family="paragraph" style:parent-style-name="Heading_20_3" style:list-style-name="L1">
      <style:text-properties fo:language="en" fo:country="US"/>
    </style:style>
    <style:style style:name="P289" style:family="paragraph" style:parent-style-name="Heading_20_3" style:list-style-name="L1">
      <style:text-properties fo:language="en" fo:country="US"/>
    </style:style>
    <style:style style:name="P290" style:family="paragraph" style:parent-style-name="Heading_20_3" style:list-style-name="L1">
      <style:text-properties fo:language="en" fo:country="US"/>
    </style:style>
    <style:style style:name="P291" style:family="paragraph" style:parent-style-name="Heading_20_3" style:list-style-name="L1">
      <style:text-properties fo:language="en" fo:country="US"/>
    </style:style>
    <style:style style:name="P292" style:family="paragraph" style:parent-style-name="Heading_20_3" style:list-style-name="L1">
      <style:text-properties fo:language="en" fo:country="US" fo:font-weight="bold" style:font-weight-asian="bold" style:font-weight-complex="bold"/>
    </style:style>
    <style:style style:name="P293" style:family="paragraph" style:parent-style-name="Heading_20_3" style:list-style-name="L1">
      <style:text-properties fo:language="en" fo:country="US"/>
    </style:style>
    <style:style style:name="P294" style:family="paragraph" style:parent-style-name="Heading_20_3" style:list-style-name="L1">
      <style:text-properties fo:language="en" fo:country="US"/>
    </style:style>
    <style:style style:name="P295" style:family="paragraph" style:parent-style-name="Heading_20_3" style:list-style-name="L1">
      <style:text-properties fo:language="en" fo:country="US"/>
    </style:style>
    <style:style style:name="P296" style:family="paragraph" style:parent-style-name="Heading_20_3" style:list-style-name="L1">
      <style:text-properties fo:language="en" fo:country="US"/>
    </style:style>
    <style:style style:name="P297" style:family="paragraph" style:parent-style-name="Heading_20_3" style:list-style-name="L1">
      <style:text-properties fo:language="en" fo:country="US"/>
    </style:style>
    <style:style style:name="P298" style:family="paragraph" style:parent-style-name="Heading_20_3" style:list-style-name="L1">
      <style:text-properties fo:language="en" fo:country="US"/>
    </style:style>
    <style:style style:name="P299" style:family="paragraph" style:parent-style-name="Heading_20_3" style:list-style-name="L1">
      <style:text-properties fo:language="en" fo:country="US"/>
    </style:style>
    <style:style style:name="P300" style:family="paragraph" style:parent-style-name="Heading_20_3" style:list-style-name="L1">
      <style:text-properties fo:language="en" fo:country="US"/>
    </style:style>
    <style:style style:name="P301" style:family="paragraph" style:parent-style-name="Heading_20_3" style:list-style-name="L1">
      <style:text-properties fo:language="en" fo:country="US"/>
    </style:style>
    <style:style style:name="P302" style:family="paragraph" style:parent-style-name="Heading_20_3" style:list-style-name="L1">
      <style:text-properties fo:language="en" fo:country="US"/>
    </style:style>
    <style:style style:name="P303" style:family="paragraph" style:parent-style-name="Heading_20_3" style:list-style-name="L1">
      <style:text-properties fo:language="en" fo:country="US"/>
    </style:style>
    <style:style style:name="P304" style:family="paragraph" style:parent-style-name="Heading_20_3" style:list-style-name="L1">
      <style:text-properties fo:language="en" fo:country="US"/>
    </style:style>
    <style:style style:name="P305" style:family="paragraph" style:parent-style-name="Heading_20_3" style:list-style-name="L1">
      <style:text-properties fo:language="en" fo:country="US"/>
    </style:style>
    <style:style style:name="P306" style:family="paragraph" style:parent-style-name="Heading_20_3" style:list-style-name="L1">
      <style:text-properties fo:language="en" fo:country="US"/>
    </style:style>
    <style:style style:name="P307" style:family="paragraph" style:parent-style-name="Heading_20_3" style:list-style-name="L1">
      <style:text-properties fo:language="en" fo:country="US"/>
    </style:style>
    <style:style style:name="P308" style:family="paragraph" style:parent-style-name="Heading_20_3" style:list-style-name="L1">
      <style:text-properties fo:language="en" fo:country="US"/>
    </style:style>
    <style:style style:name="P309" style:family="paragraph" style:parent-style-name="Heading_20_3" style:list-style-name="L1">
      <style:text-properties fo:language="en" fo:country="US"/>
    </style:style>
    <style:style style:name="P310" style:family="paragraph" style:parent-style-name="Heading_20_3" style:list-style-name="L1">
      <style:text-properties fo:language="en" fo:country="US"/>
    </style:style>
    <style:style style:name="P311" style:family="paragraph" style:parent-style-name="Heading_20_3" style:list-style-name="L1">
      <style:text-properties fo:language="en" fo:country="US"/>
    </style:style>
    <style:style style:name="P312" style:family="paragraph" style:parent-style-name="Heading_20_3" style:list-style-name="L1">
      <style:text-properties fo:language="en" fo:country="US"/>
    </style:style>
    <style:style style:name="P313" style:family="paragraph" style:parent-style-name="Heading_20_3" style:list-style-name="L1">
      <style:text-properties fo:language="en" fo:country="US"/>
    </style:style>
    <style:style style:name="P314" style:family="paragraph" style:parent-style-name="Heading_20_3" style:list-style-name="L1">
      <style:text-properties fo:language="en" fo:country="US"/>
    </style:style>
    <style:style style:name="P315" style:family="paragraph" style:parent-style-name="Heading_20_3" style:list-style-name="L1">
      <style:text-properties fo:language="en" fo:country="US"/>
    </style:style>
    <style:style style:name="P316" style:family="paragraph" style:parent-style-name="Heading_20_3" style:list-style-name="L1">
      <style:text-properties fo:language="en" fo:country="US"/>
    </style:style>
    <style:style style:name="P317" style:family="paragraph" style:parent-style-name="Heading_20_3" style:list-style-name="L1">
      <style:text-properties fo:language="en" fo:country="US"/>
    </style:style>
    <style:style style:name="P318" style:family="paragraph" style:parent-style-name="Heading_20_3" style:list-style-name="L1">
      <style:text-properties fo:language="en" fo:country="US"/>
    </style:style>
    <style:style style:name="P319" style:family="paragraph" style:parent-style-name="Heading_20_3" style:list-style-name="L1">
      <style:text-properties fo:language="en" fo:country="US"/>
    </style:style>
    <style:style style:name="P320" style:family="paragraph" style:parent-style-name="Heading_20_3" style:list-style-name="L1">
      <style:text-properties fo:language="en" fo:country="US"/>
    </style:style>
    <style:style style:name="P321" style:family="paragraph" style:parent-style-name="Heading_20_3" style:list-style-name="L1">
      <style:text-properties fo:language="en" fo:country="US"/>
    </style:style>
    <style:style style:name="P322" style:family="paragraph" style:parent-style-name="Heading_20_3" style:list-style-name="L1">
      <style:text-properties fo:language="en" fo:country="US"/>
    </style:style>
    <style:style style:name="P323" style:family="paragraph" style:parent-style-name="Heading_20_3" style:list-style-name="L1">
      <style:text-properties fo:language="en" fo:country="US"/>
    </style:style>
    <style:style style:name="P324" style:family="paragraph" style:parent-style-name="Heading_20_3" style:list-style-name="L1">
      <style:text-properties fo:language="en" fo:country="US"/>
    </style:style>
    <style:style style:name="P325" style:family="paragraph" style:parent-style-name="Heading_20_3" style:list-style-name="L1">
      <style:text-properties fo:language="en" fo:country="US"/>
    </style:style>
    <style:style style:name="P326" style:family="paragraph" style:parent-style-name="Heading_20_3" style:list-style-name="L1">
      <style:text-properties fo:language="en" fo:country="US"/>
    </style:style>
    <style:style style:name="P327" style:family="paragraph" style:parent-style-name="Heading_20_3" style:list-style-name="L1">
      <style:text-properties fo:language="en" fo:country="US"/>
    </style:style>
    <style:style style:name="P328" style:family="paragraph" style:parent-style-name="Heading_20_3" style:list-style-name="L1">
      <style:text-properties fo:language="en" fo:country="US"/>
    </style:style>
    <style:style style:name="P329" style:family="paragraph" style:parent-style-name="Heading_20_3" style:list-style-name="L1">
      <style:text-properties fo:language="en" fo:country="US"/>
    </style:style>
    <style:style style:name="P330" style:family="paragraph" style:parent-style-name="Heading_20_3" style:list-style-name="L1">
      <style:text-properties fo:language="en" fo:country="US"/>
    </style:style>
    <style:style style:name="P331" style:family="paragraph" style:parent-style-name="Heading_20_3" style:list-style-name="L1">
      <style:text-properties fo:language="en" fo:country="US"/>
    </style:style>
    <style:style style:name="P332" style:family="paragraph" style:parent-style-name="Heading_20_3" style:list-style-name="L1">
      <style:text-properties fo:language="en" fo:country="US"/>
    </style:style>
    <style:style style:name="P333" style:family="paragraph" style:parent-style-name="Heading_20_3" style:list-style-name="L1">
      <style:text-properties fo:language="en" fo:country="US"/>
    </style:style>
    <style:style style:name="P334" style:family="paragraph" style:parent-style-name="Heading_20_3" style:list-style-name="L1">
      <style:text-properties fo:language="en" fo:country="US"/>
    </style:style>
    <style:style style:name="P335" style:family="paragraph" style:parent-style-name="Heading_20_3" style:list-style-name="L1">
      <style:text-properties fo:language="en" fo:country="US"/>
    </style:style>
    <style:style style:name="P336" style:family="paragraph" style:parent-style-name="Heading_20_3" style:list-style-name="L1">
      <style:text-properties fo:language="en" fo:country="US"/>
    </style:style>
    <style:style style:name="P337" style:family="paragraph" style:parent-style-name="Heading_20_3" style:list-style-name="L1">
      <style:text-properties fo:language="en" fo:country="US"/>
    </style:style>
    <style:style style:name="P338" style:family="paragraph" style:parent-style-name="Heading_20_3" style:list-style-name="L1">
      <style:text-properties fo:language="en" fo:country="US"/>
    </style:style>
    <style:style style:name="P339" style:family="paragraph" style:parent-style-name="Heading_20_3" style:list-style-name="L1">
      <style:text-properties fo:language="en" fo:country="US"/>
    </style:style>
    <style:style style:name="P340" style:family="paragraph" style:parent-style-name="Heading_20_3" style:list-style-name="L1">
      <style:text-properties fo:language="en" fo:country="US"/>
    </style:style>
    <style:style style:name="P341" style:family="paragraph" style:parent-style-name="Heading_20_3" style:list-style-name="L1">
      <style:text-properties fo:language="en" fo:country="US"/>
    </style:style>
    <style:style style:name="P342" style:family="paragraph" style:parent-style-name="Heading_20_3" style:list-style-name="L1">
      <style:text-properties fo:language="en" fo:country="US"/>
    </style:style>
    <style:style style:name="P343" style:family="paragraph" style:parent-style-name="Heading_20_3" style:list-style-name="L1">
      <style:text-properties fo:language="en" fo:country="US"/>
    </style:style>
    <style:style style:name="P344" style:family="paragraph" style:parent-style-name="Heading_20_3" style:list-style-name="L1">
      <style:text-properties fo:language="en" fo:country="US"/>
    </style:style>
    <style:style style:name="P345" style:family="paragraph" style:parent-style-name="Heading_20_3" style:list-style-name="L1">
      <style:text-properties fo:language="en" fo:country="US"/>
    </style:style>
    <style:style style:name="P346" style:family="paragraph" style:parent-style-name="Heading_20_3" style:list-style-name="L1">
      <style:text-properties fo:language="en" fo:country="US"/>
    </style:style>
    <style:style style:name="P347" style:family="paragraph" style:parent-style-name="Heading_20_3" style:list-style-name="L1">
      <style:text-properties fo:language="en" fo:country="US"/>
    </style:style>
    <style:style style:name="P348" style:family="paragraph" style:parent-style-name="Heading_20_3" style:list-style-name="L1">
      <style:text-properties fo:language="en" fo:country="US"/>
    </style:style>
    <style:style style:name="P349" style:family="paragraph" style:parent-style-name="Heading_20_3" style:list-style-name="L1">
      <style:text-properties fo:language="en" fo:country="US"/>
    </style:style>
    <style:style style:name="P350" style:family="paragraph" style:parent-style-name="Heading_20_3" style:list-style-name="L1">
      <style:text-properties fo:language="en" fo:country="US"/>
    </style:style>
    <style:style style:name="P351" style:family="paragraph" style:parent-style-name="Heading_20_3" style:list-style-name="L1">
      <style:text-properties fo:language="en" fo:country="US"/>
    </style:style>
    <style:style style:name="P352" style:family="paragraph" style:parent-style-name="Heading_20_3" style:list-style-name="L1">
      <style:text-properties fo:language="en" fo:country="US"/>
    </style:style>
    <style:style style:name="P353" style:family="paragraph" style:parent-style-name="Heading_20_3" style:list-style-name="L1">
      <style:text-properties fo:language="en" fo:country="US"/>
    </style:style>
    <style:style style:name="P354" style:family="paragraph" style:parent-style-name="Heading_20_3" style:list-style-name="L1">
      <style:text-properties fo:language="en" fo:country="US"/>
    </style:style>
    <style:style style:name="P355" style:family="paragraph" style:parent-style-name="Heading_20_3" style:list-style-name="L1">
      <style:text-properties fo:language="en" fo:country="US"/>
    </style:style>
    <style:style style:name="P356" style:family="paragraph" style:parent-style-name="Heading_20_3" style:list-style-name="L1">
      <style:text-properties fo:language="en" fo:country="US"/>
    </style:style>
    <style:style style:name="P357" style:family="paragraph" style:parent-style-name="Heading_20_3" style:list-style-name="L1">
      <style:text-properties fo:language="en" fo:country="US"/>
    </style:style>
    <style:style style:name="P358" style:family="paragraph" style:parent-style-name="Heading_20_3" style:list-style-name="L1">
      <style:text-properties fo:language="en" fo:country="US"/>
    </style:style>
    <style:style style:name="P359" style:family="paragraph" style:parent-style-name="Heading_20_3" style:list-style-name="L1">
      <style:text-properties fo:language="en" fo:country="US"/>
    </style:style>
    <style:style style:name="P360" style:family="paragraph" style:parent-style-name="Heading_20_3" style:list-style-name="L1">
      <style:text-properties fo:language="en" fo:country="US"/>
    </style:style>
    <style:style style:name="P361" style:family="paragraph" style:parent-style-name="Heading_20_3" style:list-style-name="L1">
      <style:text-properties fo:language="en" fo:country="US"/>
    </style:style>
    <style:style style:name="P362" style:family="paragraph" style:parent-style-name="Heading_20_3" style:list-style-name="L1">
      <style:text-properties fo:language="en" fo:country="US"/>
    </style:style>
    <style:style style:name="P363" style:family="paragraph" style:parent-style-name="Heading_20_3" style:list-style-name="L1">
      <style:text-properties fo:language="en" fo:country="US"/>
    </style:style>
    <style:style style:name="P364" style:family="paragraph" style:parent-style-name="Heading_20_3" style:list-style-name="L1">
      <style:text-properties fo:language="en" fo:country="US"/>
    </style:style>
    <style:style style:name="P365" style:family="paragraph" style:parent-style-name="Heading_20_3" style:list-style-name="L1">
      <style:text-properties fo:language="en" fo:country="US"/>
    </style:style>
    <style:style style:name="P366" style:family="paragraph" style:parent-style-name="Heading_20_3" style:list-style-name="L1">
      <style:text-properties fo:language="en" fo:country="US"/>
    </style:style>
    <style:style style:name="P367" style:family="paragraph" style:parent-style-name="Heading_20_3" style:list-style-name="L1">
      <style:text-properties fo:language="en" fo:country="US"/>
    </style:style>
    <style:style style:name="P368" style:family="paragraph" style:parent-style-name="Heading_20_3" style:list-style-name="L1">
      <style:text-properties fo:language="en" fo:country="US"/>
    </style:style>
    <style:style style:name="P369" style:family="paragraph" style:parent-style-name="Heading_20_3" style:list-style-name="L1">
      <style:text-properties fo:language="en" fo:country="US"/>
    </style:style>
    <style:style style:name="P370" style:family="paragraph" style:parent-style-name="Heading_20_3" style:list-style-name="L1">
      <style:text-properties fo:language="en" fo:country="US"/>
    </style:style>
    <style:style style:name="P371" style:family="paragraph" style:parent-style-name="Heading_20_3" style:list-style-name="L1">
      <style:text-properties fo:language="en" fo:country="US"/>
    </style:style>
    <style:style style:name="P372" style:family="paragraph" style:parent-style-name="Heading_20_3" style:list-style-name="L1">
      <style:text-properties fo:language="en" fo:country="US"/>
    </style:style>
    <style:style style:name="P373" style:family="paragraph" style:parent-style-name="Heading_20_3" style:list-style-name="L1">
      <style:text-properties fo:language="en" fo:country="US"/>
    </style:style>
    <style:style style:name="P374" style:family="paragraph" style:parent-style-name="Heading_20_3" style:list-style-name="L1">
      <style:text-properties fo:language="en" fo:country="US"/>
    </style:style>
    <style:style style:name="P375" style:family="paragraph" style:parent-style-name="Heading_20_3" style:list-style-name="L1">
      <style:text-properties fo:language="en" fo:country="US"/>
    </style:style>
    <style:style style:name="P376" style:family="paragraph" style:parent-style-name="Heading_20_3" style:list-style-name="L1">
      <style:text-properties fo:language="en" fo:country="US"/>
    </style:style>
    <style:style style:name="P377" style:family="paragraph" style:parent-style-name="Heading_20_3" style:list-style-name="L1">
      <style:text-properties fo:language="en" fo:country="US"/>
    </style:style>
    <style:style style:name="P378" style:family="paragraph" style:parent-style-name="Heading_20_3" style:list-style-name="L1">
      <style:text-properties fo:language="en" fo:country="US"/>
    </style:style>
    <style:style style:name="P379" style:family="paragraph" style:parent-style-name="Heading_20_3" style:list-style-name="L1">
      <style:text-properties fo:language="en" fo:country="US"/>
    </style:style>
    <style:style style:name="P380" style:family="paragraph" style:parent-style-name="Heading_20_3" style:list-style-name="L1"/>
    <style:style style:name="P381" style:family="paragraph" style:parent-style-name="Heading_20_3" style:list-style-name="L1"/>
    <style:style style:name="P382" style:family="paragraph" style:parent-style-name="Heading_20_3" style:list-style-name="L1"/>
    <style:style style:name="P383" style:family="paragraph" style:parent-style-name="Heading_20_3" style:list-style-name="L1"/>
    <style:style style:name="P384" style:family="paragraph" style:parent-style-name="Heading_20_3" style:list-style-name="L1"/>
    <style:style style:name="P385" style:family="paragraph" style:parent-style-name="Heading_20_3" style:list-style-name="L1"/>
    <style:style style:name="P386" style:family="paragraph" style:parent-style-name="Heading_20_3" style:list-style-name="L1"/>
    <style:style style:name="P387" style:family="paragraph" style:parent-style-name="Heading_20_3" style:list-style-name="L1"/>
    <style:style style:name="P388" style:family="paragraph" style:parent-style-name="Heading_20_3" style:list-style-name="L1">
      <style:text-properties style:font-name="Arial" fo:language="en" fo:country="US"/>
    </style:style>
    <style:style style:name="P389" style:family="paragraph" style:parent-style-name="Heading_20_3" style:list-style-name="L1">
      <style:text-properties style:font-name="Arial" fo:language="en" fo:country="US"/>
    </style:style>
    <style:style style:name="P390" style:family="paragraph" style:parent-style-name="Heading_20_3" style:list-style-name="L1">
      <style:text-properties style:font-name="Arial" fo:language="en" fo:country="US"/>
    </style:style>
    <style:style style:name="P391" style:family="paragraph" style:parent-style-name="Heading_20_3" style:list-style-name="L1">
      <style:text-properties style:font-name="Arial" fo:language="en" fo:country="US"/>
    </style:style>
    <style:style style:name="P392" style:family="paragraph" style:parent-style-name="Heading_20_3" style:list-style-name="L1">
      <style:text-properties style:font-name="Arial" fo:language="en" fo:country="US"/>
    </style:style>
    <style:style style:name="P393" style:family="paragraph" style:parent-style-name="Heading_20_3" style:list-style-name="L1">
      <style:text-properties style:font-name="Arial" fo:language="en" fo:country="US"/>
    </style:style>
    <style:style style:name="P394" style:family="paragraph" style:parent-style-name="Heading_20_3" style:list-style-name="L1">
      <style:text-properties style:font-name="Arial" fo:language="en" fo:country="US"/>
    </style:style>
    <style:style style:name="P395" style:family="paragraph" style:parent-style-name="Heading_20_3" style:list-style-name="L1">
      <style:paragraph-properties fo:break-before="page"/>
    </style:style>
    <style:style style:name="P396" style:family="paragraph" style:parent-style-name="Heading_20_3" style:list-style-name="L1">
      <style:paragraph-properties fo:break-before="page"/>
      <style:text-properties fo:language="en" fo:country="US"/>
    </style:style>
    <style:style style:name="P397" style:family="paragraph" style:parent-style-name="Heading_20_3" style:list-style-name="L1">
      <style:paragraph-properties fo:break-before="page"/>
      <style:text-properties fo:language="en" fo:country="US"/>
    </style:style>
    <style:style style:name="P398" style:family="paragraph" style:parent-style-name="Heading_20_3" style:list-style-name="L1">
      <style:paragraph-properties fo:break-before="page"/>
      <style:text-properties fo:language="en" fo:country="US"/>
    </style:style>
    <style:style style:name="P399" style:family="paragraph" style:parent-style-name="Heading_20_3" style:list-style-name="L1">
      <style:paragraph-properties fo:break-before="page"/>
      <style:text-properties fo:language="en" fo:country="US"/>
    </style:style>
    <style:style style:name="P400" style:family="paragraph" style:parent-style-name="Heading_20_3" style:list-style-name="L1">
      <style:paragraph-properties fo:break-before="page"/>
      <style:text-properties fo:language="en" fo:country="US"/>
    </style:style>
    <style:style style:name="P401" style:family="paragraph" style:parent-style-name="Heading_20_3" style:list-style-name="L1">
      <style:paragraph-properties fo:break-before="page"/>
      <style:text-properties fo:language="en" fo:country="US"/>
    </style:style>
    <style:style style:name="P402" style:family="paragraph" style:parent-style-name="Heading_20_3" style:list-style-name="L1">
      <style:paragraph-properties fo:margin-top="0.423cm" fo:margin-bottom="0.212cm" fo:break-before="page" style:shadow="none" fo:keep-with-next="always"/>
    </style:style>
    <style:style style:name="P403" style:family="paragraph" style:parent-style-name="Heading_20_3" style:list-style-name="L1">
      <style:paragraph-properties fo:margin-top="0.423cm" fo:margin-bottom="0.212cm" style:shadow="none" fo:keep-with-next="always"/>
    </style:style>
    <style:style style:name="P404" style:family="paragraph" style:parent-style-name="Heading_20_3" style:list-style-name="L1">
      <style:paragraph-properties fo:margin-top="0.423cm" fo:margin-bottom="0.212cm" style:shadow="none" fo:keep-with-next="always"/>
    </style:style>
    <style:style style:name="P405" style:family="paragraph" style:parent-style-name="Heading_20_3" style:list-style-name="L1">
      <style:paragraph-properties fo:margin-top="0.423cm" fo:margin-bottom="0.212cm" style:shadow="none" fo:keep-with-next="always"/>
    </style:style>
    <style:style style:name="P406" style:family="paragraph" style:parent-style-name="Heading_20_3" style:list-style-name="L1">
      <style:paragraph-properties fo:margin-top="0.423cm" fo:margin-bottom="0.212cm" style:shadow="none" fo:keep-with-next="always"/>
    </style:style>
    <style:style style:name="P407" style:family="paragraph" style:parent-style-name="Heading_20_3" style:list-style-name="L1">
      <style:paragraph-properties fo:margin-top="0.423cm" fo:margin-bottom="0.212cm" style:shadow="none" fo:keep-with-next="always"/>
    </style:style>
    <style:style style:name="P408" style:family="paragraph" style:parent-style-name="Heading_20_3" style:list-style-name="L1">
      <style:paragraph-properties fo:margin-top="0.423cm" fo:margin-bottom="0.212cm" style:shadow="none" fo:keep-with-next="always"/>
    </style:style>
    <style:style style:name="P409" style:family="paragraph" style:parent-style-name="Heading_20_3" style:list-style-name="L1">
      <style:paragraph-properties fo:margin-top="0.423cm" fo:margin-bottom="0.212cm" style:shadow="none" fo:keep-with-next="always"/>
    </style:style>
    <style:style style:name="P410" style:family="paragraph" style:parent-style-name="Heading_20_3" style:list-style-name="L1">
      <style:paragraph-properties fo:margin-top="0.423cm" fo:margin-bottom="0.212cm" style:shadow="none" fo:keep-with-next="always"/>
    </style:style>
    <style:style style:name="P411" style:family="paragraph" style:parent-style-name="Heading_20_3" style:list-style-name="L1">
      <style:paragraph-properties fo:margin-top="0.423cm" fo:margin-bottom="0.212cm" style:shadow="none" fo:keep-with-next="always"/>
    </style:style>
    <style:style style:name="P412" style:family="paragraph" style:parent-style-name="Heading_20_3" style:list-style-name="L1">
      <style:paragraph-properties fo:margin-top="0.423cm" fo:margin-bottom="0.212cm" fo:keep-with-next="always"/>
      <style:text-properties style:font-name="Arial" fo:font-size="13pt" fo:language="en" fo:country="US" fo:font-weight="bold" style:font-name-asian="MS Mincho" style:font-size-asian="14pt" style:font-weight-asian="bold" style:font-name-complex="Tahoma" style:font-size-complex="14pt" style:font-weight-complex="bold"/>
    </style:style>
    <style:style style:name="P413" style:family="paragraph" style:parent-style-name="Heading_20_3" style:list-style-name="L1">
      <style:paragraph-properties fo:margin-top="0.423cm" fo:margin-bottom="0.212cm" fo:keep-with-next="always"/>
      <style:text-properties style:font-name="Arial" fo:font-size="13pt" fo:language="en" fo:country="US" fo:font-weight="bold" style:font-name-asian="MS Mincho" style:font-size-asian="14pt" style:font-weight-asian="bold" style:font-name-complex="Tahoma" style:font-size-complex="14pt" style:font-weight-complex="bold"/>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style="italic" style:font-style-asian="italic" style:font-style-complex="italic"/>
    </style:style>
    <style:style style:name="T4" style:family="text">
      <style:text-properties fo:language="en" fo:country="US" fo:font-weight="bold"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style>
    <style:style style:name="T8" style:family="text">
      <style:text-properties fo:font-style="italic" fo:font-weight="normal" style:font-style-asian="italic" style:font-weight-asian="normal"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style:font-style-asian="italic" style:font-weight-asian="normal" style:font-weight-complex="normal"/>
    </style:style>
    <style:style style:name="T11" style:family="text">
      <style:text-properties fo:font-style="italic" fo:font-weight="bold" style:font-style-asian="italic" style:font-weight-asian="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style:text-underline-style="none" fo:font-weight="normal" style:font-style-asian="italic" style:font-weight-asian="normal" style:font-style-complex="italic" style:font-weight-complex="normal"/>
    </style:style>
    <style:style style:name="T14" style:family="text">
      <style:text-properties fo:font-style="italic" style:text-underline-style="none"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weight="normal" style:font-weight-asian="normal"/>
    </style:style>
    <style:style style:name="T19" style:family="text">
      <style:text-properties fo:font-weight="normal" style:font-weight-asian="normal" style:font-weight-complex="normal"/>
    </style:style>
    <style:style style:name="T20" style:family="text">
      <style:text-properties style:font-name="Courier New"/>
    </style:style>
    <style:style style:name="T21" style:family="text">
      <style:text-properties style:font-name="Courier New" fo:font-weight="bold" style:font-weight-asian="bold" style:font-weight-complex="bold"/>
    </style:style>
    <style:style style:name="T22" style:family="text">
      <style:text-properties style:font-name="Courier New" fo:font-style="italic" style:font-style-asian="italic" style:font-style-complex="italic"/>
    </style:style>
    <style:style style:name="T23" style:family="text">
      <style:text-properties style:font-name="Courier New" fo:font-style="italic" fo:font-weight="normal" style:font-style-asian="italic" style:font-weight-asian="normal" style:font-style-complex="italic" style:font-weight-complex="normal"/>
    </style:style>
    <style:style style:name="T24" style:family="text">
      <style:text-properties style:font-name="Courier New" fo:font-weight="normal" style:font-weight-asian="normal" style:font-weight-complex="normal"/>
    </style:style>
    <style:style style:name="T25" style:family="text">
      <style:text-properties style:font-name="Courier New" fo:language="en" fo:country="US"/>
    </style:style>
    <style:style style:name="T26" style:family="text">
      <style:text-properties style:font-name="Courier New" fo:language="en" fo:country="US" fo:font-style="normal" fo:font-weight="normal" style:font-style-asian="normal" style:font-weight-asian="normal" style:font-style-complex="normal" style:font-weight-complex="normal"/>
    </style:style>
    <style:style style:name="T27" style:family="text">
      <style:text-properties style:font-name="Courier New" fo:language="en" fo:country="US" fo:font-style="normal" fo:font-weight="bold" style:font-style-asian="normal" style:font-weight-asian="bold" style:font-style-complex="normal" style:font-weight-complex="bold"/>
    </style:style>
    <style:style style:name="T28" style:family="text">
      <style:text-properties style:font-name="Courier New" fo:language="en" fo:country="US" fo:font-style="italic" fo:font-weight="normal" style:font-style-asian="italic" style:font-weight-asian="normal" style:font-style-complex="italic" style:font-weight-complex="normal"/>
    </style:style>
    <style:style style:name="T29" style:family="text">
      <style:text-properties style:font-name="Courier New" fo:language="en" fo:country="US" fo:font-style="italic" style:font-style-asian="italic" style:font-style-complex="italic"/>
    </style:style>
    <style:style style:name="T30" style:family="text">
      <style:text-properties style:font-name="Courier New" fo:language="en" fo:country="US" fo:font-weight="bold" style:font-weight-asian="bold" style:font-weight-complex="bold"/>
    </style:style>
    <style:style style:name="T31" style:family="text">
      <style:text-properties style:font-name="Courier New" fo:font-style="normal" fo:font-weight="bold" style:font-style-asian="normal" style:font-weight-asian="bold" style:font-style-complex="normal" style:font-weight-complex="bold"/>
    </style:style>
    <style:style style:name="T32" style:family="text">
      <style:text-properties fo:font-weight="bold" style:font-weight-asian="bold"/>
    </style:style>
    <style:style style:name="T33" style:family="text">
      <style:text-properties fo:font-weight="bold" style:font-weight-asian="bold" style:font-weight-complex="bold"/>
    </style:style>
    <style:style style:name="T34" style:family="text">
      <style:text-properties style:font-name="Times New Roman"/>
    </style:style>
    <style:style style:name="T35" style:family="text">
      <style:text-properties style:font-name="Times New Roman" fo:font-weight="normal" style:font-weight-asian="normal" style:font-weight-complex="normal"/>
    </style:style>
    <style:style style:name="T36" style:family="text">
      <style:text-properties style:font-name="Times New Roman" style:font-name-asian="Wingdings" style:font-name-complex="Wingdings"/>
    </style:style>
    <style:style style:name="T37" style:family="text">
      <style:text-properties style:font-name="Times New Roman" fo:language="en" fo:country="US"/>
    </style:style>
    <style:style style:name="T38" style:family="text">
      <style:text-properties style:font-name="Times New Roman" fo:language="en" fo:country="US" fo:font-weight="normal" style:font-weight-asian="normal" style:font-weight-complex="normal"/>
    </style:style>
    <style:style style:name="T39" style:family="text">
      <style:text-properties style:font-name="Wingdings" style:font-name-asian="Wingdings" style:font-name-complex="Wingdings"/>
    </style:style>
    <style:style style:name="T40" style:family="text">
      <style:text-properties style:font-name="Wingdings" fo:language="en" fo:country="US" style:font-name-asian="Wingdings" style:font-name-complex="Wingdings"/>
    </style:style>
    <style:style style:name="T41" style:family="text">
      <style:text-properties style:font-name="Wingdings" fo:font-weight="bold" style:font-name-asian="Wingdings" style:font-weight-asian="bold" style:font-name-complex="Wingdings"/>
    </style:style>
    <style:style style:name="T42" style:family="text">
      <style:text-properties style:font-name="Courier New2"/>
    </style:style>
    <style:style style:name="T43" style:family="text">
      <style:text-properties style:font-name="Courier New2" fo:language="en" fo:country="US"/>
    </style:style>
    <style:style style:name="T44" style:family="text">
      <style:text-properties style:text-position="super 58%"/>
    </style:style>
    <style:style style:name="T45" style:family="text">
      <style:text-properties style:text-position="super 58%" fo:language="en" fo:country="US"/>
    </style:style>
    <style:style style:name="T46" style:family="text">
      <style:text-properties style:font-name-asian="Wingdings" style:font-name-complex="Wingdings"/>
    </style:style>
    <style:style style:name="T47" style:family="text">
      <style:text-properties style:font-name="Arial" fo:font-size="14pt" fo:language="en" fo:country="US" fo:font-style="normal" fo:font-weight="bold" style:font-name-asian="MS Mincho" style:font-size-asian="14pt" style:font-style-asian="italic" style:font-weight-asian="bold" style:font-name-complex="Tahoma" style:font-size-complex="14pt" style:font-style-complex="italic" style:font-weight-complex="bold"/>
    </style:style>
    <style:style style:name="T48" style:family="text">
      <style:text-properties style:font-name="Arial" fo:font-size="14pt" fo:language="en" fo:country="US" fo:font-style="normal" fo:font-weight="bold" style:font-name-asian="MS Mincho" style:font-size-asian="14pt" style:font-style-asian="normal" style:font-weight-asian="bold" style:font-name-complex="Tahoma" style:font-size-complex="14pt" style:font-style-complex="italic" style:font-weight-complex="bold"/>
    </style:style>
    <style:style style:name="T49" style:family="text">
      <style:text-properties style:font-name="Arial" fo:font-size="13pt" fo:language="en" fo:country="US" fo:font-weight="bold" style:font-name-asian="MS Mincho" style:font-size-asian="14pt" style:font-weight-asian="bold" style:font-name-complex="Tahoma" style:font-size-complex="14pt" style:font-weight-complex="bold"/>
    </style:style>
    <style:style style:name="T50" style:family="text">
      <style:text-properties style:text-position="0% 100%"/>
    </style:style>
    <style:style style:name="T51" style:family="text">
      <style:text-properties style:font-name="Courier New1"/>
    </style:style>
    <style:style style:name="T52" style:family="text">
      <style:text-properties style:font-name="Courier New1" fo:font-weight="bold" style:font-weight-asian="bold"/>
    </style:style>
    <style:style style:name="T53" style:family="text">
      <style:text-properties style:font-name="Courier New1" fo:font-weight="bold" style:font-weight-asian="bold" style:font-weight-complex="bold"/>
    </style:style>
    <style:style style:name="T54" style:family="text">
      <style:text-properties style:font-name="Courier New1" fo:font-style="italic" style:font-style-asian="italic"/>
    </style:style>
    <style:style style:name="T55" style:family="text">
      <style:text-properties style:font-name="Courier New1" fo:font-style="italic" style:font-style-asian="italic" style:font-style-complex="italic"/>
    </style:style>
    <style:style style:name="T56" style:family="text">
      <style:text-properties style:font-name="Courier New1" fo:font-style="italic" fo:font-weight="normal" style:font-style-asian="italic" style:font-weight-asian="normal"/>
    </style:style>
    <style:style style:name="T57" style:family="text">
      <style:text-properties style:font-name="Courier New1" fo:font-style="italic" fo:font-weight="normal" style:font-style-asian="italic" style:font-weight-asian="normal" style:font-style-complex="italic" style:font-weight-complex="normal"/>
    </style:style>
    <style:style style:name="T58" style:family="text">
      <style:text-properties style:font-name="Courier New1" fo:font-style="italic" fo:font-weight="bold" style:font-style-asian="italic" style:font-weight-asian="bold"/>
    </style:style>
    <style:style style:name="T59" style:family="text">
      <style:text-properties style:font-name="Courier New1" fo:font-weight="normal" style:font-weight-asian="normal"/>
    </style:style>
    <style:style style:name="T60" style:family="text">
      <style:text-properties style:font-name="Courier New1" fo:font-weight="normal" style:font-weight-asian="normal" style:font-weight-complex="normal"/>
    </style:style>
    <style:style style:name="T61" style:family="text">
      <style:text-properties style:font-name="Courier New1" fo:font-style="normal" fo:font-weight="bold" style:font-style-asian="normal" style:font-weight-asian="bold"/>
    </style:style>
    <style:style style:name="T62" style:family="text">
      <style:text-properties style:font-name="Courier New1" fo:font-style="normal" fo:font-weight="bold" style:font-style-asian="normal" style:font-weight-asian="bold" style:font-style-complex="normal" style:font-weight-complex="bold"/>
    </style:style>
    <style:style style:name="T63" style:family="text">
      <style:text-properties style:font-name="Courier New1" fo:font-style="normal" style:font-style-asian="normal" style:font-style-complex="normal"/>
    </style:style>
    <style:style style:name="T64" style:family="text">
      <style:text-properties style:text-underline-style="solid" style:text-underline-width="auto" style:text-underline-color="font-color"/>
    </style:style>
    <style:style style:name="T65" style:family="text">
      <style:text-properties fo:color="#ff0000" fo:font-weight="bold" style:font-weight-asian="bold"/>
    </style:style>
    <style:style style:name="T66" style:family="text">
      <style:text-properties fo:color="#ff0000" fo:font-weight="bold" style:font-weight-asian="bold" style:font-weight-complex="bold"/>
    </style:style>
    <style:style style:name="T67" style:family="text">
      <style:text-properties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4">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rtScript V4.11</text:p>
      <text:p text:style-name="P2"/>
      <text:p text:style-name="P3">(c) Mirko Schenk</text:p>
      <text:p text:style-name="P3">mort@sto-helit.de</text:p>
      <text:p text:style-name="P3">http://www.sto-helit.de</text:p>
      <text:p text:style-name="P3"/>
      <text:table-of-content text:style-name="Sect1" text:name="Inhaltsverzeichnis1">
        <text:table-of-content-source text:outline-level="10">
          <text:index-title-template text:style-name="Contents_20_Heading">Contents</text:index-title-template>
          <text:table-of-content-entry-template text:outline-level="1" text:style-name="Contents_20_1">
            <text:index-entry-link-start/>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Contents</text:p>
          </text:index-title>
          <text:p text:style-name="P63"><text:a xlink:type="simple" xlink:href="#1.What is MortScript? / License|outline"><text:s/>1 What is MortScript? / License</text:a><text:tab/><text:a xlink:type="simple" xlink:href="#1.What is MortScript? / License|outline" text:style-name="Internet_20_link" text:visited-style-name="Internet_20_link">5</text:a></text:p>
          <text:p text:style-name="P63"><text:a xlink:type="simple" xlink:href="#2.Functional range|outline"><text:s/>2 Functional range</text:a><text:tab/><text:a xlink:type="simple" xlink:href="#2.Functional range|outline" text:style-name="Internet_20_link" text:visited-style-name="Internet_20_link">5</text:a></text:p>
          <text:p text:style-name="P63"><text:a xlink:type="simple" xlink:href="#3.Installation|outline"><text:s/>3 Installation</text:a><text:tab/><text:a xlink:type="simple" xlink:href="#3.Installation|outline" text:style-name="Internet_20_link" text:visited-style-name="Internet_20_link">6</text:a></text:p>
          <text:p text:style-name="P64"><text:a xlink:type="simple" xlink:href="#3.1.Different MortScript variations|outline"><text:s/>3.1 Different MortScript variations</text:a><text:tab/><text:a xlink:type="simple" xlink:href="#3.1.Different MortScript variations|outline" text:style-name="Internet_20_link" text:visited-style-name="Internet_20_link">6</text:a></text:p>
          <text:p text:style-name="P64"><text:a xlink:type="simple" xlink:href="#3.2.PC Setup|outline"><text:s/>3.2 PC Setup</text:a><text:tab/><text:a xlink:type="simple" xlink:href="#3.2.PC Setup|outline" text:style-name="Internet_20_link" text:visited-style-name="Internet_20_link">6</text:a></text:p>
          <text:p text:style-name="P64"><text:a xlink:type="simple" xlink:href="#3.3.CAB file|outline"><text:s/>3.3 CAB file</text:a><text:tab/><text:a xlink:type="simple" xlink:href="#3.3.CAB file|outline" text:style-name="Internet_20_link" text:visited-style-name="Internet_20_link">6</text:a></text:p>
          <text:p text:style-name="P64"><text:a xlink:type="simple" xlink:href="#3.4.Binaries|outline"><text:s/>3.4 Binaries</text:a><text:tab/><text:a xlink:type="simple" xlink:href="#3.4.Binaries|outline" text:style-name="Internet_20_link" text:visited-style-name="Internet_20_link">6</text:a></text:p>
          <text:p text:style-name="P63"><text:a xlink:type="simple" xlink:href="#4.Usage|outline"><text:s/>4 Usage</text:a><text:tab/><text:a xlink:type="simple" xlink:href="#4.Usage|outline" text:style-name="Internet_20_link" text:visited-style-name="Internet_20_link">7</text:a></text:p>
          <text:p text:style-name="P64"><text:a xlink:type="simple" xlink:href="#4.1.Create and execute scripts|outline"><text:s/>4.1 Create and execute scripts</text:a><text:tab/><text:a xlink:type="simple" xlink:href="#4.1.Create and execute scripts|outline" text:style-name="Internet_20_link" text:visited-style-name="Internet_20_link">7</text:a></text:p>
          <text:p text:style-name="P64"><text:a xlink:type="simple" xlink:href="#4.2.Parameters for MortScript.exe|outline"><text:s/>4.2 Parameters for MortScript.exe</text:a><text:tab/><text:a xlink:type="simple" xlink:href="#4.2.Parameters for MortScript.exe|outline" text:style-name="Internet_20_link" text:visited-style-name="Internet_20_link">7</text:a></text:p>
          <text:p text:style-name="P64"><text:a xlink:type="simple" xlink:href="#4.3.Multiple instances and aborting scripts|outline"><text:s/>4.3 Multiple instances and aborting scripts</text:a><text:tab/><text:a xlink:type="simple" xlink:href="#4.3.Multiple instances and aborting scripts|outline" text:style-name="Internet_20_link" text:visited-style-name="Internet_20_link">7</text:a></text:p>
          <text:p text:style-name="P63"><text:a xlink:type="simple" xlink:href="#5.Additional tools|outline"><text:s/>5 Additional tools</text:a><text:tab/><text:a xlink:type="simple" xlink:href="#5.Additional tools|outline" text:style-name="Internet_20_link" text:visited-style-name="Internet_20_link">8</text:a></text:p>
          <text:p text:style-name="P64"><text:a xlink:type="simple" xlink:href="#5.1.Execute scripts when a storage card is inserted or removed|outline"><text:s/>5.1 Execute scripts when a storage card is inserted or removed</text:a><text:tab/><text:a xlink:type="simple" xlink:href="#5.1.Execute scripts when a storage card is inserted or removed|outline" text:style-name="Internet_20_link" text:visited-style-name="Internet_20_link">8</text:a></text:p>
          <text:p text:style-name="P64"><text:a xlink:type="simple" xlink:href="#5.2.“Dummy exe” for scripts|outline"><text:s/>5.2 “Dummy exe” for scripts</text:a><text:tab/><text:a xlink:type="simple" xlink:href="#5.2.“Dummy exe” for scripts|outline" text:style-name="Internet_20_link" text:visited-style-name="Internet_20_link">8</text:a></text:p>
          <text:p text:style-name="P64"><text:a xlink:type="simple" xlink:href="#5.3.Supporting scripts for CAB installations (setup.dll)|outline"><text:s/>5.3 Supporting scripts for CAB installations (setup.dll)</text:a><text:tab/><text:a xlink:type="simple" xlink:href="#5.3.Supporting scripts for CAB installations (setup.dll)|outline" text:style-name="Internet_20_link" text:visited-style-name="Internet_20_link">8</text:a></text:p>
          <text:p text:style-name="P63"><text:a xlink:type="simple" xlink:href="#6.Important general informations|outline"><text:s/>6 Important general informations</text:a><text:tab/><text:a xlink:type="simple" xlink:href="#6.Important general informations|outline" text:style-name="Internet_20_link" text:visited-style-name="Internet_20_link">9</text:a></text:p>
          <text:p text:style-name="P64"><text:a xlink:type="simple" xlink:href="#6.1.Glossary|outline"><text:s/>6.1 Glossary</text:a><text:tab/><text:a xlink:type="simple" xlink:href="#6.1.Glossary|outline" text:style-name="Internet_20_link" text:visited-style-name="Internet_20_link">9</text:a></text:p>
          <text:p text:style-name="P64"><text:a xlink:type="simple" xlink:href="#6.2.Syntax style in this manual|outline"><text:s/>6.2 Syntax style in this manual</text:a><text:tab/><text:a xlink:type="simple" xlink:href="#6.2.Syntax style in this manual|outline" text:style-name="Internet_20_link" text:visited-style-name="Internet_20_link">9</text:a></text:p>
          <text:p text:style-name="P64"><text:a xlink:type="simple" xlink:href="#6.3.Spaces, tabulators, and line breaks|outline"><text:s/>6.3 Spaces, tabulators, and line breaks</text:a><text:tab/><text:a xlink:type="simple" xlink:href="#6.3.Spaces, tabulators, and line breaks|outline" text:style-name="Internet_20_link" text:visited-style-name="Internet_20_link">10</text:a></text:p>
          <text:p text:style-name="P64"><text:a xlink:type="simple" xlink:href="#6.4.Case sensitivity|outline"><text:s/>6.4 Case sensitivity</text:a><text:tab/><text:a xlink:type="simple" xlink:href="#6.4.Case sensitivity|outline" text:style-name="Internet_20_link" text:visited-style-name="Internet_20_link">10</text:a></text:p>
          <text:p text:style-name="P64"><text:a xlink:type="simple" xlink:href="#6.5.Directories and files|outline"><text:s/>6.5 Directories and files</text:a><text:tab/><text:a xlink:type="simple" xlink:href="#6.5.Directories and files|outline" text:style-name="Internet_20_link" text:visited-style-name="Internet_20_link">10</text:a></text:p>
          <text:p text:style-name="P64"><text:a xlink:type="simple" xlink:href="#6.6.Comments|outline"><text:s/>6.6 Comments</text:a><text:tab/><text:a xlink:type="simple" xlink:href="#6.6.Comments|outline" text:style-name="Internet_20_link" text:visited-style-name="Internet_20_link">10</text:a></text:p>
          <text:p text:style-name="P63"><text:a xlink:type="simple" xlink:href="#7.Supported parameters and assignments|outline"><text:s/>7 Supported parameters and assignments</text:a><text:tab/><text:a xlink:type="simple" xlink:href="#7.Supported parameters and assignments|outline" text:style-name="Internet_20_link" text:visited-style-name="Internet_20_link">11</text:a></text:p>
          <text:p text:style-name="P64"><text:a xlink:type="simple" xlink:href="#7.1.Expressions|outline"><text:s/>7.1 Expressions</text:a><text:tab/><text:a xlink:type="simple" xlink:href="#7.1.Expressions|outline" text:style-name="Internet_20_link" text:visited-style-name="Internet_20_link">11</text:a></text:p>
          <text:p text:style-name="P64"><text:a xlink:type="simple" xlink:href="#7.2.Data types|outline"><text:s/>7.2 Data types</text:a><text:tab/><text:a xlink:type="simple" xlink:href="#7.2.Data types|outline" text:style-name="Internet_20_link" text:visited-style-name="Internet_20_link">12</text:a></text:p>
          <text:p text:style-name="P64"><text:a xlink:type="simple" xlink:href="#7.3.Fixed strings|outline"><text:s/>7.3 Fixed strings</text:a><text:tab/><text:a xlink:type="simple" xlink:href="#7.3.Fixed strings|outline" text:style-name="Internet_20_link" text:visited-style-name="Internet_20_link">12</text:a></text:p>
          <text:p text:style-name="P64"><text:a xlink:type="simple" xlink:href="#7.4.Fixed numbers|outline"><text:s/>7.4 Fixed numbers</text:a><text:tab/><text:a xlink:type="simple" xlink:href="#7.4.Fixed numbers|outline" text:style-name="Internet_20_link" text:visited-style-name="Internet_20_link">12</text:a></text:p>
          <text:p text:style-name="P64"><text:a xlink:type="simple" xlink:href="#7.5.Variables|outline"><text:s/>7.5 Variables</text:a><text:tab/><text:a xlink:type="simple" xlink:href="#7.5.Variables|outline" text:style-name="Internet_20_link" text:visited-style-name="Internet_20_link">13</text:a></text:p>
          <text:p text:style-name="P65"><text:a xlink:type="simple" xlink:href="#7.5.1.Predefined variables|outline" text:style-name="Internet_20_link" text:visited-style-name="Internet_20_link">Predefined variables</text:a><text:tab/><text:a xlink:type="simple" xlink:href="#7.5.1.Predefined variables|outline" text:style-name="Internet_20_link" text:visited-style-name="Internet_20_link">13</text:a></text:p>
          <text:p text:style-name="P65"><text:a xlink:type="simple" xlink:href="#7.5.2.Variable scope|outline" text:style-name="Internet_20_link" text:visited-style-name="Internet_20_link">Variable scope</text:a><text:tab/><text:a xlink:type="simple" xlink:href="#7.5.2.Variable scope|outline" text:style-name="Internet_20_link" text:visited-style-name="Internet_20_link">14</text:a></text:p>
          <text:p text:style-name="P65"><text:a xlink:type="simple" xlink:href="#7.5.3.Arrays (Lists)|outline" text:style-name="Internet_20_link" text:visited-style-name="Internet_20_link">Arrays (Lists)</text:a><text:tab/><text:a xlink:type="simple" xlink:href="#7.5.3.Arrays (Lists)|outline" text:style-name="Internet_20_link" text:visited-style-name="Internet_20_link">15</text:a></text:p>
          <text:p text:style-name="P65"><text:a xlink:type="simple" xlink:href="#7.5.4.References ([variable name])|outline" text:style-name="Internet_20_link" text:visited-style-name="Internet_20_link">References ([variable name])</text:a><text:tab/><text:a xlink:type="simple" xlink:href="#7.5.4.References ([variable name])|outline" text:style-name="Internet_20_link" text:visited-style-name="Internet_20_link">15</text:a></text:p>
          <text:p text:style-name="P64"><text:a xlink:type="simple" xlink:href="#7.6.Operators|outline"><text:s/>7.6 Operators</text:a><text:tab/><text:a xlink:type="simple" xlink:href="#7.6.Operators|outline" text:style-name="Internet_20_link" text:visited-style-name="Internet_20_link">16</text:a></text:p>
          <text:p text:style-name="P65"><text:a xlink:type="simple" xlink:href="#7.6.1.List of all possible operators|outline" text:style-name="Internet_20_link" text:visited-style-name="Internet_20_link">List of all possible operators</text:a><text:tab/><text:a xlink:type="simple" xlink:href="#7.6.1.List of all possible operators|outline" text:style-name="Internet_20_link" text:visited-style-name="Internet_20_link">16</text:a></text:p>
          <text:p text:style-name="P65"><text:a xlink:type="simple" xlink:href="#7.6.2.Logical and binary operators|outline" text:style-name="Internet_20_link" text:visited-style-name="Internet_20_link">Logical and binary operators</text:a><text:tab/><text:a xlink:type="simple" xlink:href="#7.6.2.Logical and binary operators|outline" text:style-name="Internet_20_link" text:visited-style-name="Internet_20_link">16</text:a></text:p>
          <text:p text:style-name="P65"><text:a xlink:type="simple" xlink:href="#7.6.3.Comparisons|outline" text:style-name="Internet_20_link" text:visited-style-name="Internet_20_link">Comparisons</text:a><text:tab/><text:a xlink:type="simple" xlink:href="#7.6.3.Comparisons|outline" text:style-name="Internet_20_link" text:visited-style-name="Internet_20_link">16</text:a></text:p>
          <text:p text:style-name="P65"><text:a xlink:type="simple" xlink:href="#7.6.4.Concatenation of strings and paths|outline" text:style-name="Internet_20_link" text:visited-style-name="Internet_20_link">Concatenation of strings and paths</text:a><text:tab/><text:a xlink:type="simple" xlink:href="#7.6.4.Concatenation of strings and paths|outline" text:style-name="Internet_20_link" text:visited-style-name="Internet_20_link">17</text:a></text:p>
          <text:p text:style-name="P63"><text:a xlink:type="simple" xlink:href="#8.Control structures|outline"><text:s/>8 Control structures</text:a><text:tab/><text:a xlink:type="simple" xlink:href="#8.Control structures|outline" text:style-name="Internet_20_link" text:visited-style-name="Internet_20_link">18</text:a></text:p>
          <text:p text:style-name="P64"><text:a xlink:type="simple" xlink:href="#8.1.Conditions|outline"><text:s/>8.1 Conditions</text:a><text:tab/><text:a xlink:type="simple" xlink:href="#8.1.Conditions|outline" text:style-name="Internet_20_link" text:visited-style-name="Internet_20_link">18</text:a></text:p>
          <text:p text:style-name="P64"><text:a xlink:type="simple" xlink:href="#8.2.Simple branchings (If)|outline"><text:s/>8.2 Simple branchings (If)</text:a><text:tab/><text:a xlink:type="simple" xlink:href="#8.2.Simple branchings (If)|outline" text:style-name="Internet_20_link" text:visited-style-name="Internet_20_link">18</text:a></text:p>
          <text:p text:style-name="P64"><text:a xlink:type="simple" xlink:href="#8.3.Branching by values (Switch)|outline"><text:s/>8.3 Branching by values (Switch)</text:a><text:tab/><text:a xlink:type="simple" xlink:href="#8.3.Branching by values (Switch)|outline" text:style-name="Internet_20_link" text:visited-style-name="Internet_20_link">19</text:a></text:p>
          <text:p text:style-name="P64"><text:a xlink:type="simple" xlink:href="#8.4.Branching with selection dialog (Choice, ChoiceDefault)|outline"><text:s/>8.4 Branching with selection dialog (Choice, ChoiceDefault)</text:a><text:tab/><text:a xlink:type="simple" xlink:href="#8.4.Branching with selection dialog (Choice, ChoiceDefault)|outline" text:style-name="Internet_20_link" text:visited-style-name="Internet_20_link">19</text:a></text:p>
          <text:p text:style-name="P64"><text:a xlink:type="simple" xlink:href="#8.5.Conditional loop (While)|outline"><text:s/>8.5 Conditional loop (While)</text:a><text:tab/><text:a xlink:type="simple" xlink:href="#8.5.Conditional loop (While)|outline" text:style-name="Internet_20_link" text:visited-style-name="Internet_20_link">20</text:a></text:p>
          <text:p text:style-name="P64"><text:a xlink:type="simple" xlink:href="#8.6.Iteration over multiple values (ForEach)|outline"><text:s/>8.6 Iteration over multiple values (ForEach)</text:a><text:tab/><text:a xlink:type="simple" xlink:href="#8.6.Iteration over multiple values (ForEach)|outline" text:style-name="Internet_20_link" text:visited-style-name="Internet_20_link">20</text:a></text:p>
          <text:p text:style-name="P65"><text:a xlink:type="simple" xlink:href="#8.6.1.Looping over data values (list of expressions, array contents, splitted strings, characters of a string)|outline" text:style-name="Internet_20_link" text:visited-style-name="Internet_20_link">Looping over data values (list of expressions, array contents, splitted strings, characters of a string)</text:a><text:tab/><text:a xlink:type="simple" xlink:href="#8.6.1.Looping over data values (list of expressions, array contents, splitted strings, characters of a string)|outline" text:style-name="Internet_20_link" text:visited-style-name="Internet_20_link">21</text:a></text:p>
          <text:p text:style-name="P65"><text:a xlink:type="simple" xlink:href="#8.6.2.Looping over INI file values (sections, values of a section)|outline" text:style-name="Internet_20_link" text:visited-style-name="Internet_20_link">Looping over INI file values (sections, values of a section)</text:a><text:tab/><text:a xlink:type="simple" xlink:href="#8.6.2.Looping over INI file values (sections, values of a section)|outline" text:style-name="Internet_20_link" text:visited-style-name="Internet_20_link">21</text:a></text:p>
          <text:p text:style-name="P65"><text:a xlink:type="simple" xlink:href="#8.6.3.Looping over registry entries (subkeys, values of a key)|outline" text:style-name="Internet_20_link" text:visited-style-name="Internet_20_link">Looping over registry entries (subkeys, values of a key)</text:a><text:tab/><text:a xlink:type="simple" xlink:href="#8.6.3.Looping over registry entries (subkeys, values of a key)|outline" text:style-name="Internet_20_link" text:visited-style-name="Internet_20_link">22</text:a></text:p>
          <text:p text:style-name="P65"><text:a xlink:type="simple" xlink:href="#8.6.4.Looping over files and directories|outline" text:style-name="Internet_20_link" text:visited-style-name="Internet_20_link">Looping over files and directories</text:a><text:tab/><text:a xlink:type="simple" xlink:href="#8.6.4.Looping over files and directories|outline" text:style-name="Internet_20_link" text:visited-style-name="Internet_20_link">22</text:a></text:p>
          <text:p text:style-name="P64"><text:a xlink:type="simple" xlink:href="#8.7.Fixed number of repeatings (Repeat)|outline"><text:s/>8.7 Fixed number of repeatings (Repeat)</text:a><text:tab/><text:a xlink:type="simple" xlink:href="#8.7.Fixed number of repeatings (Repeat)|outline" text:style-name="Internet_20_link" text:visited-style-name="Internet_20_link">22</text:a></text:p>
          <text:p text:style-name="P64"><text:a xlink:type="simple" xlink:href="#8.8.Simple iteration (For)|outline"><text:s/>8.8 Simple iteration (For)</text:a><text:tab/><text:a xlink:type="simple" xlink:href="#8.8.Simple iteration (For)|outline" text:style-name="Internet_20_link" text:visited-style-name="Internet_20_link">22</text:a></text:p>
          <text:p text:style-name="P64"><text:a xlink:type="simple" xlink:href="#8.9.Sub routines (Sub, Call/CallFunction)|outline"><text:s/>8.9 Sub routines (Sub, Call/CallFunction)</text:a><text:tab/><text:a xlink:type="simple" xlink:href="#8.9.Sub routines (Sub, Call/CallFunction)|outline" text:style-name="Internet_20_link" text:visited-style-name="Internet_20_link">23</text:a></text:p>
          <text:p text:style-name="P64"><text:soft-page-break/><text:a xlink:type="simple" xlink:href="#8.10.Include sub routines of other files (Include)|outline"><text:s/>8.10 Include sub routines of other files (Include)</text:a><text:tab/><text:a xlink:type="simple" xlink:href="#8.10.Include sub routines of other files (Include)|outline" text:style-name="Internet_20_link" text:visited-style-name="Internet_20_link">24</text:a></text:p>
          <text:p text:style-name="P64"><text:a xlink:type="simple" xlink:href="#8.11.Other script as subroutine (CallScript/CallScriptFunction)|outline"><text:s/>8.11 Other script as subroutine (CallScript/CallScriptFunction)</text:a><text:tab/><text:a xlink:type="simple" xlink:href="#8.11.Other script as subroutine (CallScript/CallScriptFunction)|outline" text:style-name="Internet_20_link" text:visited-style-name="Internet_20_link">24</text:a></text:p>
          <text:p text:style-name="P64"><text:a xlink:type="simple" xlink:href="#8.12.Set return value (Return)|outline"><text:s/>8.12 Set return value (Return)</text:a><text:tab/><text:a xlink:type="simple" xlink:href="#8.12.Set return value (Return)|outline" text:style-name="Internet_20_link" text:visited-style-name="Internet_20_link">24</text:a></text:p>
          <text:p text:style-name="P64"><text:a xlink:type="simple" xlink:href="#8.13.Abort script (Exit)|outline"><text:s/>8.13 Abort script (Exit)</text:a><text:tab/><text:a xlink:type="simple" xlink:href="#8.13.Abort script (Exit)|outline" text:style-name="Internet_20_link" text:visited-style-name="Internet_20_link">24</text:a></text:p>
          <text:p text:style-name="P63"><text:a xlink:type="simple" xlink:href="#9.Commands and functions|outline"><text:s/>9 Commands and functions</text:a><text:tab/><text:a xlink:type="simple" xlink:href="#9.Commands and functions|outline" text:style-name="Internet_20_link" text:visited-style-name="Internet_20_link">25</text:a></text:p>
          <text:p text:style-name="P64"><text:a xlink:type="simple" xlink:href="#9.1.Error handling (ErrorLevel)|outline"><text:s/>9.1 Error handling (ErrorLevel)</text:a><text:tab/><text:a xlink:type="simple" xlink:href="#9.1.Error handling (ErrorLevel)|outline" text:style-name="Internet_20_link" text:visited-style-name="Internet_20_link">25</text:a></text:p>
          <text:p text:style-name="P64"><text:a xlink:type="simple" xlink:href="#9.2.Variables|outline"><text:s/>9.2 Variables</text:a><text:tab/><text:a xlink:type="simple" xlink:href="#9.2.Variables|outline" text:style-name="Internet_20_link" text:visited-style-name="Internet_20_link">26</text:a></text:p>
          <text:p text:style-name="P65"><text:a xlink:type="simple" xlink:href="#9.2.1.Assigning variables (“=”, “+=”, ... and Set)|outline" text:style-name="Internet_20_link" text:visited-style-name="Internet_20_link">Assigning variables (“=”, “+=”, ... and Set)</text:a><text:tab/><text:a xlink:type="simple" xlink:href="#9.2.1.Assigning variables (“=”, “+=”, ... and Set)|outline" text:style-name="Internet_20_link" text:visited-style-name="Internet_20_link">26</text:a></text:p>
          <text:p text:style-name="P65"><text:a xlink:type="simple" xlink:href="#9.2.2.Expressions in a string (Eval)|outline" text:style-name="Internet_20_link" text:visited-style-name="Internet_20_link">Expressions in a string (Eval)</text:a><text:tab/><text:a xlink:type="simple" xlink:href="#9.2.2.Expressions in a string (Eval)|outline" text:style-name="Internet_20_link" text:visited-style-name="Internet_20_link">26</text:a></text:p>
          <text:p text:style-name="P65"><text:a xlink:type="simple" xlink:href="#9.2.3.Remove variable or array element (Clear)|outline" text:style-name="Internet_20_link" text:visited-style-name="Internet_20_link">Remove variable or array element (Clear)</text:a><text:tab/><text:a xlink:type="simple" xlink:href="#9.2.3.Remove variable or array element (Clear)|outline" text:style-name="Internet_20_link" text:visited-style-name="Internet_20_link">26</text:a></text:p>
          <text:p text:style-name="P65"><text:a xlink:type="simple" xlink:href="#9.2.4.Check if variable is assigned (IsEmpty)|outline" text:style-name="Internet_20_link" text:visited-style-name="Internet_20_link">Check if variable is assigned (IsEmpty)</text:a><text:tab/><text:a xlink:type="simple" xlink:href="#9.2.4.Check if variable is assigned (IsEmpty)|outline" text:style-name="Internet_20_link" text:visited-style-name="Internet_20_link">26</text:a></text:p>
          <text:p text:style-name="P65"><text:a xlink:type="simple" xlink:href="#9.2.5.Variable scope (Local, Global)|outline" text:style-name="Internet_20_link" text:visited-style-name="Internet_20_link">Variable scope (Local, Global)</text:a><text:tab/><text:a xlink:type="simple" xlink:href="#9.2.5.Variable scope (Local, Global)|outline" text:style-name="Internet_20_link" text:visited-style-name="Internet_20_link">27</text:a></text:p>
          <text:p text:style-name="P64"><text:a xlink:type="simple" xlink:href="#9.3.String operations|outline"><text:s/>9.3 String operations</text:a><text:tab/><text:a xlink:type="simple" xlink:href="#9.3.String operations|outline" text:style-name="Internet_20_link" text:visited-style-name="Internet_20_link">27</text:a></text:p>
          <text:p text:style-name="P65"><text:a xlink:type="simple" xlink:href="#9.3.1.Get the length of a string (Length)|outline" text:style-name="Internet_20_link" text:visited-style-name="Internet_20_link">Get the length of a string (Length)</text:a><text:tab/><text:a xlink:type="simple" xlink:href="#9.3.1.Get the length of a string (Length)|outline" text:style-name="Internet_20_link" text:visited-style-name="Internet_20_link">27</text:a></text:p>
          <text:p text:style-name="P65"><text:a xlink:type="simple" xlink:href="#9.3.2.Extract a range of characters from a string (SubStr)|outline" text:style-name="Internet_20_link" text:visited-style-name="Internet_20_link">Extract a range of characters from a string (SubStr)</text:a><text:tab/><text:a xlink:type="simple" xlink:href="#9.3.2.Extract a range of characters from a string (SubStr)|outline" text:style-name="Internet_20_link" text:visited-style-name="Internet_20_link">27</text:a></text:p>
          <text:p text:style-name="P65"><text:a xlink:type="simple" xlink:href="#9.3.3.Einzelnes Zeichen einer Zeichenfolge (CharAt)|outline" text:style-name="Internet_20_link" text:visited-style-name="Internet_20_link">Einzelnes Zeichen einer Zeichenfolge (CharAt)</text:a><text:tab/><text:a xlink:type="simple" xlink:href="#9.3.3.Einzelnes Zeichen einer Zeichenfolge (CharAt)|outline" text:style-name="Internet_20_link" text:visited-style-name="Internet_20_link">28</text:a></text:p>
          <text:p text:style-name="P65"><text:a xlink:type="simple" xlink:href="#9.3.4.Split string and return a single part (Part)|outline" text:style-name="Internet_20_link" text:visited-style-name="Internet_20_link">Split string and return a single part (Part)</text:a><text:tab/><text:a xlink:type="simple" xlink:href="#9.3.4.Split string and return a single part (Part)|outline" text:style-name="Internet_20_link" text:visited-style-name="Internet_20_link">28</text:a></text:p>
          <text:p text:style-name="P65"><text:a xlink:type="simple" xlink:href="#9.3.5.Find a string in another string (Find)|outline" text:style-name="Internet_20_link" text:visited-style-name="Internet_20_link">Find a string in another string (Find)</text:a><text:tab/><text:a xlink:type="simple" xlink:href="#9.3.5.Find a string in another string (Find)|outline" text:style-name="Internet_20_link" text:visited-style-name="Internet_20_link">28</text:a></text:p>
          <text:p text:style-name="P65"><text:a xlink:type="simple" xlink:href="#9.3.6.Find last occurrence of a character (ReverseFind)|outline" text:style-name="Internet_20_link" text:visited-style-name="Internet_20_link">Find last occurrence of a character (ReverseFind)</text:a><text:tab/><text:a xlink:type="simple" xlink:href="#9.3.6.Find last occurrence of a character (ReverseFind)|outline" text:style-name="Internet_20_link" text:visited-style-name="Internet_20_link">29</text:a></text:p>
          <text:p text:style-name="P65"><text:a xlink:type="simple" xlink:href="#9.3.7.Replace strings (Replace)|outline" text:style-name="Internet_20_link" text:visited-style-name="Internet_20_link">Replace strings (Replace)</text:a><text:tab/><text:a xlink:type="simple" xlink:href="#9.3.7.Replace strings (Replace)|outline" text:style-name="Internet_20_link" text:visited-style-name="Internet_20_link">29</text:a></text:p>
          <text:p text:style-name="P65"><text:a xlink:type="simple" xlink:href="#9.3.8.Convert to upper  / lower case (ToUpper/ToLower)|outline" text:style-name="Internet_20_link" text:visited-style-name="Internet_20_link">Convert to upper <text:s/>/ lower case (ToUpper/ToLower)</text:a><text:tab/><text:a xlink:type="simple" xlink:href="#9.3.8.Convert to upper  / lower case (ToUpper/ToLower)|outline" text:style-name="Internet_20_link" text:visited-style-name="Internet_20_link">29</text:a></text:p>
          <text:p text:style-name="P65"><text:a xlink:type="simple" xlink:href="#9.3.9.Covert character to/from Unicode value (UcChar, UcValue)|outline" text:style-name="Internet_20_link" text:visited-style-name="Internet_20_link">Covert character to/from Unicode value (UcChar, UcValue)</text:a><text:tab/><text:a xlink:type="simple" xlink:href="#9.3.9.Covert character to/from Unicode value (UcChar, UcValue)|outline" text:style-name="Internet_20_link" text:visited-style-name="Internet_20_link">30</text:a></text:p>
          <text:p text:style-name="P65"><text:a xlink:type="simple" xlink:href="#9.3.10.Parts of a filename (FilePath, FileBase, FileExt)|outline" text:style-name="Internet_20_link" text:visited-style-name="Internet_20_link">Parts of a filename (FilePath, FileBase, FileExt)</text:a><text:tab/><text:a xlink:type="simple" xlink:href="#9.3.10.Parts of a filename (FilePath, FileBase, FileExt)|outline" text:style-name="Internet_20_link" text:visited-style-name="Internet_20_link">30</text:a></text:p>
          <text:p text:style-name="P64"><text:a xlink:type="simple" xlink:href="#9.4.Math functions|outline"><text:s/>9.4 Math functions</text:a><text:tab/><text:a xlink:type="simple" xlink:href="#9.4.Math functions|outline" text:style-name="Internet_20_link" text:visited-style-name="Internet_20_link">31</text:a></text:p>
          <text:p text:style-name="P65"><text:a xlink:type="simple" xlink:href="#9.4.1.Formatted output (Format)|outline" text:style-name="Internet_20_link" text:visited-style-name="Internet_20_link">Formatted output (Format)</text:a><text:tab/><text:a xlink:type="simple" xlink:href="#9.4.1.Formatted output (Format)|outline" text:style-name="Internet_20_link" text:visited-style-name="Internet_20_link">31</text:a></text:p>
          <text:p text:style-name="P65"><text:a xlink:type="simple" xlink:href="#9.4.2.Conversion to/from hexadecimal (NumberToHex, HexToNumber)|outline" text:style-name="Internet_20_link" text:visited-style-name="Internet_20_link">Conversion to/from hexadecimal (NumberToHex, HexToNumber)</text:a><text:tab/><text:a xlink:type="simple" xlink:href="#9.4.2.Conversion to/from hexadecimal (NumberToHex, HexToNumber)|outline" text:style-name="Internet_20_link" text:visited-style-name="Internet_20_link">31</text:a></text:p>
          <text:p text:style-name="P65"><text:a xlink:type="simple" xlink:href="#9.4.3.Rounding (Round, Floor, Ceil)|outline" text:style-name="Internet_20_link" text:visited-style-name="Internet_20_link">Rounding (Round, Floor, Ceil)</text:a><text:tab/><text:a xlink:type="simple" xlink:href="#9.4.3.Rounding (Round, Floor, Ceil)|outline" text:style-name="Internet_20_link" text:visited-style-name="Internet_20_link">31</text:a></text:p>
          <text:p text:style-name="P65"><text:a xlink:type="simple" xlink:href="#9.4.4.Random values (Rand)|outline" text:style-name="Internet_20_link" text:visited-style-name="Internet_20_link">Random values (Rand)</text:a><text:tab/><text:a xlink:type="simple" xlink:href="#9.4.4.Random values (Rand)|outline" text:style-name="Internet_20_link" text:visited-style-name="Internet_20_link">32</text:a></text:p>
          <text:p text:style-name="P65"><text:a xlink:type="simple" xlink:href="#9.4.5.Trigonometric functions (Sin, Cos, Tan)|outline" text:style-name="Internet_20_link" text:visited-style-name="Internet_20_link">Trigonometric functions (Sin, Cos, Tan)</text:a><text:tab/><text:a xlink:type="simple" xlink:href="#9.4.5.Trigonometric functions (Sin, Cos, Tan)|outline" text:style-name="Internet_20_link" text:visited-style-name="Internet_20_link">32</text:a></text:p>
          <text:p text:style-name="P65"><text:a xlink:type="simple" xlink:href="#9.4.6.Logarithms (Log, Log10)|outline" text:style-name="Internet_20_link" text:visited-style-name="Internet_20_link">Logarithms (Log, Log10)</text:a><text:tab/><text:a xlink:type="simple" xlink:href="#9.4.6.Logarithms (Log, Log10)|outline" text:style-name="Internet_20_link" text:visited-style-name="Internet_20_link">32</text:a></text:p>
          <text:p text:style-name="P65"><text:a xlink:type="simple" xlink:href="#9.4.7.Square root (Sqrt)|outline" text:style-name="Internet_20_link" text:visited-style-name="Internet_20_link">Square root (Sqrt)</text:a><text:tab/><text:a xlink:type="simple" xlink:href="#9.4.7.Square root (Sqrt)|outline" text:style-name="Internet_20_link" text:visited-style-name="Internet_20_link">32</text:a></text:p>
          <text:p text:style-name="P65"><text:a xlink:type="simple" xlink:href="#9.4.8.Compare float values (CompareFloat)|outline" text:style-name="Internet_20_link" text:visited-style-name="Internet_20_link">Compare float values (CompareFloat)</text:a><text:tab/><text:a xlink:type="simple" xlink:href="#9.4.8.Compare float values (CompareFloat)|outline" text:style-name="Internet_20_link" text:visited-style-name="Internet_20_link">32</text:a></text:p>
          <text:p text:style-name="P65"><text:a xlink:type="simple" xlink:href="#9.4.9.Get biggest/smallest value (Min/Max)|outline" text:style-name="Internet_20_link" text:visited-style-name="Internet_20_link">Get biggest/smallest value (Min/Max)</text:a><text:tab/><text:a xlink:type="simple" xlink:href="#9.4.9.Get biggest/smallest value (Min/Max)|outline" text:style-name="Internet_20_link" text:visited-style-name="Internet_20_link">32</text:a></text:p>
          <text:p text:style-name="P64"><text:a xlink:type="simple" xlink:href="#9.5.Arrays|outline"><text:s/>9.5 Arrays</text:a><text:tab/><text:a xlink:type="simple" xlink:href="#9.5.Arrays|outline" text:style-name="Internet_20_link" text:visited-style-name="Internet_20_link">33</text:a></text:p>
          <text:p text:style-name="P65"><text:a xlink:type="simple" xlink:href="#9.5.1.Get biggest index in series (MaxIndex)|outline" text:style-name="Internet_20_link" text:visited-style-name="Internet_20_link">Get biggest index in series (MaxIndex)</text:a><text:tab/><text:a xlink:type="simple" xlink:href="#9.5.1.Get biggest index in series (MaxIndex)|outline" text:style-name="Internet_20_link" text:visited-style-name="Internet_20_link">33</text:a></text:p>
          <text:p text:style-name="P65"><text:a xlink:type="simple" xlink:href="#9.5.2.Get number of elements (ElementCount)|outline" text:style-name="Internet_20_link" text:visited-style-name="Internet_20_link">Get number of elements (ElementCount)</text:a><text:tab/><text:a xlink:type="simple" xlink:href="#9.5.2.Get number of elements (ElementCount)|outline" text:style-name="Internet_20_link" text:visited-style-name="Internet_20_link">33</text:a></text:p>
          <text:p text:style-name="P65"><text:a xlink:type="simple" xlink:href="#9.5.3.Create an array from a list of values (Array)|outline" text:style-name="Internet_20_link" text:visited-style-name="Internet_20_link">Create an array from a list of values (Array)</text:a><text:tab/><text:a xlink:type="simple" xlink:href="#9.5.3.Create an array from a list of values (Array)|outline" text:style-name="Internet_20_link" text:visited-style-name="Internet_20_link">33</text:a></text:p>
          <text:p text:style-name="P65"><text:a xlink:type="simple" xlink:href="#9.5.4.Create an array with named indexes (Map)|outline" text:style-name="Internet_20_link" text:visited-style-name="Internet_20_link">Create an array with named indexes (Map)</text:a><text:tab/><text:a xlink:type="simple" xlink:href="#9.5.4.Create an array with named indexes (Map)|outline" text:style-name="Internet_20_link" text:visited-style-name="Internet_20_link">34</text:a></text:p>
          <text:p text:style-name="P65"><text:a xlink:type="simple" xlink:href="#9.5.5.Spit a string to multiple variables/array elements (Split)|outline" text:style-name="Internet_20_link" text:visited-style-name="Internet_20_link">Spit a string to multiple variables/array elements (Split)</text:a><text:tab/><text:a xlink:type="simple" xlink:href="#9.5.5.Spit a string to multiple variables/array elements (Split)|outline" text:style-name="Internet_20_link" text:visited-style-name="Internet_20_link">34</text:a></text:p>
          <text:p text:style-name="P64"><text:a xlink:type="simple" xlink:href="#9.6.Execute applications or open documents|outline"><text:s/>9.6 Execute applications or open documents</text:a><text:tab/><text:a xlink:type="simple" xlink:href="#9.6.Execute applications or open documents|outline" text:style-name="Internet_20_link" text:visited-style-name="Internet_20_link">35</text:a></text:p>
          <text:p text:style-name="P65"><text:a xlink:type="simple" xlink:href="#9.6.1.Open application/document and continue script (Run)|outline" text:style-name="Internet_20_link" text:visited-style-name="Internet_20_link">Open application/document and continue script (Run)</text:a><text:tab/><text:a xlink:type="simple" xlink:href="#9.6.1.Open application/document and continue script (Run)|outline" text:style-name="Internet_20_link" text:visited-style-name="Internet_20_link">35</text:a></text:p>
          <text:p text:style-name="P65"><text:a xlink:type="simple" xlink:href="#9.6.2.Open application/document and wait until it's finished (RunWait)|outline" text:style-name="Internet_20_link" text:visited-style-name="Internet_20_link">Open application/document and wait until it's finished (RunWait)</text:a><text:tab/><text:a xlink:type="simple" xlink:href="#9.6.2.Open application/document and wait until it's finished (RunWait)|outline" text:style-name="Internet_20_link" text:visited-style-name="Internet_20_link">35</text:a></text:p>
          <text:p text:style-name="P65"><text:a xlink:type="simple" xlink:href="#9.6.3.Other script as sub routine (CallScript, CallScriptFunction)|outline" text:style-name="Internet_20_link" text:visited-style-name="Internet_20_link">Other script as sub routine (CallScript, CallScriptFunction)</text:a><text:tab/><text:a xlink:type="simple" xlink:href="#9.6.3.Other script as sub routine (CallScript, CallScriptFunction)|outline" text:style-name="Internet_20_link" text:visited-style-name="Internet_20_link">35</text:a></text:p>
          <text:p text:style-name="P65"><text:a xlink:type="simple" xlink:href="#9.6.4.Create new document / element (New)|outline" text:style-name="Internet_20_link" text:visited-style-name="Internet_20_link">Create new document / element (New)</text:a><text:tab/><text:a xlink:type="simple" xlink:href="#9.6.4.Create new document / element (New)|outline" text:style-name="Internet_20_link" text:visited-style-name="Internet_20_link">35</text:a></text:p>
          <text:p text:style-name="P65"><text:a xlink:type="simple" xlink:href="#9.6.5.Execute application at a given time (RunAt)|outline" text:style-name="Internet_20_link" text:visited-style-name="Internet_20_link">Execute application at a given time (RunAt)</text:a><text:tab/><text:a xlink:type="simple" xlink:href="#9.6.5.Execute application at a given time (RunAt)|outline" text:style-name="Internet_20_link" text:visited-style-name="Internet_20_link">36</text:a></text:p>
          <text:p text:style-name="P65"><text:a xlink:type="simple" xlink:href="#9.6.6.Execute application on each power on (RunOnPowerOn)|outline" text:style-name="Internet_20_link" text:visited-style-name="Internet_20_link">Execute application on each power on (RunOnPowerOn)</text:a><text:tab/><text:a xlink:type="simple" xlink:href="#9.6.6.Execute application on each power on (RunOnPowerOn)|outline" text:style-name="Internet_20_link" text:visited-style-name="Internet_20_link">36</text:a></text:p>
          <text:p text:style-name="P65"><text:a xlink:type="simple" xlink:href="#9.6.7.Remove application from „Notification Queue“|outline" text:style-name="Internet_20_link" text:visited-style-name="Internet_20_link">Remove application from „Notification Queue“</text:a><text:tab/><text:a xlink:type="simple" xlink:href="#9.6.7.Remove application from „Notification Queue“|outline" text:style-name="Internet_20_link" text:visited-style-name="Internet_20_link">36</text:a></text:p>
          <text:p text:style-name="P64"><text:a xlink:type="simple" xlink:href="#9.7.Application windows|outline"><text:s/>9.7 Application windows</text:a><text:tab/><text:a xlink:type="simple" xlink:href="#9.7.Application windows|outline" text:style-name="Internet_20_link" text:visited-style-name="Internet_20_link">37</text:a></text:p>
          <text:p text:style-name="P65"><text:a xlink:type="simple" xlink:href="#9.7.1.Window titles – how MortScript finds a window|outline" text:style-name="Internet_20_link" text:visited-style-name="Internet_20_link">Window titles – how MortScript finds a window</text:a><text:tab/><text:a xlink:type="simple" xlink:href="#9.7.1.Window titles – how MortScript finds a window|outline" text:style-name="Internet_20_link" text:visited-style-name="Internet_20_link">37</text:a></text:p>
          <text:p text:style-name="P65"><text:a xlink:type="simple" xlink:href="#9.7.2.Show and activate a window (Show)|outline" text:style-name="Internet_20_link" text:visited-style-name="Internet_20_link">Show and activate a window (Show)</text:a><text:tab/><text:a xlink:type="simple" xlink:href="#9.7.2.Show and activate a window (Show)|outline" text:style-name="Internet_20_link" text:visited-style-name="Internet_20_link">37</text:a></text:p>
          <text:p text:style-name="P65"><text:a xlink:type="simple" xlink:href="#9.7.3.Minimize/hide a window (Minimize)|outline" text:style-name="Internet_20_link" text:visited-style-name="Internet_20_link">Minimize/hide a window (Minimize)</text:a><text:tab/><text:a xlink:type="simple" xlink:href="#9.7.3.Minimize/hide a window (Minimize)|outline" text:style-name="Internet_20_link" text:visited-style-name="Internet_20_link">37</text:a></text:p>
          <text:p text:style-name="P65"><text:a xlink:type="simple" xlink:href="#9.7.4.Close a window / end application (Close)|outline" text:style-name="Internet_20_link" text:visited-style-name="Internet_20_link">Close a window / end application (Close)</text:a><text:tab/><text:a xlink:type="simple" xlink:href="#9.7.4.Close a window / end application (Close)|outline" text:style-name="Internet_20_link" text:visited-style-name="Internet_20_link">37</text:a></text:p>
          <text:p text:style-name="P65"><text:a xlink:type="simple" xlink:href="#9.7.5.Get the title of the currently active window (ActiveWindow)|outline" text:style-name="Internet_20_link" text:visited-style-name="Internet_20_link">Get the title of the currently active window (ActiveWindow)</text:a><text:tab/><text:a xlink:type="simple" xlink:href="#9.7.5.Get the title of the currently active window (ActiveWindow)|outline" text:style-name="Internet_20_link" text:visited-style-name="Internet_20_link">37</text:a></text:p>
          <text:p text:style-name="P65"><text:a xlink:type="simple" xlink:href="#9.7.6.Check whether a window is active (WndActive)|outline" text:style-name="Internet_20_link" text:visited-style-name="Internet_20_link">Check whether a window is active (WndActive)</text:a><text:tab/><text:a xlink:type="simple" xlink:href="#9.7.6.Check whether a window is active (WndActive)|outline" text:style-name="Internet_20_link" text:visited-style-name="Internet_20_link">37</text:a></text:p>
          <text:p text:style-name="P65"><text:a xlink:type="simple" xlink:href="#9.7.7.Check whether a window exists (WndExists)|outline" text:style-name="Internet_20_link" text:visited-style-name="Internet_20_link">Check whether a window exists (WndExists)</text:a><text:tab/><text:a xlink:type="simple" xlink:href="#9.7.7.Check whether a window exists (WndExists)|outline" text:style-name="Internet_20_link" text:visited-style-name="Internet_20_link">38</text:a></text:p>
          <text:p text:style-name="P65"><text:a xlink:type="simple" xlink:href="#9.7.8.Wait until a window exists (WaitFor)|outline" text:style-name="Internet_20_link" text:visited-style-name="Internet_20_link">Wait until a window exists (WaitFor)</text:a><text:tab/><text:a xlink:type="simple" xlink:href="#9.7.8.Wait until a window exists (WaitFor)|outline" text:style-name="Internet_20_link" text:visited-style-name="Internet_20_link">38</text:a></text:p>
          <text:p text:style-name="P65"><text:a xlink:type="simple" xlink:href="#9.7.9.Wait until a window becomes active (WaitForActive)|outline" text:style-name="Internet_20_link" text:visited-style-name="Internet_20_link">Wait until a window becomes active (WaitForActive)</text:a><text:tab/><text:a xlink:type="simple" xlink:href="#9.7.9.Wait until a window becomes active (WaitForActive)|outline" text:style-name="Internet_20_link" text:visited-style-name="Internet_20_link">38</text:a></text:p>
          <text:p text:style-name="P65"><text:a xlink:type="simple" xlink:href="#9.7.10.Get window title / element contents (WindowText)|outline" text:style-name="Internet_20_link" text:visited-style-name="Internet_20_link">Get window title / element contents (WindowText)</text:a><text:tab/><text:a xlink:type="simple" xlink:href="#9.7.10.Get window title / element contents (WindowText)|outline" text:style-name="Internet_20_link" text:visited-style-name="Internet_20_link">38</text:a></text:p>
          <text:p text:style-name="P65"><text:a xlink:type="simple" xlink:href="#9.7.11.Get window position (GetWindowPos, WndLeft, -Right, -Top, -Bottom)|outline" text:style-name="Internet_20_link" text:visited-style-name="Internet_20_link">Get window position (GetWindowPos, WndLeft, -Right, -Top, -Bottom)</text:a><text:tab/><text:a xlink:type="simple" xlink:href="#9.7.11.Get window position (GetWindowPos, WndLeft, -Right, -Top, -Bottom)|outline" text:style-name="Internet_20_link" text:visited-style-name="Internet_20_link">38</text:a></text:p>
          <text:p text:style-name="P65"><text:a xlink:type="simple" xlink:href="#9.7.12.Send special commands (SendOK, SendCancel, SendYes, SendNo)|outline" text:style-name="Internet_20_link" text:visited-style-name="Internet_20_link">Send special commands (SendOK, SendCancel, SendYes, SendNo)</text:a><text:tab/><text:a xlink:type="simple" xlink:href="#9.7.12.Send special commands (SendOK, SendCancel, SendYes, SendNo)|outline" text:style-name="Internet_20_link" text:visited-style-name="Internet_20_link">39</text:a></text:p>
          <text:p text:style-name="P65"><text:a xlink:type="simple" xlink:href="#9.7.13.Send advanced commands/messages (SendCommand, SendMessage, PostMessage)|outline" text:style-name="Internet_20_link" text:visited-style-name="Internet_20_link">Send advanced commands/messages (SendCommand, SendMessage, PostMessage)</text:a><text:tab/><text:a xlink:type="simple" xlink:href="#9.7.13.Send advanced commands/messages (SendCommand, SendMessage, PostMessage)|outline" text:style-name="Internet_20_link" text:visited-style-name="Internet_20_link">39</text:a></text:p>
          <text:p text:style-name="P64"><text:a xlink:type="simple" xlink:href="#9.8.Keystrokes|outline"><text:s/>9.8 Keystrokes</text:a><text:tab/><text:a xlink:type="simple" xlink:href="#9.8.Keystrokes|outline" text:style-name="Internet_20_link" text:visited-style-name="Internet_20_link">40</text:a></text:p>
          <text:p text:style-name="P65"><text:a xlink:type="simple" xlink:href="#9.8.1.Sending strings (SendKeys)|outline" text:style-name="Internet_20_link" text:visited-style-name="Internet_20_link">Sending strings (SendKeys)</text:a><text:tab/><text:a xlink:type="simple" xlink:href="#9.8.1.Sending strings (SendKeys)|outline" text:style-name="Internet_20_link" text:visited-style-name="Internet_20_link">40</text:a></text:p>
          <text:p text:style-name="P65"><text:a xlink:type="simple" xlink:href="#9.8.2.Sending special characters (e.g. direction keys) (Send...)|outline" text:style-name="Internet_20_link" text:visited-style-name="Internet_20_link">Sending special characters (e.g. direction keys) (Send...)</text:a><text:tab/><text:a xlink:type="simple" xlink:href="#9.8.2.Sending special characters (e.g. direction keys) (Send...)|outline" text:style-name="Internet_20_link" text:visited-style-name="Internet_20_link">40</text:a></text:p>
          <text:p text:style-name="P65"><text:a xlink:type="simple" xlink:href="#9.8.3.Copy screen contents to clipboard (Snapshot)|outline" text:style-name="Internet_20_link" text:visited-style-name="Internet_20_link">Copy screen contents to clipboard (Snapshot)</text:a><text:tab/><text:a xlink:type="simple" xlink:href="#9.8.3.Copy screen contents to clipboard (Snapshot)|outline" text:style-name="Internet_20_link" text:visited-style-name="Internet_20_link">41</text:a></text:p>
          <text:p text:style-name="P65"><text:a xlink:type="simple" xlink:href="#9.8.4.Sending Ctrl+key (SendCtrlKey)|outline" text:style-name="Internet_20_link" text:visited-style-name="Internet_20_link">Sending Ctrl+key (SendCtrlKey)</text:a><text:tab/><text:a xlink:type="simple" xlink:href="#9.8.4.Sending Ctrl+key (SendCtrlKey)|outline" text:style-name="Internet_20_link" text:visited-style-name="Internet_20_link">41</text:a></text:p>
          <text:p text:style-name="P64"><text:a xlink:type="simple" xlink:href="#9.9.Mouse clicks / tapping|outline"><text:s/>9.9 Mouse clicks / tapping</text:a><text:tab/><text:a xlink:type="simple" xlink:href="#9.9.Mouse clicks / tapping|outline" text:style-name="Internet_20_link" text:visited-style-name="Internet_20_link">42</text:a></text:p>
          <text:p text:style-name="P65"><text:a xlink:type="simple" xlink:href="#9.9.1.Single click (MouseClick)|outline" text:style-name="Internet_20_link" text:visited-style-name="Internet_20_link">Single click (MouseClick)</text:a><text:tab/><text:a xlink:type="simple" xlink:href="#9.9.1.Single click (MouseClick)|outline" text:style-name="Internet_20_link" text:visited-style-name="Internet_20_link">42</text:a></text:p>
          <text:p text:style-name="P65"><text:a xlink:type="simple" xlink:href="#9.9.2.Double click (MouseDblClick)|outline" text:style-name="Internet_20_link" text:visited-style-name="Internet_20_link">Double click (MouseDblClick)</text:a><text:tab/><text:a xlink:type="simple" xlink:href="#9.9.2.Double click (MouseDblClick)|outline" text:style-name="Internet_20_link" text:visited-style-name="Internet_20_link">42</text:a></text:p>
          <text:p text:style-name="P65"><text:a xlink:type="simple" xlink:href="#9.9.3.Press / release the mouse button separated (MouseDown/MouseUp)|outline" text:style-name="Internet_20_link" text:visited-style-name="Internet_20_link">Press / release the mouse button separated (MouseDown/MouseUp)</text:a><text:tab/><text:a xlink:type="simple" xlink:href="#9.9.3.Press / release the mouse button separated (MouseDown/MouseUp)|outline" text:style-name="Internet_20_link" text:visited-style-name="Internet_20_link">42</text:a></text:p>
          <text:p text:style-name="P64"><text:a xlink:type="simple" xlink:href="#9.10.Waiting|outline"><text:s/>9.10 Waiting</text:a><text:tab/><text:a xlink:type="simple" xlink:href="#9.10.Waiting|outline" text:style-name="Internet_20_link" text:visited-style-name="Internet_20_link">43</text:a></text:p>
          <text:p text:style-name="P65"><text:a xlink:type="simple" xlink:href="#9.10.1.Fixed delay in milliseconds (Sleep)|outline" text:style-name="Internet_20_link" text:visited-style-name="Internet_20_link">Fixed delay in milliseconds (Sleep)</text:a><text:tab/><text:a xlink:type="simple" xlink:href="#9.10.1.Fixed delay in milliseconds (Sleep)|outline" text:style-name="Internet_20_link" text:visited-style-name="Internet_20_link">43</text:a></text:p>
          <text:p text:style-name="P65"><text:soft-page-break/><text:a xlink:type="simple" xlink:href="#9.10.2.Wait message with countdown / condition (SleepMessage)|outline" text:style-name="Internet_20_link" text:visited-style-name="Internet_20_link">Wait message with countdown / condition (SleepMessage)</text:a><text:tab/><text:a xlink:type="simple" xlink:href="#9.10.2.Wait message with countdown / condition (SleepMessage)|outline" text:style-name="Internet_20_link" text:visited-style-name="Internet_20_link">43</text:a></text:p>
          <text:p text:style-name="P65"><text:a xlink:type="simple" xlink:href="#9.10.3.Waiting for windows (WaitFor / WaitForActive)|outline" text:style-name="Internet_20_link" text:visited-style-name="Internet_20_link">Waiting for windows (WaitFor / WaitForActive)</text:a><text:tab/><text:a xlink:type="simple" xlink:href="#9.10.3.Waiting for windows (WaitFor / WaitForActive)|outline" text:style-name="Internet_20_link" text:visited-style-name="Internet_20_link">43</text:a></text:p>
          <text:p text:style-name="P64"><text:a xlink:type="simple" xlink:href="#9.11.Time|outline"><text:s/>9.11 Time</text:a><text:tab/><text:a xlink:type="simple" xlink:href="#9.11.Time|outline" text:style-name="Internet_20_link" text:visited-style-name="Internet_20_link">44</text:a></text:p>
          <text:p text:style-name="P65"><text:a xlink:type="simple" xlink:href="#9.11.1.Unix timestamp (TimeStamp)|outline" text:style-name="Internet_20_link" text:visited-style-name="Internet_20_link">Unix timestamp (TimeStamp)</text:a><text:tab/><text:a xlink:type="simple" xlink:href="#9.11.1.Unix timestamp (TimeStamp)|outline" text:style-name="Internet_20_link" text:visited-style-name="Internet_20_link">44</text:a></text:p>
          <text:p text:style-name="P65"><text:a xlink:type="simple" xlink:href="#9.11.2.Formatted output (FormatTime)|outline" text:style-name="Internet_20_link" text:visited-style-name="Internet_20_link">Formatted output (FormatTime)</text:a><text:tab/><text:a xlink:type="simple" xlink:href="#9.11.2.Formatted output (FormatTime)|outline" text:style-name="Internet_20_link" text:visited-style-name="Internet_20_link">44</text:a></text:p>
          <text:p text:style-name="P65"><text:a xlink:type="simple" xlink:href="#9.11.3.Set current time to multiple variables (GetTime)|outline" text:style-name="Internet_20_link" text:visited-style-name="Internet_20_link">Set current time to multiple variables (GetTime)</text:a><text:tab/><text:a xlink:type="simple" xlink:href="#9.11.3.Set current time to multiple variables (GetTime)|outline" text:style-name="Internet_20_link" text:visited-style-name="Internet_20_link">45</text:a></text:p>
          <text:p text:style-name="P64"><text:a xlink:type="simple" xlink:href="#9.12.Copy, rename, move, and delete files|outline"><text:s/>9.12 Copy, rename, move, and delete files</text:a><text:tab/><text:a xlink:type="simple" xlink:href="#9.12.Copy, rename, move, and delete files|outline" text:style-name="Internet_20_link" text:visited-style-name="Internet_20_link">46</text:a></text:p>
          <text:p text:style-name="P65"><text:a xlink:type="simple" xlink:href="#9.12.1.Copy a single file (Copy)|outline" text:style-name="Internet_20_link" text:visited-style-name="Internet_20_link">Copy a single file (Copy)</text:a><text:tab/><text:a xlink:type="simple" xlink:href="#9.12.1.Copy a single file (Copy)|outline" text:style-name="Internet_20_link" text:visited-style-name="Internet_20_link">46</text:a></text:p>
          <text:p text:style-name="P65"><text:a xlink:type="simple" xlink:href="#9.12.2.Copy multiple files (XCopy)|outline" text:style-name="Internet_20_link" text:visited-style-name="Internet_20_link">Copy multiple files (XCopy)</text:a><text:tab/><text:a xlink:type="simple" xlink:href="#9.12.2.Copy multiple files (XCopy)|outline" text:style-name="Internet_20_link" text:visited-style-name="Internet_20_link">46</text:a></text:p>
          <text:p text:style-name="P65"><text:a xlink:type="simple" xlink:href="#9.12.3.Rename or move a single file (Rename)|outline" text:style-name="Internet_20_link" text:visited-style-name="Internet_20_link">Rename or move a single file (Rename)</text:a><text:tab/><text:a xlink:type="simple" xlink:href="#9.12.3.Rename or move a single file (Rename)|outline" text:style-name="Internet_20_link" text:visited-style-name="Internet_20_link">46</text:a></text:p>
          <text:p text:style-name="P65"><text:a xlink:type="simple" xlink:href="#9.12.4.Move multiple files (Move)|outline" text:style-name="Internet_20_link" text:visited-style-name="Internet_20_link">Move multiple files (Move)</text:a><text:tab/><text:a xlink:type="simple" xlink:href="#9.12.4.Move multiple files (Move)|outline" text:style-name="Internet_20_link" text:visited-style-name="Internet_20_link">47</text:a></text:p>
          <text:p text:style-name="P65"><text:a xlink:type="simple" xlink:href="#9.12.5.Delete file(s) (Delete)|outline" text:style-name="Internet_20_link" text:visited-style-name="Internet_20_link">Delete file(s) (Delete)</text:a><text:tab/><text:a xlink:type="simple" xlink:href="#9.12.5.Delete file(s) (Delete)|outline" text:style-name="Internet_20_link" text:visited-style-name="Internet_20_link">47</text:a></text:p>
          <text:p text:style-name="P65"><text:a xlink:type="simple" xlink:href="#9.12.6.Delete files, also in subdirectories (DelTree)|outline" text:style-name="Internet_20_link" text:visited-style-name="Internet_20_link">Delete files, also in subdirectories (DelTree)</text:a><text:tab/><text:a xlink:type="simple" xlink:href="#9.12.6.Delete files, also in subdirectories (DelTree)|outline" text:style-name="Internet_20_link" text:visited-style-name="Internet_20_link">47</text:a></text:p>
          <text:p text:style-name="P65"><text:a xlink:type="simple" xlink:href="#9.12.7.Creating a shortcut/link (CreateShortcut)|outline" text:style-name="Internet_20_link" text:visited-style-name="Internet_20_link">Creating a shortcut/link (CreateShortcut)</text:a><text:tab/><text:a xlink:type="simple" xlink:href="#9.12.7.Creating a shortcut/link (CreateShortcut)|outline" text:style-name="Internet_20_link" text:visited-style-name="Internet_20_link">47</text:a></text:p>
          <text:p text:style-name="P64"><text:a xlink:type="simple" xlink:href="#9.13.Reading and writing text files|outline"><text:s/>9.13 Reading and writing text files</text:a><text:tab/><text:a xlink:type="simple" xlink:href="#9.13.Reading and writing text files|outline" text:style-name="Internet_20_link" text:visited-style-name="Internet_20_link">48</text:a></text:p>
          <text:p text:style-name="P65"><text:a xlink:type="simple" xlink:href="#9.13.1.Reading a text file (ReadFile, ReadLine)|outline" text:style-name="Internet_20_link" text:visited-style-name="Internet_20_link">Reading a text file (ReadFile, ReadLine)</text:a><text:tab/><text:a xlink:type="simple" xlink:href="#9.13.1.Reading a text file (ReadFile, ReadLine)|outline" text:style-name="Internet_20_link" text:visited-style-name="Internet_20_link">48</text:a></text:p>
          <text:p text:style-name="P65"><text:a xlink:type="simple" xlink:href="#9.13.2.Writing to a text file (WriteFile)|outline" text:style-name="Internet_20_link" text:visited-style-name="Internet_20_link">Writing to a text file (WriteFile)</text:a><text:tab/><text:a xlink:type="simple" xlink:href="#9.13.2.Writing to a text file (WriteFile)|outline" text:style-name="Internet_20_link" text:visited-style-name="Internet_20_link">49</text:a></text:p>
          <text:p text:style-name="P65"><text:a xlink:type="simple" xlink:href="#9.13.3.Reading a value of an INI file (IniRead)|outline" text:style-name="Internet_20_link" text:visited-style-name="Internet_20_link">Reading a value of an INI file (IniRead)</text:a><text:tab/><text:a xlink:type="simple" xlink:href="#9.13.3.Reading a value of an INI file (IniRead)|outline" text:style-name="Internet_20_link" text:visited-style-name="Internet_20_link">49</text:a></text:p>
          <text:p text:style-name="P65"><text:a xlink:type="simple" xlink:href="#9.13.4.Writing a value to an INI file (IniWrite)|outline" text:style-name="Internet_20_link" text:visited-style-name="Internet_20_link">Writing a value to an INI file (IniWrite)</text:a><text:tab/><text:a xlink:type="simple" xlink:href="#9.13.4.Writing a value to an INI file (IniWrite)|outline" text:style-name="Internet_20_link" text:visited-style-name="Internet_20_link">49</text:a></text:p>
          <text:p text:style-name="P65"><text:a xlink:type="simple" xlink:href="#9.13.5.Access serial ports (SetComInfo)|outline" text:style-name="Internet_20_link" text:visited-style-name="Internet_20_link">Access serial ports (SetComInfo)</text:a><text:tab/><text:a xlink:type="simple" xlink:href="#9.13.5.Access serial ports (SetComInfo)|outline" text:style-name="Internet_20_link" text:visited-style-name="Internet_20_link">50</text:a></text:p>
          <text:p text:style-name="P64"><text:a xlink:type="simple" xlink:href="#9.14.File system informations|outline"><text:s/>9.14 File system informations</text:a><text:tab/><text:a xlink:type="simple" xlink:href="#9.14.File system informations|outline" text:style-name="Internet_20_link" text:visited-style-name="Internet_20_link">51</text:a></text:p>
          <text:p text:style-name="P65"><text:a xlink:type="simple" xlink:href="#9.14.1.Check whether file or directory exists (FileExists/DirExists)|outline" text:style-name="Internet_20_link" text:visited-style-name="Internet_20_link">Check whether file or directory exists (FileExists/DirExists)</text:a><text:tab/><text:a xlink:type="simple" xlink:href="#9.14.1.Check whether file or directory exists (FileExists/DirExists)|outline" text:style-name="Internet_20_link" text:visited-style-name="Internet_20_link">51</text:a></text:p>
          <text:p text:style-name="P65"><text:a xlink:type="simple" xlink:href="#9.14.2.Check free space (FreeDiskSpace)|outline" text:style-name="Internet_20_link" text:visited-style-name="Internet_20_link">Check free space (FreeDiskSpace)</text:a><text:tab/><text:a xlink:type="simple" xlink:href="#9.14.2.Check free space (FreeDiskSpace)|outline" text:style-name="Internet_20_link" text:visited-style-name="Internet_20_link">51</text:a></text:p>
          <text:p text:style-name="P65"><text:a xlink:type="simple" xlink:href="#9.14.3.Check disk size (TotalDiskSpace)|outline" text:style-name="Internet_20_link" text:visited-style-name="Internet_20_link">Check disk size (TotalDiskSpace)</text:a><text:tab/><text:a xlink:type="simple" xlink:href="#9.14.3.Check disk size (TotalDiskSpace)|outline" text:style-name="Internet_20_link" text:visited-style-name="Internet_20_link">51</text:a></text:p>
          <text:p text:style-name="P65"><text:a xlink:type="simple" xlink:href="#9.14.4.Get file size (FileSize)|outline" text:style-name="Internet_20_link" text:visited-style-name="Internet_20_link">Get file size (FileSize)</text:a><text:tab/><text:a xlink:type="simple" xlink:href="#9.14.4.Get file size (FileSize)|outline" text:style-name="Internet_20_link" text:visited-style-name="Internet_20_link">51</text:a></text:p>
          <text:p text:style-name="P65"><text:a xlink:type="simple" xlink:href="#9.14.5.Get file creation time (FileCreateTime)|outline" text:style-name="Internet_20_link" text:visited-style-name="Internet_20_link">Get file creation time (FileCreateTime)</text:a><text:tab/><text:a xlink:type="simple" xlink:href="#9.14.5.Get file creation time (FileCreateTime)|outline" text:style-name="Internet_20_link" text:visited-style-name="Internet_20_link">52</text:a></text:p>
          <text:p text:style-name="P65"><text:a xlink:type="simple" xlink:href="#9.14.6.Get file modification time (FileModifyTime)|outline" text:style-name="Internet_20_link" text:visited-style-name="Internet_20_link">Get file modification time (FileModifyTime)</text:a><text:tab/><text:a xlink:type="simple" xlink:href="#9.14.6.Get file modification time (FileModifyTime)|outline" text:style-name="Internet_20_link" text:visited-style-name="Internet_20_link">52</text:a></text:p>
          <text:p text:style-name="P65"><text:a xlink:type="simple" xlink:href="#9.14.7.Get file attributes (FileAttribs)|outline" text:style-name="Internet_20_link" text:visited-style-name="Internet_20_link">Get file attributes (FileAttribs)</text:a><text:tab/><text:a xlink:type="simple" xlink:href="#9.14.7.Get file attributes (FileAttribs)|outline" text:style-name="Internet_20_link" text:visited-style-name="Internet_20_link">52</text:a></text:p>
          <text:p text:style-name="P65"><text:a xlink:type="simple" xlink:href="#9.14.8.Set file attributes (SetFileAttribute, SetFileAttribs)|outline" text:style-name="Internet_20_link" text:visited-style-name="Internet_20_link">Set file attributes (SetFileAttribute, SetFileAttribs)</text:a><text:tab/><text:a xlink:type="simple" xlink:href="#9.14.8.Set file attributes (SetFileAttribute, SetFileAttribs)|outline" text:style-name="Internet_20_link" text:visited-style-name="Internet_20_link">53</text:a></text:p>
          <text:p text:style-name="P65"><text:a xlink:type="simple" xlink:href="#9.14.9.Get version number (FileVersion / GetVersion)|outline" text:style-name="Internet_20_link" text:visited-style-name="Internet_20_link">Get version number (FileVersion / GetVersion)</text:a><text:tab/><text:a xlink:type="simple" xlink:href="#9.14.9.Get version number (FileVersion / GetVersion)|outline" text:style-name="Internet_20_link" text:visited-style-name="Internet_20_link">54</text:a></text:p>
          <text:p text:style-name="P65"><text:a xlink:type="simple" xlink:href="#9.14.10.Get files/directories of directory (DirContents)|outline" text:style-name="Internet_20_link" text:visited-style-name="Internet_20_link">Get files/directories of directory (DirContents)</text:a><text:tab/><text:a xlink:type="simple" xlink:href="#9.14.10.Get files/directories of directory (DirContents)|outline" text:style-name="Internet_20_link" text:visited-style-name="Internet_20_link">54</text:a></text:p>
          <text:p text:style-name="P64"><text:a xlink:type="simple" xlink:href="#9.15.ZIP archives|outline"><text:s/>9.15 ZIP archives</text:a><text:tab/><text:a xlink:type="simple" xlink:href="#9.15.ZIP archives|outline" text:style-name="Internet_20_link" text:visited-style-name="Internet_20_link">55</text:a></text:p>
          <text:p text:style-name="P65"><text:a xlink:type="simple" xlink:href="#9.15.1.Important hints|outline" text:style-name="Internet_20_link" text:visited-style-name="Internet_20_link">Important hints</text:a><text:tab/><text:a xlink:type="simple" xlink:href="#9.15.1.Important hints|outline" text:style-name="Internet_20_link" text:visited-style-name="Internet_20_link">55</text:a></text:p>
          <text:p text:style-name="P65"><text:a xlink:type="simple" xlink:href="#9.15.2.Compress a single file (ZipFile)|outline" text:style-name="Internet_20_link" text:visited-style-name="Internet_20_link">Compress a single file (ZipFile)</text:a><text:tab/><text:a xlink:type="simple" xlink:href="#9.15.2.Compress a single file (ZipFile)|outline" text:style-name="Internet_20_link" text:visited-style-name="Internet_20_link">55</text:a></text:p>
          <text:p text:style-name="P65"><text:a xlink:type="simple" xlink:href="#9.15.3.Compress multiple files (ZipFiles)|outline" text:style-name="Internet_20_link" text:visited-style-name="Internet_20_link">Compress multiple files (ZipFiles)</text:a><text:tab/><text:a xlink:type="simple" xlink:href="#9.15.3.Compress multiple files (ZipFiles)|outline" text:style-name="Internet_20_link" text:visited-style-name="Internet_20_link">56</text:a></text:p>
          <text:p text:style-name="P65"><text:a xlink:type="simple" xlink:href="#9.15.4.Extract single file (UnzipFile)|outline" text:style-name="Internet_20_link" text:visited-style-name="Internet_20_link">Extract single file (UnzipFile)</text:a><text:tab/><text:a xlink:type="simple" xlink:href="#9.15.4.Extract single file (UnzipFile)|outline" text:style-name="Internet_20_link" text:visited-style-name="Internet_20_link">56</text:a></text:p>
          <text:p text:style-name="P65"><text:a xlink:type="simple" xlink:href="#9.15.5.Extract entire archive (UnzipAll)|outline" text:style-name="Internet_20_link" text:visited-style-name="Internet_20_link">Extract entire archive (UnzipAll)</text:a><text:tab/><text:a xlink:type="simple" xlink:href="#9.15.5.Extract entire archive (UnzipAll)|outline" text:style-name="Internet_20_link" text:visited-style-name="Internet_20_link">56</text:a></text:p>
          <text:p text:style-name="P65"><text:a xlink:type="simple" xlink:href="#9.15.6.Extract a path of an archive (UnzipPath)|outline" text:style-name="Internet_20_link" text:visited-style-name="Internet_20_link">Extract a path of an archive (UnzipPath)</text:a><text:tab/><text:a xlink:type="simple" xlink:href="#9.15.6.Extract a path of an archive (UnzipPath)|outline" text:style-name="Internet_20_link" text:visited-style-name="Internet_20_link">57</text:a></text:p>
          <text:p text:style-name="P64"><text:a xlink:type="simple" xlink:href="#9.16.Connections|outline"><text:s/>9.16 Connections</text:a><text:tab/><text:a xlink:type="simple" xlink:href="#9.16.Connections|outline" text:style-name="Internet_20_link" text:visited-style-name="Internet_20_link">58</text:a></text:p>
          <text:p text:style-name="P65"><text:a xlink:type="simple" xlink:href="#9.16.1.Establish connection (Connect)|outline" text:style-name="Internet_20_link" text:visited-style-name="Internet_20_link">Establish connection (Connect)</text:a><text:tab/><text:a xlink:type="simple" xlink:href="#9.16.1.Establish connection (Connect)|outline" text:style-name="Internet_20_link" text:visited-style-name="Internet_20_link">58</text:a></text:p>
          <text:p text:style-name="P65"><text:a xlink:type="simple" xlink:href="#9.16.2.End connection (CloseConnection/Disconnect)|outline" text:style-name="Internet_20_link" text:visited-style-name="Internet_20_link">End connection (CloseConnection/Disconnect)</text:a><text:tab/><text:a xlink:type="simple" xlink:href="#9.16.2.End connection (CloseConnection/Disconnect)|outline" text:style-name="Internet_20_link" text:visited-style-name="Internet_20_link">58</text:a></text:p>
          <text:p text:style-name="P65"><text:a xlink:type="simple" xlink:href="#9.16.3.Check connection (Connected/InternetConnected)|outline" text:style-name="Internet_20_link" text:visited-style-name="Internet_20_link">Check connection (Connected/InternetConnected)</text:a><text:tab/><text:a xlink:type="simple" xlink:href="#9.16.3.Check connection (Connected/InternetConnected)|outline" text:style-name="Internet_20_link" text:visited-style-name="Internet_20_link">59</text:a></text:p>
          <text:p text:style-name="P64"><text:a xlink:type="simple" xlink:href="#9.17.Internet access|outline"><text:s/>9.17 Internet access</text:a><text:tab/><text:a xlink:type="simple" xlink:href="#9.17.Internet access|outline" text:style-name="Internet_20_link" text:visited-style-name="Internet_20_link">59</text:a></text:p>
          <text:p text:style-name="P65"><text:a xlink:type="simple" xlink:href="#9.17.1.Set proxy|outline" text:style-name="Internet_20_link" text:visited-style-name="Internet_20_link">Set proxy</text:a><text:tab/><text:a xlink:type="simple" xlink:href="#9.17.1.Set proxy|outline" text:style-name="Internet_20_link" text:visited-style-name="Internet_20_link">59</text:a></text:p>
          <text:p text:style-name="P65"><text:a xlink:type="simple" xlink:href="#9.17.2.Download (Download)|outline" text:style-name="Internet_20_link" text:visited-style-name="Internet_20_link">Download (Download)</text:a><text:tab/><text:a xlink:type="simple" xlink:href="#9.17.2.Download (Download)|outline" text:style-name="Internet_20_link" text:visited-style-name="Internet_20_link">59</text:a></text:p>
          <text:p text:style-name="P65"><text:a xlink:type="simple" xlink:href="#9.17.3.Other possibilities|outline" text:style-name="Internet_20_link" text:visited-style-name="Internet_20_link">Other possibilities</text:a><text:tab/><text:a xlink:type="simple" xlink:href="#9.17.3.Other possibilities|outline" text:style-name="Internet_20_link" text:visited-style-name="Internet_20_link">59</text:a></text:p>
          <text:p text:style-name="P64"><text:a xlink:type="simple" xlink:href="#9.18.Directories|outline"><text:s/>9.18 Directories</text:a><text:tab/><text:a xlink:type="simple" xlink:href="#9.18.Directories|outline" text:style-name="Internet_20_link" text:visited-style-name="Internet_20_link">60</text:a></text:p>
          <text:p text:style-name="P65"><text:a xlink:type="simple" xlink:href="#9.18.1.Create directory (MkDir)|outline" text:style-name="Internet_20_link" text:visited-style-name="Internet_20_link">Create directory (MkDir)</text:a><text:tab/><text:a xlink:type="simple" xlink:href="#9.18.1.Create directory (MkDir)|outline" text:style-name="Internet_20_link" text:visited-style-name="Internet_20_link">60</text:a></text:p>
          <text:p text:style-name="P65"><text:a xlink:type="simple" xlink:href="#9.18.2.Remove directory (RmDir)|outline" text:style-name="Internet_20_link" text:visited-style-name="Internet_20_link">Remove directory (RmDir)</text:a><text:tab/><text:a xlink:type="simple" xlink:href="#9.18.2.Remove directory (RmDir)|outline" text:style-name="Internet_20_link" text:visited-style-name="Internet_20_link">60</text:a></text:p>
          <text:p text:style-name="P65"><text:a xlink:type="simple" xlink:href="#9.18.3.Change directory (ChDir)|outline" text:style-name="Internet_20_link" text:visited-style-name="Internet_20_link">Change directory (ChDir)</text:a><text:tab/><text:a xlink:type="simple" xlink:href="#9.18.3.Change directory (ChDir)|outline" text:style-name="Internet_20_link" text:visited-style-name="Internet_20_link">60</text:a></text:p>
          <text:p text:style-name="P65"><text:a xlink:type="simple" xlink:href="#9.18.4.Getting system paths (SystemPath)|outline" text:style-name="Internet_20_link" text:visited-style-name="Internet_20_link">Getting system paths (SystemPath)</text:a><text:tab/><text:a xlink:type="simple" xlink:href="#9.18.4.Getting system paths (SystemPath)|outline" text:style-name="Internet_20_link" text:visited-style-name="Internet_20_link">60</text:a></text:p>
          <text:p text:style-name="P64"><text:a xlink:type="simple" xlink:href="#9.19.Registry|outline"><text:s/>9.19 Registry</text:a><text:tab/><text:a xlink:type="simple" xlink:href="#9.19.Registry|outline" text:style-name="Internet_20_link" text:visited-style-name="Internet_20_link">61</text:a></text:p>
          <text:p text:style-name="P65"><text:a xlink:type="simple" xlink:href="#9.19.1.Reading registry entries (RegRead)|outline" text:style-name="Internet_20_link" text:visited-style-name="Internet_20_link">Reading registry entries (RegRead)</text:a><text:tab/><text:a xlink:type="simple" xlink:href="#9.19.1.Reading registry entries (RegRead)|outline" text:style-name="Internet_20_link" text:visited-style-name="Internet_20_link">61</text:a></text:p>
          <text:p text:style-name="P65"><text:a xlink:type="simple" xlink:href="#9.19.2.Writing registry entries (RegWriteString/RegWriteDWord/ RegWriteBinary/RegWriteMultiString)|outline" text:style-name="Internet_20_link" text:visited-style-name="Internet_20_link">Writing registry entries (RegWriteString/RegWriteDWord/ RegWriteBinary/RegWriteMultiString)</text:a><text:tab/><text:a xlink:type="simple" xlink:href="#9.19.2.Writing registry entries (RegWriteString/RegWriteDWord/ RegWriteBinary/RegWriteMultiString)|outline" text:style-name="Internet_20_link" text:visited-style-name="Internet_20_link">61</text:a></text:p>
          <text:p text:style-name="P65"><text:a xlink:type="simple" xlink:href="#9.19.3.Checking existence of a value (RegValueExists)|outline" text:style-name="Internet_20_link" text:visited-style-name="Internet_20_link">Checking existence of a value (RegValueExists)</text:a><text:tab/><text:a xlink:type="simple" xlink:href="#9.19.3.Checking existence of a value (RegValueExists)|outline" text:style-name="Internet_20_link" text:visited-style-name="Internet_20_link">62</text:a></text:p>
          <text:p text:style-name="P65"><text:a xlink:type="simple" xlink:href="#9.19.4.Checking existence of a key (registry path) (RegKeyExists)|outline" text:style-name="Internet_20_link" text:visited-style-name="Internet_20_link">Checking existence of a key (registry path) (RegKeyExists)</text:a><text:tab/><text:a xlink:type="simple" xlink:href="#9.19.4.Checking existence of a key (registry path) (RegKeyExists)|outline" text:style-name="Internet_20_link" text:visited-style-name="Internet_20_link">62</text:a></text:p>
          <text:p text:style-name="P65"><text:a xlink:type="simple" xlink:href="#9.19.5.Removing a registry value (RegDelete)|outline" text:style-name="Internet_20_link" text:visited-style-name="Internet_20_link">Removing a registry value (RegDelete)</text:a><text:tab/><text:a xlink:type="simple" xlink:href="#9.19.5.Removing a registry value (RegDelete)|outline" text:style-name="Internet_20_link" text:visited-style-name="Internet_20_link">62</text:a></text:p>
          <text:p text:style-name="P65"><text:a xlink:type="simple" xlink:href="#9.19.6.Removing a registry key (registry path) (RegDeleteKey)|outline" text:style-name="Internet_20_link" text:visited-style-name="Internet_20_link">Removing a registry key (registry path) (RegDeleteKey)</text:a><text:tab/><text:a xlink:type="simple" xlink:href="#9.19.6.Removing a registry key (registry path) (RegDeleteKey)|outline" text:style-name="Internet_20_link" text:visited-style-name="Internet_20_link">62</text:a></text:p>
          <text:p text:style-name="P64"><text:a xlink:type="simple" xlink:href="#9.20.Dialogs|outline"><text:s/>9.20 Dialogs</text:a><text:tab/><text:a xlink:type="simple" xlink:href="#9.20.Dialogs|outline" text:style-name="Internet_20_link" text:visited-style-name="Internet_20_link">63</text:a></text:p>
          <text:p text:style-name="P65"><text:a xlink:type="simple" xlink:href="#9.20.1.Free text input (Input)|outline" text:style-name="Internet_20_link" text:visited-style-name="Internet_20_link">Free text input (Input)</text:a><text:tab/><text:a xlink:type="simple" xlink:href="#9.20.1.Free text input (Input)|outline" text:style-name="Internet_20_link" text:visited-style-name="Internet_20_link">63</text:a></text:p>
          <text:p text:style-name="P65"><text:a xlink:type="simple" xlink:href="#9.20.2.Message (Message)|outline" text:style-name="Internet_20_link" text:visited-style-name="Internet_20_link">Message (Message)</text:a><text:tab/><text:a xlink:type="simple" xlink:href="#9.20.2.Message (Message)|outline" text:style-name="Internet_20_link" text:visited-style-name="Internet_20_link">63</text:a></text:p>
          <text:p text:style-name="P65"><text:a xlink:type="simple" xlink:href="#9.20.3.Big message with scrollbar (BigMessage)|outline" text:style-name="Internet_20_link" text:visited-style-name="Internet_20_link">Big message with scrollbar (BigMessage)</text:a><text:tab/><text:a xlink:type="simple" xlink:href="#9.20.3.Big message with scrollbar (BigMessage)|outline" text:style-name="Internet_20_link" text:visited-style-name="Internet_20_link">63</text:a></text:p>
          <text:p text:style-name="P65"><text:a xlink:type="simple" xlink:href="#9.20.4.Message with countdown/condition (SleepMessage)|outline" text:style-name="Internet_20_link" text:visited-style-name="Internet_20_link">Message with countdown/condition (SleepMessage)</text:a><text:tab/><text:a xlink:type="simple" xlink:href="#9.20.4.Message with countdown/condition (SleepMessage)|outline" text:style-name="Internet_20_link" text:visited-style-name="Internet_20_link">63</text:a></text:p>
          <text:p text:style-name="P65"><text:a xlink:type="simple" xlink:href="#9.20.5.Simple questions (Question)|outline" text:style-name="Internet_20_link" text:visited-style-name="Internet_20_link">Simple questions (Question)</text:a><text:tab/><text:a xlink:type="simple" xlink:href="#9.20.5.Simple questions (Question)|outline" text:style-name="Internet_20_link" text:visited-style-name="Internet_20_link">64</text:a></text:p>
          <text:p text:style-name="P65"><text:a xlink:type="simple" xlink:href="#9.20.6.Selection from a list (Choice)|outline" text:style-name="Internet_20_link" text:visited-style-name="Internet_20_link">Selection from a list (Choice)</text:a><text:tab/><text:a xlink:type="simple" xlink:href="#9.20.6.Selection from a list (Choice)|outline" text:style-name="Internet_20_link" text:visited-style-name="Internet_20_link">64</text:a></text:p>
          <text:p text:style-name="P65"><text:a xlink:type="simple" xlink:href="#9.20.7.Select directory (SelectDirectory)|outline" text:style-name="Internet_20_link" text:visited-style-name="Internet_20_link">Select directory (SelectDirectory)</text:a><text:tab/><text:a xlink:type="simple" xlink:href="#9.20.7.Select directory (SelectDirectory)|outline" text:style-name="Internet_20_link" text:visited-style-name="Internet_20_link">64</text:a></text:p>
          <text:p text:style-name="P65"><text:a xlink:type="simple" xlink:href="#9.20.8.Get filename (SelectFile)|outline" text:style-name="Internet_20_link" text:visited-style-name="Internet_20_link">Get filename (SelectFile)</text:a><text:tab/><text:a xlink:type="simple" xlink:href="#9.20.8.Get filename (SelectFile)|outline" text:style-name="Internet_20_link" text:visited-style-name="Internet_20_link">65</text:a></text:p>
          <text:p text:style-name="P65"><text:a xlink:type="simple" xlink:href="#9.20.9.Set entry size and font for choices (SetChoiceEntryFormat)|outline" text:style-name="Internet_20_link" text:visited-style-name="Internet_20_link">Set entry size and font for choices (SetChoiceEntryFormat)</text:a><text:tab/><text:a xlink:type="simple" xlink:href="#9.20.9.Set entry size and font for choices (SetChoiceEntryFormat)|outline" text:style-name="Internet_20_link" text:visited-style-name="Internet_20_link">65</text:a></text:p>
          <text:p text:style-name="P65"><text:a xlink:type="simple" xlink:href="#9.20.10.Set font for big messages (SetMessageFont)|outline" text:style-name="Internet_20_link" text:visited-style-name="Internet_20_link">Set font for big messages (SetMessageFont)</text:a><text:tab/><text:a xlink:type="simple" xlink:href="#9.20.10.Set font for big messages (SetMessageFont)|outline" text:style-name="Internet_20_link" text:visited-style-name="Internet_20_link">65</text:a></text:p>
          <text:p text:style-name="P64"><text:a xlink:type="simple" xlink:href="#9.21.Status window|outline"><text:s/>9.21 Status window</text:a><text:tab/><text:a xlink:type="simple" xlink:href="#9.21.Status window|outline" text:style-name="Internet_20_link" text:visited-style-name="Internet_20_link">66</text:a></text:p>
          <text:p text:style-name="P65"><text:a xlink:type="simple" xlink:href="#9.21.1.What is the status window?|outline" text:style-name="Internet_20_link" text:visited-style-name="Internet_20_link">What is the status window?</text:a><text:tab/><text:a xlink:type="simple" xlink:href="#9.21.1.What is the status window?|outline" text:style-name="Internet_20_link" text:visited-style-name="Internet_20_link">66</text:a></text:p>
          <text:p text:style-name="P65"><text:a xlink:type="simple" xlink:href="#9.21.2.Set display type (StatusType)|outline" text:style-name="Internet_20_link" text:visited-style-name="Internet_20_link">Set display type (StatusType)</text:a><text:tab/><text:a xlink:type="simple" xlink:href="#9.21.2.Set display type (StatusType)|outline" text:style-name="Internet_20_link" text:visited-style-name="Internet_20_link">66</text:a></text:p>
          <text:p text:style-name="P65"><text:a xlink:type="simple" xlink:href="#9.21.3.Set window title and info text (StatusInfo)|outline" text:style-name="Internet_20_link" text:visited-style-name="Internet_20_link">Set window title and info text (StatusInfo)</text:a><text:tab/><text:a xlink:type="simple" xlink:href="#9.21.3.Set window title and info text (StatusInfo)|outline" text:style-name="Internet_20_link" text:visited-style-name="Internet_20_link">66</text:a></text:p>
          <text:p text:style-name="P65"><text:soft-page-break/><text:a xlink:type="simple" xlink:href="#9.21.4.Set format for list entries (StatusListEntryFormat)|outline" text:style-name="Internet_20_link" text:visited-style-name="Internet_20_link">Set format for list entries (StatusListEntryFormat)</text:a><text:tab/><text:a xlink:type="simple" xlink:href="#9.21.4.Set format for list entries (StatusListEntryFormat)|outline" text:style-name="Internet_20_link" text:visited-style-name="Internet_20_link">66</text:a></text:p>
          <text:p text:style-name="P65"><text:a xlink:type="simple" xlink:href="#9.21.5.Set number of elements in list (StatusHistorySize)|outline" text:style-name="Internet_20_link" text:visited-style-name="Internet_20_link">Set number of elements in list (StatusHistorySize)</text:a><text:tab/><text:a xlink:type="simple" xlink:href="#9.21.5.Set number of elements in list (StatusHistorySize)|outline" text:style-name="Internet_20_link" text:visited-style-name="Internet_20_link">67</text:a></text:p>
          <text:p text:style-name="P65"><text:a xlink:type="simple" xlink:href="#9.21.6.Add status message (StatusMessage, StatusMessageAppend)|outline" text:style-name="Internet_20_link" text:visited-style-name="Internet_20_link">Add status message (StatusMessage, StatusMessageAppend)</text:a><text:tab/><text:a xlink:type="simple" xlink:href="#9.21.6.Add status message (StatusMessage, StatusMessageAppend)|outline" text:style-name="Internet_20_link" text:visited-style-name="Internet_20_link">67</text:a></text:p>
          <text:p text:style-name="P65"><text:a xlink:type="simple" xlink:href="#9.21.7.Delete status messages (StatusRemoveLastMessage, StatusClear)|outline" text:style-name="Internet_20_link" text:visited-style-name="Internet_20_link">Delete status messages (StatusRemoveLastMessage, StatusClear)</text:a><text:tab/><text:a xlink:type="simple" xlink:href="#9.21.7.Delete status messages (StatusRemoveLastMessage, StatusClear)|outline" text:style-name="Internet_20_link" text:visited-style-name="Internet_20_link">67</text:a></text:p>
          <text:p text:style-name="P65"><text:a xlink:type="simple" xlink:href="#9.21.8.Show status window (StatusShow)|outline" text:style-name="Internet_20_link" text:visited-style-name="Internet_20_link">Show status window (StatusShow)</text:a><text:tab/><text:a xlink:type="simple" xlink:href="#9.21.8.Show status window (StatusShow)|outline" text:style-name="Internet_20_link" text:visited-style-name="Internet_20_link">68</text:a></text:p>
          <text:p text:style-name="P65"><text:a xlink:type="simple" xlink:href="#9.21.9.Write status messages to file (WriteStatusHistory)|outline" text:style-name="Internet_20_link" text:visited-style-name="Internet_20_link">Write status messages to file (WriteStatusHistory)</text:a><text:tab/><text:a xlink:type="simple" xlink:href="#9.21.9.Write status messages to file (WriteStatusHistory)|outline" text:style-name="Internet_20_link" text:visited-style-name="Internet_20_link">68</text:a></text:p>
          <text:p text:style-name="P64"><text:a xlink:type="simple" xlink:href="#9.22.Processes (running applications)|outline"><text:s/>9.22 Processes (running applications)</text:a><text:tab/><text:a xlink:type="simple" xlink:href="#9.22.Processes (running applications)|outline" text:style-name="Internet_20_link" text:visited-style-name="Internet_20_link">69</text:a></text:p>
          <text:p text:style-name="P65"><text:a xlink:type="simple" xlink:href="#9.22.1.Process handling supported? (SupportsProcHandling)|outline" text:style-name="Internet_20_link" text:visited-style-name="Internet_20_link">Process handling supported? (SupportsProcHandling)</text:a><text:tab/><text:a xlink:type="simple" xlink:href="#9.22.1.Process handling supported? (SupportsProcHandling)|outline" text:style-name="Internet_20_link" text:visited-style-name="Internet_20_link">69</text:a></text:p>
          <text:p text:style-name="P65"><text:a xlink:type="simple" xlink:href="#9.22.2.Checking existence of a process (ProcExists)|outline" text:style-name="Internet_20_link" text:visited-style-name="Internet_20_link">Checking existence of a process (ProcExists)</text:a><text:tab/><text:a xlink:type="simple" xlink:href="#9.22.2.Checking existence of a process (ProcExists)|outline" text:style-name="Internet_20_link" text:visited-style-name="Internet_20_link">69</text:a></text:p>
          <text:p text:style-name="P65"><text:a xlink:type="simple" xlink:href="#9.22.3.Checking existence of a script process (ScriptProcExists)|outline" text:style-name="Internet_20_link" text:visited-style-name="Internet_20_link">Checking existence of a script process (ScriptProcExists)</text:a><text:tab/><text:a xlink:type="simple" xlink:href="#9.22.3.Checking existence of a script process (ScriptProcExists)|outline" text:style-name="Internet_20_link" text:visited-style-name="Internet_20_link">69</text:a></text:p>
          <text:p text:style-name="P65"><text:a xlink:type="simple" xlink:href="#9.22.4.Process name of active window (ActiveProcess)|outline" text:style-name="Internet_20_link" text:visited-style-name="Internet_20_link">Process name of active window (ActiveProcess)</text:a><text:tab/><text:a xlink:type="simple" xlink:href="#9.22.4.Process name of active window (ActiveProcess)|outline" text:style-name="Internet_20_link" text:visited-style-name="Internet_20_link">69</text:a></text:p>
          <text:p text:style-name="P65"><text:a xlink:type="simple" xlink:href="#9.22.5.Process name of given window (WindowProcess)|outline" text:style-name="Internet_20_link" text:visited-style-name="Internet_20_link">Process name of given window (WindowProcess)</text:a><text:tab/><text:a xlink:type="simple" xlink:href="#9.22.5.Process name of given window (WindowProcess)|outline" text:style-name="Internet_20_link" text:visited-style-name="Internet_20_link">70</text:a></text:p>
          <text:p text:style-name="P65"><text:a xlink:type="simple" xlink:href="#9.22.6.End a running process (Kill)|outline" text:style-name="Internet_20_link" text:visited-style-name="Internet_20_link">End a running process (Kill)</text:a><text:tab/><text:a xlink:type="simple" xlink:href="#9.22.6.End a running process (Kill)|outline" text:style-name="Internet_20_link" text:visited-style-name="Internet_20_link">70</text:a></text:p>
          <text:p text:style-name="P65"><text:a xlink:type="simple" xlink:href="#9.22.7.End a running script (KillScript)|outline" text:style-name="Internet_20_link" text:visited-style-name="Internet_20_link">End a running script (KillScript)</text:a><text:tab/><text:a xlink:type="simple" xlink:href="#9.22.7.End a running script (KillScript)|outline" text:style-name="Internet_20_link" text:visited-style-name="Internet_20_link">70</text:a></text:p>
          <text:p text:style-name="P64"><text:a xlink:type="simple" xlink:href="#9.23.Signals|outline"><text:s/>9.23 Signals</text:a><text:tab/><text:a xlink:type="simple" xlink:href="#9.23.Signals|outline" text:style-name="Internet_20_link" text:visited-style-name="Internet_20_link">71</text:a></text:p>
          <text:p text:style-name="P65"><text:a xlink:type="simple" xlink:href="#9.23.1.System volume (SetVolume, Volume)|outline" text:style-name="Internet_20_link" text:visited-style-name="Internet_20_link">System volume (SetVolume, Volume)</text:a><text:tab/><text:a xlink:type="simple" xlink:href="#9.23.1.System volume (SetVolume, Volume)|outline" text:style-name="Internet_20_link" text:visited-style-name="Internet_20_link">71</text:a></text:p>
          <text:p text:style-name="P65"><text:a xlink:type="simple" xlink:href="#9.23.2.Play a WAV file (PlaySound)|outline" text:style-name="Internet_20_link" text:visited-style-name="Internet_20_link">Play a WAV file (PlaySound)</text:a><text:tab/><text:a xlink:type="simple" xlink:href="#9.23.2.Play a WAV file (PlaySound)|outline" text:style-name="Internet_20_link" text:visited-style-name="Internet_20_link">71</text:a></text:p>
          <text:p text:style-name="P65"><text:a xlink:type="simple" xlink:href="#9.23.3.Vibrate (Vibrate)|outline" text:style-name="Internet_20_link" text:visited-style-name="Internet_20_link">Vibrate (Vibrate)</text:a><text:tab/><text:a xlink:type="simple" xlink:href="#9.23.3.Vibrate (Vibrate)|outline" text:style-name="Internet_20_link" text:visited-style-name="Internet_20_link">71</text:a></text:p>
          <text:p text:style-name="P64"><text:a xlink:type="simple" xlink:href="#9.24.Display / screen|outline"><text:s/>9.24 Display / screen</text:a><text:tab/><text:a xlink:type="simple" xlink:href="#9.24.Display / screen|outline" text:style-name="Internet_20_link" text:visited-style-name="Internet_20_link">72</text:a></text:p>
          <text:p text:style-name="P65"><text:a xlink:type="simple" xlink:href="#9.24.1.Get the color at a screen position (ColorAt)|outline" text:style-name="Internet_20_link" text:visited-style-name="Internet_20_link">Get the color at a screen position (ColorAt)</text:a><text:tab/><text:a xlink:type="simple" xlink:href="#9.24.1.Get the color at a screen position (ColorAt)|outline" text:style-name="Internet_20_link" text:visited-style-name="Internet_20_link">72</text:a></text:p>
          <text:p text:style-name="P65"><text:a xlink:type="simple" xlink:href="#9.24.2.Convert part of screen to characters (ScreenToChars)|outline" text:style-name="Internet_20_link" text:visited-style-name="Internet_20_link">Convert part of screen to characters (ScreenToChars)</text:a><text:tab/><text:a xlink:type="simple" xlink:href="#9.24.2.Convert part of screen to characters (ScreenToChars)|outline" text:style-name="Internet_20_link" text:visited-style-name="Internet_20_link">72</text:a></text:p>
          <text:p text:style-name="P65"><text:a xlink:type="simple" xlink:href="#9.24.3.Create the color code from RGB values (RGB)|outline" text:style-name="Internet_20_link" text:visited-style-name="Internet_20_link">Create the color code from RGB values (RGB)</text:a><text:tab/><text:a xlink:type="simple" xlink:href="#9.24.3.Create the color code from RGB values (RGB)|outline" text:style-name="Internet_20_link" text:visited-style-name="Internet_20_link">72</text:a></text:p>
          <text:p text:style-name="P65"><text:a xlink:type="simple" xlink:href="#9.24.4.Get the red/green/blue part of a color code (Red, Green, Blue)|outline" text:style-name="Internet_20_link" text:visited-style-name="Internet_20_link">Get the red/green/blue part of a color code (Red, Green, Blue)</text:a><text:tab/><text:a xlink:type="simple" xlink:href="#9.24.4.Get the red/green/blue part of a color code (Red, Green, Blue)|outline" text:style-name="Internet_20_link" text:visited-style-name="Internet_20_link">73</text:a></text:p>
          <text:p text:style-name="P65"><text:a xlink:type="simple" xlink:href="#9.24.5.Rotate the screen (Rotate)|outline" text:style-name="Internet_20_link" text:visited-style-name="Internet_20_link">Rotate the screen (Rotate)</text:a><text:tab/><text:a xlink:type="simple" xlink:href="#9.24.5.Rotate the screen (Rotate)|outline" text:style-name="Internet_20_link" text:visited-style-name="Internet_20_link">73</text:a></text:p>
          <text:p text:style-name="P65"><text:a xlink:type="simple" xlink:href="#9.24.6.Set backlight intensity (SetBacklight)|outline" text:style-name="Internet_20_link" text:visited-style-name="Internet_20_link">Set backlight intensity (SetBacklight)</text:a><text:tab/><text:a xlink:type="simple" xlink:href="#9.24.6.Set backlight intensity (SetBacklight)|outline" text:style-name="Internet_20_link" text:visited-style-name="Internet_20_link">73</text:a></text:p>
          <text:p text:style-name="P65"><text:a xlink:type="simple" xlink:href="#9.24.7.Toggle display on/off (ToggleDisplay)|outline" text:style-name="Internet_20_link" text:visited-style-name="Internet_20_link">Toggle display on/off (ToggleDisplay)</text:a><text:tab/><text:a xlink:type="simple" xlink:href="#9.24.7.Toggle display on/off (ToggleDisplay)|outline" text:style-name="Internet_20_link" text:visited-style-name="Internet_20_link">73</text:a></text:p>
          <text:p text:style-name="P65"><text:a xlink:type="simple" xlink:href="#9.24.8.Get screen size (ScreenWidth, ScreenHeight)|outline" text:style-name="Internet_20_link" text:visited-style-name="Internet_20_link">Get screen size (ScreenWidth, ScreenHeight)</text:a><text:tab/><text:a xlink:type="simple" xlink:href="#9.24.8.Get screen size (ScreenWidth, ScreenHeight)|outline" text:style-name="Internet_20_link" text:visited-style-name="Internet_20_link">73</text:a></text:p>
          <text:p text:style-name="P65"><text:a xlink:type="simple" xlink:href="#9.24.9.Check screen informations (orientation/resolution) (Screen)|outline" text:style-name="Internet_20_link" text:visited-style-name="Internet_20_link">Check screen informations (orientation/resolution) (Screen)</text:a><text:tab/><text:a xlink:type="simple" xlink:href="#9.24.9.Check screen informations (orientation/resolution) (Screen)|outline" text:style-name="Internet_20_link" text:visited-style-name="Internet_20_link">74</text:a></text:p>
          <text:p text:style-name="P65"><text:a xlink:type="simple" xlink:href="#9.24.10.Redraw today screen (RedrawToday)|outline" text:style-name="Internet_20_link" text:visited-style-name="Internet_20_link">Redraw today screen (RedrawToday)</text:a><text:tab/><text:a xlink:type="simple" xlink:href="#9.24.10.Redraw today screen (RedrawToday)|outline" text:style-name="Internet_20_link" text:visited-style-name="Internet_20_link">74</text:a></text:p>
          <text:p text:style-name="P65"><text:a xlink:type="simple" xlink:href="#9.24.11.Show/hide wait cursor (ShowWaitCursor/HideWaitCursor)|outline" text:style-name="Internet_20_link" text:visited-style-name="Internet_20_link">Show/hide wait cursor (ShowWaitCursor/HideWaitCursor)</text:a><text:tab/><text:a xlink:type="simple" xlink:href="#9.24.11.Show/hide wait cursor (ShowWaitCursor/HideWaitCursor)|outline" text:style-name="Internet_20_link" text:visited-style-name="Internet_20_link">74</text:a></text:p>
          <text:p text:style-name="P65"><text:a xlink:type="simple" xlink:href="#9.24.12.Get current mouse cursor (CurrentCursor)|outline" text:style-name="Internet_20_link" text:visited-style-name="Internet_20_link">Get current mouse cursor (CurrentCursor)</text:a><text:tab/><text:a xlink:type="simple" xlink:href="#9.24.12.Get current mouse cursor (CurrentCursor)|outline" text:style-name="Internet_20_link" text:visited-style-name="Internet_20_link">74</text:a></text:p>
          <text:p text:style-name="P65"><text:a xlink:type="simple" xlink:href="#9.24.13.Show/hide input panel (ShowInput/HideInput)|outline" text:style-name="Internet_20_link" text:visited-style-name="Internet_20_link">Show/hide input panel (ShowInput/HideInput)</text:a><text:tab/><text:a xlink:type="simple" xlink:href="#9.24.13.Show/hide input panel (ShowInput/HideInput)|outline" text:style-name="Internet_20_link" text:visited-style-name="Internet_20_link">75</text:a></text:p>
          <text:p text:style-name="P65"><text:a xlink:type="simple" xlink:href="#9.24.14.Set input panel type (SetInput)|outline" text:style-name="Internet_20_link" text:visited-style-name="Internet_20_link">Set input panel type (SetInput)</text:a><text:tab/><text:a xlink:type="simple" xlink:href="#9.24.14.Set input panel type (SetInput)|outline" text:style-name="Internet_20_link" text:visited-style-name="Internet_20_link">75</text:a></text:p>
          <text:p text:style-name="P64"><text:a xlink:type="simple" xlink:href="#9.25.Clipboard|outline"><text:s/>9.25 Clipboard</text:a><text:tab/><text:a xlink:type="simple" xlink:href="#9.25.Clipboard|outline" text:style-name="Internet_20_link" text:visited-style-name="Internet_20_link">76</text:a></text:p>
          <text:p text:style-name="P65"><text:a xlink:type="simple" xlink:href="#9.25.1.Copy text to the clipboard (SetClipText)|outline" text:style-name="Internet_20_link" text:visited-style-name="Internet_20_link">Copy text to the clipboard (SetClipText)</text:a><text:tab/><text:a xlink:type="simple" xlink:href="#9.25.1.Copy text to the clipboard (SetClipText)|outline" text:style-name="Internet_20_link" text:visited-style-name="Internet_20_link">76</text:a></text:p>
          <text:p text:style-name="P65"><text:a xlink:type="simple" xlink:href="#9.25.2.Get text from the clipboard (ClipText)|outline" text:style-name="Internet_20_link" text:visited-style-name="Internet_20_link">Get text from the clipboard (ClipText)</text:a><text:tab/><text:a xlink:type="simple" xlink:href="#9.25.2.Get text from the clipboard (ClipText)|outline" text:style-name="Internet_20_link" text:visited-style-name="Internet_20_link">76</text:a></text:p>
          <text:p text:style-name="P64"><text:a xlink:type="simple" xlink:href="#9.26.Memory|outline"><text:s/>9.26 Memory</text:a><text:tab/><text:a xlink:type="simple" xlink:href="#9.26.Memory|outline" text:style-name="Internet_20_link" text:visited-style-name="Internet_20_link">76</text:a></text:p>
          <text:p text:style-name="P65"><text:a xlink:type="simple" xlink:href="#9.26.1.Available main memory (FreeMemory)|outline" text:style-name="Internet_20_link" text:visited-style-name="Internet_20_link">Available main memory (FreeMemory)</text:a><text:tab/><text:a xlink:type="simple" xlink:href="#9.26.1.Available main memory (FreeMemory)|outline" text:style-name="Internet_20_link" text:visited-style-name="Internet_20_link">76</text:a></text:p>
          <text:p text:style-name="P65"><text:a xlink:type="simple" xlink:href="#9.26.2.Size of the main memory (TotalMemory)|outline" text:style-name="Internet_20_link" text:visited-style-name="Internet_20_link">Size of the main memory (TotalMemory)</text:a><text:tab/><text:a xlink:type="simple" xlink:href="#9.26.2.Size of the main memory (TotalMemory)|outline" text:style-name="Internet_20_link" text:visited-style-name="Internet_20_link">76</text:a></text:p>
          <text:p text:style-name="P64"><text:a xlink:type="simple" xlink:href="#9.27.Energy|outline"><text:s/>9.27 Energy</text:a><text:tab/><text:a xlink:type="simple" xlink:href="#9.27.Energy|outline" text:style-name="Internet_20_link" text:visited-style-name="Internet_20_link">77</text:a></text:p>
          <text:p text:style-name="P65"><text:a xlink:type="simple" xlink:href="#9.27.1.Check if externally powered (ExternalPowered)|outline" text:style-name="Internet_20_link" text:visited-style-name="Internet_20_link">Check if externally powered (ExternalPowered)</text:a><text:tab/><text:a xlink:type="simple" xlink:href="#9.27.1.Check if externally powered (ExternalPowered)|outline" text:style-name="Internet_20_link" text:visited-style-name="Internet_20_link">77</text:a></text:p>
          <text:p text:style-name="P65"><text:a xlink:type="simple" xlink:href="#9.27.2.Current battery level (BatteryPercentage, BackupBatteryPercentage)|outline" text:style-name="Internet_20_link" text:visited-style-name="Internet_20_link">Current battery level (BatteryPercentage, BackupBatteryPercentage)</text:a><text:tab/><text:a xlink:type="simple" xlink:href="#9.27.2.Current battery level (BatteryPercentage, BackupBatteryPercentage)|outline" text:style-name="Internet_20_link" text:visited-style-name="Internet_20_link">77</text:a></text:p>
          <text:p text:style-name="P65"><text:a xlink:type="simple" xlink:href="#9.27.3.Turn off device (PowerOff)|outline" text:style-name="Internet_20_link" text:visited-style-name="Internet_20_link">Turn off device (PowerOff)</text:a><text:tab/><text:a xlink:type="simple" xlink:href="#9.27.3.Turn off device (PowerOff)|outline" text:style-name="Internet_20_link" text:visited-style-name="Internet_20_link">77</text:a></text:p>
          <text:p text:style-name="P65"><text:a xlink:type="simple" xlink:href="#9.27.4.Avoid automatic power off (IdleTimerReset)|outline" text:style-name="Internet_20_link" text:visited-style-name="Internet_20_link">Avoid automatic power off (IdleTimerReset)</text:a><text:tab/><text:a xlink:type="simple" xlink:href="#9.27.4.Avoid automatic power off (IdleTimerReset)|outline" text:style-name="Internet_20_link" text:visited-style-name="Internet_20_link">77</text:a></text:p>
          <text:p text:style-name="P64"><text:a xlink:type="simple" xlink:href="#9.28.System|outline"><text:s/>9.28 System</text:a><text:tab/><text:a xlink:type="simple" xlink:href="#9.28.System|outline" text:style-name="Internet_20_link" text:visited-style-name="Internet_20_link">78</text:a></text:p>
          <text:p text:style-name="P65"><text:a xlink:type="simple" xlink:href="#9.28.1.Get the system version (SystemVersion)|outline" text:style-name="Internet_20_link" text:visited-style-name="Internet_20_link">Get the system version (SystemVersion)</text:a><text:tab/><text:a xlink:type="simple" xlink:href="#9.28.1.Get the system version (SystemVersion)|outline" text:style-name="Internet_20_link" text:visited-style-name="Internet_20_link">78</text:a></text:p>
          <text:p text:style-name="P65"><text:a xlink:type="simple" xlink:href="#9.28.2.Get the current MortScript variant (MortScriptType)|outline" text:style-name="Internet_20_link" text:visited-style-name="Internet_20_link">Get the current MortScript variant (MortScriptType)</text:a><text:tab/><text:a xlink:type="simple" xlink:href="#9.28.2.Get the current MortScript variant (MortScriptType)|outline" text:style-name="Internet_20_link" text:visited-style-name="Internet_20_link">78</text:a></text:p>
          <text:p text:style-name="P65"><text:a xlink:type="simple" xlink:href="#9.28.3.Get the current MortScript version (MortScriptVersion, GetMortScriptVersion)|outline" text:style-name="Internet_20_link" text:visited-style-name="Internet_20_link">Get the current MortScript version (MortScriptVersion, GetMortScriptVersion)</text:a><text:tab/><text:a xlink:type="simple" xlink:href="#9.28.3.Get the current MortScript version (MortScriptVersion, GetMortScriptVersion)|outline" text:style-name="Internet_20_link" text:visited-style-name="Internet_20_link">78</text:a></text:p>
          <text:p text:style-name="P65"><text:a xlink:type="simple" xlink:href="#9.28.4.Restart device (Reset)|outline" text:style-name="Internet_20_link" text:visited-style-name="Internet_20_link">Restart device (Reset)</text:a><text:tab/><text:a xlink:type="simple" xlink:href="#9.28.4.Restart device (Reset)|outline" text:style-name="Internet_20_link" text:visited-style-name="Internet_20_link">78</text:a></text:p>
          <text:p text:style-name="P63"><text:a xlink:type="simple" xlink:href="#10.Old syntax and commands|outline"><text:s/>10 Old syntax and commands</text:a><text:tab/><text:a xlink:type="simple" xlink:href="#10.Old syntax and commands|outline" text:style-name="Internet_20_link" text:visited-style-name="Internet_20_link">79</text:a></text:p>
          <text:p text:style-name="P64"><text:a xlink:type="simple" xlink:href="#10.1.Old syntax|outline"><text:s/>10.1 Old syntax</text:a><text:tab/><text:a xlink:type="simple" xlink:href="#10.1.Old syntax|outline" text:style-name="Internet_20_link" text:visited-style-name="Internet_20_link">79</text:a></text:p>
          <text:p text:style-name="P64"><text:a xlink:type="simple" xlink:href="#10.2.Old conditions|outline"><text:s/>10.2 Old conditions</text:a><text:tab/><text:a xlink:type="simple" xlink:href="#10.2.Old conditions|outline" text:style-name="Internet_20_link" text:visited-style-name="Internet_20_link">79</text:a></text:p>
          <text:p text:style-name="P64"><text:a xlink:type="simple" xlink:href="#10.3.Old commands|outline"><text:s/>10.3 Old commands</text:a><text:tab/><text:a xlink:type="simple" xlink:href="#10.3.Old commands|outline" text:style-name="Internet_20_link" text:visited-style-name="Internet_20_link">81</text:a></text:p>
          <text:p text:style-name="P63"><text:a xlink:type="simple" xlink:href="#11.Donations|outline"><text:s/>11 Donations</text:a><text:tab/><text:a xlink:type="simple" xlink:href="#11.Donations|outline" text:style-name="Internet_20_link" text:visited-style-name="Internet_20_link">83</text:a></text:p>
        </text:index-body>
      </text:table-of-content>
      <text:p text:style-name="P3"/>
      <text:list text:style-name="L1">
        <text:list-item>
          <text:h text:style-name="P231" text:outline-level="1">What is MortScript? / License</text:h>
        </text:list-item>
      </text:list>
      <text:p text:style-name="P68">MortScript is "just" an interpreter (similar to the runtime environment of Visual Basic), so there's no visible program that can be run for itself. (Except for the registration of file extensions when you run MortScript.exe, but that's unnecessary if you used an installer – also see <text:a xlink:type="simple" xlink:href="#3.Installation|outline"><text:s/>3 Installation</text:a>)</text:p>
      <text:p text:style-name="P68">The script language is focused on batch control, i.e. to run other applications and remote control them, and to do basic system operations, like file operations, registry modifications, and such. Due to this, only basic dialogs are available.</text:p>
      <text:p text:style-name="P68">You have to use downloaded .mscr or .mortrun script files, or write them yourself with any text editor (see <text:a xlink:type="simple" xlink:href="#4.1.Create and execute scripts|outline"><text:s/>4.1 Create and execute scripts</text:a>). <text:s/>For beginners, writing own scripts might be a bit complicated.</text:p>
      <text:p text:style-name="P68">You can execute those scripts by running them like any other application in the file explorer (i.e., just tap the file), or create a shortcut to those files in your start menu (\Windows\Start menu, or some localization) with the file explorer (or any other tool).</text:p>
      <text:p text:style-name="P68">I don't grant any warranty for damages caused by this program (neither me nor the script authors are perfect...). Be aware that foreign scripts can do lots of dangerous things, just like any "normal" application can read or delete files, or send data via the internet.</text:p>
      <text:p text:style-name="P68">MortScript is freeware, i.e., you don't need to pay for it, but I'd be glad about a small (or big ;)) donation as "thank you!". See also <text:a xlink:type="simple" xlink:href="#11.Spenden|outline"><text:span text:style-name="T1">11 Donations</text:span></text:a>.</text:p>
      <text:p text:style-name="P68">The source is available on request (SubVersion repository), but unlike e.g. GPL, you're not allowed to create your own derivate – that's to avoid a “For that script, you've got to use the XxxScript interpreter from Yyy” confusion.</text:p>
      <text:p text:style-name="P68">You may deploy MortScript with your own scripts, even for commercial scripts (be aware they will be available in source code since there's no compiled code...). But you have to note at a sensible location (readme.txt, setup, or similar) that MortScript is a foreign product with its own license. A link to my web site or mentioning my name would be good manner (e.g. „MortScript is freeware, www.sto-helit.de“).</text:p>
      <text:list text:style-name="L1" text:continue-numbering="true">
        <text:list-item>
          <text:h text:style-name="P230" text:outline-level="1">Functional range</text:h>
        </text:list-item>
      </text:list>
      <text:p text:style-name="P3">MortScript supports among others.:</text:p>
      <text:p text:style-name="P3"/>
      <text:list text:style-name="L2">
        <text:list-item>
          <text:p text:style-name="P104">Run, activate, hide, and close applications</text:p>
        </text:list-item>
        <text:list-item>
          <text:p text:style-name="P104">Wait functions: certain timespan, wait for existence or activation of windows</text:p>
        </text:list-item>
        <text:list-item>
          <text:p text:style-name="P104">Send keystrokes and mouse clicks to windows</text:p>
        </text:list-item>
        <text:list-item>
          <text:p text:style-name="P104">Copy, rename, move, delete files, create shortcuts</text:p>
        </text:list-item>
        <text:list-item>
          <text:p text:style-name="P104">Create and remove directories</text:p>
        </text:list-item>
        <text:list-item>
          <text:p text:style-name="P104">Supports ZIP archives (no overwriting of contained files!)</text:p>
        </text:list-item>
        <text:list-item>
          <text:p text:style-name="P104">Read and write text files</text:p>
        </text:list-item>
        <text:list-item>
          <text:p text:style-name="P104">Read and modify the registry</text:p>
        </text:list-item>
        <text:list-item>
          <text:p text:style-name="P104">Internet: Reading text files, downloads, create and close connections</text:p>
        </text:list-item>
        <text:list-item>
          <text:p text:style-name="P104">If conditions, Choice selections and For-, ForEach, While or Repeat loops</text:p>
        </text:list-item>
        <text:list-item>
          <text:p text:style-name="P104">Some system features (e.g. rotation, volume, backlight brightness, soft reset)</text:p>
        </text:list-item>
        <text:list-item>
          <text:p text:style-name="P104">Sub functions, local variables, multi level arrays, ...</text:p>
        </text:list-item>
      </text:list>
      <text:p text:style-name="P3"/>
      <text:list text:style-name="L1" text:continue-numbering="true">
        <text:list-item>
          <text:h text:style-name="P231" text:outline-level="1">Installation</text:h>
          <text:list>
            <text:list-item>
              <text:h text:style-name="P146" text:outline-level="2">Different MortScript variations</text:h>
              <text:p text:style-name="P212"><text:span text:style-name="T1">MortScript is available for PCs, PocketPCs, Smartphones (with Windows Mobile) and PNAs (Navigation systems based on Windows Mobile). The functional range variates depending on the possibilities of the devices. If a function doesn't exist for a certain variation, it's noted in its description in this manual. It's also possible to check which MortScript variation is used (see</text:span><text:a xlink:type="simple" xlink:href="#9.27.2.Get the current MortScript variant (MortScriptType)|outline"> 9.27.2 Get the current MortScript variant (MortScriptType)</text:a><text:span text:style-name="T1">).</text:span></text:p>
              <text:p text:style-name="P214">The installation downloads contain all variations. You have to select the one that fits your system. The system is abbreviated this way:</text:p>
            </text:list-item>
          </text:list>
        </text:list-item>
      </text:list>
      <text:p text:style-name="P4">PC <text:tab/>= PC (Windows XP/Vista)</text:p>
      <text:p text:style-name="P4">PPC <text:tab/>= PocketPC</text:p>
      <text:p text:style-name="P4">SP <text:tab/>= Smartphone</text:p>
      <text:p text:style-name="P4">PNA <text:tab/>= Navigation device</text:p>
      <text:list text:style-name="L1" text:continue-numbering="true">
        <text:list-item>
          <text:list text:continue-numbering="true">
            <text:list-item>
              <text:h text:style-name="P146" text:outline-level="2">PC Setup</text:h>
            </text:list-item>
          </text:list>
        </text:list-item>
      </text:list>
      <text:p text:style-name="P68">Just execute the MortScript-4.1-<text:span text:style-name="T6">system</text:span>.exe (e.g. MortScript-4.1-PPC.exe) from the “exe” directory in the archive on your desktop PC and follow the directives...</text:p>
      <text:p text:style-name="P68">Currently, there's no setup for the PC variation, please see “Binaries” for that...</text:p>
      <text:list text:style-name="L1" text:continue-numbering="true">
        <text:list-item>
          <text:list text:continue-numbering="true">
            <text:list-item>
              <text:h text:style-name="P146" text:outline-level="2">CAB file</text:h>
            </text:list-item>
          </text:list>
        </text:list-item>
      </text:list>
      <text:p text:style-name="P68">This installation type is only available for Windows Mobile, so there isn't a CAB file for the PC version.</text:p>
      <text:p text:style-name="P68">Copy MortScript-4.0-<text:span text:style-name="T6">system</text:span>.cab from the “cab” directory in the archive to the target device (use “Browse” in ActiveSync or use a storage card) and open it with the file explorer of the device (or any alternative file manager, like TotalCommander, Resco Explorer, and such).</text:p>
      <text:list text:style-name="L1" text:continue-numbering="true">
        <text:list-item>
          <text:list text:continue-numbering="true">
            <text:list-item>
              <text:h text:style-name="P146" text:outline-level="2">Binaries</text:h>
            </text:list-item>
          </text:list>
        </text:list-item>
      </text:list>
      <text:p text:style-name="P3">Copy the contained files from the archive's subdirectory <text:s/>of “bin” that's named after the desired device type (e.g. “bin/PPC”) to any place on the device (e.g. to “\Program files\MortScript”). Then run MortScript.exe there, so the required registry entries will be created (for the assignments to the script extensions .mscr and .mortrun).</text:p>
      <text:list text:style-name="L1" text:continue-numbering="true">
        <text:list-item>
          <text:h text:style-name="P231" text:outline-level="1">Usage</text:h>
          <text:list>
            <text:list-item>
              <text:h text:style-name="P146" text:outline-level="2">Create and execute scripts</text:h>
            </text:list-item>
          </text:list>
        </text:list-item>
      </text:list>
      <text:p text:style-name="Text_20_body">MortScript executes files with the extensions ”.mscr” and ”.mortrun”.</text:p>
      <text:p text:style-name="Text_20_body">The latter is for backward compatibility, the program formerly was named "MortRunner".</text:p>
      <text:p text:style-name="Text_20_body">Such a file can be created with any text editor. You can even use PocketWord, but you have to use "Save as - Text" and rename the extension from .txt in .mscr or .mortrun afterwards. If your editor supports multiple formats, please use “ANSI”. Since V4.1, it's also possible to use Unicode files with proper prefixes (see <text:a xlink:type="simple" xlink:href="#9.13.1.Reading a text file (ReadFile)|outline"><text:s/>9.13.1 Reading a text file (ReadFile)</text:a>) but ANSI is still recommended for backward compatiblity.</text:p>
      <text:p text:style-name="Text_20_body">If this file is opened – e.g. by tapping it in the file explorer – the lines in this file will be executed sequentially - just like a batch file.</text:p>
      <text:p text:style-name="Text_20_body">You can create a link to the file you created in the start menu or autostart folder. You can do this in the file explorer by “copying” the file, and “pasting a shortcut” in ”\Windows\Start Menu” or ”\Windows\StartUp” (might be localized on your device).</text:p>
      <text:list text:style-name="L1" text:continue-numbering="true">
        <text:list-item>
          <text:list text:continue-numbering="true">
            <text:list-item>
              <text:h text:style-name="P146" text:outline-level="2">Parameters for MortScript.exe</text:h>
            </text:list-item>
          </text:list>
        </text:list-item>
      </text:list>
      <text:p text:style-name="Text_20_body">The parameter for MortScript.exe is the script file that should be executed, with the entire path. If it contains spaces, this argument must be surrounded by quotes (e.g. "Storage Card\myscript.mscr").</text:p>
      <text:p text:style-name="Text_20_body">The PPC variation has an additional optional parameter /wait=<text:span text:style-name="T6">n</text:span><text:span text:style-name="T15">, whereby </text:span><text:span text:style-name="T6">n</text:span><text:span text:style-name="T15"> is the number of seconds, which MortScript will wait for the existence of the given script file. This option is available, because the storage cards aren't available directly after resuming from standby. So if you assigned a script to an application button, and wake up the device with it, it might happen the script can't be opened. By default, MortScript will wait for 5 seconds.</text:span></text:p>
      <text:p text:style-name="Text_20_body">Additionally, all parameters in the format “name=value” are set as variables to use in the script.</text:p>
      <text:p text:style-name="Text_20_body">For example, if “test="This is a test"” is given as parameters, “Message( test )” in the script would show “This is a test”.</text:p>
      <text:p text:style-name="Text_20_body">The variables are global values, so if you use local variables, you might need to exclude them with Global( ... ). Also see<text:a xlink:type="simple" xlink:href="#7.5.2.Variable scope|outline"> 7.5.2 Variable scope.</text:a></text:p>
      <text:list text:style-name="L1" text:continue-numbering="true">
        <text:list-item>
          <text:list text:continue-numbering="true">
            <text:list-item>
              <text:h text:style-name="P146" text:outline-level="2">Multiple instances and aborting scripts</text:h>
            </text:list-item>
          </text:list>
        </text:list-item>
      </text:list>
      <text:p text:style-name="Text_20_body">MortScript can run in multiple instances, but only once for each script.</text:p>
      <text:p text:style-name="Text_20_body">If an already running script is run a second time, an open dialog of that script (e.g. Choice, Message, ...) will be activated. If the script doesn't show any windows, nothing will happen.</text:p>
      <text:p text:style-name="Text_20_body">If you want to terminate running scripts, you can use ScriptProcExists and KillScript. <text:span text:style-name="T19">See also informations in </text:span><text:a xlink:type="simple" xlink:href="#9.20.5.End a running script (KillScript)|outline"><text:span text:style-name="T2">9.21.7 End a running script (KillScript)</text:span></text:a><text:span text:style-name="T2">.</text:span></text:p>
      <text:list text:style-name="L1" text:continue-numbering="true">
        <text:list-item>
          <text:h text:style-name="P231" text:outline-level="1">Additional tools</text:h>
          <text:list>
            <text:list-item>
              <text:h text:style-name="P146" text:outline-level="2">Execute scripts when a storage card is inserted or removed</text:h>
            </text:list-item>
          </text:list>
        </text:list-item>
      </text:list>
      <text:p text:style-name="Text_20_body">Autorun.exe allows you to use Windows Mobile's autorun feature in a quite easy way.</text:p>
      <text:p text:style-name="Text_20_body">If a storage card is inserted or removed, Windows executes the program “autorun.exe” in the folder “2577” (CE code for ARM processors) or “0” on that storage card (e.g. ”\Storage\2577\autorun.exe”).</text:p>
      <text:p text:style-name="Text_20_body">This feature isn't supported on all devices. For example, I've read that HP deactivated this feature on iPAQ 2210. It also doesn't work on PNAs and PCs, these autorun.exe versions are only for use as “dummy exe” (see below).</text:p>
      <text:p text:style-name="Text_20_body">If you copy autorun.exe, MortScript.exe as well as autorun.mscr and/or autoexit.mscr to this folder, the scripts autorun.mscr (after inserting) and autoexit.mscr (after removing) will be executed (if the corresponding script exists).</text:p>
      <text:p text:style-name="Text_20_body">For backward compatibility, you can also use autorun.mortrun and autoexit.mortrun. If both .mscr and .mortrun do exist, the .mscr is used.</text:p>
      <text:list text:style-name="L1" text:continue-numbering="true">
        <text:list-item>
          <text:list text:continue-numbering="true">
            <text:list-item>
              <text:h text:style-name="P146" text:outline-level="2">“Dummy exe” for scripts</text:h>
            </text:list-item>
          </text:list>
        </text:list-item>
      </text:list>
      <text:p text:style-name="Text_20_body">If you rename autorun.exe, it will execute the fitting script. I.e., if autorun.exe is renamed e.g. to myscript.exe, it will execute myscript.mscr, or, if it doesn't exist, myscript.mortrun.</text:p>
      <text:p text:style-name="Text_20_body">The renamed autorun.exe and script must be located in the same directory.</text:p>
      <text:p text:style-name="Text_20_body">If a MortScript.exe is located in the same directory, too, it will be used to execute the script, otherwise the default assignment is used (i.e. the installed MortScript – or you'll get an error message if there's no installation...).</text:p>
      <text:p text:style-name="Text_20_body">This feature is handy for programs which can run other programs but not do not allow to select .mscr files, like some phone profile tools for the PhoneEdition devices.</text:p>
      <text:list text:style-name="L1" text:continue-numbering="true">
        <text:list-item>
          <text:list text:continue-numbering="true">
            <text:list-item>
              <text:h text:style-name="P146" text:outline-level="2">Supporting scripts for CAB installations (setup.dll)</text:h>
            </text:list-item>
          </text:list>
        </text:list-item>
      </text:list>
      <text:p text:style-name="P3">setup.dll is only available for PocketPCs. It allows to execute scripts automatically after installation or before deinstallation when a CAB installation is used. This way, it saves developers to create an own setup DLL. If CAB files are a closed book to you, just skip this chapter... ;-)</text:p>
      <text:p text:style-name="P3"/>
      <text:p text:style-name="P3">To activate the setup.dll, it must be set as setup DLL of the CAB file. If you're using the CAB wizard from Microsoft, this is done with <text:span text:style-name="T20">CESetupDLL = "setup.dll" </text:span>in the .inf file, other tools should offer a menu entry or option for it.</text:p>
      <text:p text:style-name="P3"/>
      <text:p text:style-name="P3">MortScript.exe and – if you use ZIP archives – mortzip.dll must be installed to the default installation directory (%InstallDir%) by the CAB installation. Same goes for install.mscr (executed after installation) and uninstall.mscr (executed before deinstallation), whereby those two can be omitted. But of course that only makes sense for one of them, cause otherwise the setup.dll wouldn't do anything...</text:p>
      <text:list text:style-name="L1" text:continue-numbering="true">
        <text:list-item>
          <text:h text:style-name="P231" text:outline-level="1">Important general informations</text:h>
          <text:list>
            <text:list-item>
              <text:h text:style-name="P146" text:outline-level="2">Glossary</text:h>
            </text:list-item>
          </text:list>
        </text:list-item>
      </text:list>
      <text:p text:style-name="P84">Constant:<text:tab/>A fixed value, i.e. numbers like “100” or strings like "Test"</text:p>
      <text:p text:style-name="P84">Variable:<text:tab/>A string that identifies an assigned value.<text:line-break/>E.g. “x = 5” (“5” is assigned to variable “x”) or “Message( x )” (The value “5”, which is assigned to variable “x”, will be displayed).</text:p>
      <text:p text:style-name="P84">Expression:<text:tab/>A combination of variables, constants, functions (see below) and operators, which <text:s/>results in a single value (e.g. “5*x” or ”"Script type: " &amp; ScriptType()”)</text:p>
      <text:p text:style-name="P84">Assignment:<text:tab/>Setting a value to a variable, usually done with “v<text:span text:style-name="T6">ariable name</text:span> <text:span text:style-name="T33">=</text:span> e<text:span text:style-name="T6">xpression</text:span>“</text:p>
      <text:p text:style-name="P84">Parameter:<text:tab/>Expression results which are passed to commands or functions</text:p>
      <text:p text:style-name="P84">Command:<text:tab/>An instruction without a return value, e.g. MouseClick or Message</text:p>
      <text:p text:style-name="P84">Function:<text:tab/>An instruction which returns a value, e.g. SubStr. It's used in expressions, so it can only be used in assignments or parameters.</text:p>
      <text:p text:style-name="P84">Control structure: Instructions, which modify the course of the script, like If, Choice, ...</text:p>
      <text:list text:style-name="L1" text:continue-numbering="true">
        <text:list-item>
          <text:list text:continue-numbering="true">
            <text:list-item>
              <text:h text:style-name="P146" text:outline-level="2">Syntax style in this manual</text:h>
            </text:list-item>
          </text:list>
        </text:list-item>
      </text:list>
      <text:p text:style-name="P3">The style in this manual is loosely based on the (E)BNF:</text:p>
      <text:p text:style-name="P3"/>
      <text:p text:style-name="P85"><text:span text:style-name="T21">bold</text:span>:<text:tab/>Fixed value, e.g. the command or function name</text:p>
      <text:p text:style-name="P85"><text:span text:style-name="T22">italics</text:span>:<text:tab/>Variable value, usually any expression</text:p>
      <text:p text:style-name="P85"><text:span text:style-name="T20">[</text:span>...<text:span text:style-name="T20">]</text:span>:<text:tab/>Optional, can be omitted (usually, default values will be used in this case)</text:p>
      <text:p text:style-name="P85"><text:span text:style-name="T20">{</text:span>...<text:span text:style-name="T20">}</text:span>:<text:tab/>Can be repeated or omitted</text:p>
      <text:p text:style-name="P85"><text:span text:style-name="T20">x|y|z</text:span>:<text:tab/>Either x, y, or z must be used (usually fixed values).</text:p>
      <text:p text:style-name="P85"><text:span text:style-name="T20">(</text:span>...<text:span text:style-name="T20">)</text:span>:<text:tab/>Grouping (usually to clarify "|" options).</text:p>
      <text:p text:style-name="P85"/>
      <text:p text:style-name="P3">If the characters are bold, they must be entered that way, e.g. parentheses (<text:span text:style-name="T21">(</text:span>...<text:span text:style-name="T21">)</text:span><text:span text:style-name="T35">)</text:span>.</text:p>
      <text:p text:style-name="P3"/>
      <text:p text:style-name="P3">Generally, this syntax is used:</text:p>
      <text:p text:style-name="P23"><text:span text:style-name="T6">Command</text:span> [ <text:span text:style-name="T33">(</text:span> <text:s/><text:span text:style-name="T6">Expression</text:span> {<text:span text:style-name="T33">,</text:span> Expression<text:span text:style-name="T6"> </text:span>} <text:span text:style-name="T33">) </text:span><text:span text:style-name="T19">]</text:span></text:p>
      <text:p text:style-name="P6">or</text:p>
      <text:p text:style-name="P24"><text:span text:style-name="T6">Variable</text:span> = <text:span text:style-name="T6">Function</text:span><text:span text:style-name="T16">(</text:span><text:span text:style-name="T15"> [ </text:span><text:span text:style-name="T6">Expression</text:span><text:span text:style-name="T15"> {</text:span><text:span text:style-name="T16">,</text:span><text:span text:style-name="T15"> </text:span><text:span text:style-name="T6">Expression </text:span><text:span text:style-name="T15">} ] </text:span><text:span text:style-name="T16">)</text:span></text:p>
      <text:p text:style-name="P3">whereby an single function call is just a special type of an expression. For more about expressions, see <text:a xlink:type="simple" xlink:href="#7.Mögliche Parameter bzw. Zuweisungen|outline">7 Possible parameters and assignments</text:a>.</text:p>
      <text:p text:style-name="P3"/>
      <text:p text:style-name="P3">When using one of the (few) commands, which don't require any parameters, the parentheses after it are optional, i.e. it's up to your liking whether you write e.g. „RedrawToday“ or „RedrawToday()”. But this is NOT that way for function calls! (That's because in expressions, the parentheses define that the name in front of them defines a function call, otherwise it would be a variable name.)</text:p>
      <text:list text:style-name="L1" text:continue-numbering="true">
        <text:list-item>
          <text:list text:continue-numbering="true">
            <text:list-item>
              <text:h text:style-name="P185" text:outline-level="2">Spaces, tabulators, and line breaks</text:h>
            </text:list-item>
          </text:list>
        </text:list-item>
      </text:list>
      <text:p text:style-name="Text_20_body"><text:span text:style-name="T33">Spaces and tabulators </text:span>are allowed at any location before, after, and between the single elements (i.e. around command/function names, parentheses, values, operators, ...). In quoted strings, there're part of the string, otherwise they're ignored.</text:p>
      <text:p text:style-name="Text_20_body"><text:span text:style-name="T33">Line breaks </text:span>within an instruction are possible, if you put a ”\” at the end of the line that should be continued. You can do this inside of strings, too. But all surrounding spaces, tabulators, and the line break itself will be replaced with a single space.</text:p>
      <text:p text:style-name="P7">Example:</text:p>
      <text:p text:style-name="P23">Message( "This is \</text:p>
      <text:p text:style-name="P23"><text:tab/> <text:s text:c="3"/>a test" )</text:p>
      <text:p text:style-name="P23"/>
      <text:p text:style-name="Text_20_body">will show „This is a test“.</text:p>
      <text:p text:style-name="Text_20_body"><text:span text:style-name="T1">Line breaks in a string must be entered as ^NL^, see </text:span><text:a xlink:type="simple" xlink:href="#7.3.Fixed strings|outline"><text:span text:style-name="T1">7.3 Fixed strings.</text:span></text:a></text:p>
      <text:list text:style-name="L1" text:continue-numbering="true">
        <text:list-item>
          <text:list text:continue-numbering="true">
            <text:list-item>
              <text:h text:style-name="P146" text:outline-level="2">Case sensitivity</text:h>
            </text:list-item>
          </text:list>
        </text:list-item>
      </text:list>
      <text:p text:style-name="P3">Commands and file names are not case sensitive, but window titles are. But you can use only parts of the window title. I.e. <text:span text:style-name="T20">Show("WORD")</text:span> will not work, but <text:span text:style-name="T20">Show("Word")</text:span> will also activate "Pocket Word" (or the first window with "Word" in the title...)</text:p>
      <text:list text:style-name="L1" text:continue-numbering="true">
        <text:list-item>
          <text:list text:continue-numbering="true">
            <text:list-item>
              <text:h text:style-name="P146" text:outline-level="2">Directories and files</text:h>
            </text:list-item>
          </text:list>
        </text:list-item>
      </text:list>
      <text:p text:style-name="Text_20_body">Directories and file names should always be given with complete path (e.g. <text:span text:style-name="T20">"\path\to\file.ext"</text:span> or <text:span text:style-name="T20">"\some\directory"</text:span>), because Windows Mobile doesn't know a “current directory” - and on the desktop it could not be what you expected.</text:p>
      <text:p text:style-name="Text_20_body">If no path is given, MortScript adds the directory of the currently running script – but only when MortScript accesses the file contents, not for system operations. I.e., ReadFile, WriteFile, ReadIni, WriteIni, ForEach with IniSections or IniKeys, and CallScript(Function) will work with relative paths, but not commands like Copy, Move, Rename, all ZIP operations, and so on.</text:p>
      <text:p text:style-name="Text_20_body">Or in short: Everything that's good to configure your script can be read from and written to the script's directory, everything else needs full paths.</text:p>
      <text:p text:style-name="Text_20_body">Windows Mobile doesn't support “.” and “..” in paths, not even something like “\some\path\..\file.txt” (which might be the result of adding the script's path, or if you use <text:a xlink:type="simple" xlink:href="#9.18.4.Getting system paths (SystemPath)|outline">SystemPath</text:a> and add something), i.e. you can't access files from a parent directory that way.</text:p>
      <text:list text:style-name="L1" text:continue-numbering="true">
        <text:list-item>
          <text:list text:continue-numbering="true">
            <text:list-item>
              <text:h text:style-name="P146" text:outline-level="2">Comments</text:h>
            </text:list-item>
          </text:list>
        </text:list-item>
      </text:list>
      <text:p text:style-name="Text_20_body">Comments are possible by writing the character “<text:span text:style-name="T20">#</text:span><text:span text:style-name="T34">”</text:span> at the beginning of the line. Spaces in front of the ”#” are allowed.</text:p>
      <text:p text:style-name="Text_20_body">In INI files, comments are possible with a “;” at the beginning of the line (as usual with INI files...).</text:p>
      <text:list text:style-name="L1" text:continue-numbering="true">
        <text:list-item>
          <text:h text:style-name="P231" text:outline-level="1">Supported parameters and assignments</text:h>
          <text:list>
            <text:list-item>
              <text:h text:style-name="P146" text:outline-level="2">Expressions</text:h>
            </text:list-item>
          </text:list>
        </text:list-item>
      </text:list>
      <text:p text:style-name="Standard"><text:span text:style-name="T1">All parameters for functions and commands, conditions for control structures, and values assigned with ”=” are expressions. (Exception: Old syntax, see </text:span><text:a xlink:type="simple" xlink:href="#10.Old syntax and commands|outline">10 Old syntax and commands</text:a><text:span text:style-name="T1">)</text:span></text:p>
      <text:p text:style-name="P3"/>
      <text:p text:style-name="P3">Expressions consist of the following parts:</text:p>
      <text:p text:style-name="P3"><text:span text:style-name="T33">Fixed strings</text:span> in quotes, e.g. <text:span text:style-name="T20">"Text"</text:span></text:p>
      <text:p text:style-name="P3"><text:span text:style-name="T33">Fixed numbers</text:span>, e.g. 42</text:p>
      <text:p text:style-name="P3"><text:span text:style-name="T33">Variables</text:span>, e.g. x</text:p>
      <text:p text:style-name="P3"><text:span text:style-name="T33">Functions</text:span>, e.g. SubStr( <text:span text:style-name="T6">parameter</text:span> )</text:p>
      <text:p text:style-name="P3"><text:span text:style-name="T33">Operators</text:span>, e.g. +, -, &amp;, ..., which define, how values (constants, variable contents, function results) should be combined.</text:p>
      <text:p text:style-name="P3"/>
      <text:p text:style-name="P3">That sounds more complicated than it is. A few examples will clarify that:</text:p>
      <text:p text:style-name="P3"/>
      <text:p text:style-name="P23">Message( "Hallo!" )</text:p>
      <text:p text:style-name="P3"><text:span text:style-name="T39"></text:span><text:span text:style-name="T36"> The command “Message” is invoked with the fixed string “Hallo!” as parameter</text:span></text:p>
      <text:p text:style-name="P3"/>
      <text:p text:style-name="P23">Sleep( 500 )</text:p>
      <text:p text:style-name="P3"><text:span text:style-name="T39"></text:span><text:span text:style-name="T36"> The command “Sleep” is invoked with the fixed number “500” as parameter</text:span></text:p>
      <text:p text:style-name="P3"/>
      <text:p text:style-name="P23">Sleep( pause * 100 )</text:p>
      <text:p text:style-name="P3"><text:span text:style-name="T39"></text:span><text:span text:style-name="T36"> In this case, the contents of the variable “pause” is combined with the fixed number “100” by the operator ”*” (multiplication).</text:span></text:p>
      <text:p text:style-name="P3"/>
      <text:p text:style-name="P23">Message( "Battery level: " &amp; BatteryPercentage() &amp; "%" )</text:p>
      <text:p text:style-name="P3"><text:span text:style-name="T39"></text:span><text:span text:style-name="T36"> Concatenates the two fixed strings with the result of the function “BatteryPercentage()” and passes this value as parameter for “Message”.</text:span></text:p>
      <text:p text:style-name="P3"/>
      <text:p text:style-name="P23">message = "Battery level: " &amp; BatteryPercentage() &amp; "%"</text:p>
      <text:p text:style-name="P3"><text:span text:style-name="T39"></text:span><text:span text:style-name="T36"> Like above, but the result is assinged to the variable “message” instead of being a command parameter.</text:span></text:p>
      <text:p text:style-name="P3"/>
      <text:p text:style-name="P23">If ( BatteryPercentage() &gt; 20 )</text:p>
      <text:p text:style-name="P23"><text:s text:c="2"/># instructions</text:p>
      <text:p text:style-name="P23">EndIf</text:p>
      <text:p text:style-name="P3"><text:span text:style-name="T39"></text:span><text:span text:style-name="T36"> An expression as condition</text:span></text:p>
      <text:p text:style-name="P41"/>
      <text:p text:style-name="P3">More informations about how constants and variables must be written, and which operators are available, follows in the next few chapters.</text:p>
      <text:p text:style-name="P3">The available functions are documented in <text:a xlink:type="simple" xlink:href="#9.Commands and functions|outline">9 Commands and functions</text:a>.</text:p>
      <text:list text:style-name="L1" text:continue-numbering="true">
        <text:list-item>
          <text:list text:continue-numbering="true">
            <text:list-item>
              <text:h text:style-name="P185" text:outline-level="2">Data types</text:h>
            </text:list-item>
          </text:list>
        </text:list-item>
      </text:list>
      <text:p text:style-name="Text_20_body">MortScript doesn't support “typing”, i.e. you can't tell variable “x” only to contain numbers while “str” only contains strings. Numbers and strings are stored differently, but are automatically converted to each other when necessary. There are only some rare conditions where the current value's type is considered, like when using comparisons.</text:p>
      <text:p text:style-name="Text_20_body">Whether a value is interpreted as number or string usually depends on the context.</text:p>
      <text:p text:style-name="Text_20_body"><text:span text:style-name="T1">For numerical operations (e.g. “+”, more in </text:span><text:a xlink:type="simple" xlink:href="#7.7.Operatoren|outline"><text:span text:style-name="T1">operators</text:span></text:a><text:span text:style-name="T1">), the values will be converted to numbers, if necessary. This means, “"5"+"10"” would return 15. If a string doesn't contain a valid number, “0” (zero) is used.</text:span></text:p>
      <text:p text:style-name="Text_20_body">The other way around, when a text operator <text:s/>is used (e.g. ”&amp;”, which concatenates strings), numbers will be converted to strings, so „5 &amp; 10“ will return „510“.</text:p>
      <text:p text:style-name="Text_20_body">It's similar with parameters. Usually, the meaning of the parameter will decide whether it's used as number or string. For example, a text output is a string, while a timespan is a number.</text:p>
      <text:p text:style-name="Text_20_body">For conditions and “on/off” parameters, there's the following rule: If the value represents a valid number except “0”, this means “condition fulfilled” resp. “on”, otherwise it's “not fulfilled” / “off”.</text:p>
      <text:p text:style-name="Text_20_body">I.e. expressions like 5,<text:span text:style-name="T34"> "10", 1=1, etc. are “true/on”, while 0, "x", 2=1 are “false/off”.</text:span></text:p>
      <text:p text:style-name="Text_20_body">If a string contains a decimal point, it's converted to a float value, and, if an integer is expected, rounded. E.g. “SleepMessage( "4.5", "Waiting...", "Wait" )” will wait for 5 seconds. If a floating point value is converted to a string (e.g. for Message), it's formatted to contain 6 decimals by default. You should use the Format() function instead of the default conversion to get better results.</text:p>
      <text:list text:style-name="L1" text:continue-numbering="true">
        <text:list-item>
          <text:list text:continue-numbering="true">
            <text:list-item>
              <text:h text:style-name="P146" text:outline-level="2">Fixed strings</text:h>
            </text:list-item>
          </text:list>
        </text:list-item>
      </text:list>
      <text:p text:style-name="P3">Fixed strings must be surrounded by quotes (<text:span text:style-name="T20">"</text:span>).</text:p>
      <text:p text:style-name="P3">To use quotes inside a quoted string, you have to double them, e.g..</text:p>
      <text:p text:style-name="P3"/>
      <text:p text:style-name="P23">Message( "He said: ""This is a test""" )</text:p>
      <text:p text:style-name="P23"><text:span text:style-name="T39"></text:span><text:span text:style-name="T36"> Will show „He said: "This is a test"”.</text:span></text:p>
      <text:p text:style-name="P23"/>
      <text:p text:style-name="P3">The following combinations will be replaced with special characters:</text:p>
      <text:p text:style-name="P23"/>
      <text:p text:style-name="P3"><text:span text:style-name="T20">^CR^</text:span> <text:span text:style-name="T39"></text:span> Carriage Return</text:p>
      <text:p text:style-name="P3"><text:span text:style-name="T20">^LF^</text:span> <text:span text:style-name="T39"></text:span> Line Feed</text:p>
      <text:p text:style-name="P3"><text:span text:style-name="T20">^NL^</text:span> <text:span text:style-name="T39"></text:span> Windows-/DOS line bread in files (New line, consists of CR+LF)</text:p>
      <text:p text:style-name="P3"><text:span text:style-name="T20">^TAB^</text:span> <text:span text:style-name="T39"></text:span> Tabulator</text:p>
      <text:p text:style-name="P3"/>
      <text:p text:style-name="P3">In Windows, a new line in text files usually is the combination of carriage return and line feed (^CR^^LF^ = <text:s/>^NL^). But sometimes there are also files in Unix style, which use only <text:s/>^LF^.</text:p>
      <text:p text:style-name="P3"/>
      <text:list text:style-name="L1" text:continue-numbering="true">
        <text:list-item>
          <text:list text:continue-numbering="true">
            <text:list-item>
              <text:h text:style-name="P146" text:outline-level="2">Fixed numbers</text:h>
            </text:list-item>
          </text:list>
        </text:list-item>
      </text:list>
      <text:p text:style-name="P3">Numbers can simply be written as such (i.e. <text:span text:style-name="T20">x = </text:span><text:span text:style-name="T21">5.4321</text:span>, <text:span text:style-name="T20">Sleep(</text:span><text:span text:style-name="T21">20</text:span><text:span text:style-name="T20">)</text:span>, ...).</text:p>
      <text:p text:style-name="P3">If you want floating point operations, you must use a decimal point, like “1.” instead of “1”.</text:p>
      <text:list text:style-name="L1" text:continue-numbering="true">
        <text:list-item>
          <text:list text:continue-numbering="true">
            <text:list-item>
              <text:h text:style-name="P185" text:outline-level="2">Variables</text:h>
            </text:list-item>
          </text:list>
        </text:list-item>
      </text:list>
      <text:p text:style-name="Text_20_body">Variables are „placeholders“ for a value which is assigned to them.</text:p>
      <text:p text:style-name="Text_20_body">All parts of an expression, which are neither constants (e.g. 123 or "string"), operators (+, -, &amp;, ...), nor functions (followed by parentheses) are interpreted as variable name.</text:p>
      <text:p text:style-name="Text_20_body">Valid characters for variable names are the letters A-Z (no umlauts, accents, or similar!), digits, and underline (”<text:span text:style-name="T20">_”</text:span>). Variable names are not case sensitive, i.e. <text:span text:style-name="T20">MYVARIABLE</text:span> and <text:span text:style-name="T20">myvariable</text:span> are the same value.</text:p>
      <text:p text:style-name="Text_20_body">A variable name mustn't start with a digit, because those digit(s) would be interpreted as a fixed number in expressions (and everything after it as operator or something invalid). So “9mod2” is the same as “9 mod 2”, and not a variable!</text:p>
      <text:p text:style-name="Text_20_body">Assigning a variable usually is done with ”=”, e.g.</text:p>
      <text:p text:style-name="P70">myvar = 5 * x + y</text:p>
      <text:p text:style-name="Text_20_body">But there also are some commands and control structures which assign variables, like GetTime or ForEach.</text:p>
      <text:p text:style-name="Text_20_body">To use a variable in expression, you just have to write its name, like the “x” in the example above.</text:p>
      <text:p text:style-name="Text_20_body">If you use the old syntax, be aware the usage of variables was a bit more complicated back then (%...% etc.).</text:p>
      <text:list text:style-name="L1" text:continue-numbering="true">
        <text:list-item>
          <text:list text:continue-numbering="true">
            <text:list-item>
              <text:list text:continue-numbering="true">
                <text:list-item>
                  <text:h text:style-name="P241" text:outline-level="3">Predefined variables</text:h>
                </text:list-item>
              </text:list>
            </text:list-item>
          </text:list>
        </text:list-item>
      </text:list>
      <text:p text:style-name="Text_20_body">Some variables are predefined, to allow better readable instructions. Contrary to other languages, you are able to modify them, but you shouldn't do that:</text:p>
      <text:p text:style-name="P86"><text:span text:style-name="T42">TRUE</text:span>, <text:span text:style-name="T43">ON</text:span>, <text:span text:style-name="T43">YES</text:span> are initialized with 1,</text:p>
      <text:p text:style-name="P86"><text:span text:style-name="T43">FALSE</text:span>, <text:span text:style-name="T43">OFF</text:span>, <text:span text:style-name="T43">NO</text:span> are initialized with 0,</text:p>
      <text:p text:style-name="P86"><text:span text:style-name="T43">CANCEL</text:span> is initialized with 2.</text:p>
      <text:p text:style-name="P86"><text:span text:style-name="T43">PI</text:span> is initialized with 3.1415926535897932384626433832795 (<text:span text:style-name="T34">π</text:span>)</text:p>
      <text:p text:style-name="P86"><text:span text:style-name="T43">SQRT2</text:span> is initialized with 1.4142135623730950488016887242097 (square root of 2)</text:p>
      <text:p text:style-name="P86"><text:span text:style-name="T43">PHI</text:span> is initialized with 1.6180339887498948482045868343656 (<text:span text:style-name="T34">φ</text:span>)</text:p>
      <text:p text:style-name="P86"><text:span text:style-name="T43">EULER</text:span> is initialized with 2.7182818284590452353602874713527 (<text:span text:style-name="T6">e</text:span>)</text:p>
      <text:p text:style-name="Text_20_body"/>
      <text:p text:style-name="Text_20_body"/>
      <text:p text:style-name="Text_20_body"/>
      <text:p text:style-name="Text_20_body"/>
      <text:p text:style-name="Text_20_body"/>
      <text:p text:style-name="Text_20_body"/>
      <text:p text:style-name="Text_20_body"/>
      <text:p text:style-name="Text_20_body"/>
      <text:list text:style-name="L1" text:continue-numbering="true">
        <text:list-item>
          <text:list text:continue-numbering="true">
            <text:list-item>
              <text:list text:continue-numbering="true">
                <text:list-item>
                  <text:h text:style-name="P241" text:outline-level="3"><text:soft-page-break/>Variable scope</text:h>
                </text:list-item>
              </text:list>
            </text:list-item>
          </text:list>
        </text:list-item>
      </text:list>
      <text:p text:style-name="Text_20_body">Usually, all variables are global, this means, if you set a variable, it's value can be queried and modified in all Sub blocks (see<text:a xlink:type="simple" xlink:href="#8.8.Sub routines (Sub / Call)|outline"> 8.8 Sub routines (Sub / Call)) </text:a>and scripts invoked by CallScript (see <text:a xlink:type="simple" xlink:href="#8.9.Other script as subroutine (CallScript)|outline"><text:s/>8.9 Other script as subroutine (CallScript)</text:a>).</text:p>
      <text:p text:style-name="Text_20_body">If you want to use local variables, you've got to use either the command “Local” or “Global”.</text:p>
      <text:p text:style-name="Text_20_body">If you invoke Local() without parameters, all used variables are treaded as local starting with that command, until the Sub block or script ends. This goes for the main routine (the code before the first Sub), too.</text:p>
      <text:p text:style-name="Text_20_body">You can also pass a list of variables to Local(), so only those variables will be local while everything else remains global.</text:p>
      <text:p text:style-name="Text_20_body">Global() works the other way around: The list of variables passed to this command will remain global, while everything else will be local. It's like Local() with an exception list.</text:p>
      <text:p text:style-name="Text_20_body"/>
      <text:p text:style-name="P75">Example:</text:p>
      <text:p text:style-name="P89">Local()</text:p>
      <text:p text:style-name="P89">x = "Test"</text:p>
      <text:p text:style-name="P89">Call( "Sub1" )</text:p>
      <text:p text:style-name="P89">Call( "Sub2" )</text:p>
      <text:p text:style-name="P89">Message( x )<text:tab/><text:span text:style-name="T34">will show „Test“, because the local variable can't be changed in subs</text:span></text:p>
      <text:p text:style-name="P89">Message( y )<text:tab/><text:span text:style-name="T34">will show nothing, because there's no local variable y (only global, see below)</text:span></text:p>
      <text:p text:style-name="P89"/>
      <text:p text:style-name="P89">Sub Sub1</text:p>
      <text:p text:style-name="P89"><text:s text:c="2"/>x = 5<text:tab/><text:tab/><text:span text:style-name="T34">will set the global variable</text:span></text:p>
      <text:p text:style-name="P89"><text:s text:c="2"/>Local( x )</text:p>
      <text:p text:style-name="P89"><text:s text:c="2"/>y = "Hi!"<text:tab/><text:span text:style-name="T34">global variable! (only x is local)</text:span></text:p>
      <text:p text:style-name="P89"><text:s text:c="2"/>Message( x )<text:tab/><text:span text:style-name="T34">will show nothing (the local variable's not initialized!)</text:span></text:p>
      <text:p text:style-name="P89">EndSub</text:p>
      <text:p text:style-name="P89"/>
      <text:p text:style-name="P89">Sub Sub2</text:p>
      <text:p text:style-name="P89"><text:s text:c="2"/>Global( x )</text:p>
      <text:p text:style-name="P89"><text:s text:c="2"/>Message( x )<text:tab/><text:span text:style-name="T34">will show the global value „5“</text:span></text:p>
      <text:p text:style-name="P89"><text:s text:c="2"/>Message( y )<text:tab/><text:span text:style-name="T34">will show nothing, because there's no local variable y</text:span></text:p>
      <text:p text:style-name="P89">EndSub</text:p>
      <text:p text:style-name="P90"/>
      <text:p text:style-name="Code"/>
      <text:list text:style-name="L1" text:continue-numbering="true">
        <text:list-item>
          <text:list text:continue-numbering="true">
            <text:list-item>
              <text:list text:continue-numbering="true">
                <text:list-item>
                  <text:h text:style-name="P395" text:outline-level="3">Arrays (Lists)</text:h>
                </text:list-item>
              </text:list>
            </text:list-item>
          </text:list>
        </text:list-item>
      </text:list>
      <text:p text:style-name="Text_20_body">Arrays are a special type of variables. An array consists of multiple variables which belong together, so called elements.</text:p>
      <text:p text:style-name="Text_20_body">An element is addressed with the variable name and the so called “index” in brackets. This means, array[1] identifies the element “1” of the array “array”.</text:p>
      <text:p text:style-name="Text_20_body">It's also possible to use strings as index, e.g. colors["blue"], whereby the index, like the variable name, is not case sensitive. I.e., COLORS["BLUE"] identifies the same element as colors["blue"].</text:p>
      <text:p text:style-name="Text_20_body">For both assignment and in expressions you can use any expression for the index. That's the main advantage of arrays, because usually the elements are accessed with a variable as index (e.g. some counter variable).</text:p>
      <text:p text:style-name="Text_20_body">Some instructions (like Choice or Split) support array parameters. But they'll only access the elements with the indexes from 1 to the first not assigned number. Smaller indexes (&lt;= 0), elements after a gap, or with string indexes will be ignored.</text:p>
      <text:p text:style-name="Text_20_body">You can use additional levels by adding additional brackets, for example “colors[x][y]”.</text:p>
      <text:p text:style-name="Text_20_body"/>
      <text:p text:style-name="P74">Examples:</text:p>
      <text:p text:style-name="P23">array[ "1" &amp; 1 ] = "eleven"</text:p>
      <text:p text:style-name="P23">Message( array[ (2-1) &amp; "1" ] )</text:p>
      <text:p text:style-name="P40"/>
      <text:p text:style-name="P23">list[1] = "a"</text:p>
      <text:p text:style-name="P23">list[2] = "b"</text:p>
      <text:p text:style-name="P23">list[5] = "f"</text:p>
      <text:p text:style-name="P23">list["a"] = "A"</text:p>
      <text:p text:style-name="P23">idx = Choice( "Selection", "Choose something", 0, 0, list )</text:p>
      <text:p text:style-name="P40"><text:span text:style-name="T39"> </text:span>Only “a” and “b” will be shown in the choice dialog.</text:p>
      <text:list text:style-name="L1" text:continue-numbering="true">
        <text:list-item>
          <text:list text:continue-numbering="true">
            <text:list-item>
              <text:list text:continue-numbering="true">
                <text:list-item>
                  <text:h text:style-name="P241" text:outline-level="3">References ([<text:span text:style-name="T6">variable name</text:span>])</text:h>
                </text:list-item>
              </text:list>
            </text:list-item>
          </text:list>
        </text:list-item>
      </text:list>
      <text:p text:style-name="P76">References allow you to access a variable (or array element) by an expression.</text:p>
      <text:p text:style-name="P76">The can be viewed like some kind of mixture between seeing the variables as an unnamed array and Eval() (see<text:a xlink:type="simple" xlink:href="#9.2.2.Expressions in a string (Eval)|outline"> 9.2.2 Expressions in a string (Eval)).</text:a></text:p>
      <text:p text:style-name="P76">To refer to a variable, just use an expression that evaluates to a valid variable name (optionally with array element) in brackets.</text:p>
      <text:p text:style-name="P76">For example, “["array[1]"]” will refer to the first element of “array”. Of course, this doesn't make much sense in that way, because “array[1]” would be the same and faster to parse. But make it e.g. “[ arrayName &amp; "[" &amp; elem &amp; "]" ]”, and you'll see the advantage.</text:p>
      <text:p text:style-name="P76">You can use this almost everywhere, except for commands in the old syntax without parentheses (see<text:a xlink:type="simple" xlink:href="#10.Old syntax and commands|outline"> 10 Old syntax and commands</text:a>).</text:p>
      <text:p text:style-name="P77">Examples:</text:p>
      <text:p text:style-name="P91">[targetVar] = [sourceVar] * 10</text:p>
      <text:p text:style-name="P92">Choice( "Selection", "Select:", [choiceArrayName] )</text:p>
      <text:p text:style-name="P92">GetTime( [varHour], [varMinute], [varSecond] )</text:p>
      <text:list text:style-name="L1" text:continue-numbering="true">
        <text:list-item>
          <text:list text:continue-numbering="true">
            <text:list-item>
              <text:h text:style-name="P146" text:outline-level="2"><text:soft-page-break/>Operators</text:h>
              <text:list>
                <text:list-item>
                  <text:h text:style-name="P241" text:outline-level="3">List of all possible operators</text:h>
                </text:list-item>
              </text:list>
            </text:list-item>
          </text:list>
        </text:list-item>
      </text:list>
      <text:p text:style-name="P7">All possible operators by priority (highest first):</text:p>
      <text:p text:style-name="P8"><text:span text:style-name="T20">()</text:span><text:tab/>Parentheses</text:p>
      <text:p text:style-name="P8"><text:span text:style-name="T20">NOT</text:span><text:tab/>Negation</text:p>
      <text:p text:style-name="P8"><text:span text:style-name="T20">^</text:span><text:tab/>Power (x^y <text:span text:style-name="T39"></text:span> x<text:span text:style-name="T44">y</text:span>)</text:p>
      <text:p text:style-name="P8"><text:span text:style-name="T20">* / MOD</text:span><text:tab/>Multiplication, division, modulo (remainder of divisions)</text:p>
      <text:p text:style-name="P8"><text:span text:style-name="T20">+ -</text:span> <text:s text:c="6"/><text:tab/>Addition, subtraction</text:p>
      <text:p text:style-name="P8"><text:span text:style-name="T20">&amp; \</text:span> <text:s text:c="6"/><text:tab/>Concatenation of strings</text:p>
      <text:p text:style-name="P8"><text:span text:style-name="T20">&gt; <text:s/>&gt;= &lt; <text:s/>&lt;= = <text:s/>&lt;&gt;<text:tab/></text:span>Numerical comparisons</text:p>
      <text:p text:style-name="P8"><text:span text:style-name="T20">gt ge lt le eq ne<text:tab/></text:span>Alphanumerical comparisons</text:p>
      <text:p text:style-name="P93"><text:span text:style-name="T6">condition</text:span> <text:span text:style-name="T20">?</text:span> <text:span text:style-name="T6">true</text:span> <text:span text:style-name="T20">:</text:span> <text:span text:style-name="T6">false</text:span><text:tab/>Returns the “true” value if the condition is fulfilled, otherwise the “false” value</text:p>
      <text:p text:style-name="P8"><text:span text:style-name="T20">AND &amp;&amp;<text:tab/></text:span>Binary / logical “and”</text:p>
      <text:p text:style-name="P8"><text:span text:style-name="T20">OR <text:s/>||<text:tab/></text:span>Binary / logical “or”</text:p>
      <text:list text:style-name="L1" text:continue-numbering="true">
        <text:list-item>
          <text:list text:continue-numbering="true">
            <text:list-item>
              <text:list text:continue-numbering="true">
                <text:list-item>
                  <text:h text:style-name="P241" text:outline-level="3">Logical and binary operators</text:h>
                </text:list-item>
              </text:list>
            </text:list-item>
          </text:list>
        </text:list-item>
      </text:list>
      <text:p text:style-name="P9">For logical operations (true or false, i.e. <text:span text:style-name="T20">&amp;&amp;</text:span>, <text:span text:style-name="T20">||</text:span><text:span text:style-name="T34"> and </text:span><text:s/><text:span text:style-name="T20">NOT</text:span>) there's the following rule: If the value represents a valid number except “0”, this means “condition fulfilled” resp. “on”, otherwise it's “not fulfilled” / “off”.</text:p>
      <text:p text:style-name="P42">I.e. expressions like 5, "10", 1=1, etc. are “true/on”, while 0, "x", 2=1 are “false/off”.</text:p>
      <text:p text:style-name="P3">„NOT 5“ would return „0“ (something not 0 = true will become false = 0), „NOT (2-2)” will be „1“ (2-2 = 0 = false becomes true = 1).</text:p>
      <text:p text:style-name="P40"/>
      <text:p text:style-name="P3">The difference between <text:span text:style-name="T20">AND</text:span> and <text:span text:style-name="T20">&amp;&amp;</text:span> resp. <text:span text:style-name="T20">OR</text:span> and <text:span text:style-name="T20">||</text:span> is that for <text:span text:style-name="T20">&amp;&amp;</text:span> and <text:span text:style-name="T20">||</text:span> every value which isn't 0 is handled like 1 (because 2 is as “true” as 1). If you use those operators only to combine the results of comparisons or check functions, there'll be no difference, because they'll only return 1 (true) and 0 (false) anyway.</text:p>
      <text:p text:style-name="P3"/>
      <text:p text:style-name="P3">The binary operators <text:span text:style-name="T20">AND</text:span> and <text:span text:style-name="T20">OR</text:span> additionally are useful for are bitwise checks, e.g. ”<text:span text:style-name="T20">(x AND 4) = 4</text:span>” will check whether the 3<text:span text:style-name="T44">rd</text:span> bit (4 = binary 100), is set in the value of variable “x”.</text:p>
      <text:p text:style-name="P3"/>
      <text:p text:style-name="P3">The logical operators <text:span text:style-name="T20">&amp;&amp;</text:span> and <text:span text:style-name="T20">||</text:span> are primarily thought for “C hackers”, which are used that 1 AND 2 is not 0 (binary 01 AND 10 would result in 0) but 1 = “true”.</text:p>
      <text:list text:style-name="L1" text:continue-numbering="true">
        <text:list-item>
          <text:list text:continue-numbering="true">
            <text:list-item>
              <text:list text:continue-numbering="true">
                <text:list-item>
                  <text:h text:style-name="P241" text:outline-level="3">Comparisons</text:h>
                </text:list-item>
              </text:list>
            </text:list-item>
          </text:list>
        </text:list-item>
      </text:list>
      <text:p text:style-name="P9">Numerical and alphanumerical comparisons have the same priority, they've been split in the operator list only for better overview.</text:p>
      <text:p text:style-name="P9"/>
      <text:p text:style-name="P3">Since MortScript doesn't support typing, the operator has to decide whether the values are compared as numbers or as strings. This means, <text:span text:style-name="T20">"123" &lt; "20"</text:span> is “false” (because 20 is smaller than 123), but <text:span text:style-name="T20">123 lt 20</text:span> is “true” (because the character “1” is smaller than “2”, just like “a” is smaller than “b”).</text:p>
      <text:p text:style-name="P3"/>
      <text:p text:style-name="P3">If you can't memorize the alphanumerical operators: they're just the abbreviations of „greater than“, „greater/equal“, „less than“, ”(not) equals“, etc.</text:p>
      <text:list text:style-name="L1" text:continue-numbering="true">
        <text:list-item>
          <text:list text:continue-numbering="true">
            <text:list-item>
              <text:list text:continue-numbering="true">
                <text:list-item>
                  <text:h text:style-name="P241" text:outline-level="3"><text:soft-page-break/>Concatenation of strings and paths</text:h>
                </text:list-item>
              </text:list>
            </text:list-item>
          </text:list>
        </text:list-item>
      </text:list>
      <text:p text:style-name="P9">”\” is an operator for the concatenation of paths. There'll be only one ”\” at the concatenation point.</text:p>
      <text:p text:style-name="P9">In opposition to this, ”&amp;” simply concatenates the strings, which might result in invalid paths.</text:p>
      <text:p text:style-name="P7"/>
      <text:p text:style-name="P7">Example:</text:p>
      <text:p text:style-name="P23">"\My documents\" \ "\file.txt"</text:p>
      <text:p text:style-name="P23">"\My documents" \ "file.txt"</text:p>
      <text:p text:style-name="P23">"\My documents\" \ "file.txt"</text:p>
      <text:p text:style-name="P3"><text:span text:style-name="T39"></text:span><text:span text:style-name="T36"> will all result in</text:span> "<text:span text:style-name="T20">\My documents\file.txt</text:span>".</text:p>
      <text:p text:style-name="P3"/>
      <text:p text:style-name="P3">Compared to this:</text:p>
      <text:p text:style-name="P23">"\My documents\" &amp; "\file.txt"</text:p>
      <text:p text:style-name="P40"><text:span text:style-name="T39"></text:span><text:span text:style-name="T46"> "\My documents\\file.txt"</text:span></text:p>
      <text:p text:style-name="P23">"\My documents" &amp; "file.txt"</text:p>
      <text:p text:style-name="P40"><text:span text:style-name="T39"></text:span><text:span text:style-name="T46"> "\My documentsfile.txt"</text:span></text:p>
      <text:p text:style-name="P23">"\My documents\" &amp; "file.txt"</text:p>
      <text:p text:style-name="P40"><text:span text:style-name="T39"></text:span><text:span text:style-name="T46"> "\My documents\file.txt" – the only valid file name!</text:span></text:p>
      <text:p text:style-name="P23"/>
      <text:p text:style-name="P3"/>
      <text:list text:style-name="L1" text:continue-numbering="true">
        <text:list-item>
          <text:h text:style-name="P231" text:outline-level="1">Control structures</text:h>
          <text:list>
            <text:list-item>
              <text:h text:style-name="P146" text:outline-level="2">Conditions</text:h>
            </text:list-item>
          </text:list>
        </text:list-item>
      </text:list>
      <text:p text:style-name="P3">As condition, any expression in parentheses can be used. <text:s/>The condition is fulfilled, if its result (if necessary, after converting to a number) is not 0 (zero, also predefined as variables FALSE and NO).</text:p>
      <text:p text:style-name="Standard"><text:span text:style-name="T1">Possible functions are listed in the fitting category of “</text:span><text:a xlink:type="simple" xlink:href="#9.Commands and functions|outline"><text:span text:style-name="T1">9 Commands and functions</text:span></text:a><text:span text:style-name="T1">”. Read also the chapter 7, esp. </text:span><text:a xlink:type="simple" xlink:href="#7.2.Data types|outline"><text:span text:style-name="T1">7.2 Data types</text:span></text:a><text:span text:style-name="T1"> for further informations.</text:span></text:p>
      <text:p text:style-name="P3"/>
      <text:p text:style-name="P7">Examples:</text:p>
      <text:p text:style-name="P25">If ( <text:span text:style-name="T33">wndExists( "Word" )</text:span> )</text:p>
      <text:p text:style-name="P25">EndIf</text:p>
      <text:p text:style-name="P25"/>
      <text:p text:style-name="P25">While ( <text:span text:style-name="T33">x &lt;&gt; 5</text:span> )</text:p>
      <text:p text:style-name="P25">EndWhile</text:p>
      <text:p text:style-name="P23"/>
      <text:list text:style-name="L1" text:continue-numbering="true">
        <text:list-item>
          <text:list text:continue-numbering="true">
            <text:list-item>
              <text:h text:style-name="P146" text:outline-level="2">Simple branchings (If)</text:h>
            </text:list-item>
          </text:list>
        </text:list-item>
      </text:list>
      <text:p text:style-name="P23"><text:span text:style-name="T33">If(</text:span> <text:span text:style-name="T6">expression </text:span><text:span text:style-name="T16">)</text:span></text:p>
      <text:p text:style-name="P23"><text:s text:c="2"/>{ <text:span text:style-name="T6">instructions</text:span> }</text:p>
      <text:p text:style-name="P23">{ <text:span text:style-name="T33">ElseIf( </text:span><text:span text:style-name="T9">expression</text:span><text:span text:style-name="T33"> )</text:span></text:p>
      <text:p text:style-name="P23"><text:s text:c="2"/>{ <text:span text:style-name="T6">instructions</text:span> } }</text:p>
      <text:p text:style-name="P23">[ <text:span text:style-name="T33">Else</text:span></text:p>
      <text:p text:style-name="P23"><text:s text:c="2"/>{ <text:span text:style-name="T6">instructions</text:span> } ]</text:p>
      <text:p text:style-name="P27">EndIf</text:p>
      <text:p text:style-name="P3"/>
      <text:p text:style-name="Text_20_body">Executes the lines between If and Else or EndIf, if the condition is fulfilled, or the lines between Else and EndIf (if Else exists), if it's not.</text:p>
      <text:p text:style-name="Text_20_body">If ElseIf is used, only the lines between the <text:span text:style-name="T33">first</text:span> true condition (including the initial If) and the upcoming ElseIf, Else resp. EndIf are executed. Only if <text:span text:style-name="T33">no</text:span> condition is fulfilled, the Else block is executed (if it exists).</text:p>
      <text:p text:style-name="Text_20_body">If, Else, ElseIf, and EndIf each must be in a separate line.</text:p>
      <text:list text:style-name="L1" text:continue-numbering="true">
        <text:list-item>
          <text:list text:continue-numbering="true">
            <text:list-item>
              <text:h text:style-name="P185" text:outline-level="2">Branching by values (Switch)</text:h>
            </text:list-item>
          </text:list>
        </text:list-item>
      </text:list>
      <text:p text:style-name="P23"><text:span text:style-name="T33">Switch(</text:span> <text:span text:style-name="T6">expression</text:span> <text:span text:style-name="T33">)</text:span></text:p>
      <text:p text:style-name="P23"><text:span text:style-name="T33">Case(</text:span> <text:span text:style-name="T6">value</text:span> {, <text:span text:style-name="T6">value </text:span>} <text:span text:style-name="T33">)</text:span></text:p>
      <text:p text:style-name="P23"><text:s text:c="2"/>{ <text:span text:style-name="T6">instructions</text:span> }</text:p>
      <text:p text:style-name="P23">{ <text:span text:style-name="T33">Case(</text:span> <text:span text:style-name="T6">value</text:span> {, <text:span text:style-name="T6">value</text:span> } <text:span text:style-name="T33">)</text:span></text:p>
      <text:p text:style-name="P23"><text:s text:c="2"/>{ <text:span text:style-name="T6">instructions</text:span> } }</text:p>
      <text:p text:style-name="P27">EndSwitch</text:p>
      <text:p text:style-name="P23"/>
      <text:p text:style-name="Text_20_body">Depending on the result of the expression, the blocks which have listed the value in the “Case” line are executed.</text:p>
      <text:p text:style-name="Text_20_body">The values can appear in multiple case blocks (e.g. „Case( 1, 2 )” and „Case( 2, 3 )”). The “fitting” <text:s/>Blocks will then be executed in the order of appearance.</text:p>
      <text:p text:style-name="Text_20_body">“Slipping through” or “break” like in C is not possible, but similar things can be done much more clearly arranged by using a value in multiple “Case”s.</text:p>
      <text:p text:style-name="Text_20_body">You can use different value types for each value, the switch expression's result will be converted to the value's type for comparison.</text:p>
      <text:p text:style-name="Text_20_body">However, floating point values are a bit difficult for two reasons: 1st, there could be rounding troubles. Two seemingly identical values might differ somewhere after e.g. 15 decimals. 2nd, if you enter something like “Case( 2 )”, it will be valid for 1.5 and 2.4, too, because 2 is an integer and thus the result is converted and rounded. You'd need to use “Case( 2<text:span text:style-name="T33">.</text:span> )” for float comparisons.</text:p>
      <text:list text:style-name="L1" text:continue-numbering="true">
        <text:list-item>
          <text:list text:continue-numbering="true">
            <text:list-item>
              <text:h text:style-name="P146" text:outline-level="2">Branching with selection dialog (Choice, ChoiceDefault)</text:h>
            </text:list-item>
          </text:list>
        </text:list-item>
      </text:list>
      <text:p text:style-name="P3"/>
      <text:p text:style-name="P23">( <text:span text:style-name="T33">Choice(</text:span> <text:span text:style-name="T6">title</text:span>, <text:span text:style-name="T6">hint</text:span>, <text:span text:style-name="T6">value</text:span>, <text:span text:style-name="T6">value</text:span> {, <text:span text:style-name="T6">value </text:span>} <text:span text:style-name="T33">)</text:span></text:p>
      <text:p text:style-name="P27"><text:span text:style-name="T19">| </text:span>Choice( <text:span text:style-name="T9">title</text:span><text:span text:style-name="T19">, </text:span><text:span text:style-name="T9">hint</text:span><text:span text:style-name="T19">, a</text:span><text:span text:style-name="T9">rray</text:span> )</text:p>
      <text:p text:style-name="P23">| <text:span text:style-name="T33">ChoiceDefault(</text:span> <text:span text:style-name="T6">title</text:span>, <text:span text:style-name="T6">hint</text:span>, <text:span text:style-name="T6">default</text:span>, <text:span text:style-name="T6">timeout</text:span>, <text:span text:style-name="T6">value</text:span>, <text:span text:style-name="T6">value</text:span></text:p>
      <text:p text:style-name="P23"><text:span text:style-name="T6"><text:s text:c="16"/></text:span><text:s/>{, <text:span text:style-name="T6">value </text:span>} <text:span text:style-name="T33">)</text:span></text:p>
      <text:p text:style-name="P23">| <text:span text:style-name="T33">ChoiceDefault(</text:span> <text:span text:style-name="T6">title</text:span>, <text:span text:style-name="T6">hint</text:span>, <text:span text:style-name="T6">default</text:span>, <text:span text:style-name="T6">timeout</text:span>, a<text:span text:style-name="T6">rray</text:span> <text:span text:style-name="T33">)</text:span></text:p>
      <text:p text:style-name="P24">)</text:p>
      <text:p text:style-name="P23"><text:span text:style-name="T33">Case( </text:span><text:span text:style-name="T6">value</text:span> {, <text:span text:style-name="T6">value</text:span> } <text:span text:style-name="T33">)</text:span></text:p>
      <text:p text:style-name="P23"><text:s text:c="2"/>{ <text:span text:style-name="T6">instructions</text:span> }</text:p>
      <text:p text:style-name="P23">{ <text:span text:style-name="T33">Case(</text:span> <text:span text:style-name="T6">value</text:span> {, <text:span text:style-name="T6">value</text:span> } <text:span text:style-name="T33">)</text:span></text:p>
      <text:p text:style-name="P23"><text:s text:c="2"/>{ <text:span text:style-name="T6">instructions</text:span> } }</text:p>
      <text:p text:style-name="P27">EndChoice</text:p>
      <text:p text:style-name="P23"/>
      <text:p text:style-name="Text_20_body">Shows a selection with the given values. At "Case", you have to use the number of the entry (starting with 1). Pressing “Cancel” or no selection will return 0.</text:p>
      <text:p text:style-name="Text_20_body">Apart from that, it works similar to “Switch”.</text:p>
      <text:p text:style-name="Text_20_body">In theory, you could also use <text:span text:style-name="T20">Switch( Choice(</text:span><text:span text:style-name="T34"> ... </text:span><text:span text:style-name="T20">) )</text:span> (Choice as function, see <text:a xlink:type="simple" xlink:href="#9.19.5.Selection from a list (Choice)|outline"><text:span text:style-name="T1">9.20.6 Selection from a list (Choice)</text:span></text:a>), but Choice as control structure looks better.</text:p>
      <text:p text:style-name="Text_20_body">ChoiceDefault is a variation which enables to set a default selection and a timeout after which the selected entry is used. If the user selects another entry, the countdown will be restarted.</text:p>
      <text:p text:style-name="Standard"><text:span text:style-name="T1">The </text:span><text:span text:style-name="T3">default</text:span><text:span text:style-name="T1"> value must be given as index (i.e. “2” for the 2</text:span><text:span text:style-name="T45">nd</text:span><text:span text:style-name="T1"> entry).</text:span></text:p>
      <text:p text:style-name="Standard">0 is allowed for no default (i.e. "Cancel" if the user doesn't select an entry).</text:p>
      <text:p text:style-name="Standard"><text:span text:style-name="T1">The </text:span><text:span text:style-name="T3">timeout</text:span><text:span text:style-name="T1"> is given in seconds. With 0, no timeout will be used.</text:span></text:p>
      <text:p text:style-name="P66">Example:</text:p>
      <text:p text:style-name="P23">Choice( "Test","Select a number","One","Two","Three" )</text:p>
      <text:p text:style-name="P23">Case( 1 )</text:p>
      <text:p text:style-name="P23"><text:s text:c="2"/>Message( "One" )</text:p>
      <text:p text:style-name="P23">Case( 2, 3 )</text:p>
      <text:p text:style-name="P23"><text:s text:c="2"/>Message( "Two or three" )</text:p>
      <text:p text:style-name="P23">Case( 3 )</text:p>
      <text:p text:style-name="P23"><text:s text:c="2"/>Message( "Three" )</text:p>
      <text:p text:style-name="P23">Case( 0 )</text:p>
      <text:p text:style-name="P23"><text:s text:c="2"/>Message( "Cancel" )</text:p>
      <text:p text:style-name="P23"><text:s text:c="2"/>Exit</text:p>
      <text:p text:style-name="P23">EndChoice</text:p>
      <text:p text:style-name="P23"/>
      <text:p text:style-name="Text_20_body">See also <text:a xlink:type="simple" xlink:href="#9.20.9.Set entry size and font for choices (SetChoiceEntryFormat)|outline"><text:s/>9.20.9 Set entry size and font for choices (SetChoiceEntryFormat)</text:a></text:p>
      <text:list text:style-name="L1" text:continue-numbering="true">
        <text:list-item>
          <text:list text:continue-numbering="true">
            <text:list-item>
              <text:h text:style-name="P146" text:outline-level="2">Conditional loop (While)</text:h>
            </text:list-item>
          </text:list>
        </text:list-item>
      </text:list>
      <text:p text:style-name="P23"><text:span text:style-name="T33">While(</text:span> <text:span text:style-name="T6">condition </text:span><text:span text:style-name="T16">)</text:span></text:p>
      <text:p text:style-name="P23"><text:s text:c="5"/>{ <text:span text:style-name="T6">instructions</text:span> }</text:p>
      <text:p text:style-name="P27">EndWhile</text:p>
      <text:p text:style-name="P23"/>
      <text:p text:style-name="P3">Executes the lines between While and EndWhile as long as the condition is fulfulled.</text:p>
      <text:p text:style-name="P3">While and EndWhile must be in separate lines.</text:p>
      <text:p text:style-name="P3"/>
      <text:list text:style-name="L1" text:continue-numbering="true">
        <text:list-item>
          <text:list text:continue-numbering="true">
            <text:list-item>
              <text:h text:style-name="P146" text:outline-level="2">Iteration over multiple values (ForEach)</text:h>
            </text:list-item>
          </text:list>
        </text:list-item>
      </text:list>
      <text:p text:style-name="P23"><text:span text:style-name="T33">ForEach</text:span> <text:span text:style-name="T6">variabl</text:span>e{, <text:span text:style-name="T6">variable </text:span>} <text:span text:style-name="T33">in</text:span> <text:span text:style-name="T6">type </text:span><text:span text:style-name="T16">(</text:span><text:span text:style-name="T6"> parameter </text:span>{, <text:span text:style-name="T6">parameter</text:span> } <text:span text:style-name="T33">)</text:span></text:p>
      <text:p text:style-name="P23"><text:s text:c="2"/>{ <text:span text:style-name="T6">instructions</text:span> }</text:p>
      <text:p text:style-name="P27">EndForEach</text:p>
      <text:p text:style-name="P23"/>
      <text:p text:style-name="P3">This is quite a mighty tool. The given variable(s) is/are set to the values defined by the type and parameters in each iteration. This varies from simple value lists (type “values”) to keys and values of sections in INI files (“iniKeys”).</text:p>
      <text:p text:style-name="P3"/>
      <text:p text:style-name="P3">Please note: If an array element is used as iterator variable, its index will only be parsed when the loop is entered. This means if “i” is 1 when the ForEach loop is entered, “array[i]” will assign “array[1]” in every iteration, no matter whether “i” is assigned another value in the loop block!</text:p>
      <text:p text:style-name="P3">Same goes for the parameters: They're evaluated when the loop is entered.</text:p>
      <text:p text:style-name="P3"/>
      <text:p text:style-name="P3">If not told otherwise, you can use expressions for all parameters, just like with almost every other commands.</text:p>
      <text:p text:style-name="P3"/>
      <text:p text:style-name="P3"/>
      <text:p text:style-name="P3"/>
      <text:p text:style-name="P3"/>
      <text:p text:style-name="P3"/>
      <text:p text:style-name="P3"/>
      <text:p text:style-name="P3"/>
      <text:p text:style-name="P3"/>
      <text:p text:style-name="P3"/>
      <text:p text:style-name="P3"><text:soft-page-break/>Currently, there are the following variations:</text:p>
      <text:list text:style-name="L1" text:continue-numbering="true">
        <text:list-item>
          <text:list text:continue-numbering="true">
            <text:list-item>
              <text:list text:continue-numbering="true">
                <text:list-item>
                  <text:h text:style-name="P248" text:outline-level="3">Looping over data values (list of expressions, array contents, splitted strings, characters of a string)</text:h>
                </text:list-item>
              </text:list>
            </text:list-item>
          </text:list>
        </text:list-item>
      </text:list>
      <text:p text:style-name="P3"/>
      <text:p text:style-name="P23"><text:span text:style-name="T33">ForEach</text:span> <text:span text:style-name="T6">variable</text:span> <text:span text:style-name="T33">in values</text:span> <text:span text:style-name="T33">( </text:span><text:span text:style-name="T9">value </text:span>{, <text:span text:style-name="T6">value</text:span> } <text:span text:style-name="T33">)</text:span></text:p>
      <text:p text:style-name="P3"/>
      <text:p text:style-name="P3">Assigns each of the given values to the variable in each iteration.</text:p>
      <text:p text:style-name="P3"/>
      <text:p text:style-name="P23"><text:span text:style-name="T33">ForEach</text:span> <text:span text:style-name="T6">variable</text:span> <text:span text:style-name="T33">in array</text:span> <text:span text:style-name="T33">( </text:span><text:span text:style-name="T9">array variable</text:span> <text:span text:style-name="T33">)</text:span></text:p>
      <text:p text:style-name="P3"/>
      <text:p text:style-name="P3">Assigns the element values of the array to the variable. Only elements from 1 to the first number that isn't assigned as index are <text:s/>regarded. Lower values, alphanumerical indexes, and values after a gap are ignored.</text:p>
      <text:p text:style-name="P27"/>
      <text:p text:style-name="P23"><text:span text:style-name="T33">ForEach</text:span> <text:span text:style-name="T6">key</text:span>, <text:span text:style-name="T6">value</text:span> <text:span text:style-name="T33">in array</text:span> <text:span text:style-name="T33">( </text:span><text:span text:style-name="T9">array variable</text:span> <text:span text:style-name="T33">)</text:span></text:p>
      <text:p text:style-name="P3"/>
      <text:p text:style-name="P3">This loops over all elements in the array, setting the index to the first variable and the value to the second.</text:p>
      <text:p text:style-name="P27"/>
      <text:p text:style-name="P23"><text:span text:style-name="T33">ForEach</text:span> <text:span text:style-name="T6">variable</text:span> <text:span text:style-name="T33">in split ( </text:span><text:span text:style-name="T6">string</text:span>, <text:span text:style-name="T6">separator</text:span>, <text:span text:style-name="T6">trim? </text:span><text:span text:style-name="T16">)</text:span></text:p>
      <text:p text:style-name="P3"/>
      <text:p text:style-name="P3">Similar to the Split function (see <text:a xlink:type="simple" xlink:href="#9.5.3.Spit a string to multiple variables/array elements (Split)|outline"><text:s/>9.5.3 Spit a string to multiple variables/array elements (Split)</text:a>), but the single parts are assigned to the variable one after the other.</text:p>
      <text:p text:style-name="P3"/>
      <text:p text:style-name="P23"><text:span text:style-name="T33">ForEach</text:span> <text:span text:style-name="T6">variable</text:span> <text:span text:style-name="T33">in charsOf (</text:span> <text:span text:style-name="T6">string</text:span> <text:span text:style-name="T33">)</text:span></text:p>
      <text:p text:style-name="P3"/>
      <text:p text:style-name="P3">Assigns the variable each character of the string one after the other. Since MortScript automatically converts types, this also works for numbers – it'll assign e.g. “4” and “2” (for 42).</text:p>
      <text:list text:style-name="L1" text:continue-numbering="true">
        <text:list-item>
          <text:list text:continue-numbering="true">
            <text:list-item>
              <text:list text:continue-numbering="true">
                <text:list-item>
                  <text:h text:style-name="P248" text:outline-level="3">Looping over INI file values (sections, values of a section)</text:h>
                </text:list-item>
              </text:list>
            </text:list-item>
          </text:list>
        </text:list-item>
      </text:list>
      <text:p text:style-name="P23"><text:span text:style-name="T33">ForEach</text:span> <text:span text:style-name="T6">variable</text:span> <text:span text:style-name="T33">in iniSections (</text:span> <text:span text:style-name="T6">file name</text:span> <text:span text:style-name="T33">)</text:span></text:p>
      <text:p text:style-name="P3"/>
      <text:p text:style-name="P3">Returns the single sections ("[Section]", without brackets) of the given INI file.</text:p>
      <text:p text:style-name="P3"/>
      <text:p text:style-name="P23"><text:span text:style-name="T33">ForEach</text:span> <text:span text:style-name="T6">key</text:span>, <text:span text:style-name="T6">value</text:span> <text:span text:style-name="T33">in iniKeys ( </text:span><text:span text:style-name="T6">file name</text:span>, <text:span text:style-name="T6">section</text:span> <text:span text:style-name="T33">)</text:span></text:p>
      <text:p text:style-name="P3"/>
      <text:p text:style-name="P3">Assigns the contents of a section in an INI file to the given variables.</text:p>
      <text:p text:style-name="P3">„Key“ is the name of the variable that will receive the entry name in front of the ”=”, „value“ is the variable that receives the value after it.</text:p>
      <text:p text:style-name="P3"/>
      <text:p text:style-name="P3"/>
      <text:p text:style-name="P3"/>
      <text:p text:style-name="P3"/>
      <text:p text:style-name="P3"/>
      <text:p text:style-name="P3"/>
      <text:p text:style-name="P3"/>
      <text:p text:style-name="P3"/>
      <text:p text:style-name="P3"/>
      <text:list text:style-name="L1" text:continue-numbering="true">
        <text:list-item>
          <text:list text:continue-numbering="true">
            <text:list-item>
              <text:list text:continue-numbering="true">
                <text:list-item>
                  <text:h text:style-name="P248" text:outline-level="3"><text:soft-page-break/>Looping over registry entries (subkeys, values of a key)</text:h>
                </text:list-item>
              </text:list>
            </text:list-item>
          </text:list>
        </text:list-item>
      </text:list>
      <text:p text:style-name="P23"><text:span text:style-name="T33">ForEach</text:span> <text:span text:style-name="T6">variable</text:span> <text:span text:style-name="T33">in regSubkeys (</text:span> <text:span text:style-name="T6">root</text:span><text:span text:style-name="T33">,</text:span> <text:span text:style-name="T6">key</text:span> <text:span text:style-name="T33">)</text:span></text:p>
      <text:p text:style-name="P3"/>
      <text:p text:style-name="Standard"><text:span text:style-name="T1">Returns all subkeys of the given key. See </text:span><text:a xlink:type="simple" xlink:href="#9.18.1.Reading registry entries (RegRead)|outline"><text:span text:style-name="T1"><text:s/>9.19.1 Reading registry entries (RegRead) </text:span></text:a><text:span text:style-name="T1">for parameters.</text:span></text:p>
      <text:p text:style-name="P3"/>
      <text:p text:style-name="P23"><text:span text:style-name="T33">ForEach</text:span> <text:span text:style-name="T6">value</text:span>, <text:span text:style-name="T6">data</text:span> <text:span text:style-name="T33">in regValues ( </text:span><text:span text:style-name="T9">root</text:span>, <text:span text:style-name="T6">key</text:span> <text:span text:style-name="T33">)</text:span></text:p>
      <text:p text:style-name="P3"/>
      <text:p text:style-name="P3">Assigns the values of registry key to the given variables.</text:p>
      <text:p text:style-name="P3">„value“ is the name of the variable that will receive the value's name, data will receive its current data. Read <text:a xlink:type="simple" xlink:href="#9.18.1.Reading registry entries (RegRead)|outline">9.19.1 Reading registry entries (RegRead) </text:a>for more informations.</text:p>
      <text:p text:style-name="P3">This loop will not return the key's default value (usually shown as “(Default)” or “@” in registry editors).</text:p>
      <text:list text:style-name="L1" text:continue-numbering="true">
        <text:list-item>
          <text:list text:continue-numbering="true">
            <text:list-item>
              <text:list text:continue-numbering="true">
                <text:list-item>
                  <text:h text:style-name="P248" text:outline-level="3">Looping over files and directories</text:h>
                </text:list-item>
              </text:list>
            </text:list-item>
          </text:list>
        </text:list-item>
      </text:list>
      <text:p text:style-name="P3"><text:span text:style-name="T21">ForEach</text:span><text:span text:style-name="T20"> </text:span><text:span text:style-name="T22">variable</text:span><text:span text:style-name="T20"> </text:span><text:span text:style-name="T21">in files </text:span><text:span text:style-name="T20">( </text:span><text:span text:style-name="T22">search</text:span><text:span text:style-name="T20"> </text:span><text:span text:style-name="T22">expression</text:span><text:span text:style-name="T20"> )</text:span></text:p>
      <text:p text:style-name="P23"><text:span text:style-name="T33">ForEach</text:span> <text:span text:style-name="T6">variable</text:span> <text:span text:style-name="T33">in directories </text:span>( <text:span text:style-name="T6">search</text:span> <text:span text:style-name="T6">expression</text:span> )</text:p>
      <text:p text:style-name="P23"/>
      <text:p text:style-name="P3">Assigns the found files resp. directories to the variable.</text:p>
      <text:p text:style-name="P3">The expression must consist of a path and a filename expression with jokers, e.g.</text:p>
      <text:p text:style-name="P3"><text:span text:style-name="T20">"\Program Files\Mort*"</text:span> or <text:span text:style-name="T20">"\Program Files\Test\*.exe"</text:span>.</text:p>
      <text:list text:style-name="L1" text:continue-numbering="true">
        <text:list-item>
          <text:list text:continue-numbering="true">
            <text:list-item>
              <text:h text:style-name="P146" text:outline-level="2">Fixed number of repeatings (Repeat)</text:h>
            </text:list-item>
          </text:list>
        </text:list-item>
      </text:list>
      <text:p text:style-name="P23"><text:span text:style-name="T33">Repeat (</text:span> <text:span text:style-name="T6">count</text:span> <text:span text:style-name="T33">)</text:span></text:p>
      <text:p text:style-name="P23"><text:s text:c="2"/>{ <text:span text:style-name="T6">instructions</text:span> }</text:p>
      <text:p text:style-name="P27">EndRepeat</text:p>
      <text:p text:style-name="P3"/>
      <text:p text:style-name="P3">Repeats the commands between those two commands <text:span text:style-name="T6">count</text:span> times.</text:p>
      <text:p text:style-name="P3"><text:span text:style-name="T6">Count</text:span> must be at least 1.</text:p>
      <text:p text:style-name="P3"/>
      <text:list text:style-name="L1" text:continue-numbering="true">
        <text:list-item>
          <text:list text:continue-numbering="true">
            <text:list-item>
              <text:h text:style-name="P146" text:outline-level="2">Simple iteration (For)</text:h>
            </text:list-item>
          </text:list>
        </text:list-item>
      </text:list>
      <text:p text:style-name="P23"><text:span text:style-name="T33">For </text:span><text:span text:style-name="T9">variable</text:span><text:span text:style-name="T33"> = </text:span><text:span text:style-name="T9">start</text:span><text:span text:style-name="T33"> to </text:span><text:span text:style-name="T9">end</text:span><text:span text:style-name="T33"> [ step </text:span><text:span text:style-name="T9">step</text:span><text:span text:style-name="T33"> ]</text:span></text:p>
      <text:p text:style-name="P23"><text:s text:c="2"/>{ <text:span text:style-name="T6">instructions</text:span> }</text:p>
      <text:p text:style-name="P27">Next</text:p>
      <text:p text:style-name="P3"/>
      <text:p text:style-name="Text_20_body">In the first iteration, <text:span text:style-name="T9">variable</text:span> is set to <text:span text:style-name="T9">start</text:span>, then it's increased (or decreased, if <text:span text:style-name="T9">step</text:span> is negative) by <text:span text:style-name="T6">step</text:span> in every further iteration, until <text:span text:style-name="T6">end</text:span> is exceeded (<text:span text:style-name="T6">variable</text:span>'s value bigger than <text:span text:style-name="T6">end</text:span> if <text:span text:style-name="T6">step</text:span> is positive, smaller if <text:span text:style-name="T6">step</text:span> is negative).</text:p>
      <text:p text:style-name="Text_20_body">If <text:span text:style-name="T6">step</text:span> is omitted, it's 1 if <text:span text:style-name="T6">end</text:span> is bigger than <text:span text:style-name="T6">start</text:span> or -1 if <text:span text:style-name="T6">end</text:span> is smaller than <text:span text:style-name="T6">start</text:span>.</text:p>
      <text:p text:style-name="Text_20_body">This works with both integers and float values. For float values, a precision of 6 digits is used for the end value comparison (see<text:a xlink:type="simple" xlink:href="#9.4.8.Compare float values (CompareFloat)|outline"> 9.4.8 Compare float values (CompareFloat)</text:a>, too).</text:p>
      <text:p text:style-name="Text_20_body">Please note that any expressions (for <text:span text:style-name="T6">start</text:span>, <text:span text:style-name="T6">end</text:span>, or <text:span text:style-name="T6">step</text:span>) are only evaluated at the first iteration. For example, if you use a variable for end or step (“For i = 1 to end step x”), and modify this variable during the iteration, the given variable (“i”) will still be increased and checked against the values the variables had before “For”.</text:p>
      <text:list text:style-name="L1" text:continue-numbering="true">
        <text:list-item>
          <text:list text:continue-numbering="true">
            <text:list-item>
              <text:h text:style-name="P185" text:outline-level="2">Sub routines (Sub, Call/CallFunction)</text:h>
            </text:list-item>
          </text:list>
        </text:list-item>
      </text:list>
      <text:p text:style-name="P23"><text:span text:style-name="T33">Sub </text:span><text:span text:style-name="T6">subroutine name</text:span></text:p>
      <text:p text:style-name="P23"><text:s text:c="2"/>{ <text:span text:style-name="T6">instructions</text:span> }</text:p>
      <text:p text:style-name="P27">EndSub</text:p>
      <text:p text:style-name="P23"/>
      <text:p text:style-name="P23"><text:span text:style-name="T33">Call(</text:span> <text:span text:style-name="T6">subroutine name </text:span><text:span text:style-name="T17">{</text:span><text:span text:style-name="T16">, </text:span><text:span text:style-name="T6">parameter </text:span><text:span text:style-name="T15">}</text:span><text:span text:style-name="T16"> )</text:span></text:p>
      <text:p text:style-name="P30">CallFunction( <text:span text:style-name="T9">subroutine name, variable</text:span><text:span text:style-name="T19"> {</text:span>, <text:span text:style-name="T9">parameter</text:span><text:span text:style-name="T6"> </text:span><text:span text:style-name="T19">}</text:span> )</text:p>
      <text:p text:style-name="P23"/>
      <text:p text:style-name="Text_20_body">With “Call”, the script will continue at the line following the “Sub” with the same parameter. </text:p>
      <text:p text:style-name="Text_20_body">When the end of the subroutine (EndSub) is reached, it returns to the line after “Call”.</text:p>
      <text:p text:style-name="Text_20_body">Unlike most other commands, for “Sub” the subroutine name must be given without parentheses and expressions are not allowed.</text:p>
      <text:p text:style-name="Text_20_body">For Call/CallFunction, please be aware you have to use quotes around the subroutine name, since it's an expression like every other parameter. You might even use something like “Call( variableContainingMySubroutine )” as some kind of “On ... gosub ...” (for those who remember that BASIC command), but it's not good programming style, and might cause troubles if you forget a possible subroutine.</text:p>
      <text:p text:style-name="Text_20_body">For Call, the old syntax style (“Call SubFunction”) might be handy, too, but it's only recommended if you don't use parameters.</text:p>
      <text:p text:style-name="Text_20_body">If you pass parameters, the subroutine will have two local variables (see<text:a xlink:type="simple" xlink:href="#7.5.2.Variable scope|outline"> 7.5.2 Variable scope</text:a>) defined: argc contains the number of passed parameters, argv is an array with all passed parameters. So if you pass two parameters, argc is 2, argv[1] the first parameter, and argv[2] the second.</text:p>
      <text:p text:style-name="Text_20_body">If you use CallFunction, a value set with “Return( value )” in the subroutine is set to the given variable. Return() doesn't leave the subroutine like in many other languages, it only sets the return value! If Return() is not invoked, the variable will be empty (see<text:a xlink:type="simple" xlink:href="#9.2.4.Check if variable is defined (IsEmpty)|outline"> 9.2.4 Check if variable is defined (IsEmpty))</text:a>.</text:p>
      <text:p text:style-name="Text_20_body">The subroutines must follow the main program, MortScript exits on the first “Sub” it encounter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text:style-name="L1" text:continue-numbering="true">
        <text:list-item>
          <text:list text:continue-numbering="true">
            <text:list-item>
              <text:h text:style-name="P208" text:outline-level="2"><text:soft-page-break/>Include sub routines of other files (Include)</text:h>
            </text:list-item>
          </text:list>
        </text:list-item>
      </text:list>
      <text:p text:style-name="P22"><text:span text:style-name="T33">Include(</text:span> <text:span text:style-name="T6">file </text:span><text:span text:style-name="T16">)</text:span></text:p>
      <text:p text:style-name="P27"/>
      <text:p text:style-name="Text_20_body">With Include, all Sub blocks of the given file will be included as if they were defined in the current script.</text:p>
      <text:p text:style-name="Text_20_body">The file embedded with Include may contain other Include commands itself, but shouldn't contain any other commands outside of the Sub blocks. (They'd be simply ignored)</text:p>
      <text:p text:style-name="Text_20_body">Include commands should be at the beginning of the script. They're interpreted before the script is executed, because otherwise Call commands might not find the required routine.</text:p>
      <text:list text:style-name="L3">
        <text:list-item>
          <text:list>
            <text:list-header>
              <text:p text:style-name="P215">Please regard that with many Includes there's an increased risk you use the same Sub name twice. In this case, MortScript will exit with an error message before executing the script.</text:p>
            </text:list-header>
          </text:list>
        </text:list-item>
      </text:list>
      <text:list text:style-name="L1" text:continue-numbering="true">
        <text:list-item>
          <text:list text:continue-numbering="true">
            <text:list-item>
              <text:h text:style-name="P208" text:outline-level="2">Other script as <text:span text:style-name="T47">subroutine</text:span> (CallScript/CallScriptFunction)</text:h>
            </text:list-item>
          </text:list>
        </text:list-item>
      </text:list>
      <text:p text:style-name="P23"><text:span text:style-name="T33">CallScript(</text:span> <text:span text:style-name="T6">MortScript file </text:span><text:span text:style-name="T17">{</text:span><text:span text:style-name="T16">, </text:span><text:span text:style-name="T6">parameter </text:span><text:span text:style-name="T15">}</text:span><text:span text:style-name="T6"> </text:span><text:span text:style-name="T16">)</text:span></text:p>
      <text:p text:style-name="P23"><text:span text:style-name="T33">CallScriptFunction(</text:span> <text:span text:style-name="T6">MortScript file, variable </text:span><text:span text:style-name="T17">{</text:span><text:span text:style-name="T16">, </text:span><text:span text:style-name="T6">parameter </text:span><text:span text:style-name="T15">}</text:span><text:span text:style-name="T6"> </text:span><text:span text:style-name="T16">)</text:span></text:p>
      <text:p text:style-name="P23"/>
      <text:p text:style-name="Text_20_body">Executes the given script as if it were a subroutine.</text:p>
      <text:p text:style-name="Text_20_body">This goes also for variables, i.e., it might modify variables of the invoking script! So you should invoke Local() or Global() in the called script.</text:p>
      <text:p text:style-name="Text_20_body">Parameters (argc and argv) and return values (Return()) work like in Sub routines, too. See <text:a xlink:type="simple" xlink:href="#8.9.Sub routines (Sub, Call/CallFunction)|outline"><text:s/>8.9 Sub routines (Sub, Call/CallFunction)</text:a> for more about that.</text:p>
      <text:p text:style-name="Text_20_body">Please regard<text:a xlink:type="simple" xlink:href="#6.5.Directories and files|outline"> 6.5 Directories and files, too.</text:a></text:p>
      <text:p text:style-name="P48">Example:</text:p>
      <text:p text:style-name="P22">CallScript( "subscript.mscr" )</text:p>
      <text:p text:style-name="P23"/>
      <text:p text:style-name="Standard"><text:span text:style-name="T37">To execute other applications or „independent“ scripts, there are own commands. see </text:span><text:a xlink:type="simple" xlink:href="#9.5.Execute applications or open documents|outline"><text:span text:style-name="T37">9.6 Execute applications or open documents.</text:span></text:a></text:p>
      <text:p text:style-name="Standard"><text:a xlink:type="simple" xlink:href="#9.5.Execute applications or open documents|outline"><text:span text:style-name="T37"/></text:a></text:p>
      <text:list text:style-name="L1" text:continue-numbering="true">
        <text:list-item>
          <text:list text:continue-numbering="true">
            <text:list-item>
              <text:h text:style-name="P146" text:outline-level="2">Set return value (Return)</text:h>
            </text:list-item>
          </text:list>
        </text:list-item>
      </text:list>
      <text:p text:style-name="P23"><text:span text:style-name="T33">Return(</text:span> <text:span text:style-name="T15">value</text:span><text:span text:style-name="T6"> </text:span><text:span text:style-name="T16">)</text:span></text:p>
      <text:p text:style-name="P30"/>
      <text:p text:style-name="Text_20_body">Returns the given value to an invoking CallFunction or CallScriptFunction call.</text:p>
      <text:p text:style-name="P78">Unlike most other languages, this will not leave the Sub routine resp. invoked script, it only sets the return value! Arrays are allowed.</text:p>
      <text:p text:style-name="Text_20_body"><text:span text:style-name="T38">See also</text:span><text:a xlink:type="simple" xlink:href="#8.9.Sub routines (Sub, Call/CallFunction)|outline"><text:span text:style-name="T38"> 8.9 Sub routines (Sub, Call/CallFunction)</text:span></text:a><text:a xlink:type="simple" xlink:href="" text:style-name="Internet_20_link" text:visited-style-name="Visited_20_Internet_20_Link"><text:span text:style-name="T38"> and </text:span></text:a><text:a xlink:type="simple" xlink:href="#8.10.Other script as subroutine (CallScript/CallScriptFunction)|outline"><text:span text:style-name="T38"><text:s/>8.10 Other script as subroutine (CallScript/CallScriptFunction)</text:span></text:a>.</text:p>
      <text:list text:style-name="L1" text:continue-numbering="true">
        <text:list-item>
          <text:list text:continue-numbering="true">
            <text:list-item>
              <text:h text:style-name="P146" text:outline-level="2">Abort script (Exit)</text:h>
            </text:list-item>
          </text:list>
        </text:list-item>
      </text:list>
      <text:p text:style-name="P10">Exit</text:p>
      <text:p text:style-name="P3"/>
      <text:p text:style-name="P3">Stops executing the script.</text:p>
      <text:p text:style-name="P3"/>
      <text:list text:style-name="L1" text:continue-numbering="true">
        <text:list-item>
          <text:h text:style-name="P231" text:outline-level="1">Commands and functions</text:h>
        </text:list-item>
      </text:list>
      <text:p text:style-name="Text_20_body">Functions are represented by <text:span text:style-name="T6">type</text:span><text:span text:style-name="T20"> </text:span><text:span text:style-name="T21">= Function(</text:span><text:span text:style-name="T20"> ... </text:span><text:span text:style-name="T21">)</text:span><text:span text:style-name="T35">.</text:span></text:p>
      <text:p text:style-name="Text_20_body">The type is either <text:span text:style-name="T6">string, bool, int, </text:span><text:span text:style-name="T15">or</text:span><text:span text:style-name="T6"> float</text:span><text:span text:style-name="T15">, depending on the type of the return value. </text:span><text:span text:style-name="T6">int</text:span><text:span text:style-name="T15"> and </text:span><text:span text:style-name="T6">bool </text:span><text:span text:style-name="T15">both mean integer numbers (no decimals), but </text:span><text:span text:style-name="T6">bool </text:span><text:span text:style-name="T15">functions will only return TRUE (1) and FALSE (0).</text:span></text:p>
      <text:p text:style-name="Text_20_body">If different types might be returned, it's just <text:span text:style-name="T6">value</text:span>. (Usually more informations are given in the description)</text:p>
      <text:p text:style-name="Text_20_body"><text:span text:style-name="T35">Of course, all functions can be used in more complex expressions than a simple “variable = ...” assignment, too (see </text:span><text:a xlink:type="simple" xlink:href="#7.Supported parameters and assignments|outline"><text:span text:style-name="T35">7 Supported parameters and assignments</text:span></text:a><text:span text:style-name="T35">).</text:span></text:p>
      <text:list text:style-name="L1" text:continue-numbering="true">
        <text:list-item>
          <text:list text:continue-numbering="true">
            <text:list-item>
              <text:h text:style-name="P146" text:outline-level="2">Error handling (ErrorLevel)</text:h>
            </text:list-item>
          </text:list>
        </text:list-item>
      </text:list>
      <text:p text:style-name="P3"><text:span text:style-name="T33">ErrorLevel (</text:span> <text:span text:style-name="T6">error level</text:span> <text:span text:style-name="T33">)</text:span></text:p>
      <text:p text:style-name="P3"/>
      <text:p text:style-name="P3">Decides which error messages will be shown. The error level has to be a string (e.g. "syntax"), i.e. <text:span text:style-name="T33">not</text:span> “ErrorLevel( syntax )” - except „syntax“ would be a variable which contains "syntax"...</text:p>
      <text:p text:style-name="P3">The default is „error“.</text:p>
      <text:p text:style-name="P3"/>
      <text:p text:style-name="P3">It also might change the program flow: If the errorlevel is "warn" or "error", the program will be terminated if an error event (see list below) occurs. If the level's "off" to "syntax", the error will be ignored, so you can check it e.g. with “If ( wndExists(...) )”.</text:p>
      <text:p text:style-name="P3"/>
      <text:p text:style-name="P3">Possible error levels:</text:p>
      <text:p text:style-name="P11">off<text:tab/>No error messages</text:p>
      <text:p text:style-name="P12"><text:span text:style-name="T33"><text:tab/></text:span><text:span text:style-name="T19">The</text:span> script might be terminated without any message</text:p>
      <text:p text:style-name="P11">critical<text:tab/>Critical messages</text:p>
      <text:p text:style-name="P12"><text:tab/>currently none, reserved for future use</text:p>
      <text:p text:style-name="P11">syntax<text:tab/>Syntax errors</text:p>
      <text:p text:style-name="P12"><text:tab/>e.g. wrong parameter count or invalid command or function names</text:p>
      <text:p text:style-name="P11">error<text:tab/>Other errors</text:p>
      <text:p text:style-name="P12"><text:tab/>e.g. nonexistent windows, troubles writing or deleting registry entries or files,</text:p>
      <text:p text:style-name="P12"><text:tab/>a new document or directory couldn't be created, ...</text:p>
      <text:p text:style-name="P11">warn<text:tab/>Warnings</text:p>
      <text:p text:style-name="P12"><text:tab/>e.g. if a file/directory couldn't be removed, copy/move/rename didn't work (target</text:p>
      <text:p text:style-name="P12"><text:tab/>already existing?)</text:p>
      <text:p text:style-name="P12"/>
      <text:p text:style-name="P12">The levels include all levels that are listed above, i.e. with “error” the messages of the levels “syntax” and “critical” are shown, too.</text:p>
      <text:list text:style-name="L1" text:continue-numbering="true">
        <text:list-item>
          <text:list text:continue-numbering="true">
            <text:list-item>
              <text:h text:style-name="P185" text:outline-level="2">Variables</text:h>
              <text:list>
                <text:list-item>
                  <text:h text:style-name="P241" text:outline-level="3">Assigning variables (“=”, “+=”, ... and Set)</text:h>
                </text:list-item>
              </text:list>
            </text:list-item>
          </text:list>
        </text:list-item>
      </text:list>
      <text:p text:style-name="P23"><text:span text:style-name="T6">Variable</text:span> <text:span text:style-name="T16">=</text:span> <text:span text:style-name="T6">expression</text:span></text:p>
      <text:p text:style-name="P33">Variable <text:span text:style-name="T16">+=</text:span> expression</text:p>
      <text:p text:style-name="P33">Variable <text:span text:style-name="T16">-=</text:span> expression</text:p>
      <text:p text:style-name="P33">Variable <text:span text:style-name="T16">*=</text:span> expression</text:p>
      <text:p text:style-name="P33">Variable <text:span text:style-name="T16">/=</text:span> expression</text:p>
      <text:p text:style-name="P33">Variable <text:span text:style-name="T16">&amp;=</text:span> expression</text:p>
      <text:p text:style-name="P33">Variable <text:span text:style-name="T16">\=</text:span> expression</text:p>
      <text:p text:style-name="P23"><text:span text:style-name="T33">Set(</text:span> <text:span text:style-name="T6">variable</text:span>, <text:span text:style-name="T6">expression</text:span> <text:span text:style-name="T33">)</text:span></text:p>
      <text:p text:style-name="P27"/>
      <text:p text:style-name="Text_20_body">Assigns the result of the expression to the variable.</text:p>
      <text:p text:style-name="Text_20_body">Set() shouldn't be used anymore, better use <text:span text:style-name="T6">Variable</text:span> = <text:span text:style-name="T6">expression</text:span><text:span text:style-name="T15">.</text:span></text:p>
      <text:p text:style-name="P80">The combined assignment operators (+= and the like) are shortcuts for <text:span text:style-name="T6">variable</text:span> = <text:span text:style-name="T6">variable</text:span> <text:span text:style-name="T6">operator</text:span> <text:span text:style-name="T6">expression</text:span>. I.e. <text:span text:style-name="T20">i+=1</text:span> is the same as <text:span text:style-name="T20">i=i+1</text:span>.</text:p>
      <text:p text:style-name="Text_20_body">However, Set has a little “special feature”: If you give a variable enclosed by %...%, the contents of that variable is used as variable name. If e.g. “varRef” contains the string "var", and %varRef% is given as variable, the expression's result is assigned to the variable “var”, not “varRef”.</text:p>
      <text:p text:style-name="Text_20_body">If „varRef“ contains a string enclosed with ”%”, this will even work recursive, until a variable containing no %s is found (or the system crashes with a stack overflow...)</text:p>
      <text:p text:style-name="Text_20_body">This usually is quite confusing, error prone and a bit outdated. Please use references (see<text:a xlink:type="simple" xlink:href="#7.5.4.References ([variable name])|outline"> 7.5.4 References ([variable name])</text:a><text:a xlink:type="simple" xlink:href="" text:style-name="Internet_20_link" text:visited-style-name="Visited_20_Internet_20_Link">) instead wherever possible and necessary.</text:a></text:p>
      <text:list text:style-name="L1" text:continue-numbering="true">
        <text:list-item>
          <text:list text:continue-numbering="true">
            <text:list-item>
              <text:list text:continue-numbering="true">
                <text:list-item>
                  <text:h text:style-name="P241" text:outline-level="3">Expressions in a string (Eval)</text:h>
                </text:list-item>
              </text:list>
            </text:list-item>
          </text:list>
        </text:list-item>
      </text:list>
      <text:p text:style-name="P71"><text:span text:style-name="T6">value</text:span> = <text:span text:style-name="T33">Eval(</text:span> <text:span text:style-name="T6">string</text:span> <text:span text:style-name="T33">)</text:span></text:p>
      <text:p text:style-name="P3">Evaluates the expression contained in the string and returns its result.</text:p>
      <text:p text:style-name="P3"/>
      <text:p text:style-name="P43">Example:</text:p>
      <text:p text:style-name="P23">x = Eval( "1+5*x" )</text:p>
      <text:p text:style-name="Standard"><text:span text:style-name="T40"></text:span><text:span text:style-name="T1"> x = 26, if x was 5 before</text:span></text:p>
      <text:list text:style-name="L1" text:continue-numbering="true">
        <text:list-item>
          <text:list text:continue-numbering="true">
            <text:list-item>
              <text:list text:continue-numbering="true">
                <text:list-item>
                  <text:h text:style-name="P241" text:outline-level="3">Remove variable or array element (Clear)</text:h>
                </text:list-item>
              </text:list>
            </text:list-item>
          </text:list>
        </text:list-item>
      </text:list>
      <text:p text:style-name="P32"><text:span text:style-name="T33">Clear(</text:span> <text:span text:style-name="T6">variable</text:span> <text:span text:style-name="T33">)</text:span></text:p>
      <text:p text:style-name="P33"/>
      <text:p text:style-name="Text_20_body">Clear will remove the variable or array element. Contrary to setting the variable or array element to an empty string, IsEmpty() will return TRUE (see below) and an array element won't be there in ForEach, Choice, etc.</text:p>
      <text:list text:style-name="L1" text:continue-numbering="true">
        <text:list-item>
          <text:list text:continue-numbering="true">
            <text:list-item>
              <text:list text:continue-numbering="true">
                <text:list-item>
                  <text:h text:style-name="P241" text:outline-level="3">Check if variable is assigned (IsEmpty)</text:h>
                </text:list-item>
              </text:list>
            </text:list-item>
          </text:list>
        </text:list-item>
      </text:list>
      <text:p text:style-name="P32"><text:span text:style-name="T9">bool </text:span><text:span text:style-name="T19">= </text:span><text:span text:style-name="T33">IsEmpty(</text:span> <text:span text:style-name="T6">variable</text:span> <text:span text:style-name="T33">)</text:span></text:p>
      <text:p text:style-name="P33"/>
      <text:p text:style-name="Text_20_body">Returns TRUE if the variable (or array element) wasn't assigned so far or removed with Clear(), FALSE if the variable's assigned – even if it's just an empty string.</text:p>
      <text:list text:style-name="L1" text:continue-numbering="true">
        <text:list-item>
          <text:list text:continue-numbering="true">
            <text:list-item>
              <text:list text:continue-numbering="true">
                <text:list-item>
                  <text:h text:style-name="P241" text:outline-level="3"><text:soft-page-break/>Variable scope (Local, Global)</text:h>
                </text:list-item>
              </text:list>
            </text:list-item>
          </text:list>
        </text:list-item>
      </text:list>
      <text:p text:style-name="P32"><text:span text:style-name="T33">Local( </text:span><text:span text:style-name="T19">[</text:span><text:span text:style-name="T9"> variable </text:span><text:span text:style-name="T19">{</text:span><text:span text:style-name="T33">,</text:span><text:span text:style-name="T9"> variable </text:span><text:span text:style-name="T19">} ]</text:span><text:span text:style-name="T33"> )</text:span></text:p>
      <text:p text:style-name="P30">Global( <text:span text:style-name="T9">variable </text:span><text:span text:style-name="T19">{</text:span>,<text:span text:style-name="T9"> variable </text:span><text:span text:style-name="T19">}</text:span> )</text:p>
      <text:p text:style-name="P34"/>
      <text:p text:style-name="Text_20_body">With Local(), the given or all (if no variables are passed) variables will be local to the current block (subroutine or main script function).</text:p>
      <text:p text:style-name="Text_20_body">Global() works the other way around: The given variables are accessed globally, while everything else is local to the current block.</text:p>
      <text:p text:style-name="Text_20_body">See <text:a xlink:type="simple" xlink:href="#7.5.2.Variable scope|outline"><text:s/>7.5.2 Variable scope</text:a> for more informations.</text:p>
      <text:list text:style-name="L1" text:continue-numbering="true">
        <text:list-item>
          <text:list text:continue-numbering="true">
            <text:list-item>
              <text:h text:style-name="P146" text:outline-level="2">String operations</text:h>
              <text:list>
                <text:list-item>
                  <text:h text:style-name="P248" text:outline-level="3">Get the length of a string (Length)</text:h>
                </text:list-item>
              </text:list>
            </text:list-item>
          </text:list>
        </text:list-item>
      </text:list>
      <text:p text:style-name="P23"><text:span text:style-name="T6">int</text:span> = <text:span text:style-name="T33">Length(</text:span> <text:span text:style-name="T6">string</text:span> <text:span text:style-name="T33">)</text:span></text:p>
      <text:p text:style-name="P23"/>
      <text:p text:style-name="P3">Returns the number of characters in a string.</text:p>
      <text:p text:style-name="P3"/>
      <text:p text:style-name="P43">Example:</text:p>
      <text:p text:style-name="P22">x = Length( "This is a test" )</text:p>
      <text:p text:style-name="P3"><text:span text:style-name="T39"></text:span> x = 14</text:p>
      <text:p text:style-name="P3"/>
      <text:list text:style-name="L1" text:continue-numbering="true">
        <text:list-item>
          <text:list text:continue-numbering="true">
            <text:list-item>
              <text:list text:continue-numbering="true">
                <text:list-item>
                  <text:h text:style-name="P248" text:outline-level="3">Extract a range of characters from a string (SubStr)</text:h>
                </text:list-item>
              </text:list>
            </text:list-item>
          </text:list>
        </text:list-item>
      </text:list>
      <text:p text:style-name="P23"><text:span text:style-name="T6">string</text:span> = <text:span text:style-name="T33">SubStr(</text:span> <text:span text:style-name="T6">string</text:span>, <text:span text:style-name="T6">start</text:span> [, <text:span text:style-name="T6">length</text:span> ] <text:span text:style-name="T33">)</text:span></text:p>
      <text:p text:style-name="P23"/>
      <text:p text:style-name="Text_20_body">Returns „length“ characters starting with the „start“th character.</text:p>
      <text:p text:style-name="Text_20_body">If length is omitted, or length is bigger than the remaining characters, everything from start to the end of the string is returned.</text:p>
      <text:p text:style-name="Text_20_body">If the string is shorter than “start”, an empty string is returned.</text:p>
      <text:p text:style-name="Text_20_body">You can also pass a negative value for “start”. In this case the last characters of the string are used, i.e. -2 is the character before the last. If the value's too big (longer than the string), the first character of the string is used.</text:p>
      <text:p text:style-name="P3"/>
      <text:p text:style-name="P43">Examples:</text:p>
      <text:p text:style-name="P23">x = SubStr( "abcdef", 2, 3 )</text:p>
      <text:p text:style-name="P3"><text:span text:style-name="T39"></text:span> x = "bcd"</text:p>
      <text:p text:style-name="P3"/>
      <text:p text:style-name="P23">x = SubStr( "asdf", -3 )</text:p>
      <text:p text:style-name="P3"><text:span text:style-name="T39"></text:span> x = "sdf"</text:p>
      <text:p text:style-name="P3"/>
      <text:p text:style-name="P3"/>
      <text:p text:style-name="P3"/>
      <text:p text:style-name="P3"/>
      <text:p text:style-name="P3"/>
      <text:p text:style-name="P3"/>
      <text:p text:style-name="P3"/>
      <text:list text:style-name="L1" text:continue-numbering="true">
        <text:list-item>
          <text:list text:continue-numbering="true">
            <text:list-item>
              <text:list text:continue-numbering="true">
                <text:list-item>
                  <text:h text:style-name="P402" text:outline-level="3">Einzelnes Zeichen einer <text:span text:style-name="T49">Zeichenfolge</text:span> (CharAt)</text:h>
                </text:list-item>
              </text:list>
            </text:list-item>
          </text:list>
        </text:list-item>
      </text:list>
      <text:p text:style-name="P22"><text:span text:style-name="T6">string</text:span> = <text:span text:style-name="T33">CharAt(</text:span> <text:span text:style-name="T6">string</text:span>, <text:span text:style-name="T6">position</text:span> <text:span text:style-name="T33">)</text:span></text:p>
      <text:p text:style-name="P22"/>
      <text:list text:style-name="L4">
        <text:list-item>
          <text:list>
            <text:list-item>
              <text:list>
                <text:list-header>
                  <text:p text:style-name="P216"><text:a xlink:type="simple" xlink:href="" text:style-name="Internet_20_link" text:visited-style-name="Visited_20_Internet_20_Link">Returns the character at the given position. If the string doesn't contain enough characters, „nothing“ is returned (see </text:a><text:a xlink:type="simple" xlink:href="#9.2.4.Check if variable is assigned (IsEmpty)|outline">9.2.4 Check if variable is assigned (IsEmpty)</text:a><text:a xlink:type="simple" xlink:href="" text:style-name="Internet_20_link" text:visited-style-name="Visited_20_Internet_20_Link">).</text:a></text:p>
                </text:list-header>
              </text:list>
            </text:list-item>
          </text:list>
        </text:list-item>
      </text:list>
      <text:list text:style-name="L1" text:continue-numbering="true">
        <text:list-item>
          <text:list text:continue-numbering="true">
            <text:list-item>
              <text:list text:continue-numbering="true">
                <text:list-item>
                  <text:h text:style-name="P403" text:outline-level="3">Split string and return a <text:span text:style-name="T49">single</text:span> part (Part)</text:h>
                </text:list-item>
              </text:list>
            </text:list-item>
          </text:list>
        </text:list-item>
      </text:list>
      <text:p text:style-name="P23"><text:span text:style-name="T6">string</text:span> = <text:span text:style-name="T33">Part(</text:span> <text:span text:style-name="T6">string</text:span>, <text:span text:style-name="T6">separator, index [</text:span>, <text:span text:style-name="T6">trim?]</text:span> <text:span text:style-name="T33">)</text:span></text:p>
      <text:p text:style-name="P23"/>
      <text:p text:style-name="Text_20_body">Splits the string on each occurrence of the separator, and returns the part with the given index (i.e., 2 for the 2<text:span text:style-name="T44">nd</text:span> part). You can use negative indexes, too. -1 is the last part, -2 the part before the last, and so on.</text:p>
      <text:p text:style-name="Text_20_body">If "trim?" is TRUE or omitted, any spaces surrounding the part will be removed.</text:p>
      <text:p text:style-name="Text_20_body">See also<text:a xlink:type="simple" xlink:href="#9.5.3.Spit a string to multiple variables/array elements (Split)|outline"> 9.5.3 Spit a string to multiple variables/array elements (Split)</text:a></text:p>
      <text:p text:style-name="P43">Examples:</text:p>
      <text:p text:style-name="P23">x = Part( "a | b | c", "|", 2 )</text:p>
      <text:p text:style-name="P3"><text:span text:style-name="T39"></text:span> x = "b" (2<text:span text:style-name="T44">nd</text:span> part, spaces trimmed)</text:p>
      <text:p text:style-name="P3"/>
      <text:p text:style-name="P23">x = Part( "a\ b \ c.def", "\", -1, 0 )</text:p>
      <text:p text:style-name="P3"><text:span text:style-name="T39"></text:span> x = " c.def" (last part, no trimming)</text:p>
      <text:p text:style-name="P3"/>
      <text:p text:style-name="P23">x = Part( "one, two, three", ",", 4 )</text:p>
      <text:p text:style-name="P3"><text:span text:style-name="T39"></text:span> x = "" (empty string for not existing parts)</text:p>
      <text:list text:style-name="L1" text:continue-numbering="true">
        <text:list-item>
          <text:list text:continue-numbering="true">
            <text:list-item>
              <text:list text:continue-numbering="true">
                <text:list-header>
                  <text:p text:style-name="P126"/>
                </text:list-header>
                <text:list-item>
                  <text:h text:style-name="P248" text:outline-level="3">Find a string in another string (Find)</text:h>
                </text:list-item>
              </text:list>
            </text:list-item>
          </text:list>
        </text:list-item>
      </text:list>
      <text:p text:style-name="P23"><text:span text:style-name="T6">string</text:span> = <text:span text:style-name="T33">Find(</text:span> <text:span text:style-name="T6">string to check</text:span>, <text:span text:style-name="T6">string to search </text:span><text:span text:style-name="T15">[,</text:span><text:span text:style-name="T6"> start</text:span><text:span text:style-name="T15"> ]</text:span> <text:span text:style-name="T33">)</text:span></text:p>
      <text:p text:style-name="P23"/>
      <text:p text:style-name="Text_20_body">Returns the position of the first character where the searched string is found.</text:p>
      <text:p text:style-name="Text_20_body">If a <text:span text:style-name="T6">start</text:span> position is given, searching starts from that position.</text:p>
      <text:p text:style-name="Text_20_body">If the searched string is not contained, it returns 0. This should be checked, to avoid invalid functions like SubStr with a start position of 0.</text:p>
      <text:p text:style-name="P43">Examples:</text:p>
      <text:p text:style-name="P23">x = Find( "abcdefcd", "cd", 5 )</text:p>
      <text:p text:style-name="P3"><text:span text:style-name="T39"></text:span> x = 7</text:p>
      <text:p text:style-name="P3"/>
      <text:p text:style-name="P23">x = Find( "abcdef", "CD" )</text:p>
      <text:p text:style-name="P3"><text:span text:style-name="T39"></text:span> x = 0 (case sensitive!)</text:p>
      <text:p text:style-name="P3"/>
      <text:p text:style-name="P3"/>
      <text:p text:style-name="P3"/>
      <text:p text:style-name="P3"/>
      <text:p text:style-name="P3"/>
      <text:list text:style-name="L1" text:continue-numbering="true">
        <text:list-item>
          <text:list text:continue-numbering="true">
            <text:list-item>
              <text:list text:continue-numbering="true">
                <text:list-item>
                  <text:h text:style-name="P248" text:outline-level="3"><text:soft-page-break/>Find last occurrence of a character (ReverseFind)</text:h>
                </text:list-item>
              </text:list>
            </text:list-item>
          </text:list>
        </text:list-item>
      </text:list>
      <text:p text:style-name="P23"><text:span text:style-name="T6">int</text:span> = <text:span text:style-name="T33">ReverseFind(</text:span> <text:span text:style-name="T6">string</text:span><text:span text:style-name="T33">,</text:span> <text:span text:style-name="T6">character</text:span> <text:span text:style-name="T33">)</text:span></text:p>
      <text:p text:style-name="P23"/>
      <text:p text:style-name="Text_20_body">Returns the position of the last occurrence of “character” in the “string”. Unlike Find, only a single character is allowed.</text:p>
      <text:p text:style-name="Text_20_body">If the character is not contained, the function returns 0.</text:p>
      <text:p text:style-name="P43">Example:</text:p>
      <text:p text:style-name="P23">x = ReverseFind( "abcba", "b" )</text:p>
      <text:p text:style-name="P3"><text:span text:style-name="T39"></text:span> x = 4</text:p>
      <text:list text:style-name="L1" text:continue-numbering="true">
        <text:list-item>
          <text:list text:continue-numbering="true">
            <text:list-item>
              <text:list text:continue-numbering="true">
                <text:list-item>
                  <text:h text:style-name="P248" text:outline-level="3">Replace strings (Replace)</text:h>
                </text:list-item>
              </text:list>
            </text:list-item>
          </text:list>
        </text:list-item>
      </text:list>
      <text:p text:style-name="P23"><text:span text:style-name="T6">string</text:span> = <text:span text:style-name="T33">Replace(</text:span> <text:span text:style-name="T6">source, old, new </text:span><text:span text:style-name="T33">)</text:span></text:p>
      <text:p text:style-name="P23"/>
      <text:p text:style-name="P3">Replaces all occurrences of “old” in the “source” string with the “new” string.</text:p>
      <text:p text:style-name="P43"/>
      <text:p text:style-name="P43">Example:</text:p>
      <text:p text:style-name="P23">x = Replace( "My old string", "old", "new" )</text:p>
      <text:p text:style-name="P3"><text:span text:style-name="T39"></text:span> x = <text:span text:style-name="T20">"My new string"</text:span></text:p>
      <text:list text:style-name="L1" text:continue-numbering="true">
        <text:list-item>
          <text:list text:continue-numbering="true">
            <text:list-item>
              <text:list text:continue-numbering="true">
                <text:list-item>
                  <text:h text:style-name="P248" text:outline-level="3">Convert to upper <text:s/>/ lower case (ToUpper/ToLower)</text:h>
                </text:list-item>
              </text:list>
            </text:list-item>
          </text:list>
        </text:list-item>
      </text:list>
      <text:p text:style-name="P23"><text:span text:style-name="T6">string</text:span> = <text:span text:style-name="T33">ToUpper(</text:span> <text:span text:style-name="T6">string</text:span> <text:span text:style-name="T33">)</text:span></text:p>
      <text:p text:style-name="P23"><text:span text:style-name="T6">string</text:span> = <text:span text:style-name="T33">ToLower(</text:span> <text:span text:style-name="T6">string </text:span><text:span text:style-name="T33">)</text:span></text:p>
      <text:p text:style-name="P23"/>
      <text:p text:style-name="Text_20_body">Returns the given string converted to upper (ToUpper) resp. lower (ToLower) case.</text:p>
      <text:p text:style-name="Text_20_body">If a variable is passed as parameter, its content will not be modified (unlike the old commands MakeUpper/MakeLower).</text:p>
      <text:p text:style-name="Text_20_body">Depending on your system and localization, “special characters” like “ä” or “è” will not be converted!</text:p>
      <text:p text:style-name="P43">Examples:</text:p>
      <text:p text:style-name="P23">x = ToUpper( "Abcba" )</text:p>
      <text:p text:style-name="P3"><text:span text:style-name="T39"></text:span> x = "ABCBA"</text:p>
      <text:p text:style-name="P3"/>
      <text:p text:style-name="P23">x = ToLower( "AbcBA" )</text:p>
      <text:p text:style-name="P3"><text:span text:style-name="T39"></text:span> x = "abcba"</text:p>
      <text:p text:style-name="P3"/>
      <text:p text:style-name="P3"/>
      <text:p text:style-name="P3"/>
      <text:p text:style-name="P3"/>
      <text:p text:style-name="P3"/>
      <text:p text:style-name="P3"/>
      <text:p text:style-name="P3"/>
      <text:p text:style-name="P3"/>
      <text:p text:style-name="P3"/>
      <text:p text:style-name="P3"/>
      <text:list text:style-name="L1" text:continue-numbering="true">
        <text:list-item>
          <text:list text:continue-numbering="true">
            <text:list-item>
              <text:list text:continue-numbering="true">
                <text:list-item>
                  <text:h text:style-name="P248" text:outline-level="3"><text:soft-page-break/>Covert character to/from Unicode value (UcChar, UcValue)</text:h>
                </text:list-item>
              </text:list>
            </text:list-item>
          </text:list>
        </text:list-item>
      </text:list>
      <text:p text:style-name="P23"><text:span text:style-name="T6">string</text:span> = <text:span text:style-name="T33">UcChar(</text:span> <text:span text:style-name="T6">value </text:span><text:span text:style-name="T33">)</text:span></text:p>
      <text:p text:style-name="P27"><text:span text:style-name="T9">int</text:span><text:span text:style-name="T19"> = </text:span>UcValue( <text:span text:style-name="T9">string</text:span><text:span text:style-name="T6"> </text:span>)</text:p>
      <text:p text:style-name="P23"/>
      <text:p text:style-name="Text_20_body">UcChar returns the charater for a given Unicode value, UcValue returns the value for a given charater (single character string as parameter, otherwise only the first character is regarded!).</text:p>
      <text:p text:style-name="P43">Examples:</text:p>
      <text:p text:style-name="P23">x = UcValue( "A" )</text:p>
      <text:p text:style-name="P3"><text:span text:style-name="T39"></text:span> x = 65</text:p>
      <text:p text:style-name="P3"/>
      <text:p text:style-name="P23">c = UcChar( x + 1 )</text:p>
      <text:p text:style-name="P3"><text:span text:style-name="T39"></text:span> c = "B"</text:p>
      <text:list text:style-name="L1" text:continue-numbering="true">
        <text:list-item>
          <text:list text:continue-numbering="true">
            <text:list-item>
              <text:list text:continue-numbering="true">
                <text:list-item>
                  <text:h text:style-name="P248" text:outline-level="3">Parts of a filename (FilePath, FileBase, FileExt)</text:h>
                </text:list-item>
              </text:list>
            </text:list-item>
          </text:list>
        </text:list-item>
      </text:list>
      <text:p text:style-name="P23"><text:span text:style-name="T6">string</text:span> = <text:span text:style-name="T33">FilePath(</text:span> <text:span text:style-name="T6">file with path</text:span> <text:span text:style-name="T33">)</text:span></text:p>
      <text:p text:style-name="P23"><text:span text:style-name="T6">string</text:span> = <text:span text:style-name="T33">FileBase( </text:span><text:span text:style-name="T9">file with path</text:span><text:span text:style-name="T19"> </text:span><text:span text:style-name="T33">)</text:span></text:p>
      <text:p text:style-name="P23"><text:span text:style-name="T6">string = </text:span><text:span text:style-name="T16">FileExt</text:span><text:span text:style-name="T12">( </text:span><text:span text:style-name="T9">file with path </text:span><text:span text:style-name="T12">)</text:span></text:p>
      <text:p text:style-name="P3"/>
      <text:p text:style-name="Text_20_body">These functions help to split a filename with path.</text:p>
      <text:p text:style-name="Text_20_body">FilePath returns the path without the filename ("\My documents" for "\My documents\test.txt”)</text:p>
      <text:p text:style-name="Text_20_body">FileBase returns the filename without path and extension ("test" for "\My documents\test.txt”)</text:p>
      <text:p text:style-name="P68">FileExt returns the extension ("txt" for "\My documents\test.txt”)</text:p>
      <text:p text:style-name="Text_20_body"><text:span text:style-name="T1">Might be useful with </text:span><text:a xlink:type="simple" xlink:href="#9.18.4.Getting system paths (SystemPath)|outline"><text:span text:style-name="T1"><text:s/>9.18.4 Getting system paths (SystemPath).</text:span></text:a></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list text:style-name="L1" text:continue-numbering="true">
        <text:list-item>
          <text:list text:continue-numbering="true">
            <text:list-item>
              <text:h text:style-name="P146" text:outline-level="2"><text:soft-page-break/>Math functions</text:h>
              <text:list>
                <text:list-item>
                  <text:h text:style-name="P248" text:outline-level="3">Formatted output (Format)</text:h>
                </text:list-item>
              </text:list>
            </text:list-item>
          </text:list>
        </text:list-item>
      </text:list>
      <text:p text:style-name="P23"><text:span text:style-name="T9">string</text:span><text:span text:style-name="T19"> =</text:span><text:span text:style-name="T33"> Format(</text:span><text:span text:style-name="T9"> value, decimals </text:span><text:span text:style-name="T33">)</text:span></text:p>
      <text:p text:style-name="P34"/>
      <text:p text:style-name="Text_20_body">Returns the value as string with the given precision. The value will be rounded commercially if necessary.</text:p>
      <text:p text:style-name="P43">Examples:</text:p>
      <text:p text:style-name="P23">x = Format( 123.456789, 2 )</text:p>
      <text:p text:style-name="P3"><text:span text:style-name="T39"></text:span> x = "123.46"</text:p>
      <text:p text:style-name="P3"/>
      <text:p text:style-name="P23">x = Format( 12, 2 )</text:p>
      <text:p text:style-name="P3"><text:span text:style-name="T39"></text:span> x = "12.00"</text:p>
      <text:list text:style-name="L1" text:continue-numbering="true">
        <text:list-item>
          <text:list text:continue-numbering="true">
            <text:list-item>
              <text:list text:continue-numbering="true">
                <text:list-item>
                  <text:h text:style-name="P248" text:outline-level="3">Conversion to/from hexadecimal (NumberToHex, HexToNumber)</text:h>
                </text:list-item>
              </text:list>
            </text:list-item>
          </text:list>
        </text:list-item>
      </text:list>
      <text:p text:style-name="P23"><text:span text:style-name="T9">string</text:span><text:span text:style-name="T19"> =</text:span><text:span text:style-name="T33"> NumberToHex(</text:span><text:span text:style-name="T9"> int value </text:span><text:span text:style-name="T33">)</text:span></text:p>
      <text:p text:style-name="P27"><text:span text:style-name="T9">int</text:span><text:span text:style-name="T19"> =</text:span> HexToNumber(<text:span text:style-name="T9"> string </text:span>)</text:p>
      <text:p text:style-name="P34"/>
      <text:p text:style-name="Text_20_body">NumberToHex converts an integer value (floats are rounded) to a string with the hexadecimal value. The string is formatted to use full bytes, i.e. an even number of characters (like "0100" for 256 or "0a" for 11).</text:p>
      <text:p text:style-name="Text_20_body">HexToNumber works the other way: It converts a string with an hexadecimal value to its integer value. It will work to the first invalid character, e.g. HexToNumber( "axe" ) will return 10, because "a" is a valid hex digit. Is also allows uppercase ("ADE").</text:p>
      <text:p text:style-name="Text_20_body">Please note these functions will only work reliable with numbers from 0 to 2,147,483,647 (7fffffff). Numbers from 2,147,483,648 (80000000) to 4,294,967,295 (ffffffff) will be converted fine from decimal to hexadecimal, but will return negative values when converted from hexadecimal to decimal. Also, -1 to -2,147,483,647 will return 8 byte hex values from ffffffff (-1) to 80000001 (-2,147,483,647). That's because of the way negative values are stored internally (the first bit is the “negative” flag).</text:p>
      <text:p text:style-name="Text_20_body">Values exceeding this range will cause errors or strange results.</text:p>
      <text:list text:style-name="L1" text:continue-numbering="true">
        <text:list-item>
          <text:list text:continue-numbering="true">
            <text:list-item>
              <text:list text:continue-numbering="true">
                <text:list-item>
                  <text:h text:style-name="P248" text:outline-level="3">Rounding (Round, Floor, Ceil)</text:h>
                </text:list-item>
              </text:list>
            </text:list-item>
          </text:list>
        </text:list-item>
      </text:list>
      <text:p text:style-name="P23"><text:span text:style-name="T9">int</text:span><text:span text:style-name="T19"> =</text:span><text:span text:style-name="T33"> Round(</text:span><text:span text:style-name="T9"> value </text:span><text:span text:style-name="T33">)</text:span></text:p>
      <text:p text:style-name="P27"><text:span text:style-name="T9">int</text:span><text:span text:style-name="T19"> =</text:span> Floor(<text:span text:style-name="T9"> value </text:span>)</text:p>
      <text:p text:style-name="P27"><text:span text:style-name="T9">int</text:span><text:span text:style-name="T19"> =</text:span> Ceil(<text:span text:style-name="T9"> value </text:span>)</text:p>
      <text:p text:style-name="P27"/>
      <text:p text:style-name="Text_20_body">These functions return the rounded value as integer.</text:p>
      <text:p text:style-name="Text_20_body">Floor rounds down (2.9 <text:span text:style-name="T39"></text:span> 2), Ceil rounds up (2.1 <text:span text:style-name="T39"></text:span> 3), and Round uses commercial rounding, i.e. rounding up starting with .5 (2.49 <text:span text:style-name="T39"></text:span> 2, 2.5 <text:span text:style-name="T39"></text:span> 3).</text:p>
      <text:p text:style-name="Text_20_body"/>
      <text:p text:style-name="Text_20_body"/>
      <text:p text:style-name="Text_20_body"/>
      <text:list text:style-name="L1" text:continue-numbering="true">
        <text:list-item>
          <text:list text:continue-numbering="true">
            <text:list-item>
              <text:list text:continue-numbering="true">
                <text:list-item>
                  <text:h text:style-name="P248" text:outline-level="3"><text:soft-page-break/>Random values (Rand)</text:h>
                </text:list-item>
              </text:list>
            </text:list-item>
          </text:list>
        </text:list-item>
      </text:list>
      <text:p text:style-name="P23"><text:span text:style-name="T9">int</text:span><text:span text:style-name="T19"> =</text:span><text:span text:style-name="T33"> Rand(</text:span><text:span text:style-name="T9"> max </text:span><text:span text:style-name="T33">)</text:span></text:p>
      <text:p text:style-name="P27"><text:span text:style-name="T9">float </text:span><text:span text:style-name="T19">=</text:span> Rand()</text:p>
      <text:p text:style-name="P27"/>
      <text:p text:style-name="Text_20_body">If a max parameter is given, it returns integer values from 0 to max-1.</text:p>
      <text:p text:style-name="Text_20_body">If no parameter is given, it returns float values from 0 to 0.999...</text:p>
      <text:list text:style-name="L1" text:continue-numbering="true">
        <text:list-item>
          <text:list text:continue-numbering="true">
            <text:list-item>
              <text:list text:continue-numbering="true">
                <text:list-item>
                  <text:h text:style-name="P248" text:outline-level="3">Trigonometric functions (Sin, Cos, Tan)</text:h>
                </text:list-item>
              </text:list>
            </text:list-item>
          </text:list>
        </text:list-item>
      </text:list>
      <text:p text:style-name="P23"><text:span text:style-name="T9">float</text:span><text:span text:style-name="T19"> =</text:span><text:span text:style-name="T33"> Sin(</text:span><text:span text:style-name="T9"> radians </text:span><text:span text:style-name="T33">)</text:span></text:p>
      <text:p text:style-name="P27"><text:span text:style-name="T9">float </text:span><text:span text:style-name="T19">=</text:span> Cos( <text:span text:style-name="T9">radians</text:span> )</text:p>
      <text:p text:style-name="P27"><text:span text:style-name="T9">float </text:span><text:span text:style-name="T19">=</text:span> Tan( <text:span text:style-name="T9">radians</text:span> )</text:p>
      <text:p text:style-name="P27"/>
      <text:p text:style-name="Text_20_body">Please note these functions use the radians as parameter! If you've got the degree (like 45°), you can convert it with “degree * PI / 180”.</text:p>
      <text:list text:style-name="L1" text:continue-numbering="true">
        <text:list-item>
          <text:list text:continue-numbering="true">
            <text:list-item>
              <text:list text:continue-numbering="true">
                <text:list-item>
                  <text:h text:style-name="P248" text:outline-level="3">Logarithms (Log, Log10)</text:h>
                </text:list-item>
              </text:list>
            </text:list-item>
          </text:list>
        </text:list-item>
      </text:list>
      <text:p text:style-name="P23"><text:span text:style-name="T9">float</text:span><text:span text:style-name="T19"> =</text:span><text:span text:style-name="T33"> Log(</text:span><text:span text:style-name="T9"> value </text:span><text:span text:style-name="T33">)</text:span></text:p>
      <text:p text:style-name="P27"><text:span text:style-name="T9">float </text:span><text:span text:style-name="T19">=</text:span> Log10( <text:span text:style-name="T9">value</text:span> )</text:p>
      <text:p text:style-name="P34"/>
      <text:p text:style-name="Text_20_body">Log calculates the logarithm based on <text:span text:style-name="T6">e </text:span><text:span text:style-name="T15">(MortScript variable EULERT), Log10 based on 10.</text:span></text:p>
      <text:list text:style-name="L1" text:continue-numbering="true">
        <text:list-item>
          <text:list text:continue-numbering="true">
            <text:list-item>
              <text:list text:continue-numbering="true">
                <text:list-item>
                  <text:h text:style-name="P248" text:outline-level="3">Square root (Sqrt)</text:h>
                </text:list-item>
              </text:list>
            </text:list-item>
          </text:list>
        </text:list-item>
      </text:list>
      <text:p text:style-name="P27"><text:span text:style-name="T9">float </text:span><text:span text:style-name="T19">=</text:span> Sqrt( <text:span text:style-name="T9">value</text:span> )</text:p>
      <text:p text:style-name="P34"/>
      <text:p text:style-name="P81">Calculates the square root of the given value. The square root of 2 is also available in the variable SQRT2.</text:p>
      <text:list text:style-name="L1" text:continue-numbering="true">
        <text:list-item>
          <text:list text:continue-numbering="true">
            <text:list-item>
              <text:list text:continue-numbering="true">
                <text:list-item>
                  <text:h text:style-name="P248" text:outline-level="3">Compare float values (CompareFloat)</text:h>
                </text:list-item>
              </text:list>
            </text:list-item>
          </text:list>
        </text:list-item>
      </text:list>
      <text:p text:style-name="P27"><text:span text:style-name="T9">int </text:span><text:span text:style-name="T19">=</text:span> CompareFloat( <text:span text:style-name="T9">value1, value2, precision</text:span> )</text:p>
      <text:p text:style-name="P34"/>
      <text:p text:style-name="Text_20_body">Comparing float values is a bit tricky because there can be rounding errors. A zero might not be a “real” zero, but something like 1*10<text:span text:style-name="T44">-20</text:span><text:span text:style-name="T50">.</text:span></text:p>
      <text:p text:style-name="P82">With this little helper function, the values are rounded to the given precision and then compared.</text:p>
      <text:p text:style-name="P82">It returns -1 if value1 &lt; value2, 1 if value1 &gt; value2, and 0 if both values are equal.</text:p>
      <text:list text:style-name="L1" text:continue-numbering="true">
        <text:list-item>
          <text:list text:continue-numbering="true">
            <text:list-item>
              <text:list text:continue-numbering="true">
                <text:list-item>
                  <text:h text:style-name="P248" text:outline-level="3">Get biggest/smallest value (Min/Max)</text:h>
                </text:list-item>
              </text:list>
            </text:list-item>
          </text:list>
        </text:list-item>
      </text:list>
      <text:p text:style-name="P27"><text:span text:style-name="T9">value </text:span><text:span text:style-name="T19">=</text:span> Min( <text:span text:style-name="T9">value, value {, value }</text:span> )</text:p>
      <text:p text:style-name="P27"><text:span text:style-name="T9">value </text:span><text:span text:style-name="T19">=</text:span> Max( <text:span text:style-name="T9">value, value {, value }</text:span> )</text:p>
      <text:p text:style-name="P34"/>
      <text:p text:style-name="P82">Returns the biggest (Max) resp. smallest (Min) value of the parameter list (at least 2 parameters). The values are compared numerically, the return value will be the one of the corresponding parameter. I.e., Max( 1, 2.5, "3.33" ) will return the string "3.33".</text:p>
      <text:p text:style-name="P36"/>
      <text:list text:style-name="L1" text:continue-numbering="true">
        <text:list-item>
          <text:list text:continue-numbering="true">
            <text:list-item>
              <text:h text:style-name="P185" text:outline-level="2">Arrays</text:h>
              <text:list>
                <text:list-item>
                  <text:h text:style-name="P248" text:outline-level="3">Get biggest index in series (MaxIndex)</text:h>
                </text:list-item>
              </text:list>
            </text:list-item>
          </text:list>
        </text:list-item>
      </text:list>
      <text:p text:style-name="P23"><text:span text:style-name="T9">int</text:span><text:span text:style-name="T19"> =</text:span><text:span text:style-name="T33"> MaxIndex( </text:span><text:span text:style-name="T9">array</text:span><text:span text:style-name="T33"> )</text:span></text:p>
      <text:p text:style-name="P27"/>
      <text:p text:style-name="Text_20_body">Returns the biggest numerical index defined in a row starting from 1.</text:p>
      <text:p text:style-name="P7">Example:</text:p>
      <text:p text:style-name="P23">array[1]="a"</text:p>
      <text:p text:style-name="P23">array["2"]="b"</text:p>
      <text:p text:style-name="P23">array[3]="c"</text:p>
      <text:p text:style-name="P23">array[5]="e"</text:p>
      <text:p text:style-name="P23">array["x"]="X"</text:p>
      <text:p text:style-name="P23">max = MaxIndex[array]</text:p>
      <text:p text:style-name="P23"/>
      <text:p text:style-name="P88">will return 3.</text:p>
      <text:p text:style-name="P88">MortScript handles string indexes with numerical contents like numerical indexes (to be precise, rather the other way round: numerical values are stored as strings), so "2" is regarded, while "x" isn't.</text:p>
      <text:p text:style-name="P88">Because 4 is missing, 5 will be ignored. It would be the same if array[4] was defined and cleared with Clear() afterwards.</text:p>
      <text:list text:style-name="L1" text:continue-numbering="true">
        <text:list-item>
          <text:list text:continue-numbering="true">
            <text:list-item>
              <text:list text:continue-numbering="true">
                <text:list-item>
                  <text:h text:style-name="P248" text:outline-level="3">Get number of elements (ElementCount)</text:h>
                </text:list-item>
              </text:list>
            </text:list-item>
          </text:list>
        </text:list-item>
      </text:list>
      <text:p text:style-name="P23"><text:span text:style-name="T9">int</text:span><text:span text:style-name="T19"> =</text:span><text:span text:style-name="T33"> ElementCount( </text:span><text:span text:style-name="T9">array</text:span><text:span text:style-name="T33"> )</text:span></text:p>
      <text:p text:style-name="P27"/>
      <text:p text:style-name="Text_20_body">Contrary to MaxIndex, this returns the count of all array elements that were ever assigned, including those “removed” with Clear() (which only removes the element's value, but not the element itself).</text:p>
      <text:p text:style-name="Text_20_body">For the array in the MaxIndex example, ElementCount would return 5.</text:p>
      <text:list text:style-name="L1" text:continue-numbering="true">
        <text:list-item>
          <text:list text:continue-numbering="true">
            <text:list-item>
              <text:list text:continue-numbering="true">
                <text:list-item>
                  <text:h text:style-name="P248" text:outline-level="3">Create an array from a list of values (Array)</text:h>
                </text:list-item>
              </text:list>
            </text:list-item>
          </text:list>
        </text:list-item>
      </text:list>
      <text:p text:style-name="P23"><text:span text:style-name="T9">array</text:span><text:span text:style-name="T19"> =</text:span><text:span text:style-name="T33"> Array( </text:span><text:span text:style-name="T9">value</text:span><text:span text:style-name="T33"> </text:span><text:span text:style-name="T19">{</text:span><text:span text:style-name="T33">, </text:span><text:span text:style-name="T9">value</text:span><text:span text:style-name="T33"> </text:span><text:span text:style-name="T19">}</text:span><text:span text:style-name="T33"> )</text:span></text:p>
      <text:p text:style-name="P27"/>
      <text:p text:style-name="Text_20_body">Returns an array with the given values, indexes start with 1.</text:p>
      <text:p text:style-name="Text_20_body">Please note MortScript isn't able to do something like “Array( "a", "b", "c")[1]”, you can only assign an array variable and then access the elements of that variable.</text:p>
      <text:p text:style-name="P7">Example:</text:p>
      <text:p text:style-name="P23">days = Array( "Sun", "Mon", "Tue", "Wed", "Thu", "Fri", "Sat" )</text:p>
      <text:p text:style-name="P23">day = days[ FormatTime("w")+1 ]</text:p>
      <text:p text:style-name="P23"/>
      <text:p text:style-name="P23"/>
      <text:p text:style-name="P23"/>
      <text:p text:style-name="P23"/>
      <text:p text:style-name="P23"/>
      <text:p text:style-name="P23"/>
      <text:p text:style-name="P23"><text:soft-page-break/></text:p>
      <text:list text:style-name="L1" text:continue-numbering="true">
        <text:list-item>
          <text:list text:continue-numbering="true">
            <text:list-item>
              <text:list text:continue-numbering="true">
                <text:list-item>
                  <text:h text:style-name="P248" text:outline-level="3">Create an array with named indexes (Map)</text:h>
                </text:list-item>
              </text:list>
            </text:list-item>
          </text:list>
        </text:list-item>
      </text:list>
      <text:p text:style-name="P23"><text:span text:style-name="T9">array</text:span><text:span text:style-name="T19"> =</text:span><text:span text:style-name="T33"> Map( </text:span><text:span text:style-name="T9">index</text:span><text:span text:style-name="T33">, </text:span><text:span text:style-name="T9">value</text:span><text:span text:style-name="T33"> </text:span><text:span text:style-name="T19">{</text:span><text:span text:style-name="T33">, </text:span><text:span text:style-name="T9">index</text:span><text:span text:style-name="T33">, </text:span><text:span text:style-name="T9">value</text:span><text:span text:style-name="T33"> </text:span><text:span text:style-name="T19">}</text:span><text:span text:style-name="T33"> )</text:span></text:p>
      <text:p text:style-name="P27"/>
      <text:p text:style-name="Text_20_body">Returns an array with the given keys and values.</text:p>
      <text:p text:style-name="Text_20_body">You must pass an even number of parameters, whereby the first value of each pair is the index and the second is the value.</text:p>
      <text:p text:style-name="Text_20_body">Please note MortScript isn't able to do something like “Map( 1, "a", 2, "b" )[1]”, you can only assign an array variable and then access the elements of that variable.</text:p>
      <text:p text:style-name="P7">Example:</text:p>
      <text:p text:style-name="P23">months = Map( "01", "Jan", "02", "Feb", "03", "Mar", <text:span text:style-name="T6">etc.</text:span> )</text:p>
      <text:p text:style-name="P23">month = months[ FormatTime("m") ]</text:p>
      <text:list text:style-name="L1" text:continue-numbering="true">
        <text:list-item>
          <text:list text:continue-numbering="true">
            <text:list-item>
              <text:list text:continue-numbering="true">
                <text:list-item>
                  <text:h text:style-name="P248" text:outline-level="3">Spit a string to multiple variables/array elements (Split)</text:h>
                </text:list-item>
              </text:list>
            </text:list-item>
          </text:list>
        </text:list-item>
      </text:list>
      <text:p text:style-name="P23"><text:span text:style-name="T33">Split(</text:span> <text:span text:style-name="T6">string</text:span><text:span text:style-name="T33">,</text:span> <text:span text:style-name="T6">separator</text:span><text:span text:style-name="T33">,</text:span> <text:span text:style-name="T6">trim?</text:span><text:span text:style-name="T33">,</text:span> <text:span text:style-name="T6">variable </text:span>{<text:span text:style-name="T33">,</text:span> <text:span text:style-name="T6">variable</text:span> } <text:span text:style-name="T33">)</text:span></text:p>
      <text:p text:style-name="P27"><text:span text:style-name="T19">array</text:span> = Split( <text:span text:style-name="T9">string</text:span>, <text:span text:style-name="T9">separator </text:span><text:span text:style-name="T17">[</text:span><text:span text:style-name="T15">,</text:span> <text:span text:style-name="T9">trim?</text:span><text:span text:style-name="T17">]</text:span><text:span text:style-name="T9"> </text:span><text:span text:style-name="T15">)</text:span></text:p>
      <text:p text:style-name="P3"/>
      <text:p text:style-name="Text_20_body">Splits the string on each occurrence of the separator. If the separator consists of multiple characters, they must occur that way in the string which is splitted.</text:p>
      <text:p text:style-name="Text_20_body">If you use the command version with multiple variables, the parts are assigned to the to given variables. If there are more variables than parts, the remaining variables will be empty, if there are more parts than variables, they'll be ignored.</text:p>
      <text:p text:style-name="Text_20_body">If only a single variable is given or the function is used, the assigned variable will be an array with the single parts, i.e., variable[1] to variable[<text:span text:style-name="T6">n</text:span>]. Each assigned part will be a string value.</text:p>
      <text:p text:style-name="Text_20_body">If "trim?" is TRUE (or omitted in the function), any spaces surrounding the parts will be removed.</text:p>
      <text:p text:style-name="P7">Examples:</text:p>
      <text:p text:style-name="P23">Split( "a | b | c", "|", 1, a,b,c,d )</text:p>
      <text:p text:style-name="P3"><text:span text:style-name="T39"></text:span> a="a", b="b", c="c", d=""</text:p>
      <text:p text:style-name="P3"/>
      <text:p text:style-name="P23">Split( "a\ b \c.def", "\", 0, a, b )</text:p>
      <text:p text:style-name="P3"><text:span text:style-name="T39"></text:span> a="a", b=" b "</text:p>
      <text:p text:style-name="P3"/>
      <text:p text:style-name="P23">Split( "one, two, three", ",", 1, list )</text:p>
      <text:p text:style-name="P3"><text:span text:style-name="T39"></text:span> list[1]="one", list[2]="two", list[3]="three"</text:p>
      <text:p text:style-name="P3"/>
      <text:p text:style-name="P23">list = Split( "one, two, three", "," )</text:p>
      <text:p text:style-name="P3"><text:span text:style-name="T39"></text:span> list[1]="one", list[2]="two", list[3]="three"</text:p>
      <text:p text:style-name="P27"/>
      <text:list text:style-name="L1" text:continue-numbering="true">
        <text:list-item>
          <text:list text:continue-numbering="true">
            <text:list-item>
              <text:h text:style-name="P185" text:outline-level="2">Execute applications or open documents</text:h>
              <text:list>
                <text:list-item>
                  <text:h text:style-name="P248" text:outline-level="3">Open application/document and continue script (Run)</text:h>
                </text:list-item>
              </text:list>
            </text:list-item>
          </text:list>
        </text:list-item>
      </text:list>
      <text:p text:style-name="P23"><text:span text:style-name="T33">Run(</text:span> a<text:span text:style-name="T6">pplication </text:span>[, <text:span text:style-name="T6">parameter </text:span>] <text:span text:style-name="T33">)</text:span></text:p>
      <text:p text:style-name="P23"/>
      <text:p text:style-name="Text_20_body">Runs the application. The script continues while the application is loaded and executed.</text:p>
      <text:p text:style-name="Text_20_body">Links (*.lnk), parameters, and documents are possible, too.</text:p>
      <text:p text:style-name="Text_20_body">The complete path must be specified.</text:p>
      <text:p text:style-name="P7">Examples:</text:p>
      <text:p text:style-name="P23">Run( "\Windows\StartMenu\Messages.lnk" )</text:p>
      <text:p text:style-name="P23">Run( "\Windows\PWord.exe", "\My documents\doc.psw" )</text:p>
      <text:list text:style-name="L1" text:continue-numbering="true">
        <text:list-item>
          <text:list text:continue-numbering="true">
            <text:list-item>
              <text:list text:continue-numbering="true">
                <text:list-item>
                  <text:h text:style-name="P248" text:outline-level="3">Open application/document and wait until it's finished (RunWait)</text:h>
                </text:list-item>
              </text:list>
            </text:list-item>
          </text:list>
        </text:list-item>
      </text:list>
      <text:p text:style-name="P23"><text:span text:style-name="T33">RunWait(</text:span> <text:span text:style-name="T6">application </text:span>[, <text:span text:style-name="T6">parameter</text:span> ] <text:span text:style-name="T33">)</text:span></text:p>
      <text:p text:style-name="P23"/>
      <text:p text:style-name="Text_20_body">Like Run, but waits for the program to exit.</text:p>
      <text:p text:style-name="Text_20_body">.lnk files won't work here.</text:p>
      <text:p text:style-name="Text_20_body">Please note this will not have the desired effect if the program was already running. This is due to Windows' “reactivation” behavior: The program is executed a second time. This second instance looks for an already existing instance, and, if found, will activate it and exit itself. Thus, the script will continue after the second instance has finished, but the old instance is still running.</text:p>
      <text:list text:style-name="L1" text:continue-numbering="true">
        <text:list-item>
          <text:list text:continue-numbering="true">
            <text:list-item>
              <text:list text:continue-numbering="true">
                <text:list-item>
                  <text:h text:style-name="P248" text:outline-level="3">Other script as sub routine (CallScript, CallScriptFunction)</text:h>
                </text:list-item>
              </text:list>
            </text:list-item>
          </text:list>
        </text:list-item>
      </text:list>
      <text:p text:style-name="P23"><text:span text:style-name="T33">CallScript(</text:span> <text:span text:style-name="T6">MortScript file </text:span><text:span text:style-name="T15">{,</text:span><text:span text:style-name="T6"> parameters </text:span><text:span text:style-name="T15">}</text:span><text:span text:style-name="T6"> </text:span><text:span text:style-name="T16">)</text:span></text:p>
      <text:p text:style-name="P30">CallScriptFunction( <text:span text:style-name="T9">MortScript file, variable, </text:span><text:span text:style-name="T19">{,</text:span><text:span text:style-name="T9"> parameters </text:span><text:span text:style-name="T19">}</text:span><text:span text:style-name="T6"> </text:span>)</text:p>
      <text:p text:style-name="P23"/>
      <text:p text:style-name="Text_20_body">Executes another script as if it were a subroutine.</text:p>
      <text:p text:style-name="Text_20_body"><text:span text:style-name="T37">See also </text:span><text:a xlink:type="simple" xlink:href="#8.9.Other script as subroutine (CallScript)|outline"><text:span text:style-name="T37">8.9 Other script as subroutine (CallScript)</text:span></text:a></text:p>
      <text:list text:style-name="L1" text:continue-numbering="true">
        <text:list-item>
          <text:list text:continue-numbering="true">
            <text:list-item>
              <text:list text:continue-numbering="true">
                <text:list-item>
                  <text:h text:style-name="P248" text:outline-level="3">Create new document / element (New)</text:h>
                </text:list-item>
              </text:list>
            </text:list-item>
          </text:list>
        </text:list-item>
      </text:list>
      <text:p text:style-name="P23"><text:span text:style-name="T33">New(</text:span> <text:span text:style-name="T6">menu entry</text:span> <text:span text:style-name="T33">)</text:span></text:p>
      <text:p text:style-name="P23"/>
      <text:p text:style-name="P3">Creates a new document (resp. appointment or similar).</text:p>
      <text:p text:style-name="P3">The menu entry must be given exactly how it's shown in the “New” menu of the Today screen. Be aware this varies depending on the system's localization!</text:p>
      <text:p text:style-name="P3"/>
      <text:p text:style-name="P3">Sadly, this useful function isn't as easy to use since Windows Mobile 5. In this case, you'll either have to try it, or look in the registry in HKEY_LOCAL_MACHINE\Software\Microsoft\Shell\Extensions\NewMenu.</text:p>
      <text:p text:style-name="P3"/>
      <text:p text:style-name="P3">Not available for: PC</text:p>
      <text:p text:style-name="P3"/>
      <text:p text:style-name="P13">Example:</text:p>
      <text:p text:style-name="P23">New( "Appointment" )</text:p>
      <text:list text:style-name="L1" text:continue-numbering="true">
        <text:list-item>
          <text:list text:continue-numbering="true">
            <text:list-item>
              <text:list text:continue-numbering="true">
                <text:list-item>
                  <text:h text:style-name="P396" text:outline-level="3">Execute application at a given time (RunAt)</text:h>
                </text:list-item>
              </text:list>
            </text:list-item>
          </text:list>
        </text:list-item>
      </text:list>
      <text:p text:style-name="P3"><text:span text:style-name="T52">RunAt(</text:span><text:span text:style-name="T51"> </text:span><text:span text:style-name="T54">Unix timestamp</text:span><text:span text:style-name="T51">, </text:span><text:span text:style-name="T54">application</text:span><text:span text:style-name="T51"> [, </text:span><text:span text:style-name="T54">parameter</text:span><text:span text:style-name="T51">] )</text:span></text:p>
      <text:p text:style-name="P3"><text:span text:style-name="T52">RunAt(</text:span><text:span text:style-name="T51"> </text:span><text:span text:style-name="T54">year</text:span><text:span text:style-name="T51">, </text:span><text:span text:style-name="T54">month</text:span><text:span text:style-name="T51">, </text:span><text:span text:style-name="T54">day</text:span><text:span text:style-name="T51">, </text:span><text:span text:style-name="T54">hour</text:span><text:span text:style-name="T51">, </text:span><text:span text:style-name="T54">minute</text:span></text:p>
      <text:p text:style-name="P3"><text:span text:style-name="T51"><text:s text:c="5"/>, </text:span><text:span text:style-name="T54">applikation</text:span><text:span text:style-name="T51"> [, </text:span><text:span text:style-name="T54">parameter</text:span><text:span text:style-name="T51"> ] )</text:span></text:p>
      <text:p text:style-name="P3"/>
      <text:p text:style-name="P68">Runs the application at the given time. For this, the program is added to the so called “Notification Queue”. The PPC will wake up from standby if necessary.</text:p>
      <text:p text:style-name="P68">The “Unix timestamp” is the time in seconds since 01/01/1970. This variant is interesting in combination with TimeStamp(), e.g. TimeStamp()+86400 for an execution in 24 hours (* 60 minutes * 60 seconds = <text:s/>86400).</text:p>
      <text:p text:style-name="P68">On many devices, MortScripts can't be executed directly. Instead, you have to invoke MortScript.exe with the script as parameter, e.g.</text:p>
      <text:p text:style-name="P95">RunAt( starttime, SystemPath( "ScriptExe" ) \ "MortScript.exe", \</text:p>
      <text:p text:style-name="P95"><text:s text:c="7"/>"""" &amp; SystemPath( "ScriptPath" ) \ "notify.mscr" &amp; """" )</text:p>
      <text:p text:style-name="P96"/>
      <text:p text:style-name="Text_20_body"><text:span text:style-name="T1">Another problem: On many PPCs with WM5, the device wakes up and runs the program, but the display stays off, and the device goes back to standby shortly after the program was started. It often helps to invoke </text:span><text:a xlink:type="simple" xlink:href="#9.22.5.Bildschirm an-/abschalten (ToggleDisplay)|outline"><text:span text:style-name="T1">ToggleDisplay(ON)</text:span></text:a><text:span text:style-name="T1"> at the start of the scheduled script, if not, only a system update or registry hacks might help.</text:span></text:p>
      <text:p text:style-name="P68">Not available for: PC</text:p>
      <text:list text:style-name="L1" text:continue-numbering="true">
        <text:list-item>
          <text:list text:continue-numbering="true">
            <text:list-item>
              <text:list text:continue-numbering="true">
                <text:list-item>
                  <text:h text:style-name="P248" text:outline-level="3">Execute application on each power on (RunOnPowerOn)</text:h>
                </text:list-item>
              </text:list>
            </text:list-item>
          </text:list>
        </text:list-item>
      </text:list>
      <text:p text:style-name="P3"><text:span text:style-name="T52">RunOnPowerOn(</text:span><text:span text:style-name="T51"> </text:span><text:span text:style-name="T54">application</text:span><text:span text:style-name="T51"> [, </text:span><text:span text:style-name="T54">parameter</text:span><text:span text:style-name="T51"> ] </text:span><text:span text:style-name="T52">)</text:span></text:p>
      <text:p text:style-name="P3"/>
      <text:p text:style-name="Text_20_body">Executes a program every time the device is switched on. For this the program is added to the so called “Notification Queue”.</text:p>
      <text:p text:style-name="Text_20_body">You should think twice about using this command, since for example there can be nagging error messages if the given program is deleted or moved.</text:p>
      <text:p text:style-name="Text_20_body">Please regard the hints in RunAt about running scripts or WM5.</text:p>
      <text:p text:style-name="P3">Not available for: PC</text:p>
      <text:list text:style-name="L1" text:continue-numbering="true">
        <text:list-item>
          <text:list text:continue-numbering="true">
            <text:list-item>
              <text:list text:continue-numbering="true">
                <text:list-item>
                  <text:h text:style-name="P248" text:outline-level="3">Remove application from „Notification Queue“</text:h>
                </text:list-item>
              </text:list>
            </text:list-item>
          </text:list>
        </text:list-item>
      </text:list>
      <text:p text:style-name="P23"><text:span text:style-name="T32">RemoveNotifications(</text:span> <text:span text:style-name="T5">application</text:span> [, <text:span text:style-name="T5">parameter</text:span>] <text:span text:style-name="T32">)</text:span></text:p>
      <text:p text:style-name="P26"/>
      <text:p text:style-name="Text_20_body">Removes the program from the “Notification Queue”, i.e., it will no more be executed automatically at given times (RunAt) or events (like RunOnPowerOn).</text:p>
      <text:p text:style-name="Text_20_body">If there are multiple entries (e.g. multiple “RunAt”s), all of them will be removed.</text:p>
      <text:p text:style-name="Text_20_body">If a parameter is given, it will be checked and only entries with the corresponding parameter will be removed. Otherwise, all entries with the program will be removed, no matter which parameter is entered in the notification. To remove only entries without a parameter, use an empty string ("") as paremter.</text:p>
      <text:p text:style-name="Text_20_body">Not available for: PC</text:p>
      <text:list text:style-name="L1" text:continue-numbering="true">
        <text:list-item>
          <text:list text:continue-numbering="true">
            <text:list-item>
              <text:h text:style-name="P185" text:outline-level="2">Application windows</text:h>
              <text:list>
                <text:list-item>
                  <text:h text:style-name="P248" text:outline-level="3">Window titles – how MortScript finds a window</text:h>
                </text:list-item>
              </text:list>
            </text:list-item>
          </text:list>
        </text:list-item>
      </text:list>
      <text:p text:style-name="Text_20_body">In many commands and functions of this section, a window title must be passed.</text:p>
      <text:p text:style-name="Text_20_body">MortScript then looks for a window which contains the given text as title. This is done case sensitive, i.e. “Word” will not find “WORD”. If there are mulitple windows, MortScript tries a “best fit”, regarding the following (top = most important):</text:p>
      <text:list text:style-name="L5">
        <text:list-item>
          <text:p text:style-name="P218">Is the window a main window? (it has no parent, or the parent is the desktop)</text:p>
        </text:list-item>
        <text:list-item>
          <text:p text:style-name="P218">Is the given text found at the beginning of the title?</text:p>
        </text:list-item>
        <text:list-item>
          <text:p text:style-name="P217">Is the window visible? (that's not the same as “in the background”, it's more like “not shown in task list”)</text:p>
        </text:list-item>
      </text:list>
      <text:list text:style-name="L1" text:continue-numbering="true">
        <text:list-item>
          <text:list text:continue-numbering="true">
            <text:list-item>
              <text:list text:continue-numbering="true">
                <text:list-item>
                  <text:h text:style-name="P248" text:outline-level="3">Show and activate a window (Show)</text:h>
                </text:list-item>
              </text:list>
            </text:list-item>
          </text:list>
        </text:list-item>
      </text:list>
      <text:p text:style-name="P3"><text:span text:style-name="T52">Show(</text:span><text:span text:style-name="T51"> </text:span><text:span text:style-name="T54">window title</text:span><text:span text:style-name="T51"> </text:span><text:span text:style-name="T52">)</text:span></text:p>
      <text:p text:style-name="P3"/>
      <text:p text:style-name="P3">Activates the window with the given title.</text:p>
      <text:list text:style-name="L1" text:continue-numbering="true">
        <text:list-item>
          <text:list text:continue-numbering="true">
            <text:list-item>
              <text:list text:continue-numbering="true">
                <text:list-item>
                  <text:h text:style-name="P248" text:outline-level="3">Minimize/hide a window (Minimize)</text:h>
                </text:list-item>
              </text:list>
            </text:list-item>
          </text:list>
        </text:list-item>
      </text:list>
      <text:p text:style-name="P3"><text:span text:style-name="T52">Minimize(</text:span><text:span text:style-name="T51"> </text:span><text:span text:style-name="T54">window title</text:span><text:span text:style-name="T51"> </text:span><text:span text:style-name="T52">)</text:span></text:p>
      <text:p text:style-name="P50"/>
      <text:p text:style-name="P3">Minimizes (or, on Windows Mobil systems, rather hides) the window with the given title.</text:p>
      <text:list text:style-name="L1" text:continue-numbering="true">
        <text:list-item>
          <text:list text:continue-numbering="true">
            <text:list-item>
              <text:list text:continue-numbering="true">
                <text:list-item>
                  <text:h text:style-name="P248" text:outline-level="3">Close a window / end application (Close)</text:h>
                </text:list-item>
              </text:list>
            </text:list-item>
          </text:list>
        </text:list-item>
      </text:list>
      <text:p text:style-name="P3"><text:span text:style-name="T52">Close(</text:span><text:span text:style-name="T51"> </text:span><text:span text:style-name="T54">window title</text:span><text:span text:style-name="T51"> )</text:span></text:p>
      <text:p text:style-name="P50"/>
      <text:p text:style-name="P3">Closes the window with the given title. If it's the main window of the application, the application usually is closed (exited), too. However, some rare programs ignore it.</text:p>
      <text:list text:style-name="L1" text:continue-numbering="true">
        <text:list-item>
          <text:list text:continue-numbering="true">
            <text:list-item>
              <text:list text:continue-numbering="true">
                <text:list-item>
                  <text:h text:style-name="P248" text:outline-level="3">Get the title of the currently active window (ActiveWindow)</text:h>
                </text:list-item>
              </text:list>
            </text:list-item>
          </text:list>
        </text:list-item>
      </text:list>
      <text:p text:style-name="P3"><text:span text:style-name="T54">string</text:span><text:span text:style-name="T51"> = </text:span><text:span text:style-name="T52">ActiveWindow()</text:span></text:p>
      <text:p text:style-name="P51"/>
      <text:p text:style-name="P5">Returns the title of the currently active window.</text:p>
      <text:list text:style-name="L1" text:continue-numbering="true">
        <text:list-item>
          <text:list text:continue-numbering="true">
            <text:list-item>
              <text:list text:continue-numbering="true">
                <text:list-item>
                  <text:h text:style-name="P248" text:outline-level="3">Check whether a window is active (WndActive)</text:h>
                </text:list-item>
              </text:list>
            </text:list-item>
          </text:list>
        </text:list-item>
      </text:list>
      <text:p text:style-name="P3"><text:span text:style-name="T54">bool</text:span><text:span text:style-name="T51"> = </text:span><text:span text:style-name="T52">WndActive(</text:span><text:span text:style-name="T51"> </text:span><text:span text:style-name="T54">window title</text:span><text:span text:style-name="T51"> </text:span><text:span text:style-name="T52">)</text:span></text:p>
      <text:p text:style-name="P50"/>
      <text:p text:style-name="P3">Returns TRUE, if a window with the given title is active, otherwise FALSE.</text:p>
      <text:p text:style-name="P3">The given text can appear anywhere in the window title, the comparison is case sensitive. I.e., WndActive("top") returns TRUE, if the Today screen is active (it's title is "Desktop"), but not if "Top program“ is active.</text:p>
      <text:p text:style-name="P3"/>
      <text:p text:style-name="P3"/>
      <text:list text:style-name="L1" text:continue-numbering="true">
        <text:list-item>
          <text:list text:continue-numbering="true">
            <text:list-item>
              <text:list text:continue-numbering="true">
                <text:list-item>
                  <text:h text:style-name="P248" text:outline-level="3"><text:soft-page-break/>Check whether a window exists (WndExists)</text:h>
                </text:list-item>
              </text:list>
            </text:list-item>
          </text:list>
        </text:list-item>
      </text:list>
      <text:p text:style-name="P3"><text:span text:style-name="T55">bool</text:span><text:span text:style-name="T51"> = </text:span><text:span text:style-name="T52">WndExists(</text:span><text:span text:style-name="T51"> </text:span><text:span text:style-name="T54">window title</text:span><text:span text:style-name="T51"> </text:span><text:span text:style-name="T52">)</text:span></text:p>
      <text:p text:style-name="P50"/>
      <text:p text:style-name="P3">Similar to WndActive(), but also returns TRUE if the window exists in background.</text:p>
      <text:list text:style-name="L1" text:continue-numbering="true">
        <text:list-item>
          <text:list text:continue-numbering="true">
            <text:list-item>
              <text:list text:continue-numbering="true">
                <text:list-item>
                  <text:h text:style-name="P248" text:outline-level="3">Wait until a window exists (WaitFor)</text:h>
                </text:list-item>
              </text:list>
            </text:list-item>
          </text:list>
        </text:list-item>
      </text:list>
      <text:p text:style-name="P23"><text:span text:style-name="T16">WaitFor( </text:span><text:span text:style-name="T6">window title</text:span>, <text:span text:style-name="T6">seconds</text:span> <text:span text:style-name="T33">)</text:span></text:p>
      <text:p text:style-name="P23"/>
      <text:p text:style-name="P3">Waits (max. the given time) until the given window exists.</text:p>
      <text:list text:style-name="L1" text:continue-numbering="true">
        <text:list-item>
          <text:list text:continue-numbering="true">
            <text:list-item>
              <text:list text:continue-numbering="true">
                <text:list-item>
                  <text:h text:style-name="P248" text:outline-level="3">Wait until a window becomes active (WaitForActive)</text:h>
                </text:list-item>
              </text:list>
            </text:list-item>
          </text:list>
        </text:list-item>
      </text:list>
      <text:p text:style-name="P23"><text:span text:style-name="T33">WaitForActive(</text:span> <text:span text:style-name="T6">window title</text:span>, <text:span text:style-name="T6">seconds</text:span> <text:span text:style-name="T33">)</text:span></text:p>
      <text:p text:style-name="P3"/>
      <text:p text:style-name="P3">Waits (max. the given time) until the given window is active.</text:p>
      <text:list text:style-name="L1" text:continue-numbering="true">
        <text:list-item>
          <text:list text:continue-numbering="true">
            <text:list-item>
              <text:list text:continue-numbering="true">
                <text:list-item>
                  <text:h text:style-name="P248" text:outline-level="3">Get window title / element contents (WindowText)</text:h>
                </text:list-item>
              </text:list>
            </text:list-item>
          </text:list>
        </text:list-item>
      </text:list>
      <text:p text:style-name="P3"><text:span text:style-name="T55">string</text:span><text:span text:style-name="T51"> = </text:span><text:span text:style-name="T52">WindowText(</text:span><text:span text:style-name="T51"> </text:span><text:span text:style-name="T54">x</text:span><text:span text:style-name="T51">, </text:span><text:span text:style-name="T54">y</text:span><text:span text:style-name="T51"> </text:span><text:span text:style-name="T52">)</text:span></text:p>
      <text:p text:style-name="P50"/>
      <text:p text:style-name="Text_20_body">Receives the window text of the element that's located at the given position. In most dialogs you can get labels, button labels, or contents of edit boxes that way.</text:p>
      <text:p text:style-name="Text_20_body">It doesn't work as intended for application drawn elements (like in most games) or e.g. list boxes. <text:span text:style-name="T19">In this cases, it'll usually return nothing (empty string) or the application's title.</text:span></text:p>
      <text:list text:style-name="L1" text:continue-numbering="true">
        <text:list-item>
          <text:list text:continue-numbering="true">
            <text:list-item>
              <text:list text:continue-numbering="true">
                <text:list-item>
                  <text:h text:style-name="P248" text:outline-level="3">Get window position (GetWindowPos, WndLeft, -Right, -Top, -Bottom)</text:h>
                </text:list-item>
              </text:list>
            </text:list-item>
          </text:list>
        </text:list-item>
      </text:list>
      <text:p text:style-name="P27">GetWindowPos( <text:span text:style-name="T19">window name</text:span>,<text:span text:style-name="T19"> left</text:span>,<text:span text:style-name="T19"> top</text:span>,<text:span text:style-name="T19"> right</text:span>,<text:span text:style-name="T19"> bottom</text:span> )</text:p>
      <text:p text:style-name="P27"><text:span text:style-name="T9">int</text:span> = WndLeft( <text:span text:style-name="T19">window name</text:span> )</text:p>
      <text:p text:style-name="P27"><text:span text:style-name="T9">int</text:span> = WndRight( <text:span text:style-name="T19">window name</text:span> )</text:p>
      <text:p text:style-name="P27"><text:span text:style-name="T9">int</text:span> = WndTop( <text:span text:style-name="T19">window name</text:span> )</text:p>
      <text:p text:style-name="P27"><text:span text:style-name="T9">int</text:span> = WndBottom( <text:span text:style-name="T19">window name</text:span> )</text:p>
      <text:p text:style-name="P27"/>
      <text:p text:style-name="Text_20_body">Receives the position of the named window.</text:p>
      <text:p text:style-name="Text_20_body">GetWindowPos sets the variables given for left, top, right, and bottom.</text:p>
      <text:p text:style-name="P81">The functions return a single border position each.</text:p>
      <text:p text:style-name="P81"/>
      <text:p text:style-name="P81"/>
      <text:p text:style-name="P81"/>
      <text:p text:style-name="P81"/>
      <text:p text:style-name="P81"/>
      <text:p text:style-name="P81"/>
      <text:p text:style-name="P81"/>
      <text:p text:style-name="P81"/>
      <text:p text:style-name="P81"/>
      <text:list text:style-name="L1" text:continue-numbering="true">
        <text:list-item>
          <text:list text:continue-numbering="true">
            <text:list-item>
              <text:list text:continue-numbering="true">
                <text:list-item>
                  <text:h text:style-name="P412" text:outline-level="3"><text:soft-page-break/>Send special commands (SendOK, SendCancel, SendYes, SendNo)</text:h>
                </text:list-item>
              </text:list>
            </text:list-item>
          </text:list>
        </text:list-item>
      </text:list>
      <text:p text:style-name="P10"><text:span text:style-name="T51">SendCommand( </text:span><text:span text:style-name="T24">[ </text:span><text:span text:style-name="T23">window title,</text:span><text:span text:style-name="T24"> ] command id </text:span><text:span text:style-name="T20">)</text:span></text:p>
      <text:p text:style-name="P10"><text:span text:style-name="T51">SendOK </text:span><text:span text:style-name="T24">[ </text:span><text:span text:style-name="T20">( </text:span><text:span text:style-name="T23">window title</text:span><text:span text:style-name="T24"> </text:span><text:span text:style-name="T20">) </text:span><text:span text:style-name="T24">]</text:span></text:p>
      <text:p text:style-name="P53">SendCancel <text:span text:style-name="T24">[ </text:span><text:span text:style-name="T20">( </text:span><text:span text:style-name="T23">window title</text:span><text:span text:style-name="T24"> </text:span><text:span text:style-name="T20">) </text:span><text:span text:style-name="T24">]</text:span></text:p>
      <text:p text:style-name="P53">SendYes <text:span text:style-name="T24">[ </text:span><text:span text:style-name="T20">( </text:span><text:span text:style-name="T23">window title</text:span><text:span text:style-name="T20"> ) </text:span><text:span text:style-name="T24">]</text:span></text:p>
      <text:p text:style-name="P53">SendNo <text:span text:style-name="T24">[ </text:span><text:span text:style-name="T20">( </text:span><text:span text:style-name="T23">window title</text:span><text:span text:style-name="T24"> </text:span><text:span text:style-name="T20">) </text:span><text:span text:style-name="T24">]</text:span></text:p>
      <text:p text:style-name="P24"/>
      <text:list text:style-name="L6">
        <text:list-header>
          <text:p text:style-name="P220">With these commands, pressing the corresponding button is emulated.</text:p>
          <text:p text:style-name="P220">If no window title is given, the currently active window is used.</text:p>
        </text:list-header>
      </text:list>
      <text:p text:style-name="Text_20_body">There's also no guarantee the other commands will work with every program, because the programmers aren't forced to use the default signals.</text:p>
      <text:list text:style-name="L1" text:continue-numbering="true">
        <text:list-item>
          <text:list text:continue-numbering="true">
            <text:list-item>
              <text:list text:continue-numbering="true">
                <text:list-item>
                  <text:h text:style-name="P412" text:outline-level="3">Send advanced commands/messages (SendCommand, SendMessage, PostMessage)</text:h>
                </text:list-item>
              </text:list>
            </text:list-item>
          </text:list>
        </text:list-item>
      </text:list>
      <text:p text:style-name="P10"><text:span text:style-name="T51">SendCommand( </text:span><text:span text:style-name="T24">[ </text:span><text:span text:style-name="T23">window title,</text:span><text:span text:style-name="T24"> ] </text:span><text:span text:style-name="T23">command id</text:span><text:span text:style-name="T24"> </text:span><text:span text:style-name="T20">)</text:span></text:p>
      <text:p text:style-name="P27"><text:span text:style-name="T51">PostMessage( </text:span><text:span text:style-name="T19">[ </text:span><text:span text:style-name="T9">window title,</text:span><text:span text:style-name="T19"> ] </text:span><text:span text:style-name="T9">message id</text:span><text:span text:style-name="T19">, </text:span><text:span text:style-name="T9">wparam</text:span><text:span text:style-name="T19">, </text:span><text:span text:style-name="T9">lparam</text:span><text:span text:style-name="T19"> </text:span>)</text:p>
      <text:p text:style-name="P27"><text:span text:style-name="T51">SendMessage( </text:span><text:span text:style-name="T19">[ </text:span><text:span text:style-name="T9">window title,</text:span><text:span text:style-name="T19"> ] </text:span><text:span text:style-name="T9">message id</text:span><text:span text:style-name="T19">, </text:span><text:span text:style-name="T9">wparam</text:span><text:span text:style-name="T19">, </text:span><text:span text:style-name="T9">lparam</text:span><text:span text:style-name="T19"> </text:span>)</text:p>
      <text:p text:style-name="P27"><text:span text:style-name="T60">int = </text:span><text:span text:style-name="T51">SendMessage( </text:span><text:span text:style-name="T19">[ </text:span><text:span text:style-name="T9">window title,</text:span><text:span text:style-name="T19"> ] </text:span><text:span text:style-name="T13">message id</text:span><text:span text:style-name="T19">, </text:span><text:span text:style-name="T9">wparam</text:span><text:span text:style-name="T19">, </text:span><text:span text:style-name="T9">lparam</text:span><text:span text:style-name="T19"> </text:span>)</text:p>
      <text:p text:style-name="P27"/>
      <text:p text:style-name="Text_20_body">SendCommand allows you to send any command id you want (usually all buttons and menu entries), but this'll require good connections to the programmer, because the command ids are different for every program and might even be different after an update.</text:p>
      <text:p text:style-name="Text_20_body">Same goes for SendMessage and PostMessage, which are a more generic approach. You need good connections to the application programmer to use those, it could also cause big troubles (usually program crashes) if unexpected data is sent. SendMessage causes the message to be handled immediately, and thus also allows to get a return value. With PostMessage, the message is added to the message queue, so your script continues immediately, while the message is handled some time later. MortScript only supports numerical parameters.</text:p>
      <text:p text:style-name="P72"/>
      <text:p text:style-name="P53"/>
      <text:p text:style-name="Text_20_body"/>
      <text:p text:style-name="Text_20_body"/>
      <text:list text:style-name="L1" text:continue-numbering="true">
        <text:list-item>
          <text:list text:continue-numbering="true">
            <text:list-item>
              <text:h text:style-name="P185" text:outline-level="2">Keystrokes</text:h>
              <text:list>
                <text:list-item>
                  <text:h text:style-name="P248" text:outline-level="3">Sending strings (SendKeys)</text:h>
                </text:list-item>
              </text:list>
            </text:list-item>
          </text:list>
        </text:list-item>
      </text:list>
      <text:p text:style-name="P3"><text:span text:style-name="T61">SendKeys(</text:span><text:span text:style-name="T51"> [ </text:span><text:span text:style-name="T54">window title</text:span><text:span text:style-name="T51">, ] </text:span><text:span text:style-name="T54">string</text:span><text:span text:style-name="T51"> </text:span><text:span text:style-name="T52">)</text:span></text:p>
      <text:p text:style-name="P3"/>
      <text:p text:style-name="P3">Sends the string as keystrokes to the given or currently active (if no window title was given) window.</text:p>
      <text:p text:style-name="P3"/>
      <text:p text:style-name="P7">Examples:</text:p>
      <text:p text:style-name="P50">SendKeys( "My window", "Hi, how are you?" )</text:p>
      <text:p text:style-name="P50">SendKeys( "Some text" )</text:p>
      <text:list text:style-name="L1" text:continue-numbering="true">
        <text:list-item>
          <text:list text:continue-numbering="true">
            <text:list-item>
              <text:list text:continue-numbering="true">
                <text:list-item>
                  <text:h text:style-name="P292" text:outline-level="3">Sending special characters (e.g. direction keys) (Send...)</text:h>
                </text:list-item>
              </text:list>
            </text:list-item>
          </text:list>
        </text:list-item>
      </text:list>
      <text:p text:style-name="P23"><text:span text:style-name="T33">Send</text:span><text:span text:style-name="T16">Special( </text:span><text:span text:style-name="T9">key name</text:span> [ , <text:span text:style-name="T6">state </text:span>]<text:span text:style-name="T33"> </text:span>] <text:span text:style-name="T33">)</text:span></text:p>
      <text:p text:style-name="P27"/>
      <text:p text:style-name="Text_20_body">Emulates the given keystroke.</text:p>
      <text:p text:style-name="Text_20_body">Currently available keys are: Alt, Ctrl, Shift, CR, Win, Context, Tab, ESC, Space, Up, Down, Left, Right, Home, End, PageUp, PageDown, Delete, Backspace, Insert, Snapshot, F1 - F12, LeftSoft, RightSoft.</text:p>
      <text:p text:style-name="Text_20_body">The key's name must be passed as string. It's not case sensitive (i.e. “Esc” and “ESC” are the same). Not all keys work on all systems, e.g. the soft keys are unknown to the desktop.</text:p>
      <text:p text:style-name="Text_20_body">It's also possible to pass a numerical scan code. This is highly device dependent (esp. the localization of the system) and is more something for “advanced hackers”.</text:p>
      <text:p text:style-name="Text_20_body">If <text:span text:style-name="T6">state</text:span> is omitted, the key is pressed for a short time and then released. You can use the states “down” and “up” for keeping the key pressed until you release it again (handy for Alt, Ctrl, Shift, and Win). Don't forget the “up”, otherwise it might cause some confusion afterward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3"><text:soft-page-break/><text:span text:style-name="T33">Send</text:span><text:span text:style-name="T6">Special</text:span> [ <text:span text:style-name="T33">(</text:span> <text:span text:style-name="T6">window title </text:span>[ , <text:span text:style-name="T6">Ctrl?</text:span>, <text:span text:style-name="T6">Shift? </text:span><text:span text:style-name="T15">[,</text:span><text:span text:style-name="T6"> Alt? </text:span><text:span text:style-name="T15">]</text:span><text:span text:style-name="T6"> </text:span>] <text:span text:style-name="T33">) </text:span>]</text:p>
      <text:p text:style-name="P23"/>
      <text:p text:style-name="P3">Activates the given window and sends the given special character. If no window title is given, the currently active window is used.</text:p>
      <text:p text:style-name="P3"><text:span text:style-name="T6">Ctrl?,</text:span> <text:span text:style-name="T6">Shift?,</text:span> and <text:span text:style-name="T6">Alt?</text:span> are switches for the corresponding keys. If the parameter is TRUE, the key is pressed with the special character.</text:p>
      <text:p text:style-name="P3"/>
      <text:p text:style-name="P3">There are there special characters:</text:p>
      <text:p text:style-name="P15"><text:span text:style-name="T20">CR</text:span><text:tab/>Carriage return</text:p>
      <text:p text:style-name="P15"><text:span text:style-name="T20">Tab</text:span><text:tab/>Tabulator</text:p>
      <text:p text:style-name="P15"><text:span text:style-name="T20">Esc</text:span><text:tab/>Escape</text:p>
      <text:p text:style-name="P15"><text:span text:style-name="T20">Space</text:span><text:tab/>Space</text:p>
      <text:p text:style-name="P15"><text:span text:style-name="T20">Backspace</text:span><text:tab/>Remove character left to the cursor (”<text:span text:style-name="T39"></text:span><text:span text:style-name="T36">”</text:span>)</text:p>
      <text:p text:style-name="P15"><text:span text:style-name="T20">Delete</text:span><text:tab/>Remove the character right to the cursor („Del“)</text:p>
      <text:p text:style-name="P15"><text:span text:style-name="T20">Insert</text:span><text:tab/>„Ins.” (usually toggles between overwrite and insert mode)</text:p>
      <text:p text:style-name="P15"><text:span text:style-name="T20">Up</text:span><text:span text:style-name="T34">/</text:span><text:span text:style-name="T20">Down</text:span><text:span text:style-name="T34">/</text:span><text:span text:style-name="T20">Left</text:span><text:span text:style-name="T34">/</text:span><text:span text:style-name="T20">Right</text:span><text:tab/>Direction pad to the corresponding direction</text:p>
      <text:p text:style-name="P15"><text:span text:style-name="T20">Home</text:span><text:tab/>„Home“, to the beginning of the line or document</text:p>
      <text:p text:style-name="P15"><text:span text:style-name="T20">End</text:span><text:tab/>„Ende, the the end of the line or document</text:p>
      <text:p text:style-name="P15"><text:span text:style-name="T20">PageUp</text:span><text:span text:style-name="T34">/</text:span><text:span text:style-name="T20">PageDown</text:span><text:tab/>Page up / down („Page <text:span text:style-name="T39"></text:span>” / „Page <text:span text:style-name="T39"></text:span>”)</text:p>
      <text:p text:style-name="P15"><text:span text:style-name="T20">LeftSoft</text:span><text:span text:style-name="T34">/</text:span><text:span text:style-name="T20">RightSoft</text:span><text:tab/>„Display buttons“ on Smartphones and PPCs since WM5</text:p>
      <text:p text:style-name="P15"><text:span text:style-name="T20">Win</text:span><text:tab/>„Windows“ key on Smartphones and PPCs since WM5 (Start menu)</text:p>
      <text:p text:style-name="P15"><text:span text:style-name="T20">Context</text:span><text:tab/>„Context menu“ on PCs and Smartphones/PPCs since WM5</text:p>
      <text:p text:style-name="P15"/>
      <text:p text:style-name="P7">Examples:</text:p>
      <text:p text:style-name="P23">SendCR( "ERROR" )</text:p>
      <text:p text:style-name="P23">SendDown</text:p>
      <text:p text:style-name="P3"><text:span text:style-name="T20">SendHome( "",0,1 )</text:span> <text:s/>(highlight to beginning of line)</text:p>
      <text:list text:style-name="L1" text:continue-numbering="true">
        <text:list-item>
          <text:list text:continue-numbering="true">
            <text:list-item>
              <text:list text:continue-numbering="true">
                <text:list-item>
                  <text:h text:style-name="P248" text:outline-level="3">Copy screen contents to clipboard (Snapshot)</text:h>
                </text:list-item>
              </text:list>
            </text:list-item>
          </text:list>
        </text:list-item>
      </text:list>
      <text:p text:style-name="P23"><text:span text:style-name="T33">Snapshot</text:span> [ <text:span text:style-name="T33">(</text:span> <text:span text:style-name="T6">window title</text:span> <text:span text:style-name="T33">)</text:span> ]</text:p>
      <text:p text:style-name="P23"/>
      <text:p text:style-name="P3">Activates the given window (if a parameter is passed) and copies the screen contents to the clipboard. (“Print screen” function of the system, might not work with every program).</text:p>
      <text:p text:style-name="P3"/>
      <text:list text:style-name="L1" text:continue-numbering="true">
        <text:list-item>
          <text:list text:continue-numbering="true">
            <text:list-item>
              <text:list text:continue-numbering="true">
                <text:list-item>
                  <text:h text:style-name="P248" text:outline-level="3">Sending Ctrl+key (SendCtrlKey)</text:h>
                </text:list-item>
              </text:list>
            </text:list-item>
          </text:list>
        </text:list-item>
      </text:list>
      <text:p text:style-name="P23"><text:span text:style-name="T33">SendCtrlKey (</text:span> [ <text:span text:style-name="T6">window title</text:span><text:span text:style-name="T33">,</text:span> ] <text:span text:style-name="T6">key</text:span> <text:span text:style-name="T33">)</text:span></text:p>
      <text:p text:style-name="P23"/>
      <text:p text:style-name="P3">Sends Ctrl + <text:span text:style-name="T6">key </text:span>to the current or given window.</text:p>
      <text:p text:style-name="P3"><text:span text:style-name="T34">E.g., </text:span><text:span text:style-name="T20">SendCtrlKey( "v" )</text:span> sends Ctrl+V (insert from clipboard) to the current window.</text:p>
      <text:p text:style-name="P3">The key is not case sensitive, "v" and "V" will do the same.</text:p>
      <text:p text:style-name="P3">The key must be exactly one character. Of course, this can be the result of an expression, too (like a variable).</text:p>
      <text:p text:style-name="P3"/>
      <text:p text:style-name="P3"/>
      <text:p text:style-name="P3"/>
      <text:p text:style-name="P3"/>
      <text:p text:style-name="P3"/>
      <text:list text:style-name="L1" text:continue-numbering="true">
        <text:list-item>
          <text:list text:continue-numbering="true">
            <text:list-item>
              <text:h text:style-name="P146" text:outline-level="2"><text:soft-page-break/>Mouse clicks / tapping</text:h>
              <text:list>
                <text:list-item>
                  <text:h text:style-name="P248" text:outline-level="3">Single click (MouseClick)</text:h>
                </text:list-item>
              </text:list>
            </text:list-item>
          </text:list>
        </text:list-item>
      </text:list>
      <text:p text:style-name="P23"><text:span text:style-name="T33">MouseClick(</text:span> [ <text:span text:style-name="T6">window title</text:span>, ] <text:span text:style-name="T6">x</text:span>, <text:span text:style-name="T6">y </text:span><text:span text:style-name="T16">)</text:span></text:p>
      <text:p text:style-name="P39">RightMouseClick( <text:span text:style-name="T19">[ </text:span><text:span text:style-name="T9">window title</text:span><text:span text:style-name="T19">, ] </text:span><text:span text:style-name="T9">x</text:span><text:span text:style-name="T19">, </text:span><text:span text:style-name="T9">y</text:span><text:span text:style-name="T6"> </text:span>)</text:p>
      <text:p text:style-name="P39">MiddleMouseClick( <text:span text:style-name="T19">[ </text:span><text:span text:style-name="T9">window title</text:span><text:span text:style-name="T19">, ] </text:span><text:span text:style-name="T9">x</text:span><text:span text:style-name="T19">, </text:span><text:span text:style-name="T9">y</text:span><text:span text:style-name="T6"> </text:span>)</text:p>
      <text:p text:style-name="P3"/>
      <text:p text:style-name="P3">Simulates a mouse click at the given position.</text:p>
      <text:p text:style-name="P3">If a window is given, the position is relative to its upper left corner. If the window has a border (e.g. message boxes and questions), it is included.</text:p>
      <text:p text:style-name="P3">If no window is given, the upper left corner of the display is 0,0.</text:p>
      <text:p text:style-name="P3"/>
      <text:p text:style-name="P3">The Right... and Middle... commands simulate mouse clicks with the right resp. middle mouse button, and are only available in the PC variant.</text:p>
      <text:list text:style-name="L1" text:continue-numbering="true">
        <text:list-item>
          <text:list text:continue-numbering="true">
            <text:list-item>
              <text:list text:continue-numbering="true">
                <text:list-item>
                  <text:h text:style-name="P248" text:outline-level="3">Double click (MouseDblClick)</text:h>
                </text:list-item>
              </text:list>
            </text:list-item>
          </text:list>
        </text:list-item>
      </text:list>
      <text:p text:style-name="P23"><text:span text:style-name="T33">MouseDblClick(</text:span> [ <text:span text:style-name="T6">window title</text:span>, ] <text:span text:style-name="T6">x</text:span>, <text:span text:style-name="T6">y</text:span><text:span text:style-name="T16"> )</text:span></text:p>
      <text:p text:style-name="P39">RightMouseDblClick( <text:span text:style-name="T19">[ </text:span><text:span text:style-name="T9">window title</text:span><text:span text:style-name="T19">, ] </text:span><text:span text:style-name="T9">x</text:span><text:span text:style-name="T19">, </text:span><text:span text:style-name="T9">y</text:span><text:span text:style-name="T6"> </text:span>)</text:p>
      <text:p text:style-name="P39">MiddleMouseDblClick( <text:span text:style-name="T19">[ </text:span><text:span text:style-name="T9">window title</text:span><text:span text:style-name="T19">, ] </text:span><text:span text:style-name="T9">x</text:span><text:span text:style-name="T19">, </text:span><text:span text:style-name="T9">y</text:span><text:span text:style-name="T6"> </text:span>)</text:p>
      <text:p text:style-name="P3"/>
      <text:p text:style-name="P3">Just like MouseClick, but sending a double click.</text:p>
      <text:p text:style-name="P3">The Right... and Middle... commands simulate mouse clicks with the right resp. middle mouse button, and are only available in the PC variant.</text:p>
      <text:list text:style-name="L1" text:continue-numbering="true">
        <text:list-item>
          <text:list text:continue-numbering="true">
            <text:list-item>
              <text:list text:continue-numbering="true">
                <text:list-item>
                  <text:h text:style-name="P248" text:outline-level="3">Press / release the mouse button separated (MouseDown/MouseUp)</text:h>
                </text:list-item>
              </text:list>
            </text:list-item>
          </text:list>
        </text:list-item>
      </text:list>
      <text:p text:style-name="P23"><text:span text:style-name="T33">MouseDown(</text:span> [ <text:span text:style-name="T6">window title</text:span>, ] <text:span text:style-name="T6">x</text:span>, <text:span text:style-name="T6">y</text:span><text:span text:style-name="T16"> )</text:span></text:p>
      <text:p text:style-name="P23"><text:span text:style-name="T33">MouseUp(</text:span> [ <text:span text:style-name="T6">window title</text:span>, ] <text:span text:style-name="T6">x</text:span>, <text:span text:style-name="T6">y</text:span><text:span text:style-name="T16"> )</text:span></text:p>
      <text:p text:style-name="P22"><text:span text:style-name="T33">RightMouseDown(</text:span> [ <text:span text:style-name="T6">window title</text:span>, ] <text:span text:style-name="T6">x</text:span>, <text:span text:style-name="T6">y</text:span><text:span text:style-name="T16"> )</text:span></text:p>
      <text:p text:style-name="P22"><text:span text:style-name="T33">RightMouseUp(</text:span> [ <text:span text:style-name="T6">window title</text:span>, ] <text:span text:style-name="T6">x</text:span>, <text:span text:style-name="T6">y</text:span><text:span text:style-name="T16"> )</text:span></text:p>
      <text:p text:style-name="P22"><text:span text:style-name="T33">MiddleMouseDown(</text:span> [ <text:span text:style-name="T6">window title</text:span>, ] <text:span text:style-name="T6">x</text:span>, <text:span text:style-name="T6">y</text:span><text:span text:style-name="T16"> )</text:span></text:p>
      <text:p text:style-name="P22"><text:span text:style-name="T33">MiddleMouseUp(</text:span> [ <text:span text:style-name="T6">window title</text:span>, ] <text:span text:style-name="T6">x</text:span>, <text:span text:style-name="T6">y</text:span><text:span text:style-name="T16"> )</text:span></text:p>
      <text:p text:style-name="P3"/>
      <text:p text:style-name="P3">Simulates pressing resp. releasing the mouse button. The parameters are as those of MouseClick.</text:p>
      <text:p text:style-name="P3">These two commands should be used together. With those, you can simulate “Tap&amp;Hold” (Sleep between them) or “Drag&amp;Drop” (MouseUp on another position).</text:p>
      <text:p text:style-name="P3"/>
      <text:p text:style-name="P3">The Right... and Middle... commands simulate mouse clicks with the right resp. middle mouse button, and are only available in the PC variant.</text:p>
      <text:list text:style-name="L1" text:continue-numbering="true">
        <text:list-item>
          <text:list text:continue-numbering="true">
            <text:list-item>
              <text:h text:style-name="P185" text:outline-level="2">Waiting</text:h>
              <text:list>
                <text:list-item>
                  <text:h text:style-name="P248" text:outline-level="3">Fixed delay in milliseconds (Sleep)</text:h>
                </text:list-item>
              </text:list>
            </text:list-item>
          </text:list>
        </text:list-item>
      </text:list>
      <text:p text:style-name="P23"><text:span text:style-name="T33">Sleep(</text:span> <text:span text:style-name="T6">milliseconds</text:span> <text:span text:style-name="T33">)</text:span></text:p>
      <text:p text:style-name="P3"/>
      <text:p text:style-name="P3">Waits the specified time.</text:p>
      <text:list text:style-name="L1" text:continue-numbering="true">
        <text:list-item>
          <text:list text:continue-numbering="true">
            <text:list-item>
              <text:list text:continue-numbering="true">
                <text:list-item>
                  <text:h text:style-name="P248" text:outline-level="3">Wait message with countdown / condition (SleepMessage)</text:h>
                </text:list-item>
              </text:list>
            </text:list-item>
          </text:list>
        </text:list-item>
      </text:list>
      <text:p text:style-name="P23"><text:span text:style-name="T33">SleepMessage(</text:span> <text:span text:style-name="T6">seconds</text:span>, <text:span text:style-name="T6">message </text:span>[ , <text:span text:style-name="T6">title</text:span> [ , <text:span text:style-name="T6">OK allowed?</text:span></text:p>
      <text:p text:style-name="P23"><text:span text:style-name="T6"><text:s text:c="12"/></text:span>[ , <text:span text:style-name="T6">condition</text:span> ] ] ] <text:span text:style-name="T33">)</text:span></text:p>
      <text:p text:style-name="P23"/>
      <text:p text:style-name="Text_20_body">Shows a wait message with a countdown.</text:p>
      <text:p text:style-name="Text_20_body">If <text:span text:style-name="T6">OK allowed?</text:span> is TRUE, the dialog can be dismissed with a button, if not, this is not possible.</text:p>
      <text:p text:style-name="Text_20_body">If a condition is given, it will be checked every second and the dialog will be closed as soon as it becomes fulfilled.</text:p>
      <text:p text:style-name="Text_20_body">See also <text:a xlink:type="simple" xlink:href="#9.20.10.Set font for big messages (SetMessageFont)|outline"><text:s/>9.20.10 Set font for big messages (SetMessageFont)</text:a></text:p>
      <text:p text:style-name="P7">Example:</text:p>
      <text:p text:style-name="P23">SleepMessage( 10, "Waiting for PocketWord", "Wait...", 0, \</text:p>
      <text:p text:style-name="P23"><text:s text:c="14"/>wndExists( "Word" ) )</text:p>
      <text:list text:style-name="L1" text:continue-numbering="true">
        <text:list-item>
          <text:list text:continue-numbering="true">
            <text:list-item>
              <text:list text:continue-numbering="true">
                <text:list-item>
                  <text:h text:style-name="P248" text:outline-level="3">Waiting for windows (WaitFor / WaitForActive)</text:h>
                  <text:p text:style-name="P127"><text:span text:style-name="T1">See </text:span><text:a xlink:type="simple" xlink:href="#9.6.7.Wait until a window exists (WaitFor)|outline"><text:span text:style-name="T1">9.7.8 Wait until a window exists (WaitFor)</text:span></text:a><text:span text:style-name="T38"> and </text:span><text:a xlink:type="simple" xlink:href="#9.6.8.Wait until a window becomes active (WaitForActive)|outline"><text:span text:style-name="T38">9.6.8 Wait until a window becomes active (WaitForActive)</text:span></text:a></text:p>
                </text:list-item>
              </text:list>
            </text:list-item>
            <text:list-item>
              <text:h text:style-name="P185" text:outline-level="2">Time</text:h>
              <text:list>
                <text:list-item>
                  <text:h text:style-name="P248" text:outline-level="3">Unix timestamp (TimeStamp)</text:h>
                </text:list-item>
              </text:list>
            </text:list-item>
          </text:list>
        </text:list-item>
      </text:list>
      <text:p text:style-name="P3"><text:span text:style-name="T54">int</text:span><text:span text:style-name="T51"> = </text:span><text:span text:style-name="T52">TimeStamp()</text:span></text:p>
      <text:p text:style-name="P50"/>
      <text:p text:style-name="P3">Returns the current time in seconds since 01/01/1970 (aka Epoch).</text:p>
      <text:list text:style-name="L1" text:continue-numbering="true">
        <text:list-item>
          <text:list text:continue-numbering="true">
            <text:list-item>
              <text:list text:continue-numbering="true">
                <text:list-item>
                  <text:h text:style-name="P248" text:outline-level="3">Formatted output (FormatTime)</text:h>
                </text:list-item>
              </text:list>
            </text:list-item>
          </text:list>
        </text:list-item>
      </text:list>
      <text:p text:style-name="P3"><text:span text:style-name="T54">string</text:span><text:span text:style-name="T51"> = </text:span><text:span text:style-name="T52">FormatTime(</text:span><text:span text:style-name="T51"> </text:span><text:span text:style-name="T54">format</text:span><text:span text:style-name="T51"> [, </text:span><text:span text:style-name="T55">timestamp</text:span><text:span text:style-name="T51"> ] </text:span><text:span text:style-name="T52">)</text:span></text:p>
      <text:p text:style-name="P3"/>
      <text:p text:style-name="P3">Returns the time of the timestamp, or the current time if none is given, formatted corresponding to the format string.</text:p>
      <text:p text:style-name="P3"/>
      <text:p text:style-name="P3">These characters will be replaced with the corresponding value:</text:p>
      <text:p text:style-name="P3">H<text:tab/>Hour (00-23)</text:p>
      <text:p text:style-name="P3">h<text:tab/>Hour (01-12)</text:p>
      <text:p text:style-name="P3">a<text:tab/>am/pm</text:p>
      <text:p text:style-name="P3">A<text:tab/>AM/PM</text:p>
      <text:p text:style-name="P3">i<text:tab/>Minute (00-59)</text:p>
      <text:p text:style-name="P3">s<text:tab/>Seconds (00-59)</text:p>
      <text:p text:style-name="P3">d<text:tab/>Day (01-31)</text:p>
      <text:p text:style-name="P3">m<text:tab/>Month (01-12)</text:p>
      <text:p text:style-name="P3">Y<text:tab/>Year (4 digits)</text:p>
      <text:p text:style-name="P3">y<text:tab/>Year (2 digits)</text:p>
      <text:p text:style-name="P3">w<text:tab/>Day of week (0=Sunday to 6=Saturday)</text:p>
      <text:p text:style-name="P3">u<text:tab/>Unix timestamp</text:p>
      <text:p text:style-name="P3">{MM}<text:tab/>Month name (e.g. “January”)</text:p>
      <text:p text:style-name="P3">{M}<text:tab/>Month name abbreviated (e.g. “Jan”)</text:p>
      <text:p text:style-name="P3">{WW}<text:tab/>Day of week name (e.g. “Monday”)</text:p>
      <text:p text:style-name="P3">{W}<text:tab/>Day of week name abbreviated (e.g. “Mon”)</text:p>
      <text:p text:style-name="P3"/>
      <text:p text:style-name="Text_20_body">All other characters remain unchanged.</text:p>
      <text:p text:style-name="Text_20_body">Note all return values will be strings. This is to allow leading zeroes, like "02" for february, which is handy to combine filenames. However, it might cause troubles when using arrays. You either need to assign the array elements with strings (“Month["01"] = "First"”) or convert the string to a number, e.g. by using “FormatTime("m")*1”.</text:p>
      <text:p text:style-name="P3"/>
      <text:p text:style-name="P7">Examples:</text:p>
      <text:p text:style-name="P50">x = FormatTime( "h:i:s a" )</text:p>
      <text:p text:style-name="P50">x = FormatTime( "m/d/Y", TimeStamp() + 86400 )</text:p>
      <text:p text:style-name="P3"/>
      <text:p text:style-name="P3"/>
      <text:p text:style-name="P3"/>
      <text:p text:style-name="P3"/>
      <text:p text:style-name="P3"/>
      <text:list text:style-name="L1" text:continue-numbering="true">
        <text:list-item>
          <text:list text:continue-numbering="true">
            <text:list-item>
              <text:list text:continue-numbering="true">
                <text:list-item>
                  <text:h text:style-name="P248" text:outline-level="3"><text:soft-page-break/>Set current time to multiple variables (GetTime)</text:h>
                </text:list-item>
              </text:list>
            </text:list-item>
          </text:list>
        </text:list-item>
      </text:list>
      <text:p text:style-name="P23"><text:span text:style-name="T32">GetTime(</text:span> <text:span text:style-name="T5">variable</text:span>, <text:span text:style-name="T5">variable</text:span>, <text:span text:style-name="T5">variable</text:span> <text:span text:style-name="T32">)</text:span></text:p>
      <text:p text:style-name="P3"/>
      <text:p text:style-name="P3">Retrieves the current time into three variables for hour, minute, and seconds.</text:p>
      <text:p text:style-name="P3"/>
      <text:p text:style-name="P23"><text:span text:style-name="T32">GetTime(</text:span> <text:span text:style-name="T5">variable</text:span>, <text:span text:style-name="T5">variable</text:span>, <text:span text:style-name="T5">variable</text:span>,</text:p>
      <text:p text:style-name="P23"><text:s text:c="9"/><text:span text:style-name="T5">variable</text:span>, <text:span text:style-name="T5">variable</text:span>, <text:span text:style-name="T5">variable</text:span> <text:span text:style-name="T32">)</text:span></text:p>
      <text:p text:style-name="P3"/>
      <text:p text:style-name="P3">Like above, but three more variables for day (of month), month, and year (4 digits).</text:p>
      <text:p text:style-name="P3"/>
      <text:p text:style-name="P3">Note all variable values will be strings. This is to allow leading zeroes, like "02" for february, which is handy to combine filenames.</text:p>
      <text:list text:style-name="L1" text:continue-numbering="true">
        <text:list-item>
          <text:list text:continue-numbering="true">
            <text:list-item>
              <text:h text:style-name="P185" text:outline-level="2">Copy, rename, move, and delete files</text:h>
              <text:list>
                <text:list-item>
                  <text:h text:style-name="P248" text:outline-level="3">Copy a single file (Copy)</text:h>
                </text:list-item>
              </text:list>
            </text:list-item>
          </text:list>
        </text:list-item>
      </text:list>
      <text:p text:style-name="P3"><text:span text:style-name="T52">Copy(</text:span><text:span text:style-name="T51"> </text:span><text:span text:style-name="T54">source file</text:span><text:span text:style-name="T51">, </text:span><text:span text:style-name="T54">target file</text:span><text:span text:style-name="T51"> [, </text:span><text:span text:style-name="T54">overwrite?</text:span><text:span text:style-name="T51">] </text:span><text:span text:style-name="T52">)</text:span></text:p>
      <text:p text:style-name="P3"/>
      <text:p text:style-name="Text_20_body">Copies a file.</text:p>
      <text:p text:style-name="Text_20_body">The target must contain a filename, too. (I.e., not only the path!)</text:p>
      <text:p text:style-name="Text_20_body">If <text:span text:style-name="T6">overwrite?</text:span> is FALSE or omitted, already existing files won't be overwritten.</text:p>
      <text:p text:style-name="P69">Example:</text:p>
      <text:p text:style-name="P50">Copy( "\My documents\test.txt", "\Storage\text.txt" )</text:p>
      <text:p text:style-name="P3"/>
      <text:list text:style-name="L1" text:continue-numbering="true">
        <text:list-item>
          <text:list text:continue-numbering="true">
            <text:list-item>
              <text:list text:continue-numbering="true">
                <text:list-item>
                  <text:h text:style-name="P248" text:outline-level="3">Copy multiple files (XCopy)</text:h>
                </text:list-item>
              </text:list>
            </text:list-item>
          </text:list>
        </text:list-item>
      </text:list>
      <text:p text:style-name="P3"><text:span text:style-name="T52">XCopy(</text:span><text:span text:style-name="T51"> </text:span><text:span text:style-name="T54">source files</text:span><text:span text:style-name="T51">, </text:span><text:span text:style-name="T54">target directory </text:span><text:span text:style-name="T51">[, </text:span><text:span text:style-name="T54">overwrite?</text:span></text:p>
      <text:p text:style-name="P50"><text:span text:style-name="T5"><text:s text:c="7"/></text:span><text:span text:style-name="T15">[, </text:span><text:span text:style-name="T5">subdirs? </text:span><text:span text:style-name="T15">]</text:span><text:span text:style-name="T5"> </text:span>] <text:span text:style-name="T32">)</text:span></text:p>
      <text:p text:style-name="P3"/>
      <text:p text:style-name="Text_20_body">Copies files to the target directory.</text:p>
      <text:p text:style-name="Text_20_body">The source can contain wildcards (* and ?) in the filename (e.g. "\My documents\*.psw", but not "\My *\*.psw").</text:p>
      <text:p text:style-name="Text_20_body">The target must be an existing directory.</text:p>
      <text:p text:style-name="Text_20_body">If <text:span text:style-name="T6">overwrite?</text:span> is FALSE or omitted, already existing files won't be overwritten.</text:p>
      <text:p text:style-name="Text_20_body">If <text:span text:style-name="T6">subdirs?</text:span> is TRUE, all files fitting to the source filter contained in subdirectories will be copied, too. The target subdirectories are created if necessary.</text:p>
      <text:p text:style-name="P7">Examples:</text:p>
      <text:p text:style-name="P50">XCopy( "\My documents\*.txt", "\Storage" )</text:p>
      <text:p text:style-name="P50">XCopy( "\My documents\*.txt", "\Storage", TRUE, TRUE ) <text:span text:style-name="T34">(will copy also “\My documents\texts\x.txt” to “\Storage\texts\x.txt”)</text:span></text:p>
      <text:p text:style-name="P3"/>
      <text:list text:style-name="L1" text:continue-numbering="true">
        <text:list-item>
          <text:list text:continue-numbering="true">
            <text:list-item>
              <text:list text:continue-numbering="true">
                <text:list-item>
                  <text:h text:style-name="P248" text:outline-level="3">Rename or move a single file (Rename)</text:h>
                </text:list-item>
              </text:list>
            </text:list-item>
          </text:list>
        </text:list-item>
      </text:list>
      <text:p text:style-name="P3"><text:span text:style-name="T52">Rename(</text:span><text:span text:style-name="T51"> </text:span><text:span text:style-name="T54">source file</text:span><text:span text:style-name="T51">, </text:span><text:span text:style-name="T54">target file </text:span><text:span text:style-name="T51">[, </text:span><text:span text:style-name="T54">overwrite? </text:span><text:span text:style-name="T51">] </text:span><text:span text:style-name="T52">)</text:span></text:p>
      <text:p text:style-name="P3"/>
      <text:p text:style-name="Text_20_body">Renames or moves a file.</text:p>
      <text:p text:style-name="Text_20_body">You have to include the path in the target, too!</text:p>
      <text:p text:style-name="Text_20_body">If <text:span text:style-name="T6">overwrite?</text:span> is FALSE or omitted, already existing files won't be overwritten.</text:p>
      <text:p text:style-name="Text_20_body"/>
      <text:p text:style-name="Text_20_body"/>
      <text:p text:style-name="Text_20_body"/>
      <text:p text:style-name="Text_20_body"/>
      <text:list text:style-name="L1" text:continue-numbering="true">
        <text:list-item>
          <text:list text:continue-numbering="true">
            <text:list-item>
              <text:list text:continue-numbering="true">
                <text:list-item>
                  <text:h text:style-name="P248" text:outline-level="3"><text:soft-page-break/>Move multiple files (Move)</text:h>
                </text:list-item>
              </text:list>
            </text:list-item>
          </text:list>
        </text:list-item>
      </text:list>
      <text:p text:style-name="P3"><text:span text:style-name="T52">Move(</text:span><text:span text:style-name="T51"> </text:span><text:span text:style-name="T54">source files</text:span><text:span text:style-name="T51">, </text:span><text:span text:style-name="T54">target directory </text:span><text:span text:style-name="T51">[, </text:span><text:span text:style-name="T54">overwrite?</text:span></text:p>
      <text:p text:style-name="P50"><text:span text:style-name="T5"><text:s text:c="6"/></text:span><text:span text:style-name="T15">[, </text:span><text:span text:style-name="T5">subdirs? </text:span><text:span text:style-name="T15">]</text:span> ] <text:span text:style-name="T32">)</text:span></text:p>
      <text:p text:style-name="P3"/>
      <text:p text:style-name="Text_20_body">Moves files to the target directory.</text:p>
      <text:p text:style-name="Text_20_body">The source can contain wildcards (* and ?) in the filename (e.g. "\My documents\*.psw", but not "\My *\*.psw").</text:p>
      <text:p text:style-name="Text_20_body">The target must be an existing directory.</text:p>
      <text:p text:style-name="Text_20_body">If <text:span text:style-name="T6">overwrite?</text:span> is FALSE or omitted, already existing files won't be overwritten.</text:p>
      <text:p text:style-name="Text_20_body">If <text:span text:style-name="T6">subdirs?</text:span> is TRUE, all files fitting to the source filter contained in subdirectories will be moved, too. The target subdirectories are created if necessary. The source directories will not be removed if they're empty afterwards.</text:p>
      <text:list text:style-name="L1" text:continue-numbering="true">
        <text:list-item>
          <text:list text:continue-numbering="true">
            <text:list-item>
              <text:list text:continue-numbering="true">
                <text:list-item>
                  <text:h text:style-name="P248" text:outline-level="3">Delete file(s) (Delete)</text:h>
                </text:list-item>
              </text:list>
            </text:list-item>
          </text:list>
        </text:list-item>
      </text:list>
      <text:p text:style-name="P3"><text:span text:style-name="T52">Delete(</text:span><text:span text:style-name="T51"> </text:span><text:span text:style-name="T54">files</text:span><text:span text:style-name="T51"> </text:span><text:span text:style-name="T52">)</text:span></text:p>
      <text:p text:style-name="P3"/>
      <text:p text:style-name="Text_20_body">Deletes the file(s).</text:p>
      <text:p text:style-name="Text_20_body">The file parameter can contain wildcards (* and ?) in the filename (e.g. "\My documents\*.psw", but not "\My *\*.psw").</text:p>
      <text:list text:style-name="L1" text:continue-numbering="true">
        <text:list-item>
          <text:list text:continue-numbering="true">
            <text:list-item>
              <text:list text:continue-numbering="true">
                <text:list-item>
                  <text:h text:style-name="P248" text:outline-level="3">Delete files, also in subdirectories (DelTree)</text:h>
                </text:list-item>
              </text:list>
            </text:list-item>
          </text:list>
        </text:list-item>
      </text:list>
      <text:p text:style-name="P3"><text:span text:style-name="T52">DelTree(</text:span><text:span text:style-name="T51"> </text:span><text:span text:style-name="T55">files</text:span><text:span text:style-name="T51"> </text:span><text:span text:style-name="T52">)</text:span></text:p>
      <text:p text:style-name="P50"/>
      <text:p text:style-name="Text_20_body">Deletes the file(s), including all subdirectories.</text:p>
      <text:p text:style-name="Text_20_body">If the (sub)directory is empty afterwards, it will be removed.</text:p>
      <text:p text:style-name="Text_20_body">The file parameter can contain wildcards (* and ?) in the filename (e.g. "\My documents\*.psw", but not "\My *\*.psw"), which will also be used for the subdirectories.</text:p>
      <text:p text:style-name="Text_20_body">If no file filter is given (e.g. <text:span text:style-name="T20">DelTree( "\Temp" )</text:span>) and the given path exists, *.* is assumed.</text:p>
      <text:p text:style-name="P83">Please handle with care!</text:p>
      <text:list text:style-name="L1" text:continue-numbering="true">
        <text:list-item>
          <text:list text:continue-numbering="true">
            <text:list-item>
              <text:list text:continue-numbering="true">
                <text:list-item>
                  <text:h text:style-name="P248" text:outline-level="3">Creating a shortcut/link (CreateShortcut)</text:h>
                </text:list-item>
              </text:list>
            </text:list-item>
          </text:list>
        </text:list-item>
      </text:list>
      <text:p text:style-name="P3"><text:span text:style-name="T52">CreateShortcut(</text:span><text:span text:style-name="T51"> </text:span><text:span text:style-name="T55">shortcut file</text:span><text:span text:style-name="T51">, </text:span><text:span text:style-name="T54">target file </text:span><text:span text:style-name="T63">[, </text:span><text:span text:style-name="T54">overwrite? </text:span><text:span text:style-name="T63">]</text:span><text:span text:style-name="T51"> </text:span><text:span text:style-name="T52">)</text:span></text:p>
      <text:p text:style-name="P3"/>
      <text:p text:style-name="Text_20_body">Creates a shortcut (link) to the target file. This can be an entry in the start menu, for example.</text:p>
      <text:p text:style-name="Text_20_body">If <text:span text:style-name="T6">overwrite?</text:span> is FALSE or omitted, already existing files won't be overwritten.</text:p>
      <text:p text:style-name="P48">Example:</text:p>
      <text:p text:style-name="Standard">CreateShortcut("\Windows\Start Menu\Test.lnk","\Storage\Test.exe")</text:p>
      <text:p text:style-name="P50"/>
      <text:p text:style-name="P50"/>
      <text:p text:style-name="P50"/>
      <text:p text:style-name="P50"/>
      <text:list text:style-name="L1" text:continue-numbering="true">
        <text:list-item>
          <text:list text:continue-numbering="true">
            <text:list-item>
              <text:h text:style-name="P146" text:outline-level="2"><text:soft-page-break/>Reading and writing text files</text:h>
              <text:list>
                <text:list-item>
                  <text:h text:style-name="P248" text:outline-level="3">Reading a text file (ReadFile, ReadLine)</text:h>
                </text:list-item>
              </text:list>
            </text:list-item>
          </text:list>
        </text:list-item>
      </text:list>
      <text:p text:style-name="P3"><text:span text:style-name="T55">string</text:span><text:span text:style-name="T51"> = </text:span><text:span text:style-name="T52">ReadFile(</text:span><text:span text:style-name="T51"> </text:span><text:span text:style-name="T54">file name </text:span><text:span text:style-name="T63">[, </text:span><text:span text:style-name="T54">length </text:span><text:span text:style-name="T63">[,</text:span><text:span text:style-name="T54"> codepage </text:span><text:span text:style-name="T63">] ]</text:span><text:span text:style-name="T51"> </text:span><text:span text:style-name="T52">)</text:span></text:p>
      <text:p text:style-name="P52"><text:span text:style-name="T9">string</text:span><text:span text:style-name="T19"> =</text:span> ReadLine( <text:span text:style-name="T10">file name </text:span><text:span text:style-name="T17">[,</text:span><text:span text:style-name="T10"> codepage </text:span><text:span text:style-name="T17">] </text:span>)</text:p>
      <text:p text:style-name="P3"/>
      <text:p text:style-name="Text_20_body">ReadFile reads the entire contents of a text file into the variable. The file size is limited to <text:span text:style-name="T6">length</text:span>, 1 MB or the available memory (whichever is the least). If <text:span text:style-name="T6">length</text:span> is 0, the default maximum (1 MB) is used.</text:p>
      <text:p text:style-name="Text_20_body">ReadLine reads a single line of the given text file. The next time ReadLine is invoked, it returns the next line, etc. If there are no more lines in the file, it returns an empty value (see <text:a xlink:type="simple" xlink:href="#9.2.4.Check if variable is assigned (IsEmpty)|outline"><text:s/>9.2.4 Check if variable is assigned (IsEmpty)</text:a>). Opposed to ReadFile, ReadLine only works with “real” files, not with serial ports (see <text:a xlink:type="simple" xlink:href="#9.13.5.Access serial ports (SetComInfo)|outline">9.13.5 Access serial ports (SetComInfo)</text:a>) or Internet access.</text:p>
      <text:p text:style-name="Text_20_body">Possible values for the codepage are either the codepage numbers (if you know them) like 1252 (Western Europe), 437 (American DOS), ... or any of those strings:</text:p>
      <text:list text:style-name="L7">
        <text:list-item>
          <text:p text:style-name="P128">"latin1" (Western Europe)</text:p>
        </text:list-item>
        <text:list-item>
          <text:p text:style-name="P128">"jis" (Japanese)</text:p>
        </text:list-item>
        <text:list-item>
          <text:p text:style-name="P128">"wansung" (Korean)</text:p>
        </text:list-item>
        <text:list-item>
          <text:p text:style-name="P128">"johab" (Korean)</text:p>
        </text:list-item>
        <text:list-item>
          <text:p text:style-name="P128">"chinesesimp" (Chinese simplified)</text:p>
        </text:list-item>
        <text:list-item>
          <text:p text:style-name="P128">"chinesetrad" (Chinese traditional)</text:p>
        </text:list-item>
        <text:list-item>
          <text:p text:style-name="P128">"hebrew"</text:p>
        </text:list-item>
        <text:list-item>
          <text:p text:style-name="P128">"arabic"</text:p>
        </text:list-item>
        <text:list-item>
          <text:p text:style-name="P128">"greek"</text:p>
        </text:list-item>
        <text:list-item>
          <text:p text:style-name="P128">"turkish"</text:p>
        </text:list-item>
        <text:list-item>
          <text:p text:style-name="P128">"baltic"</text:p>
        </text:list-item>
        <text:list-item>
          <text:p text:style-name="P128">"latin2" (mostly Eastern Europe)</text:p>
        </text:list-item>
        <text:list-item>
          <text:p text:style-name="P128">"cyrillic"</text:p>
        </text:list-item>
        <text:list-item>
          <text:p text:style-name="P128">"thai"</text:p>
        </text:list-item>
        <text:list-item>
          <text:p text:style-name="P128">"utf8" (special encoding only for non-ASCII characters)</text:p>
        </text:list-item>
        <text:list-item>
          <text:p text:style-name="P128">"unicode" (2 bytes for each character, to be more precise UTF-16 little endian)</text:p>
        </text:list-item>
        <text:list-item>
          <text:p text:style-name="P128">"utf8-prefix" (like "utf8", but file starts with the hex values EF BB BF, which is an indicator for some editors/programs)</text:p>
        </text:list-item>
        <text:list-item>
          <text:p text:style-name="P128">"unicode-prefix" (similar to "utf8-prefix", but with FF FE prefix and unicode)</text:p>
        </text:list-item>
      </text:list>
      <text:p text:style-name="Text_20_body"/>
      <text:p text:style-name="Text_20_body">Default is the system's default codepage, which depends on your Windows localization. UTF8 or Unicode encoded files are also recognized, if they start with the corresponding prefixes (see “-prefix” encodings above).</text:p>
      <text:p text:style-name="Text_20_body">You can parse the file e.g. with ForEach line in split ( contents, "^LF^", TRUE )</text:p>
      <text:p text:style-name="Text_20_body">See also the ForEach possibilities for INI files and ReadINI/WriteINI!</text:p>
      <text:p text:style-name="Text_20_body"/>
      <text:p text:style-name="Text_20_body"/>
      <text:p text:style-name="Text_20_body"/>
      <text:p text:style-name="Text_20_body"/>
      <text:p text:style-name="P74">Example for ReadLine:</text:p>
      <text:p text:style-name="P22"><text:soft-page-break/>StatusType( ST_LIST, TRUE, FALSE )</text:p>
      <text:p text:style-name="P22">StatusHistorySize( 500 )</text:p>
      <text:p text:style-name="P22"/>
      <text:p text:style-name="P22">line = ReadLine( "test.txt" )</text:p>
      <text:p text:style-name="P22">While( NOT IsEmpty( line ) )</text:p>
      <text:p text:style-name="P22"><text:s text:c="2"/>StatusMessage( line )</text:p>
      <text:p text:style-name="P22"><text:s text:c="2"/>line = ReadLine( "test.txt" )</text:p>
      <text:p text:style-name="P22">EndWhile</text:p>
      <text:p text:style-name="P22"/>
      <text:list text:style-name="L1" text:continue-numbering="true">
        <text:list-item>
          <text:list text:continue-numbering="true">
            <text:list-item>
              <text:list text:continue-numbering="true">
                <text:list-item>
                  <text:h text:style-name="P248" text:outline-level="3">Writing to a text file (WriteFile)</text:h>
                </text:list-item>
              </text:list>
            </text:list-item>
          </text:list>
        </text:list-item>
      </text:list>
      <text:p text:style-name="P3"><text:span text:style-name="T52">WriteFile(</text:span><text:span text:style-name="T51"> </text:span><text:span text:style-name="T54">file name</text:span><text:span text:style-name="T51">, </text:span><text:span text:style-name="T55">contents</text:span><text:span text:style-name="T51"> [, </text:span><text:span text:style-name="T55">append</text:span><text:span text:style-name="T54">? </text:span><text:span text:style-name="T63">[, </text:span><text:span text:style-name="T54">codepage</text:span><text:span text:style-name="T63"> ]</text:span><text:span text:style-name="T51"> ] </text:span><text:span text:style-name="T52">)</text:span></text:p>
      <text:p text:style-name="P3"/>
      <text:p text:style-name="Text_20_body">Writes the contents to the file.</text:p>
      <text:p text:style-name="Text_20_body">If <text:span text:style-name="T6">append?</text:span> is FALSE or the parameter is omitted, an existing file will be overwritten, otherwise the given contents is appended at the end of the existing data.</text:p>
      <text:p text:style-name="Text_20_body">For possible values for codepage, please see ReadFile above. The “-prefix” variations only are applied if <text:span text:style-name="T9">append?</text:span> is FALSE!</text:p>
      <text:list text:style-name="L1" text:continue-numbering="true">
        <text:list-item>
          <text:list text:continue-numbering="true">
            <text:list-item>
              <text:list text:continue-numbering="true">
                <text:list-item>
                  <text:h text:style-name="P248" text:outline-level="3">Reading a value of an INI file (IniRead)</text:h>
                </text:list-item>
              </text:list>
            </text:list-item>
          </text:list>
        </text:list-item>
      </text:list>
      <text:p text:style-name="P3"><text:span text:style-name="T57">string</text:span><text:span text:style-name="T60"> =</text:span><text:span text:style-name="T52"> IniRead(</text:span><text:span text:style-name="T51"> </text:span><text:span text:style-name="T54">file name</text:span><text:span text:style-name="T51">, </text:span><text:span text:style-name="T54">section</text:span><text:span text:style-name="T51">, </text:span><text:span text:style-name="T54">entry</text:span><text:span text:style-name="T51"> </text:span><text:span text:style-name="T52">)</text:span></text:p>
      <text:p text:style-name="P3"/>
      <text:p text:style-name="Text_20_body">Reads an entry from an INI file. The section name must be passed without the brackets.</text:p>
      <text:p text:style-name="P7">Example:</text:p>
      <text:p text:style-name="P50">x = IniRead( "\My documents\test.ini", "Settings", "Test" )</text:p>
      <text:p text:style-name="P50"/>
      <text:list text:style-name="L1" text:continue-numbering="true">
        <text:list-item>
          <text:list text:continue-numbering="true">
            <text:list-item>
              <text:list text:continue-numbering="true">
                <text:list-item>
                  <text:h text:style-name="P248" text:outline-level="3">Writing a value to an INI file (IniWrite)</text:h>
                </text:list-item>
              </text:list>
            </text:list-item>
          </text:list>
        </text:list-item>
      </text:list>
      <text:p text:style-name="P3"><text:span text:style-name="T52">IniWrite(</text:span><text:span text:style-name="T51"> </text:span><text:span text:style-name="T54">file name</text:span><text:span text:style-name="T51">, </text:span><text:span text:style-name="T54">section</text:span><text:span text:style-name="T51">, </text:span><text:span text:style-name="T54">entry, value</text:span><text:span text:style-name="T51"> </text:span><text:span text:style-name="T52">)</text:span></text:p>
      <text:p text:style-name="P3"/>
      <text:p text:style-name="Text_20_body">Writes an entry to an INI file. The section name must be passed without the brackets.</text:p>
      <text:p text:style-name="Text_20_body">Be aware this causes MortScript to load, parse, and write the entire file. It might be better to do this yourself (ReadFile, ForEach with split, WriteFile) if many values are modified.</text:p>
      <text:p text:style-name="P7">Example:</text:p>
      <text:p text:style-name="P50">IniWrite( "\My documents\test.ini", "Settings", "Test", "x" )</text:p>
      <text:p text:style-name="P50"/>
      <text:p text:style-name="P50"/>
      <text:p text:style-name="P50"/>
      <text:p text:style-name="P50"/>
      <text:p text:style-name="P50"/>
      <text:p text:style-name="P50"/>
      <text:p text:style-name="P50"/>
      <text:p text:style-name="P50"/>
      <text:list text:style-name="L1" text:continue-numbering="true">
        <text:list-item>
          <text:list text:continue-numbering="true">
            <text:list-item>
              <text:list text:continue-numbering="true">
                <text:list-item>
                  <text:h text:style-name="P248" text:outline-level="3">Access serial ports (SetComInfo)</text:h>
                </text:list-item>
              </text:list>
            </text:list-item>
          </text:list>
        </text:list-item>
      </text:list>
      <text:p text:style-name="P14"><text:span text:style-name="T51">SetComInfo( </text:span><text:span text:style-name="T60">port</text:span><text:span text:style-name="T51">, </text:span><text:span text:style-name="T60">timeout [</text:span><text:span text:style-name="T51">, </text:span><text:span text:style-name="T60">baud rate [, parity [, bits</text:span></text:p>
      <text:p text:style-name="P54"><text:soft-page-break/><text:s text:c="12"/>[, stop bits [, control ]]]]] <text:span text:style-name="T33">)</text:span></text:p>
      <text:p text:style-name="P56"/>
      <text:p text:style-name="Text_20_body">With this command you define how a COM port is accessed.</text:p>
      <text:p text:style-name="Text_20_body">The command must be invoked before ReadFile or WriteFile. When you call those functions with „COM1:“ (or any other COM port) as file name, the access is initialized with the given values.</text:p>
      <text:p text:style-name="Text_20_body">You should use ReadFile with a maximum size, otherwise there might be a huge lag until the timeout is reached. E.g. <text:span text:style-name="T20">data = ReadFile( "COM1:", 100 )</text:span>.</text:p>
      <text:p text:style-name="P79">Parameters:</text:p>
      <text:p text:style-name="P45">Port<text:tab/>The port as DOS filename, e.g. "COM1:". Please regard uppercase and colons!</text:p>
      <text:p text:style-name="P45">Timeout<text:tab/>Timespan in milliseconds after which the system should cancel the access</text:p>
      <text:p text:style-name="P46">Baud rate<text:tab/>The transfer speed. Usually it's 9600, 14400, or 56700, the default if you omit this <text:tab/>parameter is 9600.</text:p>
      <text:p text:style-name="P45">Parity<text:tab/>The parity of a check bit. Possible values are "none", "even", "odd", "mark", and</text:p>
      <text:p text:style-name="P46"><text:s/><text:tab/>"space". In most cases, it's "none", which is also the default, rarely "even" or "odd".</text:p>
      <text:p text:style-name="P45">Bits<text:tab/>Number of bits per transmitted byte. Nowadays it's almost always 8 (default), only</text:p>
      <text:p text:style-name="P46"><text:tab/>in rare cases it's 7, less it almost never used.</text:p>
      <text:p text:style-name="P45">Stop bits<text:tab/>Number of stop bits (duration between bytes). Possible values are 1 (default)</text:p>
      <text:p text:style-name="P46"><text:tab/>1.5 (pass as quoted string!), and 2.</text:p>
      <text:p text:style-name="P45">Control<text:tab/>Type of flow control. Available are "None", "RTS/CTS" (default), and</text:p>
      <text:p text:style-name="P46"><text:tab/>"XON/XOFF".</text:p>
      <text:p text:style-name="P56"/>
      <text:p text:style-name="P44">Hint: Depending on system, drivers, and device, not all parameters are always used correctly. Especially the timeout seems to be handled differently, sometimes it's even ignored completely.</text:p>
      <text:list text:style-name="L1" text:continue-numbering="true">
        <text:list-item>
          <text:list text:continue-numbering="true">
            <text:list-item>
              <text:h text:style-name="P185" text:outline-level="2">File system informations</text:h>
              <text:list>
                <text:list-item>
                  <text:h text:style-name="P248" text:outline-level="3">Check whether file or directory exists (FileExists/DirExists)</text:h>
                </text:list-item>
              </text:list>
            </text:list-item>
          </text:list>
        </text:list-item>
      </text:list>
      <text:p text:style-name="P22"><text:span text:style-name="T6">bool</text:span> = <text:span text:style-name="T33">FileExists(</text:span> <text:span text:style-name="T6">file name</text:span> <text:span text:style-name="T33">)</text:span></text:p>
      <text:p text:style-name="P22"><text:span text:style-name="T6">bool</text:span> = <text:span text:style-name="T33">DirExists(</text:span> <text:span text:style-name="T6">directory name</text:span> <text:span text:style-name="T33">)</text:span></text:p>
      <text:p text:style-name="P22"/>
      <text:p text:style-name="Text_20_body">Returns TRUE, if the file or directory exists, FALSE if not.</text:p>
      <text:p text:style-name="Text_20_body">It also returns FALSE, if the entry doesn't correspond to the queried type. This means,<text:line-break/>“FileExists( "\Windows" )” is FALSE, because it's a directory, not a file.</text:p>
      <text:list text:style-name="L1" text:continue-numbering="true">
        <text:list-item>
          <text:list text:continue-numbering="true">
            <text:list-item>
              <text:list text:continue-numbering="true">
                <text:list-item>
                  <text:h text:style-name="P248" text:outline-level="3">Check free space (FreeDiskSpace)</text:h>
                </text:list-item>
              </text:list>
            </text:list-item>
          </text:list>
        </text:list-item>
      </text:list>
      <text:p text:style-name="P23"><text:span text:style-name="T6">int</text:span> = <text:span text:style-name="T33">FreeDiskSpace(</text:span> <text:span text:style-name="T6">directory</text:span> <text:span text:style-name="T19">[</text:span><text:span text:style-name="T33">,</text:span><text:span text:style-name="T19"> </text:span><text:span text:style-name="T9">unit</text:span><text:span text:style-name="T19">]</text:span><text:span text:style-name="T33"> )</text:span></text:p>
      <text:p text:style-name="P23"/>
      <text:p text:style-name="P68">Returns the free disk space in the given directory. By default, it's in bytes, you can specify another unit by passing BYTES, KB, MB, or GB as unit parameter (constants, i.e. without quotes). The maximum return value is 2147483147, which is about 2GB for size in bytes, 2TB for KB, etc.</text:p>
      <text:p text:style-name="Text_20_body">On Windows Mobile devices, the directory (e.g. “\Storage“ for the storage card), on PCs the drive letter (“D:\...”) is regarded.</text:p>
      <text:list text:style-name="L1" text:continue-numbering="true">
        <text:list-item>
          <text:list text:continue-numbering="true">
            <text:list-item>
              <text:list text:continue-numbering="true">
                <text:list-item>
                  <text:h text:style-name="P248" text:outline-level="3">Check disk size (TotalDiskSpace)</text:h>
                </text:list-item>
              </text:list>
            </text:list-item>
          </text:list>
        </text:list-item>
      </text:list>
      <text:p text:style-name="P23"><text:span text:style-name="T6">int</text:span> = <text:span text:style-name="T33">TotalDiskSpace(</text:span> <text:span text:style-name="T6">directory </text:span><text:span text:style-name="T17">[</text:span><text:span text:style-name="T16">, </text:span><text:span text:style-name="T9">unit</text:span><text:span text:style-name="T17">]</text:span><text:span text:style-name="T16"> </text:span><text:span text:style-name="T33">)</text:span></text:p>
      <text:p text:style-name="P23"/>
      <text:p text:style-name="P68">Returns the size of the disk of the given directory. By default, it's in bytes, you can specify another unit by passing BYTES, KB, MB, or GB as unit parameter (constants, i.e. without quotes). The maximum return value is 2147483147, which is about 2GB for size in bytes, 2TB for KB, etc.</text:p>
      <text:p text:style-name="Text_20_body">On Windows Mobile devices, the directory (e.g. “\Storage“ for the storage card), on PCs the drive letter (“D:\...”) is regarded.</text:p>
      <text:p text:style-name="Text_20_body">I know, 2GB isn't much, but handling larger numbers would be quite complicated, because that number is the highest value a 32 bit system can handle without workarounds... (Yes, 4GB would be possible, too, but then negative numbers wouldn't be supported at all in MortScript...)</text:p>
      <text:list text:style-name="L1" text:continue-numbering="true">
        <text:list-item>
          <text:list text:continue-numbering="true">
            <text:list-item>
              <text:list text:continue-numbering="true">
                <text:list-item>
                  <text:h text:style-name="P248" text:outline-level="3">Get file size (FileSize)</text:h>
                </text:list-item>
              </text:list>
            </text:list-item>
          </text:list>
        </text:list-item>
      </text:list>
      <text:p text:style-name="P86"><text:span text:style-name="T22">int</text:span><text:span text:style-name="T20"> = </text:span><text:span text:style-name="T21">FileSize( </text:span><text:span text:style-name="T23">file name </text:span><text:span text:style-name="T26">[</text:span><text:span text:style-name="T27">, </text:span><text:span text:style-name="T28">unit</text:span><text:span text:style-name="T26">]</text:span><text:span text:style-name="T23"> </text:span><text:span text:style-name="T31">)</text:span></text:p>
      <text:p text:style-name="P3">Returns the size of the file in bytes. By default, it's in bytes, you can specify another unit by passing BYTES, KB, MB, or GB as unit parameter (constants, i.e. without quotes). The maximum return value is 2147483147, which is about 2GB for size in bytes, 2TB for KB, etc.</text:p>
      <text:p text:style-name="P3"/>
      <text:p text:style-name="P3"/>
      <text:p text:style-name="P3"/>
      <text:p text:style-name="P3"/>
      <text:p text:style-name="P3"/>
      <text:list text:style-name="L1" text:continue-numbering="true">
        <text:list-item>
          <text:list text:continue-numbering="true">
            <text:list-item>
              <text:list text:continue-numbering="true">
                <text:list-item>
                  <text:h text:style-name="P248" text:outline-level="3"><text:soft-page-break/>Get file creation time (FileCreateTime)</text:h>
                </text:list-item>
              </text:list>
            </text:list-item>
          </text:list>
        </text:list-item>
      </text:list>
      <text:p text:style-name="P86"><text:span text:style-name="T22">int</text:span><text:span text:style-name="T20"> = </text:span><text:span text:style-name="T21">FileCreateTime( </text:span><text:span text:style-name="T23">file name </text:span><text:span text:style-name="T31">)</text:span></text:p>
      <text:p text:style-name="Text_20_body">Returns the creation time of the file as unix timestamp, or 0 if the file doesn't exist.</text:p>
      <text:p text:style-name="Text_20_body">See also <text:a xlink:type="simple" xlink:href="#9.10.Time|outline">9.11 Time</text:a> for informations about how to compare or format it.</text:p>
      <text:list text:style-name="L1" text:continue-numbering="true">
        <text:list-item>
          <text:list text:continue-numbering="true">
            <text:list-item>
              <text:list text:continue-numbering="true">
                <text:list-item>
                  <text:h text:style-name="P248" text:outline-level="3">Get file modification time (FileModifyTime)</text:h>
                </text:list-item>
              </text:list>
            </text:list-item>
          </text:list>
        </text:list-item>
      </text:list>
      <text:p text:style-name="P86"><text:span text:style-name="T22">int</text:span><text:span text:style-name="T20"> = </text:span><text:span text:style-name="T21">FileModifyTime( </text:span><text:span text:style-name="T23">file name </text:span><text:span text:style-name="T31">)</text:span></text:p>
      <text:p text:style-name="Text_20_body">Returns the last modification time of the file as unix timestamp, or 0 if the file doesn't exist.</text:p>
      <text:p text:style-name="Text_20_body">See also <text:a xlink:type="simple" xlink:href="#9.10.Time|outline">9.11 Time</text:a> for informations about how to compare or format it.</text:p>
      <text:list text:style-name="L1" text:continue-numbering="true">
        <text:list-item>
          <text:list text:continue-numbering="true">
            <text:list-item>
              <text:list text:continue-numbering="true">
                <text:list-item>
                  <text:h text:style-name="P403" text:outline-level="3"><text:span text:style-name="T49">Get</text:span> file attributes (FileAttribs)</text:h>
                </text:list-item>
              </text:list>
            </text:list-item>
          </text:list>
        </text:list-item>
      </text:list>
      <text:p text:style-name="P86"><text:span text:style-name="T22">bool</text:span><text:span text:style-name="T20"> = </text:span><text:span text:style-name="T21">FileAttribute( </text:span><text:span text:style-name="T23">file name</text:span><text:span text:style-name="T24">, a</text:span><text:span text:style-name="T23">ttribute</text:span><text:span text:style-name="T31"> )</text:span></text:p>
      <text:p text:style-name="P3">Returns the current state of the given file attribute. TRUE = attribute is set, FALSE = not set</text:p>
      <text:p text:style-name="P3"/>
      <text:p text:style-name="P3">Allowed values for “a<text:span text:style-name="T6">ttribute”</text:span><text:span text:style-name="T15">:</text:span></text:p>
      <text:list text:style-name="L8">
        <text:list-item>
          <text:p text:style-name="P116"><text:span text:style-name="T20">directory</text:span><text:span text:style-name="T34"> (is the given file a directory?)</text:span></text:p>
        </text:list-item>
        <text:list-item>
          <text:p text:style-name="P116"><text:span text:style-name="T20">hidden</text:span><text:span text:style-name="T34"> (hidden file?)</text:span></text:p>
        </text:list-item>
        <text:list-item>
          <text:p text:style-name="P116"><text:span text:style-name="T20">readonly</text:span><text:span text:style-name="T34"> (write protection?)</text:span></text:p>
        </text:list-item>
        <text:list-item>
          <text:p text:style-name="P116"><text:span text:style-name="T20">system</text:span><text:span text:style-name="T34"> (system file?)</text:span></text:p>
        </text:list-item>
        <text:list-item>
          <text:p text:style-name="P116"><text:span text:style-name="T20">archive</text:span><text:span text:style-name="T34"> (not archived?)</text:span></text:p>
        </text:list-item>
      </text:list>
      <text:p text:style-name="P3">Must be passed as string (i.e. in quotation marks or as value of a variable/expressio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text:style-name="L1" text:continue-numbering="true">
        <text:list-item>
          <text:list text:continue-numbering="true">
            <text:list-item>
              <text:list text:continue-numbering="true">
                <text:list-item>
                  <text:h text:style-name="P248" text:outline-level="3"><text:soft-page-break/>Set file attributes (SetFileAttribute, SetFileAttribs)</text:h>
                </text:list-item>
              </text:list>
            </text:list-item>
          </text:list>
        </text:list-item>
      </text:list>
      <text:p text:style-name="P22"><text:span text:style-name="T32">SetFileAttribute(</text:span> <text:span text:style-name="T6">file name</text:span>, <text:span text:style-name="T6">attribute</text:span>, <text:span text:style-name="T6">set</text:span><text:span text:style-name="T5">?</text:span> <text:span text:style-name="T16">)</text:span></text:p>
      <text:p text:style-name="P22"/>
      <text:p text:style-name="P3">Sets (<text:span text:style-name="T6">set?</text:span>=TRUE) resp. removes (<text:span text:style-name="T6">set?</text:span>=FALSE) the given file attribute. All other attributes remain unmodified.</text:p>
      <text:p text:style-name="P26"/>
      <text:p text:style-name="P3">Allowed values for “a<text:span text:style-name="T6">ttribute”</text:span><text:span text:style-name="T15">:</text:span></text:p>
      <text:list text:style-name="L8">
        <text:list-item text:start-value="1">
          <text:p text:style-name="P116"><text:span text:style-name="T20">hidden</text:span><text:span text:style-name="T34"> (hidden file?)</text:span></text:p>
        </text:list-item>
        <text:list-item>
          <text:p text:style-name="P116"><text:span text:style-name="T20">readonly</text:span><text:span text:style-name="T34"> (write protection?)</text:span></text:p>
        </text:list-item>
        <text:list-item>
          <text:p text:style-name="P116"><text:span text:style-name="T20">system</text:span><text:span text:style-name="T34"> (system file?)</text:span></text:p>
        </text:list-item>
        <text:list-item>
          <text:p text:style-name="P116"><text:span text:style-name="T20">archive</text:span><text:span text:style-name="T34"> (not archived?)</text:span></text:p>
        </text:list-item>
      </text:list>
      <text:p text:style-name="P3">Must be passed as string (i.e. in quotation marks or as value of a variable/expression).</text:p>
      <text:p text:style-name="P3"/>
      <text:p text:style-name="P7">Examples:</text:p>
      <text:p text:style-name="P50">SetFileAttribute("\Test.txt", "hidden", TRUE)</text:p>
      <text:p text:style-name="P3"><text:span text:style-name="T39"></text:span> hides the file</text:p>
      <text:p text:style-name="P26"/>
      <text:p text:style-name="P50">SetFileAttribute("\Test.txt", "readonly", FALSE)</text:p>
      <text:p text:style-name="P3"><text:span text:style-name="T39"></text:span> removes the write protection</text:p>
      <text:p text:style-name="P26"/>
      <text:p text:style-name="P26"/>
      <text:p text:style-name="P23"><text:span text:style-name="T32">SetFileAttribs(</text:span> <text:span text:style-name="T5">file name</text:span>, <text:span text:style-name="T6">read only?</text:span><text:span text:style-name="T5"> </text:span>[, <text:span text:style-name="T6">hidden?</text:span><text:span text:style-name="T5"> </text:span>[, <text:span text:style-name="T6">archive?</text:span><text:span text:style-name="T5"> </text:span>]] )</text:p>
      <text:p text:style-name="P23"/>
      <text:p text:style-name="P3">Sets the given file attributes. With TRUE (or any other numeric value except 0/FALSE) the attribute is set, with FALSE it'll be removed. An empty string ("") will keep the attribute unmodified.</text:p>
      <text:p text:style-name="P3"/>
      <text:p text:style-name="P7">Examples:</text:p>
      <text:p text:style-name="P50">SetFileAttribs("\Test.txt", "", TRUE)</text:p>
      <text:p text:style-name="P3"><text:span text:style-name="T39"></text:span> hides the file, read only (and other attributes) remains unmodified</text:p>
      <text:p text:style-name="P3"/>
      <text:p text:style-name="P50">SetFileAttribs("\Test.txt", FALSE)</text:p>
      <text:p text:style-name="P3"><text:span text:style-name="T39"></text:span> removes read only attribute, all other attributes remain unmodified</text:p>
      <text:list text:style-name="L1" text:continue-numbering="true">
        <text:list-item>
          <text:list text:continue-numbering="true">
            <text:list-item>
              <text:list text:continue-numbering="true">
                <text:list-item>
                  <text:h text:style-name="P396" text:outline-level="3">Get version number (FileVersion / GetVersion)</text:h>
                </text:list-item>
              </text:list>
            </text:list-item>
          </text:list>
        </text:list-item>
      </text:list>
      <text:p text:style-name="P23"><text:span text:style-name="T5">string</text:span> = <text:span text:style-name="T32">FileVersion(</text:span> <text:span text:style-name="T5">file name</text:span> <text:span text:style-name="T32">)</text:span></text:p>
      <text:p text:style-name="P23"><text:span text:style-name="T32">GetVersion(</text:span> <text:span text:style-name="T5">file name</text:span>, <text:span text:style-name="T5">variable</text:span>, <text:span text:style-name="T5">variable</text:span>, <text:span text:style-name="T5">variable</text:span>, <text:span text:style-name="T5">variable</text:span> <text:span text:style-name="T32">)</text:span></text:p>
      <text:p text:style-name="P26"/>
      <text:p text:style-name="Text_20_body">Gets the version number in the resources, either as string ("a.b.c.d") or into single variables (integer values).</text:p>
      <text:p text:style-name="Text_20_body">This information isn't contained or accurate in all files. If contained, the version is always in four levels, usually major, minor, patch, and build version.</text:p>
      <text:p text:style-name="Text_20_body">When using the function FileVersion, the parts are concatenated with dots, (e.g. "3.1.2.0"), the command GetVersion assigns each part to a separate variable.</text:p>
      <text:list text:style-name="L1" text:continue-numbering="true">
        <text:list-item>
          <text:list text:continue-numbering="true">
            <text:list-item>
              <text:list text:continue-numbering="true">
                <text:list-item>
                  <text:h text:style-name="P248" text:outline-level="3">Get files/directories of directory (DirContents)</text:h>
                </text:list-item>
              </text:list>
            </text:list-item>
          </text:list>
        </text:list-item>
      </text:list>
      <text:p text:style-name="P86"><text:span text:style-name="T22">array</text:span><text:span text:style-name="T20"> = </text:span><text:span text:style-name="T21">DirContents( </text:span><text:span text:style-name="T23">files, type </text:span><text:span text:style-name="T31">)</text:span></text:p>
      <text:p text:style-name="Text_20_body">Returns an array with the files and/or directories contained in the given directory. The elements contain the file resp. directory names without the given directory (e.g. “x.txt”, not “C:\Directory\x.txt”).</text:p>
      <text:p text:style-name="Text_20_body">The <text:span text:style-name="T6">files</text:span> parameter consists of path and a file filter, like "\Windows\*.exe".</text:p>
      <text:p text:style-name="Text_20_body"><text:span text:style-name="T6">type</text:span> can be DC_FILES, DC_DIRS, or DC_ALL (constants, i.e. do not quote!). With DC_FILES, the contained files are returned, with DC_DIRS the directories, and DC_ALL returns both.</text:p>
      <text:p text:style-name="Text_20_body"/>
      <text:p text:style-name="Text_20_body"/>
      <text:list text:style-name="L1" text:continue-numbering="true">
        <text:list-item>
          <text:list text:continue-numbering="true">
            <text:list-item>
              <text:h text:style-name="P185" text:outline-level="2">ZIP archives</text:h>
              <text:list>
                <text:list-item>
                  <text:h text:style-name="P248" text:outline-level="3">Important hints</text:h>
                </text:list-item>
              </text:list>
            </text:list-item>
          </text:list>
        </text:list-item>
      </text:list>
      <text:p text:style-name="Text_20_body">With the functions, which are currently available to me, it is not possible to overwrite files contained in an archive. If an already existing file is added again, it's really added another time to the archive, i.e., there are two entries for the same file. Not all packers cope with something like that. Due to this, I recommend to create a new archive if you're in doubt..</text:p>
      <text:p text:style-name="Text_20_body">Another problem is the encoding of file names in ZIP archives. There is no standard for that, and unicode is not supported.</text:p>
      <text:p text:style-name="Text_20_body">MortScript uses – like most Windows/DOS programs – the DOS code page 437. This might cause troubles if your files contain special characters or foreign languages (e.g. Cyrillic or Greek characters). Additionally, Java's ZIP functions use UTF8.</text:p>
      <text:list text:style-name="L1" text:continue-numbering="true">
        <text:list-item>
          <text:list text:continue-numbering="true">
            <text:list-item>
              <text:list text:continue-numbering="true">
                <text:list-item>
                  <text:h text:style-name="P248" text:outline-level="3">Compress a single file (ZipFile)</text:h>
                </text:list-item>
              </text:list>
            </text:list-item>
          </text:list>
        </text:list-item>
      </text:list>
      <text:p text:style-name="P23"><text:span text:style-name="T33">ZipFile(</text:span> <text:span text:style-name="T6">source file</text:span>, <text:span text:style-name="T6">ZIP file</text:span>, <text:span text:style-name="T6">file name in archive</text:span> [, <text:span text:style-name="T6">rate</text:span>] <text:span text:style-name="T33">)</text:span></text:p>
      <text:p text:style-name="P23"/>
      <text:p text:style-name="P3">Adds the given file to the archive. The <text:span text:style-name="T6">source file</text:span> (the file to compress) and the <text:span text:style-name="T6">ZIP file</text:span> must be given with the complete path. Contrary to this, the file name in the archive is usually with a relative path, or completely without a path.</text:p>
      <text:p text:style-name="P3"/>
      <text:p text:style-name="P3">The compression rate ranges from 1=no compression to 9=best, if omitted, it defaults to 8.</text:p>
      <text:p text:style-name="P3"/>
      <text:p text:style-name="P7">Example:</text:p>
      <text:p text:style-name="P23">ZipFile( "\Storage\Test\manual.psw", "\Storage\mans.zip", \</text:p>
      <text:p text:style-name="P23"><text:s text:c="9"/>"test\testman.psw" )</text:p>
      <text:list text:style-name="L1" text:continue-numbering="true">
        <text:list-item>
          <text:list text:continue-numbering="true">
            <text:list-item>
              <text:list text:continue-numbering="true">
                <text:list-item>
                  <text:h text:style-name="P396" text:outline-level="3">Compress multiple files (ZipFiles)</text:h>
                </text:list-item>
              </text:list>
            </text:list-item>
          </text:list>
        </text:list-item>
      </text:list>
      <text:p text:style-name="P23"><text:span text:style-name="T33">ZipFiles(</text:span> <text:span text:style-name="T6">source files</text:span>, <text:span text:style-name="T6">ZIP file </text:span>[, <text:span text:style-name="T6">subdirectories?</text:span></text:p>
      <text:p text:style-name="P23"><text:span text:style-name="T6"><text:s text:c="9"/></text:span><text:s/>[ , <text:span text:style-name="T6">path in archive</text:span> [, <text:span text:style-name="T6">rate</text:span>] ] ] )</text:p>
      <text:p text:style-name="P23"/>
      <text:p text:style-name="Text_20_body">Adds the given files to the archive. The <text:span text:style-name="T6">source files</text:span> are given, like for XCopy or Move, with a fixed path and wildcards in the file name (e.g. "\My documents\*.psw").</text:p>
      <text:p text:style-name="Text_20_body">If <text:span text:style-name="T6">subdirectories?</text:span> is TRUE, the filename filter is also used for subdirectories, i.e., "\My documents\*.psw" would include "\My documents\Word\x.psw", too.</text:p>
      <text:p text:style-name="Text_20_body">In the archive, the given path of the source files is omitted, and – if one is passed – prefixed with the <text:span text:style-name="T6">path in archive</text:span>. I.e., if <text:span text:style-name="T6">no path in archive</text:span> is given, "\My documents\Word\x.psw" will become "Word\x.psw" in the archive, "\My documents\x.psw" will become "x.psw", etc. If the <text:span text:style-name="T6">path in archive</text:span> was e.g. "docs", the file names in the archive would become "docs\Word\x.psw" resp. "docs\x.psw".</text:p>
      <text:p text:style-name="P3"/>
      <text:p text:style-name="P7">Examples:</text:p>
      <text:p text:style-name="P23">ZipFiles("\Storage\Test\*.psw", "\Storage\mans.zip", TRUE, "test")</text:p>
      <text:p text:style-name="P3"><text:span text:style-name="T39"></text:span> Compresses all *.psw files from \Storage\Test and subdirectories to the directory “test” in the archive \Storage\mans.zip</text:p>
      <text:p text:style-name="P3"/>
      <text:p text:style-name="P23">ZipFiles( "\Storage\Test\*.jpg", "\Storage\jpgs.zip" )</text:p>
      <text:p text:style-name="P3"><text:span text:style-name="T39"></text:span> Compresses all *.jpg files from \Storage\Test to the main directory of the archive \Storage\jpgs.zip. Subdirectories are ignored.</text:p>
      <text:p text:style-name="P3"/>
      <text:list text:style-name="L1" text:continue-numbering="true">
        <text:list-item>
          <text:list text:continue-numbering="true">
            <text:list-item>
              <text:list text:continue-numbering="true">
                <text:list-item>
                  <text:h text:style-name="P248" text:outline-level="3">Extract single file (UnzipFile)</text:h>
                </text:list-item>
              </text:list>
            </text:list-item>
          </text:list>
        </text:list-item>
      </text:list>
      <text:p text:style-name="P23"><text:span text:style-name="T33">UnzipFile(</text:span> <text:span text:style-name="T9">ZIP file</text:span>, <text:span text:style-name="T6">file name in archive</text:span>, <text:span text:style-name="T6">target file </text:span><text:span text:style-name="T33">)</text:span></text:p>
      <text:p text:style-name="P23"/>
      <text:p text:style-name="Text_20_body">Unzips the given file.</text:p>
      <text:p text:style-name="Text_20_body">The target file must be given with complete path, the path of the compressed file will be ignored for the target file.</text:p>
      <text:p text:style-name="P3"/>
      <text:p text:style-name="P7">Example:</text:p>
      <text:p text:style-name="P23">UnzipFile( "\Storage\mans.zip", "test\test.psw", \</text:p>
      <text:p text:style-name="P23"><text:s text:c="11"/>"\Storage\test.psw" )</text:p>
      <text:p text:style-name="P3"><text:span text:style-name="T39"></text:span> Unzips the file „test\test.psw“ of the archive ”\Storage\mans.zip“ to ”\Storage\test.psw“</text:p>
      <text:list text:style-name="L1" text:continue-numbering="true">
        <text:list-item>
          <text:list text:continue-numbering="true">
            <text:list-item>
              <text:list text:continue-numbering="true">
                <text:list-item>
                  <text:h text:style-name="P248" text:outline-level="3">Extract entire archive (UnzipAll)</text:h>
                </text:list-item>
              </text:list>
            </text:list-item>
          </text:list>
        </text:list-item>
      </text:list>
      <text:p text:style-name="P23"><text:span text:style-name="T33">UnzipAll(</text:span> <text:span text:style-name="T6">ZIP file</text:span>, <text:span text:style-name="T6">target directory</text:span> <text:span text:style-name="T33">)</text:span></text:p>
      <text:p text:style-name="P23"/>
      <text:p text:style-name="P3">Unzip all files contained in the archive to the given directory. Paths contained in the archive will be used and, if necessary, created.</text:p>
      <text:list text:style-name="L1" text:continue-numbering="true">
        <text:list-item>
          <text:list text:continue-numbering="true">
            <text:list-item>
              <text:list text:continue-numbering="true">
                <text:list-item>
                  <text:h text:style-name="P396" text:outline-level="3">Extract a path of an archive (UnzipPath)</text:h>
                </text:list-item>
              </text:list>
            </text:list-item>
          </text:list>
        </text:list-item>
      </text:list>
      <text:p text:style-name="P23"><text:span text:style-name="T33">UnzipPath(</text:span> <text:span text:style-name="T6">ZIP file</text:span>, <text:span text:style-name="T6">path in archive</text:span>, <text:span text:style-name="T6">target directory</text:span> <text:span text:style-name="T33">)</text:span></text:p>
      <text:p text:style-name="P23"/>
      <text:p text:style-name="Text_20_body">Unzips all files located in the given path in the given archive.</text:p>
      <text:p text:style-name="Text_20_body">Subdirectories of that path are unzipped, too. The given path name is not created in the target directory, but its subdirectories will. The target directory must exist.</text:p>
      <text:p text:style-name="Text_20_body"/>
      <text:p text:style-name="P7">Example:</text:p>
      <text:p text:style-name="P23">UnzipPath( "\Storage\mans.zip", "test", "\Storage\test-unzip" )</text:p>
      <text:p text:style-name="P3"><text:span text:style-name="T39"></text:span> Unzips all files contained in the directory “test” and its subdirectories of the archive “\Storage\mans.zip” to “\Storage\test-unzip”. I.e., “test\sub\x.psw” would be extracted to “\Storage\test-unzip\sub\x.psw”.</text:p>
      <text:p text:style-name="P3"/>
      <text:list text:style-name="L1" text:continue-numbering="true">
        <text:list-item>
          <text:list text:continue-numbering="true">
            <text:list-item>
              <text:h text:style-name="P185" text:outline-level="2">Connections</text:h>
              <text:list>
                <text:list-item>
                  <text:h text:style-name="P248" text:outline-level="3">Establish connection (Connect)</text:h>
                </text:list-item>
              </text:list>
            </text:list-item>
          </text:list>
        </text:list-item>
      </text:list>
      <text:p text:style-name="P26">Connect</text:p>
      <text:p text:style-name="P26">Connect( <text:span text:style-name="T9">connection name</text:span> )</text:p>
      <text:p text:style-name="P26">Connect( <text:span text:style-name="T9">title</text:span>, <text:span text:style-name="T9">message</text:span> )</text:p>
      <text:p text:style-name="P26"/>
      <text:p text:style-name="Text_20_body">Connects to the Internet.</text:p>
      <text:p text:style-name="Text_20_body">Connect without a parameter tries to use the default connection, but at least on some PPCs this doesn't work reliable.</text:p>
      <text:p text:style-name="Text_20_body">Connect with a connection name uses the given connection. The connection names can be set freely in the system's settings and are usually initialized by your operator. The Internet connection is usually named “Internet”, “The Internet” or similar.</text:p>
      <text:p text:style-name="Text_20_body">If a title and message are given as parameters, all available connections are listed (like using Choice), and the chosen one is used.</text:p>
      <text:p text:style-name="Text_20_body">Not available for: PC, PNA</text:p>
      <text:list text:style-name="L1" text:continue-numbering="true">
        <text:list-item>
          <text:list text:continue-numbering="true">
            <text:list-item>
              <text:list text:continue-numbering="true">
                <text:list-item>
                  <text:h text:style-name="P248" text:outline-level="3">End connection (CloseConnection/Disconnect)</text:h>
                </text:list-item>
              </text:list>
            </text:list-item>
          </text:list>
        </text:list-item>
      </text:list>
      <text:p text:style-name="P26">CloseConnection</text:p>
      <text:p text:style-name="P26">Disconnect</text:p>
      <text:p text:style-name="P26"/>
      <text:p text:style-name="Text_20_body">CloseConnection releases a connection that's been established with Connect. This only signals the system, MortScript won't use this connection anymore. It's up to the system how it reacts to this, so the connection might stay established.</text:p>
      <text:p text:style-name="Text_20_body">Contrary to this, Disconnect terminates all connections, including ActiveSync. Sadly, since WM5 AKU3, this doesn't work anymore. Currently, there's no known way to hang up a connection from a program.</text:p>
      <text:p text:style-name="Text_20_body">Not available for: PC, PNA</text:p>
      <text:p text:style-name="P6"/>
      <text:p text:style-name="P28"/>
      <text:list text:style-name="L1" text:continue-numbering="true">
        <text:list-item>
          <text:list text:continue-numbering="true">
            <text:list-item>
              <text:list text:continue-numbering="true">
                <text:list-item>
                  <text:h text:style-name="P396" text:outline-level="3">Check connection (Connected/InternetConnected)</text:h>
                </text:list-item>
              </text:list>
            </text:list-item>
          </text:list>
        </text:list-item>
      </text:list>
      <text:p text:style-name="P28"><text:span text:style-name="T8">bool</text:span> <text:span text:style-name="T18">= </text:span>Connected()</text:p>
      <text:p text:style-name="P28"><text:span text:style-name="T8">bool</text:span> <text:span text:style-name="T18">= </text:span>InternetConnected( <text:span text:style-name="T18">[ </text:span><text:span text:style-name="T8">URL</text:span><text:span text:style-name="T18"> ]</text:span> )</text:p>
      <text:p text:style-name="P24"/>
      <text:p text:style-name="P47">Connected checks, whether there is an “RAS connection” (“Remote Access”). This is always the case for ActiveSync connections, for other connections on most devices – but not all...</text:p>
      <text:p text:style-name="P47">Returns TRUE if a connection exists, FALSE if not.</text:p>
      <text:p text:style-name="P47"/>
      <text:p text:style-name="P47">InternetConnected checks, whether a connection to the Internet exists. Sadly, most devices return “true” for a pure connection check (i.e., the function returns TRUE) and checks the connection only if a target server is accessed. Due to this, you can pass an URL, which will be used for a connection test (e.g. "http://www.google.com").</text:p>
      <text:p text:style-name="P47"/>
      <text:p text:style-name="P47">Not available for: PC, PNA</text:p>
      <text:p text:style-name="P24"/>
      <text:list text:style-name="L1" text:continue-numbering="true">
        <text:list-item>
          <text:list text:continue-numbering="true">
            <text:list-item>
              <text:h text:style-name="P146" text:outline-level="2">Internet access</text:h>
              <text:list>
                <text:list-item>
                  <text:h text:style-name="P248" text:outline-level="3">Set proxy</text:h>
                </text:list-item>
              </text:list>
            </text:list-item>
          </text:list>
        </text:list-item>
      </text:list>
      <text:p text:style-name="P23"><text:span text:style-name="T32">SetProxy(</text:span> <text:span text:style-name="T6">proxy</text:span> <text:span text:style-name="T32">)</text:span></text:p>
      <text:p text:style-name="P23"/>
      <text:p text:style-name="Text_20_body">Set the proxy for http access. Using Windows Mobile, it's not quite easy to use the proxy from the system configuration...</text:p>
      <text:p text:style-name="Text_20_body">Should be something like "proxy.foo.bar:8080".</text:p>
      <text:p text:style-name="P3"/>
      <text:p text:style-name="P6">Not available for: PNA</text:p>
      <text:list text:style-name="L1" text:continue-numbering="true">
        <text:list-item>
          <text:list text:continue-numbering="true">
            <text:list-item>
              <text:list text:continue-numbering="true">
                <text:list-item>
                  <text:h text:style-name="P248" text:outline-level="3">Download (Download)</text:h>
                </text:list-item>
              </text:list>
            </text:list-item>
          </text:list>
        </text:list-item>
      </text:list>
      <text:p text:style-name="P3"><text:span text:style-name="T52">Download(</text:span><text:span text:style-name="T51"> </text:span><text:span text:style-name="T54">URL</text:span><text:span text:style-name="T51">, </text:span><text:span text:style-name="T54">target file</text:span><text:span text:style-name="T51"> </text:span><text:span text:style-name="T52">)</text:span></text:p>
      <text:p text:style-name="P3"/>
      <text:p text:style-name="P3">Similar to Copy, but uses an URL ("http://..." or "ftp://...") as source and shows a progress window, because this usually takes a bit longer...</text:p>
      <text:p text:style-name="P3"/>
      <text:p text:style-name="P7">Example:</text:p>
      <text:p text:style-name="P50">Download( "http://www.sto-helit.de/test.txt", \</text:p>
      <text:p text:style-name="P50"><text:s text:c="10"/>"\Storage\text.txt" )</text:p>
      <text:p text:style-name="P3"/>
      <text:p text:style-name="P3">Not available for: Smartphone, PNA</text:p>
      <text:list text:style-name="L1" text:continue-numbering="true">
        <text:list-item>
          <text:list text:continue-numbering="true">
            <text:list-item>
              <text:list text:continue-numbering="true">
                <text:list-item>
                  <text:h text:style-name="P248" text:outline-level="3">Other possibilities</text:h>
                </text:list-item>
              </text:list>
            </text:list-item>
          </text:list>
        </text:list-item>
      </text:list>
      <text:p text:style-name="P68">All file operations reading a single file, will also work with an URL as source file. This regards ReadFile, IniRead, and some ForEach variations.</text:p>
      <text:list text:style-name="L1" text:continue-numbering="true">
        <text:list-item>
          <text:list text:continue-numbering="true">
            <text:list-item>
              <text:h text:style-name="P204" text:outline-level="2">Directories</text:h>
              <text:list>
                <text:list-item>
                  <text:h text:style-name="P248" text:outline-level="3">Create directory (MkDir)</text:h>
                </text:list-item>
              </text:list>
            </text:list-item>
          </text:list>
        </text:list-item>
      </text:list>
      <text:p text:style-name="P3"><text:span text:style-name="T52">MkDir(</text:span><text:span text:style-name="T51"> </text:span><text:span text:style-name="T54">directory</text:span><text:span text:style-name="T51"> </text:span><text:span text:style-name="T52">)</text:span></text:p>
      <text:p text:style-name="P50"/>
      <text:p text:style-name="Text_20_body">Creates the directory.</text:p>
      <text:p text:style-name="Text_20_body">It's not possible to create multiple levels at once!</text:p>
      <text:p text:style-name="Text_20_body">I.e., MkDir( "\My documents\Some\Path" ) will fail if the "Some" subdirectory does not already exist.</text:p>
      <text:list text:style-name="L1" text:continue-numbering="true">
        <text:list-item>
          <text:list text:continue-numbering="true">
            <text:list-item>
              <text:list text:continue-numbering="true">
                <text:list-item>
                  <text:h text:style-name="P248" text:outline-level="3">Remove directory (RmDir)</text:h>
                </text:list-item>
              </text:list>
            </text:list-item>
          </text:list>
        </text:list-item>
      </text:list>
      <text:p text:style-name="P3"><text:span text:style-name="T52">RmDir(</text:span><text:span text:style-name="T51"> </text:span><text:span text:style-name="T54">directory</text:span><text:span text:style-name="T51"> </text:span><text:span text:style-name="T52">)</text:span></text:p>
      <text:p text:style-name="P50"/>
      <text:p text:style-name="Text_20_body">Removes the directory.</text:p>
      <text:p text:style-name="Text_20_body">There mustn't be any files or subdirectories contained in the folder.</text:p>
      <text:list text:style-name="L1" text:continue-numbering="true">
        <text:list-item>
          <text:list text:continue-numbering="true">
            <text:list-item>
              <text:list text:continue-numbering="true">
                <text:list-item>
                  <text:h text:style-name="P248" text:outline-level="3">Change directory (ChDir)</text:h>
                </text:list-item>
              </text:list>
            </text:list-item>
          </text:list>
        </text:list-item>
      </text:list>
      <text:p text:style-name="P3"><text:span text:style-name="T52">ChDir(</text:span><text:span text:style-name="T51"> </text:span><text:span text:style-name="T54">directory</text:span><text:span text:style-name="T51"> </text:span><text:span text:style-name="T52">)</text:span></text:p>
      <text:p text:style-name="P50"/>
      <text:p text:style-name="Text_20_body">Makes the directory the current directory.</text:p>
      <text:p text:style-name="Text_20_body">Only available for PC version, Windows Mobile hasn't a “current directory” concept.</text:p>
      <text:list text:style-name="L1" text:continue-numbering="true">
        <text:list-item>
          <text:list text:continue-numbering="true">
            <text:list-item>
              <text:list text:continue-numbering="true">
                <text:list-item>
                  <text:h text:style-name="P248" text:outline-level="3">Getting system paths (SystemPath)</text:h>
                </text:list-item>
              </text:list>
            </text:list-item>
          </text:list>
        </text:list-item>
      </text:list>
      <text:p text:style-name="P3"><text:span text:style-name="T54">x</text:span><text:span text:style-name="T51"> = </text:span><text:span text:style-name="T52">SystemPath(</text:span><text:span text:style-name="T51"> </text:span><text:span text:style-name="T54">type</text:span><text:span text:style-name="T51"> </text:span><text:span text:style-name="T52">)</text:span></text:p>
      <text:p text:style-name="P50"/>
      <text:p text:style-name="P3">Receives the localized directory name for certain locations.</text:p>
      <text:p text:style-name="P3">The type must be given as string value, e.g. "StartMenu".</text:p>
      <text:p text:style-name="P3"/>
      <text:p text:style-name="P3">Possible values:</text:p>
      <text:p text:style-name="P97">ProgramsMen<text:span text:style-name="T1">u<text:tab/>“Pro</text:span>grams” in the start menu</text:p>
      <text:p text:style-name="P16">StartMenu<text:tab/>The start menu, doesn't work on Smartphones</text:p>
      <text:p text:style-name="P16">Startup<text:tab/>Startup folder (entries are run after soft reset resp. if Windows is started)</text:p>
      <text:p text:style-name="P16">Documents<text:tab/>”\My documents” or localization, doesn't work on devices with PPC2002</text:p>
      <text:p text:style-name="P16">ProgramFiles<text:tab/>”\Program files” or localization, doesn't work on devices with PPC2002</text:p>
      <text:p text:style-name="P16">AppData<text:tab/>”\Application data” or localization</text:p>
      <text:p text:style-name="P16">ScriptExe<text:tab/>Path to MortScript.exe (without file name), doesn't work on Smartphones</text:p>
      <text:p text:style-name="P16">ScriptPath<text:tab/>Path to the current script (without file name)</text:p>
      <text:p text:style-name="P16">ScriptName<text:tab/>Name of the current script (no path+extension)</text:p>
      <text:p text:style-name="P16">ScriptExt<text:tab/>Extension of the current script (".mscr" or ".mortrun").</text:p>
      <text:p text:style-name="P16"/>
      <text:p text:style-name="P3">I.e., you could execute the current script with</text:p>
      <text:p text:style-name="P23">Run ( SystemPath("ScriptExe") \ "MortScript.exe", \</text:p>
      <text:p text:style-name="P23"><text:s text:c="6"/>SystemPath("ScriptPath") \ SystemPath("ScriptName") &amp; \</text:p>
      <text:p text:style-name="P23"><text:s text:c="8"/>SystemPath("ScriptExt") )</text:p>
      <text:list text:style-name="L1" text:continue-numbering="true">
        <text:list-item>
          <text:list text:continue-numbering="true">
            <text:list-item>
              <text:h text:style-name="P211" text:outline-level="2">Registry</text:h>
              <text:list>
                <text:list-item>
                  <text:h text:style-name="P248" text:outline-level="3">Reading registry entries (RegRead)</text:h>
                </text:list-item>
              </text:list>
            </text:list-item>
          </text:list>
        </text:list-item>
      </text:list>
      <text:p text:style-name="P3"><text:span text:style-name="T57">value</text:span><text:span text:style-name="T60"> =</text:span><text:span text:style-name="T51"> </text:span><text:span text:style-name="T52">RegRead(</text:span><text:span text:style-name="T51"> </text:span><text:span text:style-name="T54">root</text:span><text:span text:style-name="T51">, </text:span><text:span text:style-name="T54">key</text:span><text:span text:style-name="T51">, </text:span><text:span text:style-name="T54">value name</text:span><text:span text:style-name="T51"> </text:span><text:span text:style-name="T52">)</text:span></text:p>
      <text:p text:style-name="P50"/>
      <text:p text:style-name="Text_20_body">Reads the given value from the registry.</text:p>
      <text:p text:style-name="P68">For <text:span text:style-name="T6">root</text:span> these values are allowed:</text:p>
      <text:p text:style-name="P17">HKCU<text:tab/>HKEY_CURRENT_USER</text:p>
      <text:p text:style-name="P17">HKLM<text:tab/>HKEY_LOCAL_MACHINE</text:p>
      <text:p text:style-name="P17">HKCR<text:tab/>HKEY_CLASSES_ROOT</text:p>
      <text:p text:style-name="P17">HKUS<text:tab/>HKEY_USERS</text:p>
      <text:p text:style-name="Text_20_body">Only the four letter abbreviations are supported! Since V4.11, constants are defined, too, so you don't need to use quotes.</text:p>
      <text:p text:style-name="Text_20_body">If the <text:span text:style-name="T6">value name</text:span> is an empty string (""), the default value is used. (In registry editors usually displayed as ”&lt;Default&gt;” or ”@”).</text:p>
      <text:p text:style-name="Text_20_body">The value's data type is automatically regarded. DWords are returned as integer number, string values as strings, binary data as a string containing the data as hex dump (e.g. "010ACF"), and “MultiString”s as array with string elements.</text:p>
      <text:list text:style-name="L1" text:continue-numbering="true">
        <text:list-item>
          <text:list text:continue-numbering="true">
            <text:list-item>
              <text:list text:continue-numbering="true">
                <text:list-item>
                  <text:h text:style-name="P248" text:outline-level="3">Writing registry entries (RegWriteString/RegWriteDWord/ RegWriteBinary/RegWriteMultiString)</text:h>
                </text:list-item>
              </text:list>
            </text:list-item>
          </text:list>
        </text:list-item>
      </text:list>
      <text:p text:style-name="P3"><text:span text:style-name="T52">RegWriteString(</text:span><text:span text:style-name="T51"> </text:span><text:span text:style-name="T54">root</text:span><text:span text:style-name="T51">, </text:span><text:span text:style-name="T54">key</text:span><text:span text:style-name="T51">, </text:span><text:span text:style-name="T54">value name</text:span><text:span text:style-name="T51">, </text:span><text:span text:style-name="T54">value </text:span><text:span text:style-name="T52">)</text:span></text:p>
      <text:p text:style-name="P3"><text:span text:style-name="T52">RegWriteDWord(</text:span><text:span text:style-name="T51"> </text:span><text:span text:style-name="T54">root</text:span><text:span text:style-name="T51">, </text:span><text:span text:style-name="T56">key</text:span><text:span text:style-name="T59">, </text:span><text:span text:style-name="T56">value name</text:span><text:span text:style-name="T59">, </text:span><text:span text:style-name="T56">value</text:span><text:span text:style-name="T58"> </text:span><text:span text:style-name="T52">)</text:span></text:p>
      <text:p text:style-name="P3"><text:span text:style-name="T52">RegWriteBinary(</text:span><text:span text:style-name="T51"> </text:span><text:span text:style-name="T54">root</text:span><text:span text:style-name="T51">, </text:span><text:span text:style-name="T56">key</text:span><text:span text:style-name="T59">, </text:span><text:span text:style-name="T56">value name</text:span><text:span text:style-name="T59">, </text:span><text:span text:style-name="T56">value</text:span><text:span text:style-name="T58"> </text:span><text:span text:style-name="T52">)</text:span></text:p>
      <text:p text:style-name="P52">RegWriteMultiString( <text:span text:style-name="T10">root</text:span>, <text:span text:style-name="T7">key</text:span><text:span text:style-name="T18">, </text:span><text:span text:style-name="T7">value name</text:span><text:span text:style-name="T18">, </text:span><text:span text:style-name="T8">array</text:span><text:span text:style-name="T5"> </text:span>)</text:p>
      <text:p text:style-name="P50"/>
      <text:p text:style-name="Text_20_body">Writes a value to the registry.</text:p>
      <text:p text:style-name="Text_20_body">Valid values for <text:span text:style-name="T6">root</text:span> are listed at <text:a xlink:type="simple" xlink:href="#9.18.1.Reading registry entries (RegRead)|outline"><text:span text:style-name="T15">9.19.1 Reading registry entries (RegRead)</text:span></text:a>.</text:p>
      <text:p text:style-name="Text_20_body">If the <text:span text:style-name="T6">value name</text:span> is an empty string (""), the default value is used.</text:p>
      <text:p text:style-name="Text_20_body">RegWriteString writes a string value (a numeric value is automatically converted).</text:p>
      <text:p text:style-name="Text_20_body">RegWriteDWord writes a numeric value (a string value is automatically converted, invalid strings will become “0”).</text:p>
      <text:p text:style-name="Text_20_body">RegWriteBinary writes binary data. The given value must be a string containing a hex dump (e.g. "010A"), spaces and similar characters are not allowed in it!</text:p>
      <text:p text:style-name="Text_20_body">RegWriteMultiString writes a list of string values (given as array). The given value must be an array. All elements from 1 to the first unassigned number are regarded, if the elements will be converted to strings if necessary.</text:p>
      <text:p text:style-name="P3"/>
      <text:p text:style-name="P3"/>
      <text:p text:style-name="P3"/>
      <text:p text:style-name="P3"/>
      <text:p text:style-name="P3"/>
      <text:p text:style-name="P3"/>
      <text:p text:style-name="P7"><text:soft-page-break/>Examples:</text:p>
      <text:p text:style-name="P50">RegWriteDWord( "HKCU", "Software\Microsoft\Inbox\Settings", \</text:p>
      <text:p text:style-name="P50"><text:s text:c="15"/>"SMSDeliveryNotify",1 )</text:p>
      <text:p text:style-name="P3">(Delivery notification for SMS on many phone edition devices)</text:p>
      <text:p text:style-name="P3"/>
      <text:p text:style-name="P50">RegWriteString( "HKCU", "Software\Mort\MortPlayer\Skins", \</text:p>
      <text:p text:style-name="P50"><text:s text:c="16"/>"Skin", "Night" )</text:p>
      <text:p text:style-name="P50"/>
      <text:p text:style-name="P50">RegWriteBinary( "HKCU", "Software\Mort\Dummy", "", "C000" )</text:p>
      <text:p text:style-name="P50"/>
      <text:p text:style-name="P50">RegWriteMultiString( "HKCU", "Software\Mort\Dummy", "Days",</text:p>
      <text:p text:style-name="P50"><text:s text:c="21"/>Array( "Mon", "Tue", "Wed" ) )</text:p>
      <text:p text:style-name="P50"/>
      <text:list text:style-name="L1" text:continue-numbering="true">
        <text:list-item>
          <text:list text:continue-numbering="true">
            <text:list-item>
              <text:list text:continue-numbering="true">
                <text:list-item>
                  <text:h text:style-name="P248" text:outline-level="3">Checking existence of a value (RegValueExists)</text:h>
                </text:list-item>
              </text:list>
            </text:list-item>
          </text:list>
        </text:list-item>
      </text:list>
      <text:p text:style-name="P68"><text:span text:style-name="T55">bool</text:span><text:span text:style-name="T51"> = </text:span><text:span text:style-name="T52">RegValueExists(</text:span><text:span text:style-name="T51"> </text:span><text:span text:style-name="T54">root</text:span><text:span text:style-name="T51">, </text:span><text:span text:style-name="T54">key</text:span><text:span text:style-name="T51">, </text:span><text:span text:style-name="T54">value name</text:span><text:span text:style-name="T51"> </text:span><text:span text:style-name="T52">)</text:span></text:p>
      <text:p text:style-name="Text_20_body">Returns TRUE, if the given value exists, FALSE if it doesn't.</text:p>
      <text:p text:style-name="Text_20_body">Values for <text:span text:style-name="T6">root</text:span> are as in RegRead.</text:p>
      <text:list text:style-name="L1" text:continue-numbering="true">
        <text:list-item>
          <text:list text:continue-numbering="true">
            <text:list-item>
              <text:list text:continue-numbering="true">
                <text:list-item>
                  <text:h text:style-name="P248" text:outline-level="3">Checking existence of a key (registry path) (RegKeyExists)</text:h>
                </text:list-item>
              </text:list>
            </text:list-item>
          </text:list>
        </text:list-item>
      </text:list>
      <text:p text:style-name="P68"><text:span text:style-name="T55">bool</text:span><text:span text:style-name="T51"> = </text:span><text:span text:style-name="T52">RegKeyExists(</text:span><text:span text:style-name="T51"> </text:span><text:span text:style-name="T54">root</text:span><text:span text:style-name="T51">, </text:span><text:span text:style-name="T54">key</text:span><text:span text:style-name="T51"> </text:span><text:span text:style-name="T52">)</text:span></text:p>
      <text:p text:style-name="Text_20_body">Returns TRUE, if the given key (a “subdirectory” in the registry) exists, FALSE if it doesn't.</text:p>
      <text:p text:style-name="Text_20_body">Values for <text:span text:style-name="T6">root</text:span> are as in RegRead.</text:p>
      <text:list text:style-name="L1" text:continue-numbering="true">
        <text:list-item>
          <text:list text:continue-numbering="true">
            <text:list-item>
              <text:list text:continue-numbering="true">
                <text:list-item>
                  <text:h text:style-name="P248" text:outline-level="3">Removing a registry value (RegDelete)</text:h>
                </text:list-item>
              </text:list>
            </text:list-item>
          </text:list>
        </text:list-item>
      </text:list>
      <text:p text:style-name="P3"><text:span text:style-name="T52">RegDelete(</text:span><text:span text:style-name="T51"> </text:span><text:span text:style-name="T54">root</text:span><text:span text:style-name="T51">, </text:span><text:span text:style-name="T54">key</text:span><text:span text:style-name="T51">, </text:span><text:span text:style-name="T54">value name</text:span><text:span text:style-name="T51"> </text:span><text:span text:style-name="T52">)</text:span></text:p>
      <text:p text:style-name="P50"/>
      <text:p text:style-name="Text_20_body">Removes the registry value.</text:p>
      <text:p text:style-name="Text_20_body">Values for <text:span text:style-name="T6">root</text:span> are as in RegRead.</text:p>
      <text:list text:style-name="L1" text:continue-numbering="true">
        <text:list-item>
          <text:list text:continue-numbering="true">
            <text:list-item>
              <text:list text:continue-numbering="true">
                <text:list-item>
                  <text:h text:style-name="P248" text:outline-level="3">Removing a registry key (registry path) (RegDeleteKey)</text:h>
                </text:list-item>
              </text:list>
            </text:list-item>
          </text:list>
        </text:list-item>
      </text:list>
      <text:p text:style-name="P3"><text:span text:style-name="T52">RegDeleteKey(</text:span><text:span text:style-name="T51"> </text:span><text:span text:style-name="T54">root</text:span><text:span text:style-name="T51">, </text:span><text:span text:style-name="T54">key</text:span><text:span text:style-name="T51">, </text:span><text:span text:style-name="T54">values?</text:span><text:span text:style-name="T51">, </text:span><text:span text:style-name="T55">sub keys</text:span><text:span text:style-name="T54">?</text:span><text:span text:style-name="T51"> </text:span><text:span text:style-name="T52">)</text:span></text:p>
      <text:p text:style-name="P3"/>
      <text:p text:style-name="Text_20_body">Removes an entire key (a “subdirectory” in the registry).</text:p>
      <text:p text:style-name="Text_20_body">If <text:span text:style-name="T6">values?</text:span> is TRUE, all contained values are removed, too.</text:p>
      <text:p text:style-name="Text_20_body"><text:span text:style-name="T6">values?</text:span> is also used for sub keys if <text:span text:style-name="T6">sub keys?</text:span> is TRUE.</text:p>
      <text:p text:style-name="Text_20_body">I.e., RegDeleteKey( "HKCU", "\Software\Something", FALSE, TRUE ) would remove only empty sub keys (because sub keys with entries can't be deleted).</text:p>
      <text:p text:style-name="Text_20_body">If the key can't be removed, a message is shown if the ErrorLevel's on "warn" or lower.</text:p>
      <text:p text:style-name="Text_20_body">The path mustn't be empty to avoid accidental removing of an entire registry section (e.g. if there's a typo in a variable). Still, this command has to be handled with care, esp. when using variables or expressions for the path!</text:p>
      <text:p text:style-name="P3"/>
      <text:list text:style-name="L1" text:continue-numbering="true">
        <text:list-item>
          <text:list text:continue-numbering="true">
            <text:list-item>
              <text:h text:style-name="P204" text:outline-level="2">Dialogs</text:h>
              <text:list>
                <text:list-item>
                  <text:h text:style-name="P248" text:outline-level="3">Free text input (Input)</text:h>
                </text:list-item>
              </text:list>
            </text:list-item>
          </text:list>
        </text:list-item>
      </text:list>
      <text:p text:style-name="P23"><text:span text:style-name="T6">string</text:span> = <text:span text:style-name="T33">Input(</text:span> <text:span text:style-name="T6">message </text:span>[, <text:span text:style-name="T6">title</text:span> [, <text:span text:style-name="T6">numeric?</text:span> [, <text:span text:style-name="T6">multiline?</text:span></text:p>
      <text:p text:style-name="P23"><text:span text:style-name="T6"><text:s text:c="14"/></text:span><text:span text:style-name="T15">[</text:span><text:span text:style-name="T6">, default </text:span><text:span text:style-name="T17">]</text:span>]]] <text:span text:style-name="T33">)</text:span></text:p>
      <text:p text:style-name="P3"/>
      <text:p text:style-name="Text_20_body">Opens a simple dialog that allows to enter any text, which will be returned by the function.</text:p>
      <text:p text:style-name="Text_20_body">If <text:span text:style-name="T6">numeric?</text:span> is TRUE, only digits can be entered (no ”-” or ”.”, too!).</text:p>
      <text:p text:style-name="Text_20_body">If <text:span text:style-name="T6">multiline?</text:span> is TRUE, a multi line text box is displayed. On most devices, <text:span text:style-name="T6">numeric? </text:span><text:span text:style-name="T15">will be ignored if this option is used.</text:span></text:p>
      <text:p text:style-name="Text_20_body">If you've given a <text:span text:style-name="T6">default</text:span>, it will be shown in the edit box.</text:p>
      <text:p text:style-name="Text_20_body">Note the return value will be a string even if <text:span text:style-name="T6">numeric?</text:span> is TRUE.</text:p>
      <text:p text:style-name="Text_20_body"><text:span text:style-name="T37">See also </text:span><text:a xlink:type="simple" xlink:href="#9.20.10.Set font for big messages (SetMessageFont)|outline"><text:span text:style-name="T37">9.20.10 Set font for big messages (SetMessageFont)</text:span></text:a></text:p>
      <text:list text:style-name="L1" text:continue-numbering="true">
        <text:list-item>
          <text:list text:continue-numbering="true">
            <text:list-item>
              <text:list text:continue-numbering="true">
                <text:list-item>
                  <text:h text:style-name="P248" text:outline-level="3">Message (Message)</text:h>
                </text:list-item>
              </text:list>
            </text:list-item>
          </text:list>
        </text:list-item>
      </text:list>
      <text:p text:style-name="P23"><text:span text:style-name="T33">Message(</text:span> <text:span text:style-name="T6">text</text:span> [, <text:span text:style-name="T6">title</text:span> ] <text:span text:style-name="T33">)</text:span></text:p>
      <text:p text:style-name="P23"/>
      <text:p text:style-name="P3">Shows the given text in a message window.</text:p>
      <text:list text:style-name="L1" text:continue-numbering="true">
        <text:list-item>
          <text:list text:continue-numbering="true">
            <text:list-item>
              <text:list text:continue-numbering="true">
                <text:list-item>
                  <text:h text:style-name="P248" text:outline-level="3">Big message with scrollbar (BigMessage)</text:h>
                </text:list-item>
              </text:list>
            </text:list-item>
          </text:list>
        </text:list-item>
      </text:list>
      <text:p text:style-name="P23"><text:span text:style-name="T33">BigMessage(</text:span> text<text:span text:style-name="T6"> </text:span>[ , <text:span text:style-name="T6">title</text:span> ] <text:span text:style-name="T33">)</text:span></text:p>
      <text:p text:style-name="P23"/>
      <text:p text:style-name="Text_20_body">Similar to Message, but doesn't use the system's message box function, which resizes to the contained text (except for Smartphones). Instead, a fixed sized internal dialog is used, which shows the text in a scrollable text box.</text:p>
      <text:p text:style-name="Text_20_body"><text:span text:style-name="T37">See also </text:span><text:a xlink:type="simple" xlink:href="#9.20.10.Set font for big messages (SetMessageFont)|outline"><text:span text:style-name="T37">9.20.10 Set font for big messages (SetMessageFont)</text:span></text:a></text:p>
      <text:list text:style-name="L1" text:continue-numbering="true">
        <text:list-item>
          <text:list text:continue-numbering="true">
            <text:list-item>
              <text:list text:continue-numbering="true">
                <text:list-item>
                  <text:h text:style-name="P248" text:outline-level="3">Message with countdown/condition (SleepMessage)</text:h>
                </text:list-item>
              </text:list>
            </text:list-item>
          </text:list>
        </text:list-item>
      </text:list>
      <text:p text:style-name="P23"><text:span text:style-name="T33">SleepMessage(</text:span> <text:span text:style-name="T6">seconds</text:span>, <text:span text:style-name="T6">message </text:span>[ , <text:span text:style-name="T6">title</text:span> [ , <text:span text:style-name="T6">OK allowed?</text:span></text:p>
      <text:p text:style-name="P23"><text:span text:style-name="T6"><text:s text:c="12"/></text:span>[ , <text:span text:style-name="T6">condition</text:span> ] ] ] <text:span text:style-name="T33">)</text:span></text:p>
      <text:p text:style-name="P23"/>
      <text:p text:style-name="Standard"><text:span text:style-name="T37">See </text:span><text:a xlink:type="simple" xlink:href="#9.9.2.Wait message with countdown / condition (SleepMessage)|outline"><text:span text:style-name="T37">9.10.2 Wait message with countdown / condition (SleepMessage)</text:span></text:a><text:a xlink:type="simple" xlink:href="" text:style-name="Internet_20_link" text:visited-style-name="Visited_20_Internet_20_Link"><text:span text:style-name="T37"> and </text:span></text:a><text:a xlink:type="simple" xlink:href="#9.20.10.Set font for big messages (SetMessageFont)|outline"><text:span text:style-name="T37"><text:s/>9.20.10 Set font for big messages (SetMessageFont)</text:span></text:a></text:p>
      <text:p text:style-name="P3"/>
      <text:list text:style-name="L1" text:continue-numbering="true">
        <text:list-item>
          <text:list text:continue-numbering="true">
            <text:list-item>
              <text:list text:continue-numbering="true">
                <text:list-item>
                  <text:h text:style-name="P396" text:outline-level="3">Simple questions (Question)</text:h>
                </text:list-item>
              </text:list>
            </text:list-item>
          </text:list>
        </text:list-item>
      </text:list>
      <text:p text:style-name="P23"><text:span text:style-name="T6">int</text:span> = <text:span text:style-name="T33">Question(</text:span> <text:span text:style-name="T6">question </text:span>[, <text:span text:style-name="T6">title </text:span>[, <text:span text:style-name="T6">type </text:span>] ] <text:span text:style-name="T33">)</text:span></text:p>
      <text:p text:style-name="P23"/>
      <text:p text:style-name="P3">Shows a simple question. This uses a default dialog from the system, so the button labels are localized by <text:s/>Windows.</text:p>
      <text:p text:style-name="P3"/>
      <text:p text:style-name="P3">Allowed types:</text:p>
      <text:p text:style-name="P18">"YesNo"<text:tab/>Shows “Yes” and “No” (default)</text:p>
      <text:p text:style-name="P18">"YesNoCancel"<text:tab/>Shows “Yes”, “No”, and “Cancel”</text:p>
      <text:p text:style-name="P18">"OkCancel"<text:tab/>Shows “OK” and “Cancel”</text:p>
      <text:p text:style-name="P18">"RetryCancel"<text:tab/>Shows “Retry” and “Cancel”</text:p>
      <text:p text:style-name="P3"/>
      <text:p text:style-name="P3">The type must be a string, so you have to use quotes ("YesNo") or e.g. a variable assigned with the wanted type string.</text:p>
      <text:p text:style-name="P18"/>
      <text:p text:style-name="P18">Return values:</text:p>
      <text:p text:style-name="P18">“Yes”, “OK”, “Retry”: 1 (predefined variable “YES”)</text:p>
      <text:p text:style-name="P18">“No”: 0 (predefined variable “NO”)</text:p>
      <text:p text:style-name="P18">“Cancel”: 2 (predefined variable “CANCEL”)</text:p>
      <text:p text:style-name="P18"/>
      <text:p text:style-name="P18">Be aware, that “Cancel” would be a fulfilled condition in statements like If or While, so you either have to use something like “If ( Question( ...., "OkCancel" ) = CANCEL )” or “Switch( Question(....) )” to handle it correctly.</text:p>
      <text:list text:style-name="L1" text:continue-numbering="true">
        <text:list-item>
          <text:list text:continue-numbering="true">
            <text:list-item>
              <text:list text:continue-numbering="true">
                <text:list-item>
                  <text:h text:style-name="P248" text:outline-level="3">Selection from a list (Choice)</text:h>
                </text:list-item>
              </text:list>
            </text:list-item>
          </text:list>
        </text:list-item>
      </text:list>
      <text:p text:style-name="P23"><text:span text:style-name="T9">int</text:span><text:span text:style-name="T19"> =</text:span><text:span text:style-name="T33"> Choice(</text:span> <text:span text:style-name="T6">title</text:span>, <text:span text:style-name="T6">hint</text:span>, <text:span text:style-name="T6">default</text:span>, <text:span text:style-name="T6">timeout</text:span>, <text:span text:style-name="T6">value</text:span>, <text:span text:style-name="T6">value</text:span></text:p>
      <text:p text:style-name="P23"><text:span text:style-name="T6"><text:s text:c="13"/></text:span><text:s/>{, <text:span text:style-name="T6">value</text:span>} <text:span text:style-name="T33">)</text:span></text:p>
      <text:p text:style-name="P38"><text:span text:style-name="T6">int</text:span> = <text:span text:style-name="T33">Choice(</text:span> <text:span text:style-name="T6">title</text:span>, <text:span text:style-name="T6">hint</text:span>, <text:span text:style-name="T6">default</text:span>, <text:span text:style-name="T6">timeout</text:span>, <text:span text:style-name="T6">array</text:span> <text:span text:style-name="T33">)</text:span></text:p>
      <text:p text:style-name="P18"/>
      <text:p text:style-name="Text_20_body"><text:span text:style-name="T1">Works similar to </text:span><text:a xlink:type="simple" xlink:href="#9.3.Auswahldialog (Choice, ChoiceDefault)|outline"><text:span text:style-name="T1">8.4 ChoiceDefault</text:span></text:a><text:span text:style-name="T1">, but returns the selected entry instead of starting a control structure.</text:span></text:p>
      <text:p text:style-name="Text_20_body">I.e., Switch( Choice( ... ) ) and ChoiceDefault( ... ) do the same.</text:p>
      <text:p text:style-name="Text_20_body">It's handy to use Choice as function, if the value is required later on or at different locations.</text:p>
      <text:p text:style-name="Text_20_body">See also <text:a xlink:type="simple" xlink:href="#9.20.9.Set entry size and font for choices (SetChoiceEntryFormat)|outline"><text:s/>9.20.9 Set entry size and font for choices (SetChoiceEntryFormat)</text:a></text:p>
      <text:list text:style-name="L1" text:continue-numbering="true">
        <text:list-item>
          <text:list text:continue-numbering="true">
            <text:list-item>
              <text:list text:continue-numbering="true">
                <text:list-item>
                  <text:h text:style-name="P248" text:outline-level="3">Select directory (SelectDirectory)</text:h>
                </text:list-item>
              </text:list>
            </text:list-item>
          </text:list>
        </text:list-item>
      </text:list>
      <text:p text:style-name="P35">string <text:span text:style-name="T15">= </text:span><text:span text:style-name="T16">SelectDirectory( </text:span>title, message <text:span text:style-name="T15">[</text:span>, default<text:span text:style-name="T15">]</text:span> <text:span text:style-name="T16">)</text:span></text:p>
      <text:p text:style-name="P31"/>
      <text:p text:style-name="Text_20_body">Shows a dialog to select an existing directory. If a <text:span text:style-name="T6">default</text:span> is given, the path is preselected if it exists.</text:p>
      <text:p text:style-name="Text_20_body"/>
      <text:p text:style-name="Text_20_body"/>
      <text:p text:style-name="Text_20_body"/>
      <text:p text:style-name="Text_20_body"/>
      <text:list text:style-name="L1" text:continue-numbering="true">
        <text:list-item>
          <text:list text:continue-numbering="true">
            <text:list-item>
              <text:list text:continue-numbering="true">
                <text:list-item>
                  <text:h text:style-name="P248" text:outline-level="3"><text:soft-page-break/>Get filename (SelectFile)</text:h>
                </text:list-item>
              </text:list>
            </text:list-item>
          </text:list>
        </text:list-item>
      </text:list>
      <text:p text:style-name="P35">string <text:span text:style-name="T15">= </text:span><text:span text:style-name="T16">SelectFile(</text:span> title, save?, <text:span text:style-name="T15">[</text:span>filter <text:span text:style-name="T15">[,</text:span>info <text:span text:style-name="T15">[</text:span>,default<text:span text:style-name="T15">]]]</text:span> <text:span text:style-name="T16">)</text:span></text:p>
      <text:p text:style-name="P31"/>
      <text:p text:style-name="Text_20_body">Shows a dialog to select a file.</text:p>
      <text:p text:style-name="Text_20_body">If <text:span text:style-name="T6">save?</text:span> is TRUE, the user is able to enter a new filename, otherwise he can only select existing files.</text:p>
      <text:p text:style-name="Text_20_body">The <text:span text:style-name="T6">filter</text:span> allows to show only files that fit to a file mask, like "*.txt" or "prefs.*".</text:p>
      <text:p text:style-name="Text_20_body">The <text:span text:style-name="T6">info</text:span> works different for PC and the other versions. On the PC, the system's dialog is used. Since it doesn't allow additional texts (well, OK, it does, but way too complicated for a script language that should be fast and lightweight), the info text is shown in the file type description (where it usually says something like “All files (*.*)”). Since Windows Mobile's default dialog is quite terrible, an own dialog is used, which shows the info on top if one is given. If you want to use your script on both platforms, you might want to use a text that works for both, like “Select text file”.</text:p>
      <text:p text:style-name="Text_20_body">If a <text:span text:style-name="T6">default</text:span> is given, the path/file is preselected (if <text:span text:style-name="T6">save?</text:span> is FALSE only if it exists).</text:p>
      <text:list text:style-name="L1" text:continue-numbering="true">
        <text:list-item>
          <text:list text:continue-numbering="true">
            <text:list-item>
              <text:list text:continue-numbering="true">
                <text:list-item>
                  <text:h text:style-name="P248" text:outline-level="3">Set entry size and font for choices (SetChoiceEntryFormat)</text:h>
                </text:list-item>
              </text:list>
            </text:list-item>
          </text:list>
        </text:list-item>
      </text:list>
      <text:p text:style-name="P23"><text:span text:style-name="T33">SetChoiceEntryFormat(</text:span> <text:span text:style-name="T6">entry size </text:span><text:span text:style-name="T15">[</text:span>, <text:span text:style-name="T6">font size</text:span>, <text:span text:style-name="T6">font name </text:span><text:span text:style-name="T15">]</text:span> <text:span text:style-name="T33">)</text:span></text:p>
      <text:p text:style-name="Text_20_body"/>
      <text:p text:style-name="Text_20_body">This modifies the height of each entry and – if given – the font of choice lists. That regards all choice dialogs shown after the command is invoked, including both the function and the control structure.</text:p>
      <text:p text:style-name="Text_20_body">The <text:span text:style-name="T6">entry size</text:span> is in pixels. It will – like the font size – be doubled for mobile devices with VGA.</text:p>
      <text:p text:style-name="Text_20_body">The <text:span text:style-name="T6">font size</text:span> is in points, the <text:span text:style-name="T6">font name</text:span> is e.g. “Courier”, “Tahoma”, etc. Keep in mind not all devices include all fonts, “Tahoma” (for mobile devices) or “Arial” (for desktop) usually are a good idea.</text:p>
      <text:p text:style-name="Text_20_body">See also <text:a xlink:type="simple" xlink:href="#8.4.Branching with selection dialog (Choice, ChoiceDefault)|outline">8.4 Branching with selection dialog (Choice, ChoiceDefault)</text:a> and <text:a xlink:type="simple" xlink:href="#9.20.6.Selection from a list (Choice)|outline">9.20.6 Selection from a list (Choice)</text:a></text:p>
      <text:list text:style-name="L1" text:continue-numbering="true">
        <text:list-item>
          <text:list text:continue-numbering="true">
            <text:list-item>
              <text:list text:continue-numbering="true">
                <text:list-item>
                  <text:h text:style-name="P248" text:outline-level="3">Set font for big messages (SetMessageFont)</text:h>
                </text:list-item>
              </text:list>
            </text:list-item>
          </text:list>
        </text:list-item>
      </text:list>
      <text:p text:style-name="P23"><text:span text:style-name="T33">SetMessageFont(</text:span> <text:span text:style-name="T6">font size</text:span>, <text:span text:style-name="T6">font name </text:span><text:span text:style-name="T33">)</text:span></text:p>
      <text:p text:style-name="Text_20_body"/>
      <text:p text:style-name="Text_20_body">This modifies the font for message dialogs created by MortScript, i.e. BigMessage, SleepMessage, and Input. “Message” and “Question” use a system dialog which doesn't support own fonts.</text:p>
      <text:p text:style-name="Text_20_body">The parameters are like the font parameters in SetChoiceEntryFormat above.</text:p>
      <text:p text:style-name="Text_20_body">See also <text:a xlink:type="simple" xlink:href="#9.20.3.Big message with scrollbar (BigMessage)|outline">9.20.3 Big message with scrollbar (BigMessage)</text:a>, <text:a xlink:type="simple" xlink:href="#9.20.1.Free text input (Input)|outline"><text:s/>9.20.1 Free text input (Input)</text:a> and <text:a xlink:type="simple" xlink:href="#9.20.4.Message with countdown/condition (SleepMessage)|outline">9.20.4 Message with countdown/condition (SleepMessage).</text:a></text:p>
      <text:list text:style-name="L1" text:continue-numbering="true">
        <text:list-item>
          <text:list text:continue-numbering="true">
            <text:list-item>
              <text:h text:style-name="P207" text:outline-level="2">Status window</text:h>
              <text:list>
                <text:list-item>
                  <text:h text:style-name="P241" text:outline-level="3">What is the <text:span text:style-name="T49">status</text:span> window?</text:h>
                </text:list-item>
              </text:list>
            </text:list-item>
          </text:list>
        </text:list-item>
      </text:list>
      <text:p text:style-name="Text_20_body">The dialogs of <text:a xlink:type="simple" xlink:href="#9.20.Dialogs|outline"><text:s/>9.20 Dialogs</text:a> interrupt the execution of the script, i.e. the script continues only after confirmation. So this isn't a nice way to tell the user what's going on along the way (e.g. for longer lasting operations or debugging).</text:p>
      <text:p text:style-name="Text_20_body">For this reason, there's the status window. In this window, you can show messages without interrupting the script execution. There are two display styles for it: either only the last message is displayed (like BigMessage) or there's a list of the recent messages (similar to Choice dialog). You can add and remove messages even if the window's invisible.</text:p>
      <text:p text:style-name="Text_20_body">The status window is only activated when it becomes visible or with special command (<text:a xlink:type="simple" xlink:href="#9.21.8.Show status window (StatusShow)|outline">9.21.8 Show status window (StatusShow)</text:a>). This way, the script can add and remove messages without disturbing the user with constantly popping up windows.</text:p>
      <text:p text:style-name="Text_20_body">Optionally, the status window can contain a cancel button to abort the script and/or remain opened after the script finished (in this case, it has to be closed with an OK button).</text:p>
      <text:list text:style-name="L1" text:continue-numbering="true">
        <text:list-item>
          <text:list text:continue-numbering="true">
            <text:list-item>
              <text:list text:continue-numbering="true">
                <text:list-item>
                  <text:h text:style-name="P241" text:outline-level="3">Set display type (StatusType)</text:h>
                </text:list-item>
              </text:list>
            </text:list-item>
          </text:list>
        </text:list-item>
      </text:list>
      <text:p text:style-name="P70"><text:span text:style-name="T33">StatusType(</text:span> <text:span text:style-name="T6">style</text:span> [, <text:span text:style-name="T6">keep open?</text:span> [, <text:span text:style-name="T6">cancel button? </text:span>] ] <text:span text:style-name="T33">)</text:span></text:p>
      <text:p text:style-name="Text_20_body">The first parameter defines how the status window will look like. Possible values are:</text:p>
      <text:list text:style-name="L9">
        <text:list-item>
          <text:p text:style-name="P222">ST_HIDDEN – the status window will not be displayed</text:p>
        </text:list-item>
        <text:list-item>
          <text:p text:style-name="P222">ST_LIST – shows the messages in a list</text:p>
        </text:list-item>
        <text:list-item>
          <text:p text:style-name="P222">ST_MESSAGE – shows only the recent message</text:p>
        </text:list-item>
      </text:list>
      <text:p text:style-name="Text_20_body">The existing messages will remain when the style is modified, e.g. when switching from ST_LIST to ST_MESSAGE the last message in the list will be displayed as single message.</text:p>
      <text:p text:style-name="Text_20_body">If <text:span text:style-name="T6">keep open?</text:span> is TRUE, the window remains opened after the script was finished. It'll show an OK button which allows to dismiss the window.</text:p>
      <text:p text:style-name="Text_20_body">If <text:span text:style-name="T6">cancel button?</text:span> is TRUE, a cancel button will be displayed during script execution. It allow to abort the script. This works similar to <text:a xlink:type="simple" xlink:href="#9.22.7.End a running script (KillScript)|outline">9.22.7 End a running script (KillScript)</text:a>, but doesn't interrupt file operations.</text:p>
      <text:list text:style-name="L1" text:continue-numbering="true">
        <text:list-item>
          <text:list text:continue-numbering="true">
            <text:list-item>
              <text:list text:continue-numbering="true">
                <text:list-item>
                  <text:h text:style-name="P241" text:outline-level="3">Set window title and info text (StatusInfo)</text:h>
                </text:list-item>
              </text:list>
            </text:list-item>
          </text:list>
        </text:list-item>
      </text:list>
      <text:p text:style-name="P87">StatusInfo( <text:span text:style-name="T9">title</text:span><text:span text:style-name="T19"> [</text:span>, <text:span text:style-name="T9">info</text:span><text:span text:style-name="T19"> ]</text:span> )</text:p>
      <text:p text:style-name="Text_20_body">Allows to set the window title and a short info text which is displayed above the message resp. message list.</text:p>
      <text:list text:style-name="L1" text:continue-numbering="true">
        <text:list-item>
          <text:list text:continue-numbering="true">
            <text:list-item>
              <text:list text:continue-numbering="true">
                <text:list-item>
                  <text:h text:style-name="P403" text:outline-level="3">Set format for list entries (StatusListEntryFormat)</text:h>
                </text:list-item>
              </text:list>
            </text:list-item>
          </text:list>
        </text:list-item>
      </text:list>
      <text:p text:style-name="P87">StatusListEntryFormat( <text:span text:style-name="T9">entry height<text:line-break/> <text:s text:c="21"/></text:span><text:s/><text:span text:style-name="T19">[</text:span>, <text:span text:style-name="T9">font size</text:span>, <text:span text:style-name="T9">font name</text:span><text:span text:style-name="T19"> ]</text:span> )</text:p>
      <text:p text:style-name="Text_20_body">Defines the display style of messages in the list view. The parameters are the same as in <text:a xlink:type="simple" xlink:href="#9.20.9.Set entry size and font for choices (SetChoiceEntryFormat)|outline"><text:s/>9.20.9 Set entry size and font for choices (SetChoiceEntryFormat).</text:a></text:p>
      <text:list text:style-name="L1" text:continue-numbering="true">
        <text:list-item>
          <text:list text:continue-numbering="true">
            <text:list-item>
              <text:list text:continue-numbering="true">
                <text:list-item>
                  <text:h text:style-name="P403" text:outline-level="3"><text:soft-page-break/>Set number of elements in list (StatusHistorySize)</text:h>
                </text:list-item>
              </text:list>
            </text:list-item>
          </text:list>
        </text:list-item>
      </text:list>
      <text:p text:style-name="P87">StatusHistorySize( <text:span text:style-name="T9">count</text:span> )</text:p>
      <text:p text:style-name="Text_20_body">This sets the number of messages to show in the list view.</text:p>
      <text:p text:style-name="Text_20_body">The given number of messages is also remembered if the status window is invisible or in single message view. This is handy for example, if you wish to show a protocol at the end of the script execution or write the messages to a file for debugging reasons (see <text:a xlink:type="simple" xlink:href="#9.21.9.Write status messages to file (WriteStatusHistory)|outline">9.21.9 Write status messages to file (WriteStatusHistory)</text:a>).</text:p>
      <text:list text:style-name="L1" text:continue-numbering="true">
        <text:list-item>
          <text:list text:continue-numbering="true">
            <text:list-item>
              <text:list text:continue-numbering="true">
                <text:list-item>
                  <text:h text:style-name="P403" text:outline-level="3"><text:span text:style-name="T49">Add status message</text:span> (StatusMessage, StatusMessageAppend)</text:h>
                </text:list-item>
              </text:list>
            </text:list-item>
          </text:list>
        </text:list-item>
      </text:list>
      <text:p text:style-name="P73">StatusMessage( <text:span text:style-name="T9">message</text:span> <text:span text:style-name="T17">[ </text:span><text:span text:style-name="T9">style</text:span> <text:span text:style-name="T19">[</text:span>, <text:span text:style-name="T9">keep open?</text:span> <text:span text:style-name="T19">[</text:span>, <text:span text:style-name="T9">cancel? </text:span><text:span text:style-name="T19">]]]</text:span> )<text:line-break/>StatusMessageAppend( <text:span text:style-name="T9">text</text:span> )</text:p>
      <text:p text:style-name="Text_20_body">StatusMessage adds a new message. In list view, it is appended to the end of the list and selected, so it will be visible. In single message view, only this new message will be displayed. The remaining parameters are the same as for <text:a xlink:type="simple" xlink:href="#9.21.2.Set display type (StatusType)|outline">9.21.2 Set display type (StatusType)</text:a>. They allow to set the display style for the message in one go.</text:p>
      <text:p text:style-name="Text_20_body">Please keep in mind the status window will not necessarily be visible (see <text:a xlink:type="simple" xlink:href="#9.21.8.Show status window (StatusShow)|outline">9.21.8 Show status window (StatusShow)</text:a>). For warnings and similar messages, <text:a xlink:type="simple" xlink:href="#9.20.2.Message (Message)|outline"><text:s/>9.20.2 Message (Message)</text:a> and <text:a xlink:type="simple" xlink:href="#9.20.4.Message with countdown/condition (SleepMessage)|outline"><text:s/>9.20.4 Message with countdown/condition (SleepMessage)</text:a> probably are the better solution.</text:p>
      <text:p text:style-name="Text_20_body">With StatusMessageAppend, the text will be appended to the recent message. This is e.g. handy for “waiting dots” or success/fail states.</text:p>
      <text:p text:style-name="Text_20_body"><text:span text:style-name="T64">Example:<text:line-break/></text:span><text:span text:style-name="T20">StatusMessage( "Step 1 ", ST_LIST, TRUE )<text:line-break/>For i = 1 to 10<text:line-break/> <text:s/>StatusMessageAppend( "." )<text:line-break/>Next<text:line-break/>StatusMessageAppend( "OK" )<text:line-break/>StatusMessage( "Finished" )</text:span></text:p>
      <text:list text:style-name="L1" text:continue-numbering="true">
        <text:list-item>
          <text:list text:continue-numbering="true">
            <text:list-item>
              <text:list text:continue-numbering="true">
                <text:list-item>
                  <text:h text:style-name="P403" text:outline-level="3"><text:span text:style-name="T49">Delete status messages</text:span> (StatusRemoveLastMessage, StatusClear)</text:h>
                </text:list-item>
              </text:list>
            </text:list-item>
          </text:list>
        </text:list-item>
      </text:list>
      <text:p text:style-name="P73">StatusRemoveLastMessage()<text:line-break/>StatusClear()</text:p>
      <text:p text:style-name="Text_20_body">StatusRemoveLastMessage removes the recent message. This usually makes sense if the message should be “overwriteen”, e.g. changing “Copying files” to “Files were copied”. Until a new message is added, the previous message will be displayed resp. selected.</text:p>
      <text:p text:style-name="Text_20_body">StatusClear removes all messages.</text:p>
      <text:p text:style-name="Text_20_body">For both commands, you should consider that an empty status window (if no messages are available) doesn't look very good. So they should either be followed by a StatusMessage or used when the window is invisible.</text:p>
      <text:p text:style-name="Text_20_body"/>
      <text:p text:style-name="Text_20_body"/>
      <text:p text:style-name="Text_20_body"/>
      <text:list text:style-name="L1" text:continue-numbering="true">
        <text:list-item>
          <text:list text:continue-numbering="true">
            <text:list-item>
              <text:list text:continue-numbering="true">
                <text:list-item>
                  <text:h text:style-name="P403" text:outline-level="3"><text:soft-page-break/>Show status window (StatusShow)</text:h>
                </text:list-item>
              </text:list>
            </text:list-item>
          </text:list>
        </text:list-item>
      </text:list>
      <text:p text:style-name="P73">StatusShow()</text:p>
      <text:p text:style-name="P94">As already mentioned in <text:a xlink:type="simple" xlink:href="#9.21.1.What is the status window?|outline">9.21.1 What is the status window?</text:a>, the status window keeps in background if the user activated another application and new messages are added. With this command, the status window will become visible and active.</text:p>
      <text:list text:style-name="L1" text:continue-numbering="true">
        <text:list-item>
          <text:list text:continue-numbering="true">
            <text:list-item>
              <text:list text:continue-numbering="true">
                <text:list-item>
                  <text:h text:style-name="P403" text:outline-level="3">Write status messages to file (WriteStatusHistory)</text:h>
                </text:list-item>
              </text:list>
            </text:list-item>
          </text:list>
        </text:list-item>
      </text:list>
      <text:p text:style-name="P70"><text:span text:style-name="T33">WriteStatusHistory(</text:span> <text:span text:style-name="T6">file name</text:span> [<text:span text:style-name="T33">,</text:span> <text:span text:style-name="T6">append?</text:span> [<text:span text:style-name="T33">,</text:span> <text:span text:style-name="T6">code page</text:span> ]] <text:span text:style-name="T33">)</text:span></text:p>
      <text:p text:style-name="Text_20_body">This writes all stored messages (i.e. everything that is resp. would be displayed in list view) to a file.</text:p>
      <text:p text:style-name="Text_20_body">The parameters are like in <text:a xlink:type="simple" xlink:href="#9.13.2.Writing to a text file (WriteFile)|outline">9.13.2 Writing to a text file (WriteFile)</text:a>, only the contents comes from the messages of course.</text:p>
      <text:list text:style-name="L10">
        <text:list-item>
          <text:list>
            <text:list-header>
              <text:p text:style-name="P225"/>
            </text:list-header>
          </text:list>
        </text:list-item>
      </text:list>
      <text:list text:style-name="L1" text:continue-numbering="true">
        <text:list-item>
          <text:list text:continue-numbering="true">
            <text:list-item>
              <text:h text:style-name="P210" text:outline-level="2">Processes (running <text:span text:style-name="T48">applications</text:span>)</text:h>
              <text:list>
                <text:list-item>
                  <text:h text:style-name="P248" text:outline-level="3">Process handling supported? (SupportsProcHandling)</text:h>
                </text:list-item>
              </text:list>
            </text:list-item>
          </text:list>
        </text:list-item>
      </text:list>
      <text:p text:style-name="P23"><text:span text:style-name="T6">bool</text:span> = <text:span text:style-name="T33">SupportsProcHandling()</text:span></text:p>
      <text:p text:style-name="P24"/>
      <text:p text:style-name="P68">Returns TRUE, if process functions like Kill and ProcExists are supported on the device.</text:p>
      <text:p text:style-name="P68">This function is thought for PNAs, but is also supported on other devices.</text:p>
      <text:p text:style-name="P68">MortScript functions like Kill or ProcExists require a system library (toolhelp.dll), which is not included on all “stripped down” Windows CE devices. Thus, if you try to use those functions on a device without it, it will cause an error message. With this function, you're able to avoid it (e.g. by using window functions as makeshift) or show your own error message.</text:p>
      <text:list text:style-name="L1" text:continue-numbering="true">
        <text:list-item>
          <text:list text:continue-numbering="true">
            <text:list-item>
              <text:list text:continue-numbering="true">
                <text:list-item>
                  <text:h text:style-name="P248" text:outline-level="3">Checking existence of a process (ProcExists)</text:h>
                </text:list-item>
              </text:list>
            </text:list-item>
          </text:list>
        </text:list-item>
      </text:list>
      <text:p text:style-name="P23"><text:span text:style-name="T6">bool</text:span> = <text:span text:style-name="T33">ProcExists(</text:span> <text:span text:style-name="T6">process name</text:span> <text:span text:style-name="T33">)</text:span></text:p>
      <text:p text:style-name="P24"/>
      <text:p text:style-name="P68">Returns TRUE, if the given process is running, FALSE if not.</text:p>
      <text:p text:style-name="P68">The “process name” is the name of the EXE. It's usually better to give it without path, e.g. "solitaire.exe", because that's faster and less error prone (wrong path? typo? run from other location?). But it's also possible to check with the full path name. On desktop Windows, full path checks don't work for all programs, esp. for system threads and services it's not possible to query the path from the system.</text:p>
      <text:list text:style-name="L1" text:continue-numbering="true">
        <text:list-item>
          <text:list text:continue-numbering="true">
            <text:list-item>
              <text:list text:continue-numbering="true">
                <text:list-item>
                  <text:h text:style-name="P248" text:outline-level="3">Checking existence of a script process (ScriptProcExists)</text:h>
                </text:list-item>
              </text:list>
            </text:list-item>
          </text:list>
        </text:list-item>
      </text:list>
      <text:p text:style-name="P23"><text:span text:style-name="T6">bool</text:span> = <text:span text:style-name="T33">ScriptProcExists(</text:span> <text:span text:style-name="T6">script name</text:span> <text:span text:style-name="T33">)</text:span></text:p>
      <text:p text:style-name="P24"/>
      <text:p text:style-name="P68">Returns TRUE, if the given MortScript is running, FALSE if not.</text:p>
      <text:p text:style-name="P68">“ProcExists” isn't working for MortScripts, because the process name is always “MortScript.exe”.</text:p>
      <text:p text:style-name="P68">The script name can be either the script name without path (e.g. “myscript.mscr”) or with the full path (e.g. “\My documents\myscript.mscr”), in the PC version, also the drive letter is required.</text:p>
      <text:p text:style-name="Text_20_body"><text:span text:style-name="T2">See also informations in </text:span><text:a xlink:type="simple" xlink:href="#9.20.5.End a running script (KillScript)|outline"><text:span text:style-name="T2">9.21.7 End a running script (KillScript)</text:span></text:a><text:span text:style-name="T2">.</text:span></text:p>
      <text:list text:style-name="L1" text:continue-numbering="true">
        <text:list-item>
          <text:list text:continue-numbering="true">
            <text:list-item>
              <text:list text:continue-numbering="true">
                <text:list-item>
                  <text:h text:style-name="P248" text:outline-level="3">Process name of active window (ActiveProcess)</text:h>
                </text:list-item>
              </text:list>
            </text:list-item>
          </text:list>
        </text:list-item>
      </text:list>
      <text:p text:style-name="P23"><text:span text:style-name="T6">string</text:span> = <text:span text:style-name="T33">ActiveProcess(</text:span><text:span text:style-name="T12"> </text:span><text:span text:style-name="T17">[ </text:span><text:span text:style-name="T9">full path?</text:span><text:span text:style-name="T17"> ]</text:span><text:span text:style-name="T16"> </text:span><text:span text:style-name="T33">)</text:span></text:p>
      <text:p text:style-name="P23"/>
      <text:p text:style-name="P3">Returns the program name of the currently active window.</text:p>
      <text:p text:style-name="P3"/>
      <text:p text:style-name="P68">If “full path?” is TRUE, the complete path is included, otherwise it's the executable without path. With desktop Windows, it's not always possible to get the entire path.</text:p>
      <text:p text:style-name="P68"/>
      <text:p text:style-name="P68"/>
      <text:list text:style-name="L1" text:continue-numbering="true">
        <text:list-item>
          <text:list text:continue-numbering="true">
            <text:list-item>
              <text:list text:continue-numbering="true">
                <text:list-item>
                  <text:h text:style-name="P248" text:outline-level="3"><text:soft-page-break/>Process name of given window (WindowProcess)</text:h>
                </text:list-item>
              </text:list>
            </text:list-item>
          </text:list>
        </text:list-item>
      </text:list>
      <text:p text:style-name="P23"><text:span text:style-name="T6">string</text:span> = <text:span text:style-name="T33">WindowProcess( </text:span><text:span text:style-name="T19">window title [</text:span><text:span text:style-name="T33">,</text:span><text:span text:style-name="T19"> full path? ]</text:span><text:span text:style-name="T33"> )</text:span></text:p>
      <text:p text:style-name="P23"/>
      <text:p text:style-name="Text_20_body">Returns the program name of the window with the given title.</text:p>
      <text:p text:style-name="Text_20_body">If “full path?” is TRUE, the complete path is included, otherwise it's the executable without path. With desktop Windows, it's not always possible to get the entire path.</text:p>
      <text:list text:style-name="L1" text:continue-numbering="true">
        <text:list-item>
          <text:list text:continue-numbering="true">
            <text:list-item>
              <text:list text:continue-numbering="true">
                <text:list-item>
                  <text:h text:style-name="P248" text:outline-level="3">End a running process (Kill)</text:h>
                </text:list-item>
              </text:list>
            </text:list-item>
          </text:list>
        </text:list-item>
      </text:list>
      <text:p text:style-name="P23"><text:span text:style-name="T33">Kill(</text:span> <text:span text:style-name="T6">process name</text:span> <text:span text:style-name="T33">)</text:span></text:p>
      <text:p text:style-name="P23"/>
      <text:p text:style-name="Text_20_body"><text:span text:style-name="T1">Terminates the application. The parameter must be either the name of the exe without path (e.g. solitare.exe) or include the entire path. Like with ProcExists, you should prefer the version without path. See</text:span><text:a xlink:type="simple" xlink:href="#9.21.2.Checking existence of a process (ProcExists)|outline"><text:span text:style-name="T1"> 9.21.2 Checking existence of a process (ProcExists)</text:span></text:a><text:a xlink:type="simple" xlink:href="" text:style-name="Internet_20_link" text:visited-style-name="Visited_20_Internet_20_Link"><text:span text:style-name="T1"> for more details.</text:span></text:a></text:p>
      <text:p text:style-name="P68"><text:span text:style-name="T66">WARNING:</text:span> This command kills the process regardless of any losses!</text:p>
      <text:p text:style-name="P68">It could cause data loss, crashes, or error messages.</text:p>
      <text:p text:style-name="Text_20_body"><text:span text:style-name="T1">Wherever possible, you should use </text:span><text:a xlink:type="simple" xlink:href="#11.6.3.Fenster schließen / Anwendung beenden (Close)|outline"><text:span text:style-name="T1">Close</text:span></text:a><text:span text:style-name="T1"> instead, which allows the application to end gracefully (save/close files, etc.).</text:span></text:p>
      <text:list text:style-name="L1" text:continue-numbering="true">
        <text:list-item>
          <text:list text:continue-numbering="true">
            <text:list-item>
              <text:list text:continue-numbering="true">
                <text:list-item>
                  <text:h text:style-name="P248" text:outline-level="3">End a running script (KillScript)</text:h>
                </text:list-item>
              </text:list>
            </text:list-item>
          </text:list>
        </text:list-item>
      </text:list>
      <text:p text:style-name="Standard"><text:span text:style-name="T30">KillScript(</text:span><text:span text:style-name="T25"> </text:span><text:span text:style-name="T29">script name</text:span><text:span text:style-name="T25"> </text:span><text:span text:style-name="T30">)</text:span></text:p>
      <text:p text:style-name="P27"/>
      <text:p text:style-name="P68">Ends the given script. KillScript waits up to 3 seconds for the current command of the script to be finished, to avoid troubles with improperly terminated actions. If that doesn't work, the process is terminated similar to Kill.</text:p>
      <text:p text:style-name="P68">The script name can be either the script name without path (e.g. “myscript.mscr”) or with the full path (e.g. “\My documents\myscript.mscr”), in the PC version, also the drive letter is required.</text:p>
      <text:p text:style-name="Text_20_body"><text:span text:style-name="T2">If the script name is given without path, it's possible that another script with the same name as the one you wanted, but from another path, is running. So it might be a good idea to give the full path if it's possible (e.g. with</text:span><text:a xlink:type="simple" xlink:href="#9.18.4.Getting system paths (SystemPath)|outline"> 9.18.4 Getting system paths (SystemPath)</text:a><text:span text:style-name="T2">).</text:span></text:p>
      <text:p text:style-name="Text_20_body"><text:span text:style-name="T1">Keep in mind a script can't be run twice. If you want to start and stop a background task, it might be a good idea to create an additional script that starts the task (</text:span><text:a xlink:type="simple" xlink:href="#9.5.1.Open application/document and continue script (Run)|outline"><text:span text:style-name="T1">Run</text:span></text:a><text:span text:style-name="T1"> command) if it isn't running (use</text:span><text:a xlink:type="simple" xlink:href="#9.20.2.Checking existence of a script process (ScriptProcExists)|outline"><text:span text:style-name="T1"> ScriptProcExists</text:span></text:a><text:span text:style-name="T1"> for that), and kill the script with KillScript if it is running.</text:span></text:p>
      <text:p text:style-name="P68">Do NOT use RunWait or CallScript, because with this, the invoking script would remain active until the background task is finished, and thus couldn't be invoked a second time to kill the background script!</text:p>
      <text:p text:style-name="P69">Example:</text:p>
      <text:p text:style-name="P22">backScript = SystemPath( "ScriptPath" ) \ "background.mscr"</text:p>
      <text:p text:style-name="P22">If ( ScriptProcExists( backScript ) )</text:p>
      <text:p text:style-name="P22"><text:s text:c="4"/>If ( Question( "Stop background process?" ) = YES )</text:p>
      <text:p text:style-name="P22"><text:s text:c="8"/>KillScript( "background.mscr" )</text:p>
      <text:p text:style-name="P22"><text:s text:c="4"/>EndIf</text:p>
      <text:p text:style-name="P22">Else</text:p>
      <text:p text:style-name="P22"><text:s text:c="4"/>Run( backScript )</text:p>
      <text:p text:style-name="P22">EndIf</text:p>
      <text:list text:style-name="L1" text:continue-numbering="true">
        <text:list-item>
          <text:list text:continue-numbering="true">
            <text:list-item>
              <text:h text:style-name="P185" text:outline-level="2">Signals</text:h>
              <text:list>
                <text:list-item>
                  <text:h text:style-name="P248" text:outline-level="3">System volume (SetVolume, Volume)</text:h>
                </text:list-item>
              </text:list>
            </text:list-item>
          </text:list>
        </text:list-item>
      </text:list>
      <text:p text:style-name="P23"><text:span text:style-name="T33">SetVolume(</text:span> <text:span text:style-name="T6">value</text:span> <text:span text:style-name="T33">)</text:span></text:p>
      <text:p text:style-name="P23"><text:span text:style-name="T19">int = </text:span><text:span text:style-name="T33">Volume()</text:span></text:p>
      <text:p text:style-name="P23"/>
      <text:p text:style-name="Text_20_body">Sets resp. retrieves the system volume. Possible values are 0 (off) to 255 (loudest).</text:p>
      <text:p text:style-name="Text_20_body">Some devices, like the Loox720, round to certain steps between (usually 4 or 16 levels), most devices really support all 256 levels.</text:p>
      <text:list text:style-name="L1" text:continue-numbering="true">
        <text:list-item>
          <text:list text:continue-numbering="true">
            <text:list-item>
              <text:list text:continue-numbering="true">
                <text:list-item>
                  <text:h text:style-name="P248" text:outline-level="3">Play a WAV file (PlaySound)</text:h>
                </text:list-item>
              </text:list>
            </text:list-item>
          </text:list>
        </text:list-item>
      </text:list>
      <text:p text:style-name="P23"><text:span text:style-name="T33">PlaySound(</text:span> <text:span text:style-name="T6">WAV file</text:span> <text:span text:style-name="T33">)</text:span></text:p>
      <text:p text:style-name="P23"/>
      <text:p text:style-name="P3">Plays the given file. The script is paused until the sound is played.</text:p>
      <text:list text:style-name="L1" text:continue-numbering="true">
        <text:list-item>
          <text:list text:continue-numbering="true">
            <text:list-item>
              <text:list text:continue-numbering="true">
                <text:list-item>
                  <text:h text:style-name="P248" text:outline-level="3">Vibrate (Vibrate)</text:h>
                </text:list-item>
              </text:list>
            </text:list-item>
          </text:list>
        </text:list-item>
      </text:list>
      <text:p text:style-name="P23"><text:span text:style-name="T33">Vibrate(</text:span> <text:span text:style-name="T6">milliseconds</text:span> )</text:p>
      <text:p text:style-name="P3"/>
      <text:p text:style-name="P3">Lets the device vibrate for the given time.</text:p>
      <text:p text:style-name="P3">The PC version beeps instead.</text:p>
      <text:p text:style-name="P3">For PPCs, the vibrator is accessed like an status LED, but there's no standard for its number. MortScript assumes it's the last available “LED”, which seems to work for most devices. But it might also happen, that some LED lights up or nothing happens at all.</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text:style-name="L1" text:continue-numbering="true">
        <text:list-item>
          <text:list text:continue-numbering="true">
            <text:list-item>
              <text:h text:style-name="P146" text:outline-level="2"><text:soft-page-break/>Display / screen</text:h>
              <text:list>
                <text:list-item>
                  <text:h text:style-name="P248" text:outline-level="3">Get the color at a screen position (ColorAt)</text:h>
                </text:list-item>
              </text:list>
            </text:list-item>
          </text:list>
        </text:list-item>
      </text:list>
      <text:p text:style-name="P3"><text:span text:style-name="T54">int</text:span><text:span text:style-name="T51"> = </text:span><text:span text:style-name="T52">ColorAt(</text:span><text:span text:style-name="T51"> </text:span><text:span text:style-name="T54">x</text:span><text:span text:style-name="T51">, </text:span><text:span text:style-name="T54">y</text:span><text:span text:style-name="T51"> </text:span><text:span text:style-name="T52">)</text:span></text:p>
      <text:p text:style-name="P50"/>
      <text:p text:style-name="P3">Gets the color of the screen's pixel at the given position. At least on some devices, the title bar is <text:s/>ignored, i.e. it receives the color of the underlying today background.</text:p>
      <text:list text:style-name="L1" text:continue-numbering="true">
        <text:list-item>
          <text:list text:continue-numbering="true">
            <text:list-item>
              <text:list text:continue-numbering="true">
                <text:list-item>
                  <text:h text:style-name="P403" text:outline-level="3"><text:span text:style-name="T49">Convert part of screen to characters </text:span>(ScreenToChars)</text:h>
                </text:list-item>
              </text:list>
            </text:list-item>
          </text:list>
        </text:list-item>
      </text:list>
      <text:p text:style-name="Standard"><text:span text:style-name="T54">Array</text:span><text:span text:style-name="T51"> = </text:span><text:span text:style-name="T52">ScreenToChars( </text:span><text:span text:style-name="T57">x</text:span><text:span text:style-name="T52">, </text:span><text:span text:style-name="T57">y</text:span><text:span text:style-name="T52">, </text:span><text:span text:style-name="T57">width</text:span><text:span text:style-name="T52">, </text:span><text:span text:style-name="T57">height</text:span><text:span text:style-name="T52">, </text:span><text:span text:style-name="T57">color</text:span></text:p>
      <text:p text:style-name="P57"><text:span text:style-name="T9"><text:s text:c="22"/></text:span><text:s/><text:span text:style-name="T19">[</text:span><text:span text:style-name="T67">,</text:span> <text:span text:style-name="T9">background color</text:span><text:span text:style-name="T19">? [</text:span>, <text:span text:style-name="T9">char foreground</text:span></text:p>
      <text:p text:style-name="P57"><text:span text:style-name="T19"><text:s text:c="22"/></text:span><text:s/><text:span text:style-name="T19">[</text:span><text:span text:style-name="T67">,</text:span> <text:span text:style-name="T9">char background</text:span> <text:span text:style-name="T17">] ] ]</text:span> )</text:p>
      <text:p text:style-name="P49"/>
      <text:p text:style-name="Text_20_body">Converts a part of the screen to a text array, using a given color to separate between foreground and background.</text:p>
      <text:p text:style-name="Text_20_body">For example, if there's a black circle on the screen, and ScreenToChars is invoked with color 0 (=black), it would be converted to an array like this:</text:p>
      <text:p text:style-name="P22">array[1] = "___####___"</text:p>
      <text:p text:style-name="P22">array[2] = "_########_"</text:p>
      <text:p text:style-name="P22">array[3] = "##########"</text:p>
      <text:p text:style-name="P22">array[4] = "##########"</text:p>
      <text:p text:style-name="P22">array[5] = "##########"</text:p>
      <text:p text:style-name="P22">array[6] = "_########_"</text:p>
      <text:p text:style-name="P22">array[7] = "___####___"</text:p>
      <text:p text:style-name="P22"/>
      <text:p text:style-name="Text_20_body">So it's “only” something like an extended ColorAt, not a text recognition. It allows you to check more reliably than with single ColorAts to check whether a certain text or image is displayed. However, the result might become unusable if ClearType („softening“ of font borders, a system option of windows) is enabled.</text:p>
      <text:p text:style-name="Text_20_body">If <text:span text:style-name="T6">background color?</text:span> is set to TRUE, every color but the given one is treated as foreground. Otherwise, only the given color is treated as foreground.</text:p>
      <text:p text:style-name="P68">By default, “#” is used for the foreground and “_” for the background. You can change this with the two <text:span text:style-name="T6">char</text:span> parameters.</text:p>
      <text:list text:style-name="L1" text:continue-numbering="true">
        <text:list-item>
          <text:list text:continue-numbering="true">
            <text:list-item>
              <text:list text:continue-numbering="true">
                <text:list-item>
                  <text:h text:style-name="P248" text:outline-level="3">Create the color code from RGB values (RGB)</text:h>
                </text:list-item>
              </text:list>
            </text:list-item>
          </text:list>
        </text:list-item>
      </text:list>
      <text:p text:style-name="P3"><text:span text:style-name="T54">int</text:span><text:span text:style-name="T51"> = </text:span><text:span text:style-name="T52">RGB(</text:span><text:span text:style-name="T51"> </text:span><text:span text:style-name="T55">r</text:span><text:span text:style-name="T54">ed</text:span><text:span text:style-name="T51">, </text:span><text:span text:style-name="T54">green</text:span><text:span text:style-name="T51">, </text:span><text:span text:style-name="T54">blue</text:span><text:span text:style-name="T51"> </text:span><text:span text:style-name="T52">)</text:span></text:p>
      <text:p text:style-name="P50"/>
      <text:p text:style-name="P3">Converts the decimal values of red, green, and blue parts (0-255 each) into the the same format as used by ColorAt(...), so it's useful for comparisons.</text:p>
      <text:p text:style-name="P3"/>
      <text:p text:style-name="P3"/>
      <text:p text:style-name="P3"/>
      <text:p text:style-name="P3"/>
      <text:p text:style-name="P3"/>
      <text:list text:style-name="L1" text:continue-numbering="true">
        <text:list-item>
          <text:list text:continue-numbering="true">
            <text:list-item>
              <text:list text:continue-numbering="true">
                <text:list-item>
                  <text:h text:style-name="P248" text:outline-level="3"><text:soft-page-break/>Get the red/green/blue part of a color code (Red, Green, Blue)</text:h>
                </text:list-item>
              </text:list>
            </text:list-item>
          </text:list>
        </text:list-item>
      </text:list>
      <text:p text:style-name="P3"><text:span text:style-name="T54">int</text:span><text:span text:style-name="T51"> = </text:span><text:span text:style-name="T52">Red(</text:span><text:span text:style-name="T51"> </text:span><text:span text:style-name="T55">color</text:span><text:span text:style-name="T51"> </text:span><text:span text:style-name="T52">)</text:span></text:p>
      <text:p text:style-name="P52"><text:span text:style-name="T10">int</text:span><text:span text:style-name="T19"> =</text:span> Green( <text:span text:style-name="T9">color</text:span> )</text:p>
      <text:p text:style-name="P52"><text:span text:style-name="T10">int</text:span><text:span text:style-name="T19"> =</text:span> Blue( <text:span text:style-name="T9">color</text:span> )</text:p>
      <text:p text:style-name="P50"/>
      <text:p text:style-name="P3">These functions are the counterpart to RGB. They extract the red, green, resp. blue part (0-255 each) of a color code returned by ColorAt or RGB.</text:p>
      <text:list text:style-name="L1" text:continue-numbering="true">
        <text:list-item>
          <text:list text:continue-numbering="true">
            <text:list-item>
              <text:list text:continue-numbering="true">
                <text:list-item>
                  <text:h text:style-name="P248" text:outline-level="3">Rotate the screen (Rotate)</text:h>
                </text:list-item>
              </text:list>
            </text:list-item>
          </text:list>
        </text:list-item>
      </text:list>
      <text:p text:style-name="P23"><text:span text:style-name="T33">Rotate(</text:span> <text:span text:style-name="T6">orientation</text:span> <text:span text:style-name="T33">)</text:span></text:p>
      <text:p text:style-name="P23"/>
      <text:p text:style-name="Text_20_body">Rotates the screen.</text:p>
      <text:p text:style-name="Text_20_body">Valid values are: 0=default (portrait), 90=right handed, 180=upside down, 270=left handed</text:p>
      <text:p text:style-name="P68">Not available for: Smartphone, PC, PPC/PNA with WM2003 or below</text:p>
      <text:list text:style-name="L1" text:continue-numbering="true">
        <text:list-item>
          <text:list text:continue-numbering="true">
            <text:list-item>
              <text:list text:continue-numbering="true">
                <text:list-item>
                  <text:h text:style-name="P248" text:outline-level="3">Set backlight intensity (SetBacklight)</text:h>
                </text:list-item>
              </text:list>
            </text:list-item>
          </text:list>
        </text:list-item>
      </text:list>
      <text:p text:style-name="P23"><text:span text:style-name="T33">SetBacklight(</text:span> <text:span text:style-name="T6">battery</text:span>, <text:span text:style-name="T6">external</text:span> <text:span text:style-name="T33">)</text:span></text:p>
      <text:p text:style-name="P23"/>
      <text:p text:style-name="Text_20_body">Sets the brightness of the backlight to the given values.</text:p>
      <text:p text:style-name="Text_20_body"><text:span text:style-name="T6">Battery</text:span> is for battery power, <text:span text:style-name="T6">external</text:span> for external power.</text:p>
      <text:p text:style-name="Text_20_body">Valid values are between 0 and 100.</text:p>
      <text:p text:style-name="Text_20_body">This command will not work on all devices!</text:p>
      <text:p text:style-name="Text_20_body">Also, the value for the highest luminance differs for each device. Currently, I know about devices with 10, 60, or 100 as highest possible value, some devices even work the other way around (e.g. 10=off, 0=brightest) or have an exception for the brightest value (e.g. 0=brightest, 1=darkest, 10=next to brightest).</text:p>
      <text:p text:style-name="Text_20_body"/>
      <text:p text:style-name="P3">Not available for: PC, PNA, Smartphone</text:p>
      <text:list text:style-name="L1" text:continue-numbering="true">
        <text:list-item>
          <text:list text:continue-numbering="true">
            <text:list-item>
              <text:list text:continue-numbering="true">
                <text:list-item>
                  <text:h text:style-name="P248" text:outline-level="3">Toggle display on/off (ToggleDisplay)</text:h>
                </text:list-item>
              </text:list>
            </text:list-item>
          </text:list>
        </text:list-item>
      </text:list>
      <text:p text:style-name="P23"><text:span text:style-name="T33">ToggleDisplay(</text:span> <text:span text:style-name="T6">on?</text:span> <text:span text:style-name="T33">)</text:span></text:p>
      <text:p text:style-name="P23"/>
      <text:p text:style-name="P3">Turns the display on (<text:span text:style-name="T6">on? </text:span>= TRUE) or off (<text:span text:style-name="T9">on? </text:span>= FALSE).</text:p>
      <text:p text:style-name="P3"/>
      <text:p text:style-name="P3">Not available for: PC, PNA, Smartphone</text:p>
      <text:list text:style-name="L1" text:continue-numbering="true">
        <text:list-item>
          <text:list text:continue-numbering="true">
            <text:list-item>
              <text:list text:continue-numbering="true">
                <text:list-item>
                  <text:h text:style-name="P248" text:outline-level="3">Get screen size (ScreenWidth, ScreenHeight)</text:h>
                </text:list-item>
              </text:list>
            </text:list-item>
          </text:list>
        </text:list-item>
      </text:list>
      <text:p text:style-name="P23"><text:span text:style-name="T14">int</text:span> = <text:span text:style-name="T33">ScreenWidth()</text:span></text:p>
      <text:p text:style-name="P27"><text:span text:style-name="T13">int</text:span><text:span text:style-name="T19"> =</text:span> ScreenHeight()</text:p>
      <text:p text:style-name="P23"/>
      <text:p text:style-name="P3">Returns the width resp. the height of the screen in pixels.</text:p>
      <text:p text:style-name="P3"/>
      <text:list text:style-name="L1" text:continue-numbering="true">
        <text:list-item>
          <text:list text:continue-numbering="true">
            <text:list-item>
              <text:list text:continue-numbering="true">
                <text:list-item>
                  <text:h text:style-name="P248" text:outline-level="3"><text:soft-page-break/>Check screen informations (orientation/resolution) (Screen)</text:h>
                </text:list-item>
              </text:list>
            </text:list-item>
          </text:list>
        </text:list-item>
      </text:list>
      <text:p text:style-name="P23"><text:span text:style-name="T14">bool</text:span> = <text:span text:style-name="T33">Screen( </text:span><text:span text:style-name="T6">type</text:span> <text:span text:style-name="T33">)</text:span></text:p>
      <text:p text:style-name="P23"/>
      <text:p text:style-name="P3">Returns TRUE, if the screen fulfills the <text:span text:style-name="T6">type</text:span> condition, FALSE if it doesn't.</text:p>
      <text:p text:style-name="P3">Allowed values for <text:span text:style-name="T6">type</text:span>:</text:p>
      <text:p text:style-name="P47">"landscape"<text:tab/>(in landscape orientation?)</text:p>
      <text:p text:style-name="P47">"portrait"<text:tab/>(in portrait orientation?)</text:p>
      <text:p text:style-name="P47">"square"<text:tab/>(square screen?)</text:p>
      <text:p text:style-name="P47">"vga"<text:tab/><text:tab/>(VGA resolution – no matter if “default” or “real/true VGA”)</text:p>
      <text:p text:style-name="P47">"qvga"<text:tab/><text:tab/>(QVGA resolution)</text:p>
      <text:p text:style-name="P52"/>
      <text:p text:style-name="P3">Not available for: PC</text:p>
      <text:list text:style-name="L1" text:continue-numbering="true">
        <text:list-item>
          <text:list text:continue-numbering="true">
            <text:list-item>
              <text:list text:continue-numbering="true">
                <text:list-item>
                  <text:h text:style-name="P248" text:outline-level="3">Redraw today screen (RedrawToday)</text:h>
                </text:list-item>
              </text:list>
            </text:list-item>
          </text:list>
        </text:list-item>
      </text:list>
      <text:p text:style-name="P27">RedrawToday</text:p>
      <text:p text:style-name="P6"/>
      <text:p text:style-name="P6">Redraws the Today screen. Useful if you did any modifications in the registry...</text:p>
      <text:p text:style-name="P3">Not available for: PC</text:p>
      <text:list text:style-name="L1" text:continue-numbering="true">
        <text:list-item>
          <text:list text:continue-numbering="true">
            <text:list-item>
              <text:list text:continue-numbering="true">
                <text:list-item>
                  <text:h text:style-name="P248" text:outline-level="3">Show/hide wait cursor (ShowWaitCursor/HideWaitCursor)</text:h>
                </text:list-item>
              </text:list>
            </text:list-item>
          </text:list>
        </text:list-item>
      </text:list>
      <text:p text:style-name="P27">ShowWaitCursor</text:p>
      <text:p text:style-name="P27">HideWaitCursor</text:p>
      <text:p text:style-name="P27"/>
      <text:p text:style-name="P3">Shows (ShowWaitCursor) or hides (HideWaitCursor) the hourglass (or rotating disc in Windows Mobile). With desktop windows and on some PNAs, this might only work if a status window is displayed.</text:p>
      <text:list text:style-name="L1" text:continue-numbering="true">
        <text:list-item>
          <text:list text:continue-numbering="true">
            <text:list-item>
              <text:list text:continue-numbering="true">
                <text:list-item>
                  <text:h text:style-name="P248" text:outline-level="3">Get current mouse cursor (CurrentCursor)</text:h>
                </text:list-item>
              </text:list>
            </text:list-item>
          </text:list>
        </text:list-item>
      </text:list>
      <text:p text:style-name="P27"><text:span text:style-name="T17">string =</text:span> CurrentCursor( <text:span text:style-name="T19">[</text:span><text:span text:style-name="T9">Window</text:span><text:span text:style-name="T19">]</text:span> )</text:p>
      <text:p text:style-name="P27"/>
      <text:p text:style-name="Text_20_body">Retrieves the type of the current mouse cursor of the given window. If no window name is given, it uses the current foreground window.</text:p>
      <text:p text:style-name="Text_20_body">Possible return values are "arrow" (default arrow), "wait" (hourglass), "cross" (target cross), "help" (question mark), "uparrow", and "other" (e.g. application defined cursors).</text:p>
      <text:p text:style-name="Text_20_body">This function does not necessarily return the cursor the user sees. For example, Windows Mobile shows the hourglass (or rather rotating disk) while applications are started or applications without window, desktop Windows might show an “application start” cursor (arrow with small hourglass) or window resize arrows. There's no reliable way to retrieve those cursors. It's only possible to get the cursor a window wants Windows to show.</text:p>
      <text:p text:style-name="Text_20_body"/>
      <text:p text:style-name="Text_20_body"/>
      <text:p text:style-name="Text_20_body"/>
      <text:p text:style-name="Text_20_body"/>
      <text:p text:style-name="Text_20_body"/>
      <text:list text:style-name="L1" text:continue-numbering="true">
        <text:list-item>
          <text:list text:continue-numbering="true">
            <text:list-item>
              <text:list text:continue-numbering="true">
                <text:list-item>
                  <text:h text:style-name="P248" text:outline-level="3"><text:soft-page-break/>Show/hide input panel (ShowInput/HideInput)</text:h>
                </text:list-item>
              </text:list>
            </text:list-item>
          </text:list>
        </text:list-item>
      </text:list>
      <text:p text:style-name="P27">ShowInput</text:p>
      <text:p text:style-name="P27">HideInput</text:p>
      <text:p text:style-name="P27"/>
      <text:p text:style-name="P3">Shows resp. hides the input panel (e.g. screen keyboard).</text:p>
      <text:p text:style-name="P3"/>
      <text:p text:style-name="P3">Not available for: PC, Smartphone</text:p>
      <text:list text:style-name="L1" text:continue-numbering="true">
        <text:list-item>
          <text:list text:continue-numbering="true">
            <text:list-item>
              <text:list text:continue-numbering="true">
                <text:list-item>
                  <text:h text:style-name="P248" text:outline-level="3">Set input panel type (SetInput)</text:h>
                </text:list-item>
              </text:list>
            </text:list-item>
          </text:list>
        </text:list-item>
      </text:list>
      <text:p text:style-name="P27">SetInput( <text:span text:style-name="T9">input type</text:span> )</text:p>
      <text:p text:style-name="P27"/>
      <text:p text:style-name="P3">Sets the current input type, e.g. SetInput( "Keyboard" ) or SetInput( "Transcriber" ).</text:p>
      <text:p text:style-name="P3">If you want to publish a script with this command, please regard the input types might be localized on other devices!</text:p>
      <text:p text:style-name="P3"/>
      <text:p text:style-name="P3">Not available for: PC, Smartphon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text:style-name="L1" text:continue-numbering="true">
        <text:list-item>
          <text:list text:continue-numbering="true">
            <text:list-item>
              <text:h text:style-name="P146" text:outline-level="2"><text:soft-page-break/>Clipboard</text:h>
              <text:list>
                <text:list-item>
                  <text:h text:style-name="P248" text:outline-level="3">Copy text to the clipboard (SetClipText)</text:h>
                </text:list-item>
              </text:list>
            </text:list-item>
          </text:list>
        </text:list-item>
      </text:list>
      <text:p text:style-name="P23"><text:span text:style-name="T33">SetClipText(</text:span> <text:span text:style-name="T6">text</text:span> <text:span text:style-name="T33">)</text:span></text:p>
      <text:p text:style-name="P3"/>
      <text:p text:style-name="P3">Copies the given text to the clipboard.</text:p>
      <text:list text:style-name="L1" text:continue-numbering="true">
        <text:list-item>
          <text:list text:continue-numbering="true">
            <text:list-item>
              <text:list text:continue-numbering="true">
                <text:list-item>
                  <text:h text:style-name="P248" text:outline-level="3">Get text from the clipboard (ClipText)</text:h>
                </text:list-item>
              </text:list>
            </text:list-item>
          </text:list>
        </text:list-item>
      </text:list>
      <text:p text:style-name="P23"><text:span text:style-name="T6">string</text:span> = <text:span text:style-name="T33">ClipText()</text:span></text:p>
      <text:p text:style-name="P3"/>
      <text:p text:style-name="Text_20_body">Returns the text from the clipboard.</text:p>
      <text:p text:style-name="Text_20_body">It is a precondition, that a text variant of the copied data is available in the clipboard. This depends from the application that filled the clipboard.</text:p>
      <text:list text:style-name="L1" text:continue-numbering="true">
        <text:list-item>
          <text:list text:continue-numbering="true">
            <text:list-item>
              <text:h text:style-name="P146" text:outline-level="2">Memory</text:h>
              <text:list>
                <text:list-item>
                  <text:h text:style-name="P248" text:outline-level="3">Available main memory (FreeMemory)</text:h>
                </text:list-item>
              </text:list>
            </text:list-item>
          </text:list>
        </text:list-item>
      </text:list>
      <text:p text:style-name="P23"><text:span text:style-name="T9">int</text:span><text:span text:style-name="T19"> =</text:span><text:span text:style-name="T33"> FreeMemory( </text:span><text:span text:style-name="T19">[</text:span><text:span text:style-name="T9">unit</text:span><text:span text:style-name="T19">]</text:span><text:span text:style-name="T33"> )</text:span></text:p>
      <text:p text:style-name="P3"/>
      <text:p text:style-name="Text_20_body">Returns the available main memory. By default, it's in kilobytes, you can specify another unit by passing BYTES, KB, MB, or GB as parameter (constants, i.e. without quotes).</text:p>
      <text:p text:style-name="Text_20_body">Devices with an older system than Windows Mobile 5 dynamically split the device's memory between memory for programs (FreeMemory()) and a “RAM disk” for the main directory (FreeDiskSpace("\")).</text:p>
      <text:list text:style-name="L1" text:continue-numbering="true">
        <text:list-item>
          <text:list text:continue-numbering="true">
            <text:list-item>
              <text:list text:continue-numbering="true">
                <text:list-item>
                  <text:h text:style-name="P248" text:outline-level="3">Size of the main memory (TotalMemory)</text:h>
                </text:list-item>
              </text:list>
            </text:list-item>
          </text:list>
        </text:list-item>
      </text:list>
      <text:p text:style-name="P23"><text:span text:style-name="T6">int</text:span> = <text:span text:style-name="T33">TotalMemory( </text:span><text:span text:style-name="T19">[</text:span><text:span text:style-name="T9">unit</text:span><text:span text:style-name="T19">]</text:span><text:span text:style-name="T33"> )</text:span></text:p>
      <text:p text:style-name="P3"/>
      <text:p text:style-name="P3">Returns the total size of the main memory. By default, it's in kilobytes, you can specify another unit by passing BYTES, KB, MB, or GB as parameter (constants, i.e. without quotes).</text:p>
      <text:list text:style-name="L1" text:continue-numbering="true">
        <text:list-item>
          <text:list text:continue-numbering="true">
            <text:list-item>
              <text:h text:style-name="P185" text:outline-level="2">Energy</text:h>
              <text:list>
                <text:list-item>
                  <text:h text:style-name="P248" text:outline-level="3">Check if externally powered (ExternalPowered)</text:h>
                </text:list-item>
              </text:list>
            </text:list-item>
          </text:list>
        </text:list-item>
      </text:list>
      <text:p text:style-name="P23"><text:span text:style-name="T6">bool</text:span> = <text:span text:style-name="T33">ExternalPowered()</text:span></text:p>
      <text:p text:style-name="P6"/>
      <text:p text:style-name="Text_20_body">Returns TRUE, if the device is externally powered, FALSE if a battery is used.</text:p>
      <text:p text:style-name="Text_20_body">The PC variant always returns TRUE, even if it's a notebook powered by battery.</text:p>
      <text:list text:style-name="L1" text:continue-numbering="true">
        <text:list-item>
          <text:list text:continue-numbering="true">
            <text:list-item>
              <text:list text:continue-numbering="true">
                <text:list-item>
                  <text:h text:style-name="P388" text:outline-level="3"><text:span text:style-name="T33">Current battery level (BatteryPercentage, BackupBatteryPercentage</text:span>)</text:h>
                </text:list-item>
              </text:list>
            </text:list-item>
          </text:list>
        </text:list-item>
      </text:list>
      <text:p text:style-name="P23"><text:span text:style-name="T6">int</text:span> = <text:span text:style-name="T33">BatteryPercentage()</text:span></text:p>
      <text:p text:style-name="P27"><text:span text:style-name="T9">int</text:span><text:span text:style-name="T19"> =</text:span> BackupBatteryPercentage()</text:p>
      <text:p text:style-name="P3"/>
      <text:p text:style-name="Text_20_body">Returns the current battery level in percent. If the device is externally powered, this value might be incorrect on some devices.</text:p>
      <text:p text:style-name="Text_20_body">About the same goes for the backup battery. Be aware this isn't supported on every device, because some use condensers, some just don't support querying, and some don't have a backup battery (esp. cheap devices with not exchangeable battery or devices with WM5 and newer, which keep their data also without backup battery). It's device dependent what this function returns in those cases.</text:p>
      <text:p text:style-name="Text_20_body">The PC variant always returns 100, even if it's a notebook powered by battery.</text:p>
      <text:list text:style-name="L1" text:continue-numbering="true">
        <text:list-item>
          <text:list text:continue-numbering="true">
            <text:list-item>
              <text:list text:continue-numbering="true">
                <text:list-item>
                  <text:h text:style-name="P388" text:outline-level="3"><text:span text:style-name="T33">Turn off device (PowerOff</text:span>)</text:h>
                </text:list-item>
              </text:list>
            </text:list-item>
          </text:list>
        </text:list-item>
      </text:list>
      <text:p text:style-name="P27">PowerOff</text:p>
      <text:p text:style-name="P3"/>
      <text:p text:style-name="P3">Turns off the device (to standby mode). After power on, the script is continued. Be aware that accessing the storage cards usually doesn't work directly after power on. Thus, a Sleep and/or While( not FileExists( ... ) ) might be useful to avoid errors...</text:p>
      <text:p text:style-name="P3"/>
      <text:p text:style-name="P3">Not available for: PC</text:p>
      <text:list text:style-name="L1" text:continue-numbering="true">
        <text:list-item>
          <text:list text:continue-numbering="true">
            <text:list-item>
              <text:list text:continue-numbering="true">
                <text:list-item>
                  <text:h text:style-name="P388" text:outline-level="3"><text:span text:style-name="T33">Avoid automatic power off (IdleTimerReset</text:span>)</text:h>
                </text:list-item>
              </text:list>
            </text:list-item>
          </text:list>
        </text:list-item>
      </text:list>
      <text:p text:style-name="P27">IdleTimerReset</text:p>
      <text:p text:style-name="P3"/>
      <text:p text:style-name="Text_20_body">Resets the idle timer of the system. This way, you can avoid (if called in a loop) or postpone the automatic power off.</text:p>
      <text:p text:style-name="Text_20_body">Sadly, the system uses another timer for turning off the background light, which can't be queried or modified (at least there's no documentation about it). So there's no way to avoid that.</text:p>
      <text:p text:style-name="Text_20_body">Also, there seem to be some rare devices where IdleTimerReset has no effect.</text:p>
      <text:p text:style-name="P3"/>
      <text:p text:style-name="P3">Not available for: PC</text:p>
      <text:list text:style-name="L1" text:continue-numbering="true">
        <text:list-item>
          <text:list text:continue-numbering="true">
            <text:list-item>
              <text:h text:style-name="P185" text:outline-level="2">System</text:h>
              <text:list>
                <text:list-item>
                  <text:h text:style-name="P388" text:outline-level="3"><text:span text:style-name="T33">Get the system version (SystemVersion</text:span>)</text:h>
                </text:list-item>
              </text:list>
            </text:list-item>
          </text:list>
        </text:list-item>
      </text:list>
      <text:p text:style-name="P23"><text:span text:style-name="T14">value</text:span> = <text:span text:style-name="T33">SystemVersion( </text:span><text:span text:style-name="T19">[</text:span><text:span text:style-name="T9">element</text:span><text:span text:style-name="T19">]</text:span><text:span text:style-name="T33"> )</text:span></text:p>
      <text:p text:style-name="P58"/>
      <text:p text:style-name="P3">Returns the version of the system. If no or an invalid parameter is given, it returns a string in the format major.minor.build, for example 5.1.2600 for XP with SP2 or 5.1.195 for WM5.</text:p>
      <text:p text:style-name="P3"/>
      <text:p text:style-name="P3">With a parameter, you can get single parts. Available parameters:</text:p>
      <text:p text:style-name="P19">"major"<text:tab/>returns the major version number (integer)</text:p>
      <text:p text:style-name="P20">"minor"<text:tab/>returns the minor version number (integer)</text:p>
      <text:p text:style-name="P19">"build"<text:tab/><text:tab/>returns the build number (integer)</text:p>
      <text:p text:style-name="P98">"platform"<text:tab/>returns the platform, one of "Win95" (includes 98 and Me), "WinNT" (includes XP</text:p>
      <text:p text:style-name="P99"><text:tab/><text:tab/>and Vista), and "WinCE" (includes Smartphone / PPC / Windows Mobile).</text:p>
      <text:p text:style-name="P59"/>
      <text:list text:style-name="L1" text:continue-numbering="true">
        <text:list-item>
          <text:list text:continue-numbering="true">
            <text:list-item>
              <text:list text:continue-numbering="true">
                <text:list-item>
                  <text:h text:style-name="P388" text:outline-level="3"><text:span text:style-name="T33">Get the current MortScript variant (MortScriptType</text:span>)</text:h>
                </text:list-item>
              </text:list>
            </text:list-item>
          </text:list>
        </text:list-item>
      </text:list>
      <text:p text:style-name="P23"><text:span text:style-name="T14">string</text:span> = <text:span text:style-name="T33">MortScriptType()</text:span></text:p>
      <text:p text:style-name="P3"/>
      <text:p text:style-name="P3">Returns, which MortScript variation is used to execute the script. Currently, there are these return values:</text:p>
      <text:p text:style-name="P21">"PPC"<text:tab/>PocketPC</text:p>
      <text:p text:style-name="P21">"PC"<text:tab/>PC (Desktop)</text:p>
      <text:p text:style-name="P21">"SP"<text:tab/>Smartphone</text:p>
      <text:p text:style-name="P21">"PNA"<text:tab/>PocketNavigation (downsized Windows Mobile devices for navigation)</text:p>
      <text:p text:style-name="P29"/>
      <text:list text:style-name="L1" text:continue-numbering="true">
        <text:list-item>
          <text:list text:continue-numbering="true">
            <text:list-item>
              <text:list text:continue-numbering="true">
                <text:list-item>
                  <text:h text:style-name="P388" text:outline-level="3"><text:span text:style-name="T33">Get the current MortScript version (MortScriptVersion, GetMortScriptVersion</text:span>)</text:h>
                </text:list-item>
              </text:list>
            </text:list-item>
          </text:list>
        </text:list-item>
      </text:list>
      <text:p text:style-name="P23"><text:span text:style-name="T5">string</text:span> = <text:span text:style-name="T33">MortScript</text:span><text:span text:style-name="T32">Version()</text:span></text:p>
      <text:p text:style-name="P23"><text:span text:style-name="T32">GetMortScriptVersion(</text:span> <text:span text:style-name="T5">variable</text:span>, <text:span text:style-name="T5">variable</text:span>, <text:span text:style-name="T5">variable</text:span>, <text:span text:style-name="T5">variable</text:span> <text:span text:style-name="T32">)</text:span></text:p>
      <text:p text:style-name="P37"/>
      <text:p text:style-name="Text_20_body">Gets the version number of MortScript, either as string ("a.b.c.d") or into single variables (integer values).</text:p>
      <text:p text:style-name="P68">When using the function MortScriptVersion, the parts are concatenated with dots, (e.g. "4.1.0.0"), the command GetMortScriptVersion assigns each part to a separate variable.</text:p>
      <text:list text:style-name="L1" text:continue-numbering="true">
        <text:list-item>
          <text:list text:continue-numbering="true">
            <text:list-item>
              <text:list text:continue-numbering="true">
                <text:list-item>
                  <text:h text:style-name="P388" text:outline-level="3"><text:span text:style-name="T33">Restart device (Reset</text:span>)</text:h>
                </text:list-item>
              </text:list>
            </text:list-item>
          </text:list>
        </text:list-item>
      </text:list>
      <text:p text:style-name="P27">Reset</text:p>
      <text:p text:style-name="P60"/>
      <text:p text:style-name="P3">Executes a soft reset. Please use it only in scripts used only by yourself or after a warning / query.</text:p>
      <text:p text:style-name="P3"/>
      <text:p text:style-name="P3">Not available for: PC</text:p>
      <text:p text:style-name="P3"/>
      <text:list text:style-name="L1" text:continue-numbering="true">
        <text:list-item>
          <text:h text:style-name="P239" text:outline-level="1">Old syntax and commands</text:h>
        </text:list-item>
      </text:list>
      <text:p text:style-name="P3">The following syntax, conditions, and commands are still supported for compatibility reasons, <text:s/><text:span text:style-name="T65">but shouldn't be used any longer.</text:span></text:p>
      <text:p text:style-name="P61"/>
      <text:p text:style-name="P62">They're primarily listed in this manual to allow you to understand (and maybe convert) old scripts.</text:p>
      <text:list text:style-name="L1" text:continue-numbering="true">
        <text:list-item>
          <text:list text:continue-numbering="true">
            <text:list-item>
              <text:h text:style-name="P183" text:outline-level="2">Old syntax</text:h>
            </text:list-item>
          </text:list>
        </text:list-item>
      </text:list>
      <text:p text:style-name="P68">In older versions, the syntax was different:</text:p>
      <text:p text:style-name="P68">Variables always had to be enclosed in %...%, except when they were assigned by a command (like Set or GetTime).</text:p>
      <text:p text:style-name="P68">Command parameters weren't given in parentheses, and the parameters weren't expressions by default but divided as follows:</text:p>
      <text:list text:style-name="L11">
        <text:list-item>
          <text:p text:style-name="P226">{ ... }: An expression</text:p>
        </text:list-item>
        <text:list-item>
          <text:p text:style-name="P226">%...%: A variable</text:p>
        </text:list-item>
        <text:list-item>
          <text:p text:style-name="P228">"...": A fixed string</text:p>
        </text:list-item>
        <text:list-item>
          <text:p text:style-name="P229">everything else: An unquoted string, that ends et the next comma or end of line. Surrounding spaces/tabulators are removed. For commands assigning a variable (like GetTime) this might also be variable names. %...% caused the variable's contents to be used as variable name.</text:p>
        </text:list-item>
      </text:list>
      <text:p text:style-name="P100">Example:</text:p>
      <text:p text:style-name="P101">Copy \Storage\test.txt, { %zielpfad% \ "test.txt" }, %overwrite%</text:p>
      <text:p text:style-name="P103">instead of</text:p>
      <text:p text:style-name="P102">Copy( "\Storage\test.txt", zielpfad \ "test.txt", overwrite )</text:p>
      <text:list text:style-name="L1" text:continue-numbering="true">
        <text:list-item>
          <text:list text:continue-numbering="true">
            <text:list-item>
              <text:h text:style-name="P183" text:outline-level="2">Old conditions</text:h>
            </text:list-item>
          </text:list>
        </text:list-item>
      </text:list>
      <text:p text:style-name="Standard"><text:span text:style-name="T1">The old condition syntax is alternative to parentheses, i.e., something like „If wndExists "Window"”, </text:span><text:span text:style-name="T4">not</text:span><text:span text:style-name="T1"> „If ( wndExists "Window" )”.</text:span></text:p>
      <text:p text:style-name="P3">The parameters for those old conditions aren't expressions, and mustn't be given in parentheses! (Except for { ... } and “expression”)</text:p>
      <text:p text:style-name="P3"/>
      <text:p text:style-name="P3"><text:span text:style-name="T52">expression</text:span><text:span text:style-name="T51"> </text:span><text:span text:style-name="T54">expression</text:span></text:p>
      <text:p text:style-name="P3"><text:span text:style-name="T52">{</text:span><text:span text:style-name="T51"> </text:span><text:span text:style-name="T54">expression</text:span><text:span text:style-name="T51"> </text:span><text:span text:style-name="T52">}</text:span></text:p>
      <text:p text:style-name="P50"/>
      <text:p text:style-name="P3">Alternative styles for the now common <text:span text:style-name="T32">(</text:span> ... <text:span text:style-name="T32">)</text:span></text:p>
      <text:p text:style-name="P3">{...} was done to allow a style similar to the old expression syntax for parameters.</text:p>
      <text:p text:style-name="P3">Checks the given expression. </text:p>
      <text:p text:style-name="P3"/>
      <text:p text:style-name="P3"><text:span text:style-name="T52">equals</text:span><text:span text:style-name="T51"> </text:span><text:span text:style-name="T55">value</text:span><text:span text:style-name="T54">1</text:span><text:span text:style-name="T51">, </text:span><text:span text:style-name="T54">value2</text:span></text:p>
      <text:p text:style-name="P50"/>
      <text:p text:style-name="P3">Returns true if the two values are equal. Usually only makes sense, if at least one of the parameters is a variable.</text:p>
      <text:p text:style-name="P3"/>
      <text:p text:style-name="P3"/>
      <text:p text:style-name="P3"><text:soft-page-break/><text:span text:style-name="T52">fileExists</text:span><text:span text:style-name="T51"> </text:span><text:span text:style-name="T55">file</text:span></text:p>
      <text:p text:style-name="P3"/>
      <text:p text:style-name="P3">Checks whether the given file exists. If the parameter identifies a directory, the condition will be false!</text:p>
      <text:p text:style-name="P3"/>
      <text:p text:style-name="P3"><text:span text:style-name="T52">dirExists</text:span><text:span text:style-name="T51"> </text:span><text:span text:style-name="T54">directory</text:span></text:p>
      <text:p text:style-name="P3"/>
      <text:p text:style-name="P3">Checks whether the given directory exists. If the parameter identifies a file, the condition will be false!</text:p>
      <text:p text:style-name="P52"/>
      <text:p text:style-name="P50"><text:span text:style-name="T32">procExists</text:span> <text:span text:style-name="T5">application</text:span></text:p>
      <text:p text:style-name="P3"/>
      <text:p text:style-name="P3">Checks whether the given application is running. The parameter must be the name of the exe without path (e.g. solitare.exe).</text:p>
      <text:p text:style-name="P3"/>
      <text:p text:style-name="P3"><text:span text:style-name="T52">wndExists </text:span><text:span text:style-name="T54">window title</text:span></text:p>
      <text:p text:style-name="P3"/>
      <text:p text:style-name="P3">Checks whether a window exists, which includes with the given string in it's title. E.g. “If wndExists Word” will be true if a window named "PocketWord" exists.</text:p>
      <text:p text:style-name="P3"/>
      <text:p text:style-name="P3"><text:span text:style-name="T52">wndActive</text:span><text:span text:style-name="T51"> </text:span><text:span text:style-name="T54">window title</text:span></text:p>
      <text:p text:style-name="P50"/>
      <text:p text:style-name="P3">Similar to “wndExists”, but it's only true if the given window is the active (foreground) window.</text:p>
      <text:p text:style-name="P3"/>
      <text:p text:style-name="P3"><text:span text:style-name="T52">question</text:span><text:span text:style-name="T51"> </text:span><text:span text:style-name="T54">text</text:span><text:span text:style-name="T51">[, </text:span><text:span text:style-name="T54">title</text:span><text:span text:style-name="T51">]</text:span></text:p>
      <text:p text:style-name="P50"/>
      <text:p text:style-name="P3">Will show a simple Yes/No dialog with the given text (Yes/No will be localized by Windows). The condition's true if "Yes" was chosen.</text:p>
      <text:p text:style-name="P3"/>
      <text:p text:style-name="P3"><text:span text:style-name="T52">screen</text:span><text:span text:style-name="T51"> </text:span><text:span text:style-name="T52">landscape</text:span><text:span text:style-name="T51">|</text:span><text:span text:style-name="T52">portrait</text:span><text:span text:style-name="T51">|</text:span><text:span text:style-name="T52">vga</text:span><text:span text:style-name="T51">|</text:span><text:span text:style-name="T52">qvga</text:span></text:p>
      <text:p text:style-name="P3"/>
      <text:p text:style-name="P3">Checks whether the display is in the given mode.</text:p>
      <text:p text:style-name="P3">Be aware "screen vga" will be true if a VGA display is used, no matter if "double resolution" (WM2003 SE default) or "real VGA" (SE_VGA, OzVGA, ...) is used.</text:p>
      <text:p text:style-name="P3"/>
      <text:p text:style-name="P3"><text:span text:style-name="T52">regKeyExists</text:span><text:span text:style-name="T51"> </text:span><text:span text:style-name="T54">root</text:span><text:span text:style-name="T51">, </text:span><text:span text:style-name="T54">key</text:span><text:span text:style-name="T51">, </text:span><text:span text:style-name="T54">value name</text:span></text:p>
      <text:p text:style-name="P3"/>
      <text:p text:style-name="P3">Is true if the given registry key exists. Parameters are like those of RegDelete.</text:p>
      <text:p text:style-name="P3"/>
      <text:p text:style-name="P3"><text:span text:style-name="T52">regKeyEqualsDWord</text:span><text:span text:style-name="T51"> </text:span><text:span text:style-name="T54">root</text:span><text:span text:style-name="T51">, </text:span><text:span text:style-name="T54">key</text:span><text:span text:style-name="T51">, </text:span><text:span text:style-name="T54">value name</text:span><text:span text:style-name="T51">, </text:span><text:span text:style-name="T54">value</text:span></text:p>
      <text:p text:style-name="P3"><text:span text:style-name="T52">regKeyEqualsString</text:span><text:span text:style-name="T51"> </text:span><text:span text:style-name="T54">root</text:span><text:span text:style-name="T51">, </text:span><text:span text:style-name="T54">key</text:span><text:span text:style-name="T51">, </text:span><text:span text:style-name="T54">value name</text:span><text:span text:style-name="T51">, </text:span><text:span text:style-name="T54">value</text:span></text:p>
      <text:p text:style-name="P50"/>
      <text:p text:style-name="P3">Is true if the given registry key contains the given value.</text:p>
      <text:p text:style-name="P3"/>
      <text:p text:style-name="P3">Each condition can be negated with the prefix “not”.</text:p>
      <text:p text:style-name="P3">E.g. “If not screen landscape” will be the same as “If screen portrait”, and “If not fileExists \Windows\some.dll” will be true if the given file doesn't exist.</text:p>
      <text:list text:style-name="L1" text:continue-numbering="true">
        <text:list-item>
          <text:list text:continue-numbering="true">
            <text:list-item>
              <text:h text:style-name="P204" text:outline-level="2">Old commands</text:h>
            </text:list-item>
          </text:list>
        </text:list-item>
      </text:list>
      <text:p text:style-name="P3"><text:span text:style-name="T52">Input( </text:span><text:span text:style-name="T57">variable</text:span><text:span text:style-name="T52">, </text:span><text:span text:style-name="T57">numeric?</text:span><text:span text:style-name="T52">, </text:span><text:span text:style-name="T57">message</text:span><text:span text:style-name="T52"> </text:span><text:span text:style-name="T60">[</text:span><text:span text:style-name="T52">, </text:span><text:span text:style-name="T57">title</text:span><text:span text:style-name="T52"> </text:span><text:span text:style-name="T60">]</text:span><text:span text:style-name="T52"> )</text:span></text:p>
      <text:p text:style-name="P3"><text:span text:style-name="T41"></text:span><text:span text:style-name="T35"> Like “Input”, result is saved in given variable instead of being returned</text:span></text:p>
      <text:p text:style-name="P52"/>
      <text:p text:style-name="P52">SubStr( <text:span text:style-name="T9">string</text:span>, <text:span text:style-name="T9">Start</text:span>, <text:span text:style-name="T9">length</text:span>, <text:span text:style-name="T9">variable</text:span> )</text:p>
      <text:p text:style-name="P3"><text:span text:style-name="T41"></text:span><text:span text:style-name="T35"> Like “SubStr”, result is saved in given variable instead of being returned</text:span></text:p>
      <text:p text:style-name="P52"/>
      <text:p text:style-name="P50"><text:span text:style-name="T32">GetPart(</text:span> <text:span text:style-name="T5">string</text:span>, <text:span text:style-name="T5">separator</text:span>, <text:span text:style-name="T6">trim</text:span><text:span text:style-name="T5">?</text:span>, <text:span text:style-name="T5">index, variable</text:span> <text:span text:style-name="T32">)</text:span></text:p>
      <text:p text:style-name="P3"><text:span text:style-name="T41"></text:span><text:span text:style-name="T35"> Like “Part”, result is saved in given variable instead of being returned</text:span></text:p>
      <text:p text:style-name="P52"/>
      <text:p text:style-name="P52">Find( <text:span text:style-name="T9">string</text:span>, <text:span text:style-name="T9">search string</text:span>, <text:span text:style-name="T9">variable</text:span> )</text:p>
      <text:p text:style-name="P3"><text:span text:style-name="T41"></text:span><text:span text:style-name="T35"> Like “Find”, result is saved in given variable instead of being returned</text:span></text:p>
      <text:p text:style-name="P52"/>
      <text:p text:style-name="P52">ReverseFind( <text:span text:style-name="T9">string</text:span>, <text:span text:style-name="T9">character</text:span>, <text:span text:style-name="T9">variable</text:span> )</text:p>
      <text:p text:style-name="P3"><text:span text:style-name="T41"></text:span><text:span text:style-name="T35"> Like “ReverseFind”, result is saved in given variable instead of being returned</text:span></text:p>
      <text:p text:style-name="P52"/>
      <text:p text:style-name="P50"><text:span text:style-name="T32">GetRGB( </text:span><text:span text:style-name="T5">red</text:span><text:span text:style-name="T32">, </text:span><text:span text:style-name="T5">green</text:span><text:span text:style-name="T32">, </text:span><text:span text:style-name="T6">blue</text:span><text:span text:style-name="T11">, </text:span><text:span text:style-name="T7">variable</text:span><text:span text:style-name="T32"> )</text:span></text:p>
      <text:p text:style-name="P3"><text:span text:style-name="T41"></text:span><text:span text:style-name="T35"> Like “RGB”, result is saved in given variable instead of being returned</text:span></text:p>
      <text:p text:style-name="P52"/>
      <text:p text:style-name="P50"><text:span text:style-name="T32">MakeUpper( </text:span><text:span text:style-name="T7">variable</text:span><text:span text:style-name="T32"> )</text:span></text:p>
      <text:p text:style-name="P3"><text:span text:style-name="T52">MakeLower( </text:span><text:span text:style-name="T56">variable</text:span><text:span text:style-name="T52"> )</text:span></text:p>
      <text:p text:style-name="P3"><text:span text:style-name="T41"></text:span><text:span text:style-name="T35"> Similar to “ToLower” resp. “ToUpper”, modifies the contents of the given variable</text:span></text:p>
      <text:p text:style-name="P52"/>
      <text:p text:style-name="P23"><text:span text:style-name="T33">Eval(</text:span> <text:span text:style-name="T6">variable</text:span>, <text:span text:style-name="T6">expression as string</text:span> <text:span text:style-name="T33">)</text:span></text:p>
      <text:p text:style-name="P3"><text:span text:style-name="T41"></text:span><text:span text:style-name="T35"> Like “Eval”, result is saved in given variable instead of being returned</text:span></text:p>
      <text:p text:style-name="P52"/>
      <text:p text:style-name="P23"><text:span text:style-name="T33">GetColorAt(</text:span> <text:span text:style-name="T6">x</text:span>, <text:span text:style-name="T6">y</text:span><text:span text:style-name="T15">,</text:span><text:span text:style-name="T6"> variable</text:span> <text:span text:style-name="T33">)</text:span></text:p>
      <text:p text:style-name="P3"><text:span text:style-name="T41"></text:span><text:span text:style-name="T35"> Like “ColorAt”, result is saved in given variable instead of being returned</text:span></text:p>
      <text:p text:style-name="P52"/>
      <text:p text:style-name="P3"><text:span text:style-name="T53">GetWindowText( </text:span><text:span text:style-name="T57">x</text:span><text:span text:style-name="T53">, </text:span><text:span text:style-name="T57">y</text:span><text:span text:style-name="T53">, </text:span><text:span text:style-name="T57">variable </text:span><text:span text:style-name="T62">)</text:span></text:p>
      <text:p text:style-name="P3"><text:span text:style-name="T41"></text:span><text:span text:style-name="T35"> Like “WindowText”, result is saved in given variable instead of being returned</text:span></text:p>
      <text:p text:style-name="P55"/>
      <text:p text:style-name="P53">GetClipText( <text:span text:style-name="T9">variable</text:span> )</text:p>
      <text:p text:style-name="P3"><text:span text:style-name="T41"></text:span><text:span text:style-name="T35"> Like “ClipText”, result is saved in given variable instead of being returned</text:span></text:p>
      <text:p text:style-name="P53"/>
      <text:p text:style-name="P53">GetActiveProcess( <text:span text:style-name="T9">variable</text:span> )</text:p>
      <text:p text:style-name="P3"><text:span text:style-name="T41"></text:span><text:span text:style-name="T35"> Like “ActiveProcess”, result is saved in given variable instead of being returned</text:span></text:p>
      <text:p text:style-name="P53"/>
      <text:p text:style-name="P23"><text:span text:style-name="T33">GetTime(</text:span> <text:span text:style-name="T6">variable</text:span> <text:span text:style-name="T33">)</text:span></text:p>
      <text:p text:style-name="P3"><text:span text:style-name="T41"></text:span><text:span text:style-name="T35"> Like “TimeStamp”, result is saved in given variable instead of being returned</text:span></text:p>
      <text:p text:style-name="P52"/>
      <text:p text:style-name="P23"><text:span text:style-name="T33">GetTime(</text:span> <text:span text:style-name="T6">format</text:span>, <text:span text:style-name="T6">variable</text:span> <text:span text:style-name="T33">)</text:span></text:p>
      <text:p text:style-name="P3"><text:span text:style-name="T41"></text:span><text:span text:style-name="T35"> Like “FormatTime” without timestamp, result is saved in given variable instead of being returned</text:span></text:p>
      <text:p text:style-name="P52"/>
      <text:p text:style-name="P52">GetActiveWindow( <text:span text:style-name="T9">variable</text:span> )</text:p>
      <text:p text:style-name="P3"><text:span text:style-name="T41"></text:span><text:span text:style-name="T35"> Like “ActiveWindow”, result is saved in given variable instead of being returned</text:span></text:p>
      <text:p text:style-name="P52"/>
      <text:p text:style-name="P52"/>
      <text:p text:style-name="P67">IniRead( <text:span text:style-name="T9">file</text:span>, <text:span text:style-name="T9">section</text:span>, <text:span text:style-name="T9">entry</text:span>, <text:span text:style-name="T9">variable</text:span> )</text:p>
      <text:p text:style-name="P3"><text:span text:style-name="T41"></text:span><text:span text:style-name="T35"> Like “IniRead”, result is saved in given variable instead of being returned</text:span></text:p>
      <text:p text:style-name="P52"/>
      <text:p text:style-name="P52">ReadFile( <text:span text:style-name="T9">file</text:span>, <text:span text:style-name="T9">variable</text:span> )</text:p>
      <text:p text:style-name="P3"><text:span text:style-name="T41"></text:span><text:span text:style-name="T35"> Like “ReadFile”, result is saved in given variable instead of being returned</text:span></text:p>
      <text:p text:style-name="P52"/>
      <text:p text:style-name="P23"><text:span text:style-name="T33">GetSystemPath(</text:span> <text:span text:style-name="T6">path type</text:span>, <text:span text:style-name="T6">variable</text:span> <text:span text:style-name="T33">)</text:span></text:p>
      <text:p text:style-name="P3"><text:span text:style-name="T41"></text:span><text:span text:style-name="T35"> Like “SystemPath”, result is saved in given variable instead of being returned</text:span></text:p>
      <text:p text:style-name="P52"/>
      <text:p text:style-name="P52">GetMortScriptType( <text:span text:style-name="T9">variable</text:span> )</text:p>
      <text:p text:style-name="P3"><text:span text:style-name="T41"></text:span><text:span text:style-name="T35"> Like “MortScriptType”, result is saved in given variable instead of being returned</text:span></text:p>
      <text:p text:style-name="P52"/>
      <text:p text:style-name="P27">RegReadString( <text:span text:style-name="T9">root</text:span>, <text:span text:style-name="T9">key</text:span>, <text:span text:style-name="T9">value name</text:span>, <text:span text:style-name="T9">variable</text:span> )</text:p>
      <text:p text:style-name="P23"><text:span text:style-name="T33">RegReadDWord( </text:span><text:span text:style-name="T9">root</text:span><text:span text:style-name="T33">, </text:span><text:span text:style-name="T9">key</text:span><text:span text:style-name="T33">, </text:span><text:span text:style-name="T9">value name</text:span><text:span text:style-name="T33">, </text:span><text:span text:style-name="T9">variable</text:span><text:span text:style-name="T16"> )</text:span></text:p>
      <text:p text:style-name="P23"><text:span text:style-name="T33">RegReadBinary( </text:span><text:span text:style-name="T9">root</text:span><text:span text:style-name="T33">, </text:span><text:span text:style-name="T9">key</text:span><text:span text:style-name="T33">, </text:span><text:span text:style-name="T9">value name</text:span><text:span text:style-name="T33">, </text:span><text:span text:style-name="T9">variable</text:span><text:span text:style-name="T16"> )</text:span></text:p>
      <text:p text:style-name="P3"><text:span text:style-name="T41"></text:span><text:span text:style-name="T35"> Similar to “RegRead”, data type in the registry must be given, result is saved in given variable instead of being returned</text:span></text:p>
      <text:p text:style-name="P52"/>
      <text:list text:style-name="L1" text:continue-numbering="true">
        <text:list-item>
          <text:h text:style-name="P239" text:outline-level="1">Donations</text:h>
        </text:list-item>
      </text:list>
      <text:p text:style-name="P3">Well, of course this program is freeware, so you don't need to pay anything.</text:p>
      <text:p text:style-name="P3">But if you think “Wow, what a great program, I like to give him some money for his efforts”, I thankfully accept that.</text:p>
      <text:p text:style-name="P3"/>
      <text:p text:style-name="P3">Just go to www.paypal.com, register or log on, and send the money to “mort@sto-helit.de”.</text:p>
      <text:p text:style-name="P3"/>
      <text:p text:style-name="P3">You can get my bank account data by request, I don't like to publish it for everyone to see... And it's only useful if you're living in the E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Webdings" svg:font-family="Webdings" style:font-family-generic="roman" style:font-pitch="variable" style:font-charset="x-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Unicode MS"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language="en" fo:country="US"/>
    </style:style>
    <style:style style:name="Text_20_body" style:display-name="Text body" style:family="paragraph" style:parent-style-name="Standard" style:class="text">
      <style:paragraph-properties fo:margin-top="0cm" fo:margin-bottom="0.212cm"/>
      <style:text-properties fo:language="en" fo:country="US"/>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style:page-number="auto" fo:background-color="transparent" style:shadow="none">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1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8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de" style:family="paragraph" style:parent-style-name="Standard" style:master-page-name="">
      <style:paragraph-properties fo:keep-together="always" style:page-number="auto" fo:background-color="transparent" style:shadow="none">
        <style:tab-stops/>
        <style:background-image/>
      </style:paragraph-properties>
      <style:text-properties style:font-name="Times New Roma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Footer">Manual for MortScript 4.1<text:tab/><text:tab/>Page <text:page-number text:select-page="current">83</text:page-number> of <text:page-count>8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6-09-15T09:02:42</meta:creation-date>
    <dc:creator>Mirko Schenk</dc:creator>
    <dc:date>2008-04-07T21:41:50</dc:date>
    <meta:editing-cycles>180</meta:editing-cycles>
    <meta:editing-duration>P5DT4H53M25S</meta:editing-duration>
    <meta:user-defined meta:name="Info 1"/>
    <meta:user-defined meta:name="Info 2"/>
    <meta:user-defined meta:name="Info 3"/>
    <meta:user-defined meta:name="Info 4"/>
    <meta:document-statistic meta:table-count="0" meta:image-count="0" meta:object-count="0" meta:page-count="83" meta:paragraph-count="1924" meta:word-count="20575" meta:character-count="131727"/>
  </office:meta>
</office:document-meta>
</file>